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01in"/>
    </style:style>
    <style:style style:name="co2" style:family="table-column">
      <style:table-column-properties fo:break-before="auto" style:column-width="0.6984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0.850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6874in"/>
    </style:style>
    <style:style style:name="co8" style:family="table-column">
      <style:table-column-properties fo:break-before="auto" style:column-width="0.5028in"/>
    </style:style>
    <style:style style:name="co9" style:family="table-column">
      <style:table-column-properties fo:break-before="auto" style:column-width="0.7528in"/>
    </style:style>
    <style:style style:name="co10" style:family="table-column">
      <style:table-column-properties fo:break-before="auto" style:column-width="0.9382in"/>
    </style:style>
    <style:style style:name="co11" style:family="table-column">
      <style:table-column-properties fo:break-before="auto" style:column-width="0.8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_2" table:style-name="ta1">
        <table:shapes>
          <draw:frame draw:z-index="0" draw:style-name="gr1" draw:text-style-name="P1" svg:width="9.1016in" svg:height="5.5138in" svg:x="0.7677in" svg:y="0.2276in">
            <draw:object draw:notify-on-update-of-ranges="data_2.A2:data_2.A129 data_2.J1:data_2.J1 data_2.J2:data_2.J129 data_2.A2:data_2.A129 data_2.K1:data_2.K1 data_2.K2:data_2.K129 data_2.A2:data_2.A129 data_2.L1:data_2.L1 data_2.L2:data_2.L129 data_2.A2:data_2.A129 data_2.M1:data_2.M1 data_2.M2:data_2.M129 data_2.A2:data_2.A129 data_2.N1:data_2.N1 data_2.N2:data_2.N129 data_2.A2:data_2.A129 data_2.O1:data_2.O1 data_2.O2:data_2.O129 data_2.A2:data_2.A129 data_2.P1:data_2.P1 data_2.P2:data_2.P12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ce1"/>
        <table:table-column table:style-name="co7" table:number-columns-repeated="2" table:default-cell-style-name="ce1"/>
        <table:table-row table:style-name="ro1">
          <table:table-cell office:value-type="string" calcext:value-type="string">
            <text:p>blocksize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/>
          <table:table-cell table:style-name="Default" office:value-type="string" calcext:value-type="string">
            <text:p>N=1000</text:p>
          </table:table-cell>
          <table:table-cell table:style-name="Default" office:value-type="string" calcext:value-type="string">
            <text:p>N=2000</text:p>
          </table:table-cell>
          <table:table-cell table:style-name="Default" office:value-type="string" calcext:value-type="string">
            <text:p>N=3000</text:p>
          </table:table-cell>
          <table:table-cell table:style-name="Default" office:value-type="string" calcext:value-type="string">
            <text:p>N=4000</text:p>
          </table:table-cell>
          <table:table-cell table:style-name="Default" office:value-type="string" calcext:value-type="string">
            <text:p>N=5000</text:p>
          </table:table-cell>
          <table:table-cell table:style-name="Default" office:value-type="string" calcext:value-type="string">
            <text:p>N=10000</text:p>
          </table:table-cell>
          <table:table-cell table:style-name="Default" office:value-type="string" calcext:value-type="string">
            <text:p>N=2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69456" calcext:value-type="float">
            <text:p>0.969456</text:p>
          </table:table-cell>
          <table:table-cell office:value-type="float" office:value="3.848704" calcext:value-type="float">
            <text:p>3.848704</text:p>
          </table:table-cell>
          <table:table-cell office:value-type="float" office:value="8.619504" calcext:value-type="float">
            <text:p>8.619504</text:p>
          </table:table-cell>
          <table:table-cell office:value-type="float" office:value="13.792257" calcext:value-type="float">
            <text:p>13.792257</text:p>
          </table:table-cell>
          <table:table-cell office:value-type="float" office:value="23.835632" calcext:value-type="float">
            <text:p>23.835632</text:p>
          </table:table-cell>
          <table:table-cell office:value-type="float" office:value="88.507912" calcext:value-type="float">
            <text:p>88.507912</text:p>
          </table:table-cell>
          <table:table-cell office:value-type="float" office:value="339.450378" calcext:value-type="float">
            <text:p>339.450378</text:p>
          </table:table-cell>
          <table:table-cell/>
          <table:table-cell table:formula="of:=[.B2]/([.B$1]*[.B$1])*1000000" office:value-type="float" office:value="0.969456" calcext:value-type="float">
            <text:p>0.9695</text:p>
          </table:table-cell>
          <table:table-cell table:formula="of:=[.C2]/([.C$1]*[.C$1])*1000000" office:value-type="float" office:value="0.962176" calcext:value-type="float">
            <text:p>0.9622</text:p>
          </table:table-cell>
          <table:table-cell table:formula="of:=[.D2]/([.D$1]*[.D$1])*1000000" office:value-type="float" office:value="0.957722666666667" calcext:value-type="float">
            <text:p>0.9577</text:p>
          </table:table-cell>
          <table:table-cell table:formula="of:=[.E2]/([.E$1]*[.E$1])*1000000" office:value-type="float" office:value="0.8620160625" calcext:value-type="float">
            <text:p>0.8620</text:p>
          </table:table-cell>
          <table:table-cell table:formula="of:=[.F2]/([.F$1]*[.F$1])*1000000" office:value-type="float" office:value="0.95342528" calcext:value-type="float">
            <text:p>0.9534</text:p>
          </table:table-cell>
          <table:table-cell table:formula="of:=[.G2]/([.G$1]*[.G$1])*1000000" office:value-type="float" office:value="0.88507912" calcext:value-type="float">
            <text:p>0.8851</text:p>
          </table:table-cell>
          <table:table-cell table:formula="of:=[.H2]/([.H$1]*[.H$1])*1000000" office:value-type="float" office:value="0.848625945" calcext:value-type="float">
            <text:p>0.84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27544" calcext:value-type="float">
            <text:p>0.727544</text:p>
          </table:table-cell>
          <table:table-cell office:value-type="float" office:value="1.926136" calcext:value-type="float">
            <text:p>1.926136</text:p>
          </table:table-cell>
          <table:table-cell office:value-type="float" office:value="5.030928" calcext:value-type="float">
            <text:p>5.030928</text:p>
          </table:table-cell>
          <table:table-cell office:value-type="float" office:value="6.993664" calcext:value-type="float">
            <text:p>6.993664</text:p>
          </table:table-cell>
          <table:table-cell office:value-type="float" office:value="13.084433" calcext:value-type="float">
            <text:p>13.084433</text:p>
          </table:table-cell>
          <table:table-cell office:value-type="float" office:value="42.525696" calcext:value-type="float">
            <text:p>42.525696</text:p>
          </table:table-cell>
          <table:table-cell office:value-type="float" office:value="168.423691" calcext:value-type="float">
            <text:p>168.423691</text:p>
          </table:table-cell>
          <table:table-cell/>
          <table:table-cell table:formula="of:=[.B3]/([.B$1]*[.B$1])*1000000" office:value-type="float" office:value="0.727544" calcext:value-type="float">
            <text:p>0.7275</text:p>
          </table:table-cell>
          <table:table-cell table:formula="of:=[.C3]/([.C$1]*[.C$1])*1000000" office:value-type="float" office:value="0.481534" calcext:value-type="float">
            <text:p>0.4815</text:p>
          </table:table-cell>
          <table:table-cell table:formula="of:=[.D3]/([.D$1]*[.D$1])*1000000" office:value-type="float" office:value="0.558992" calcext:value-type="float">
            <text:p>0.5590</text:p>
          </table:table-cell>
          <table:table-cell table:formula="of:=[.E3]/([.E$1]*[.E$1])*1000000" office:value-type="float" office:value="0.437104" calcext:value-type="float">
            <text:p>0.4371</text:p>
          </table:table-cell>
          <table:table-cell table:formula="of:=[.F3]/([.F$1]*[.F$1])*1000000" office:value-type="float" office:value="0.52337732" calcext:value-type="float">
            <text:p>0.5234</text:p>
          </table:table-cell>
          <table:table-cell table:formula="of:=[.G3]/([.G$1]*[.G$1])*1000000" office:value-type="float" office:value="0.42525696" calcext:value-type="float">
            <text:p>0.4253</text:p>
          </table:table-cell>
          <table:table-cell table:formula="of:=[.H3]/([.H$1]*[.H$1])*1000000" office:value-type="float" office:value="0.4210592275" calcext:value-type="float">
            <text:p>0.42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25496" calcext:value-type="float">
            <text:p>0.725496</text:p>
          </table:table-cell>
          <table:table-cell office:value-type="float" office:value="1.610776" calcext:value-type="float">
            <text:p>1.610776</text:p>
          </table:table-cell>
          <table:table-cell office:value-type="float" office:value="2.889208" calcext:value-type="float">
            <text:p>2.889208</text:p>
          </table:table-cell>
          <table:table-cell office:value-type="float" office:value="6.023169" calcext:value-type="float">
            <text:p>6.023169</text:p>
          </table:table-cell>
          <table:table-cell office:value-type="float" office:value="8.106497" calcext:value-type="float">
            <text:p>8.106497</text:p>
          </table:table-cell>
          <table:table-cell office:value-type="float" office:value="31.961601" calcext:value-type="float">
            <text:p>31.961601</text:p>
          </table:table-cell>
          <table:table-cell office:value-type="float" office:value="115.548668" calcext:value-type="float">
            <text:p>115.548668</text:p>
          </table:table-cell>
          <table:table-cell/>
          <table:table-cell table:formula="of:=[.B4]/([.B$1]*[.B$1])*1000000" office:value-type="float" office:value="0.725496" calcext:value-type="float">
            <text:p>0.7255</text:p>
          </table:table-cell>
          <table:table-cell table:formula="of:=[.C4]/([.C$1]*[.C$1])*1000000" office:value-type="float" office:value="0.402694" calcext:value-type="float">
            <text:p>0.4027</text:p>
          </table:table-cell>
          <table:table-cell table:formula="of:=[.D4]/([.D$1]*[.D$1])*1000000" office:value-type="float" office:value="0.321023111111111" calcext:value-type="float">
            <text:p>0.3210</text:p>
          </table:table-cell>
          <table:table-cell table:formula="of:=[.E4]/([.E$1]*[.E$1])*1000000" office:value-type="float" office:value="0.3764480625" calcext:value-type="float">
            <text:p>0.3764</text:p>
          </table:table-cell>
          <table:table-cell table:formula="of:=[.F4]/([.F$1]*[.F$1])*1000000" office:value-type="float" office:value="0.32425988" calcext:value-type="float">
            <text:p>0.3243</text:p>
          </table:table-cell>
          <table:table-cell table:formula="of:=[.G4]/([.G$1]*[.G$1])*1000000" office:value-type="float" office:value="0.31961601" calcext:value-type="float">
            <text:p>0.3196</text:p>
          </table:table-cell>
          <table:table-cell table:formula="of:=[.H4]/([.H$1]*[.H$1])*1000000" office:value-type="float" office:value="0.28887167" calcext:value-type="float">
            <text:p>0.28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12208" calcext:value-type="float">
            <text:p>0.712208</text:p>
          </table:table-cell>
          <table:table-cell office:value-type="float" office:value="1.464328" calcext:value-type="float">
            <text:p>1.464328</text:p>
          </table:table-cell>
          <table:table-cell office:value-type="float" office:value="2.414088" calcext:value-type="float">
            <text:p>2.414088</text:p>
          </table:table-cell>
          <table:table-cell office:value-type="float" office:value="3.46496" calcext:value-type="float">
            <text:p>3.46496</text:p>
          </table:table-cell>
          <table:table-cell office:value-type="float" office:value="7.486208" calcext:value-type="float">
            <text:p>7.486208</text:p>
          </table:table-cell>
          <table:table-cell office:value-type="float" office:value="23.578625" calcext:value-type="float">
            <text:p>23.578625</text:p>
          </table:table-cell>
          <table:table-cell office:value-type="float" office:value="85.376251" calcext:value-type="float">
            <text:p>85.376251</text:p>
          </table:table-cell>
          <table:table-cell/>
          <table:table-cell table:formula="of:=[.B5]/([.B$1]*[.B$1])*1000000" office:value-type="float" office:value="0.712208" calcext:value-type="float">
            <text:p>0.7122</text:p>
          </table:table-cell>
          <table:table-cell table:formula="of:=[.C5]/([.C$1]*[.C$1])*1000000" office:value-type="float" office:value="0.366082" calcext:value-type="float">
            <text:p>0.3661</text:p>
          </table:table-cell>
          <table:table-cell table:formula="of:=[.D5]/([.D$1]*[.D$1])*1000000" office:value-type="float" office:value="0.268232" calcext:value-type="float">
            <text:p>0.2682</text:p>
          </table:table-cell>
          <table:table-cell table:formula="of:=[.E5]/([.E$1]*[.E$1])*1000000" office:value-type="float" office:value="0.21656" calcext:value-type="float">
            <text:p>0.2166</text:p>
          </table:table-cell>
          <table:table-cell table:formula="of:=[.F5]/([.F$1]*[.F$1])*1000000" office:value-type="float" office:value="0.29944832" calcext:value-type="float">
            <text:p>0.2994</text:p>
          </table:table-cell>
          <table:table-cell table:formula="of:=[.G5]/([.G$1]*[.G$1])*1000000" office:value-type="float" office:value="0.23578625" calcext:value-type="float">
            <text:p>0.2358</text:p>
          </table:table-cell>
          <table:table-cell table:formula="of:=[.H5]/([.H$1]*[.H$1])*1000000" office:value-type="float" office:value="0.2134406275" calcext:value-type="float">
            <text:p>0.21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3804" calcext:value-type="float">
            <text:p>0.73804</text:p>
          </table:table-cell>
          <table:table-cell office:value-type="float" office:value="1.755112" calcext:value-type="float">
            <text:p>1.755112</text:p>
          </table:table-cell>
          <table:table-cell office:value-type="float" office:value="3.581456" calcext:value-type="float">
            <text:p>3.581456</text:p>
          </table:table-cell>
          <table:table-cell office:value-type="float" office:value="5.7472" calcext:value-type="float">
            <text:p>5.7472</text:p>
          </table:table-cell>
          <table:table-cell office:value-type="float" office:value="8.584192" calcext:value-type="float">
            <text:p>8.584192</text:p>
          </table:table-cell>
          <table:table-cell office:value-type="float" office:value="33.554688" calcext:value-type="float">
            <text:p>33.554688</text:p>
          </table:table-cell>
          <table:table-cell office:value-type="float" office:value="133.218552" calcext:value-type="float">
            <text:p>133.218552</text:p>
          </table:table-cell>
          <table:table-cell/>
          <table:table-cell table:formula="of:=[.B6]/([.B$1]*[.B$1])*1000000" office:value-type="float" office:value="0.73804" calcext:value-type="float">
            <text:p>0.7380</text:p>
          </table:table-cell>
          <table:table-cell table:formula="of:=[.C6]/([.C$1]*[.C$1])*1000000" office:value-type="float" office:value="0.438778" calcext:value-type="float">
            <text:p>0.4388</text:p>
          </table:table-cell>
          <table:table-cell table:formula="of:=[.D6]/([.D$1]*[.D$1])*1000000" office:value-type="float" office:value="0.397939555555556" calcext:value-type="float">
            <text:p>0.3979</text:p>
          </table:table-cell>
          <table:table-cell table:formula="of:=[.E6]/([.E$1]*[.E$1])*1000000" office:value-type="float" office:value="0.3592" calcext:value-type="float">
            <text:p>0.3592</text:p>
          </table:table-cell>
          <table:table-cell table:formula="of:=[.F6]/([.F$1]*[.F$1])*1000000" office:value-type="float" office:value="0.34336768" calcext:value-type="float">
            <text:p>0.3434</text:p>
          </table:table-cell>
          <table:table-cell table:formula="of:=[.G6]/([.G$1]*[.G$1])*1000000" office:value-type="float" office:value="0.33554688" calcext:value-type="float">
            <text:p>0.3355</text:p>
          </table:table-cell>
          <table:table-cell table:formula="of:=[.H6]/([.H$1]*[.H$1])*1000000" office:value-type="float" office:value="0.33304638" calcext:value-type="float">
            <text:p>0.333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725232" calcext:value-type="float">
            <text:p>0.725232</text:p>
          </table:table-cell>
          <table:table-cell office:value-type="float" office:value="1.609496" calcext:value-type="float">
            <text:p>1.609496</text:p>
          </table:table-cell>
          <table:table-cell office:value-type="float" office:value="2.888696" calcext:value-type="float">
            <text:p>2.888696</text:p>
          </table:table-cell>
          <table:table-cell office:value-type="float" office:value="4.783104" calcext:value-type="float">
            <text:p>4.783104</text:p>
          </table:table-cell>
          <table:table-cell office:value-type="float" office:value="7.567616" calcext:value-type="float">
            <text:p>7.567616</text:p>
          </table:table-cell>
          <table:table-cell office:value-type="float" office:value="30.311682" calcext:value-type="float">
            <text:p>30.311682</text:p>
          </table:table-cell>
          <table:table-cell office:value-type="float" office:value="113.424904" calcext:value-type="float">
            <text:p>113.424904</text:p>
          </table:table-cell>
          <table:table-cell/>
          <table:table-cell table:formula="of:=[.B7]/([.B$1]*[.B$1])*1000000" office:value-type="float" office:value="0.725232" calcext:value-type="float">
            <text:p>0.7252</text:p>
          </table:table-cell>
          <table:table-cell table:formula="of:=[.C7]/([.C$1]*[.C$1])*1000000" office:value-type="float" office:value="0.402374" calcext:value-type="float">
            <text:p>0.4024</text:p>
          </table:table-cell>
          <table:table-cell table:formula="of:=[.D7]/([.D$1]*[.D$1])*1000000" office:value-type="float" office:value="0.320966222222222" calcext:value-type="float">
            <text:p>0.3210</text:p>
          </table:table-cell>
          <table:table-cell table:formula="of:=[.E7]/([.E$1]*[.E$1])*1000000" office:value-type="float" office:value="0.298944" calcext:value-type="float">
            <text:p>0.2989</text:p>
          </table:table-cell>
          <table:table-cell table:formula="of:=[.F7]/([.F$1]*[.F$1])*1000000" office:value-type="float" office:value="0.30270464" calcext:value-type="float">
            <text:p>0.3027</text:p>
          </table:table-cell>
          <table:table-cell table:formula="of:=[.G7]/([.G$1]*[.G$1])*1000000" office:value-type="float" office:value="0.30311682" calcext:value-type="float">
            <text:p>0.3031</text:p>
          </table:table-cell>
          <table:table-cell table:formula="of:=[.H7]/([.H$1]*[.H$1])*1000000" office:value-type="float" office:value="0.28356226" calcext:value-type="float">
            <text:p>0.283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24216" calcext:value-type="float">
            <text:p>0.724216</text:p>
          </table:table-cell>
          <table:table-cell office:value-type="float" office:value="1.512976" calcext:value-type="float">
            <text:p>1.512976</text:p>
          </table:table-cell>
          <table:table-cell office:value-type="float" office:value="2.63296" calcext:value-type="float">
            <text:p>2.63296</text:p>
          </table:table-cell>
          <table:table-cell office:value-type="float" office:value="3.864064" calcext:value-type="float">
            <text:p>3.864064</text:p>
          </table:table-cell>
          <table:table-cell office:value-type="float" office:value="6.587648" calcext:value-type="float">
            <text:p>6.587648</text:p>
          </table:table-cell>
          <table:table-cell office:value-type="float" office:value="24.721409" calcext:value-type="float">
            <text:p>24.721409</text:p>
          </table:table-cell>
          <table:table-cell office:value-type="float" office:value="98.29657" calcext:value-type="float">
            <text:p>98.29657</text:p>
          </table:table-cell>
          <table:table-cell/>
          <table:table-cell table:formula="of:=[.B8]/([.B$1]*[.B$1])*1000000" office:value-type="float" office:value="0.724216" calcext:value-type="float">
            <text:p>0.7242</text:p>
          </table:table-cell>
          <table:table-cell table:formula="of:=[.C8]/([.C$1]*[.C$1])*1000000" office:value-type="float" office:value="0.378244" calcext:value-type="float">
            <text:p>0.3782</text:p>
          </table:table-cell>
          <table:table-cell table:formula="of:=[.D8]/([.D$1]*[.D$1])*1000000" office:value-type="float" office:value="0.292551111111111" calcext:value-type="float">
            <text:p>0.2926</text:p>
          </table:table-cell>
          <table:table-cell table:formula="of:=[.E8]/([.E$1]*[.E$1])*1000000" office:value-type="float" office:value="0.241504" calcext:value-type="float">
            <text:p>0.2415</text:p>
          </table:table-cell>
          <table:table-cell table:formula="of:=[.F8]/([.F$1]*[.F$1])*1000000" office:value-type="float" office:value="0.26350592" calcext:value-type="float">
            <text:p>0.2635</text:p>
          </table:table-cell>
          <table:table-cell table:formula="of:=[.G8]/([.G$1]*[.G$1])*1000000" office:value-type="float" office:value="0.24721409" calcext:value-type="float">
            <text:p>0.2472</text:p>
          </table:table-cell>
          <table:table-cell table:formula="of:=[.H8]/([.H$1]*[.H$1])*1000000" office:value-type="float" office:value="0.245741425" calcext:value-type="float">
            <text:p>0.245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12696" calcext:value-type="float">
            <text:p>0.712696</text:p>
          </table:table-cell>
          <table:table-cell office:value-type="float" office:value="1.465872" calcext:value-type="float">
            <text:p>1.465872</text:p>
          </table:table-cell>
          <table:table-cell office:value-type="float" office:value="2.41332" calcext:value-type="float">
            <text:p>2.41332</text:p>
          </table:table-cell>
          <table:table-cell office:value-type="float" office:value="3.468544" calcext:value-type="float">
            <text:p>3.468544</text:p>
          </table:table-cell>
          <table:table-cell office:value-type="float" office:value="5.365761" calcext:value-type="float">
            <text:p>5.365761</text:p>
          </table:table-cell>
          <table:table-cell office:value-type="float" office:value="23.288065" calcext:value-type="float">
            <text:p>23.288065</text:p>
          </table:table-cell>
          <table:table-cell office:value-type="float" office:value="83.88839" calcext:value-type="float">
            <text:p>83.88839</text:p>
          </table:table-cell>
          <table:table-cell/>
          <table:table-cell table:formula="of:=[.B9]/([.B$1]*[.B$1])*1000000" office:value-type="float" office:value="0.712696" calcext:value-type="float">
            <text:p>0.7127</text:p>
          </table:table-cell>
          <table:table-cell table:formula="of:=[.C9]/([.C$1]*[.C$1])*1000000" office:value-type="float" office:value="0.366468" calcext:value-type="float">
            <text:p>0.3665</text:p>
          </table:table-cell>
          <table:table-cell table:formula="of:=[.D9]/([.D$1]*[.D$1])*1000000" office:value-type="float" office:value="0.268146666666667" calcext:value-type="float">
            <text:p>0.2681</text:p>
          </table:table-cell>
          <table:table-cell table:formula="of:=[.E9]/([.E$1]*[.E$1])*1000000" office:value-type="float" office:value="0.216784" calcext:value-type="float">
            <text:p>0.2168</text:p>
          </table:table-cell>
          <table:table-cell table:formula="of:=[.F9]/([.F$1]*[.F$1])*1000000" office:value-type="float" office:value="0.21463044" calcext:value-type="float">
            <text:p>0.2146</text:p>
          </table:table-cell>
          <table:table-cell table:formula="of:=[.G9]/([.G$1]*[.G$1])*1000000" office:value-type="float" office:value="0.23288065" calcext:value-type="float">
            <text:p>0.2329</text:p>
          </table:table-cell>
          <table:table-cell table:formula="of:=[.H9]/([.H$1]*[.H$1])*1000000" office:value-type="float" office:value="0.209720975" calcext:value-type="float">
            <text:p>0.209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27296" calcext:value-type="float">
            <text:p>0.727296</text:p>
          </table:table-cell>
          <table:table-cell office:value-type="float" office:value="1.614328" calcext:value-type="float">
            <text:p>1.614328</text:p>
          </table:table-cell>
          <table:table-cell office:value-type="float" office:value="3.187976" calcext:value-type="float">
            <text:p>3.187976</text:p>
          </table:table-cell>
          <table:table-cell office:value-type="float" office:value="4.768512" calcext:value-type="float">
            <text:p>4.768512</text:p>
          </table:table-cell>
          <table:table-cell office:value-type="float" office:value="7.648768" calcext:value-type="float">
            <text:p>7.648768</text:p>
          </table:table-cell>
          <table:table-cell office:value-type="float" office:value="28.516609" calcext:value-type="float">
            <text:p>28.516609</text:p>
          </table:table-cell>
          <table:table-cell office:value-type="float" office:value="113.60614" calcext:value-type="float">
            <text:p>113.60614</text:p>
          </table:table-cell>
          <table:table-cell/>
          <table:table-cell table:formula="of:=[.B10]/([.B$1]*[.B$1])*1000000" office:value-type="float" office:value="0.727296" calcext:value-type="float">
            <text:p>0.7273</text:p>
          </table:table-cell>
          <table:table-cell table:formula="of:=[.C10]/([.C$1]*[.C$1])*1000000" office:value-type="float" office:value="0.403582" calcext:value-type="float">
            <text:p>0.4036</text:p>
          </table:table-cell>
          <table:table-cell table:formula="of:=[.D10]/([.D$1]*[.D$1])*1000000" office:value-type="float" office:value="0.354219555555556" calcext:value-type="float">
            <text:p>0.3542</text:p>
          </table:table-cell>
          <table:table-cell table:formula="of:=[.E10]/([.E$1]*[.E$1])*1000000" office:value-type="float" office:value="0.298032" calcext:value-type="float">
            <text:p>0.2980</text:p>
          </table:table-cell>
          <table:table-cell table:formula="of:=[.F10]/([.F$1]*[.F$1])*1000000" office:value-type="float" office:value="0.30595072" calcext:value-type="float">
            <text:p>0.3060</text:p>
          </table:table-cell>
          <table:table-cell table:formula="of:=[.G10]/([.G$1]*[.G$1])*1000000" office:value-type="float" office:value="0.28516609" calcext:value-type="float">
            <text:p>0.2852</text:p>
          </table:table-cell>
          <table:table-cell table:formula="of:=[.H10]/([.H$1]*[.H$1])*1000000" office:value-type="float" office:value="0.28401535" calcext:value-type="float">
            <text:p>0.284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27032" calcext:value-type="float">
            <text:p>0.727032</text:p>
          </table:table-cell>
          <table:table-cell office:value-type="float" office:value="1.610496" calcext:value-type="float">
            <text:p>1.610496</text:p>
          </table:table-cell>
          <table:table-cell office:value-type="float" office:value="2.878736" calcext:value-type="float">
            <text:p>2.878736</text:p>
          </table:table-cell>
          <table:table-cell office:value-type="float" office:value="4.293888" calcext:value-type="float">
            <text:p>4.293888</text:p>
          </table:table-cell>
          <table:table-cell office:value-type="float" office:value="6.56768" calcext:value-type="float">
            <text:p>6.56768</text:p>
          </table:table-cell>
          <table:table-cell office:value-type="float" office:value="25.772289" calcext:value-type="float">
            <text:p>25.772289</text:p>
          </table:table-cell>
          <table:table-cell office:value-type="float" office:value="100.276733" calcext:value-type="float">
            <text:p>100.276733</text:p>
          </table:table-cell>
          <table:table-cell/>
          <table:table-cell table:formula="of:=[.B11]/([.B$1]*[.B$1])*1000000" office:value-type="float" office:value="0.727032" calcext:value-type="float">
            <text:p>0.7270</text:p>
          </table:table-cell>
          <table:table-cell table:formula="of:=[.C11]/([.C$1]*[.C$1])*1000000" office:value-type="float" office:value="0.402624" calcext:value-type="float">
            <text:p>0.4026</text:p>
          </table:table-cell>
          <table:table-cell table:formula="of:=[.D11]/([.D$1]*[.D$1])*1000000" office:value-type="float" office:value="0.319859555555556" calcext:value-type="float">
            <text:p>0.3199</text:p>
          </table:table-cell>
          <table:table-cell table:formula="of:=[.E11]/([.E$1]*[.E$1])*1000000" office:value-type="float" office:value="0.268368" calcext:value-type="float">
            <text:p>0.2684</text:p>
          </table:table-cell>
          <table:table-cell table:formula="of:=[.F11]/([.F$1]*[.F$1])*1000000" office:value-type="float" office:value="0.2627072" calcext:value-type="float">
            <text:p>0.2627</text:p>
          </table:table-cell>
          <table:table-cell table:formula="of:=[.G11]/([.G$1]*[.G$1])*1000000" office:value-type="float" office:value="0.25772289" calcext:value-type="float">
            <text:p>0.2577</text:p>
          </table:table-cell>
          <table:table-cell table:formula="of:=[.H11]/([.H$1]*[.H$1])*1000000" office:value-type="float" office:value="0.2506918325" calcext:value-type="float">
            <text:p>0.250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2552" calcext:value-type="float">
            <text:p>0.72552</text:p>
          </table:table-cell>
          <table:table-cell office:value-type="float" office:value="1.511424" calcext:value-type="float">
            <text:p>1.511424</text:p>
          </table:table-cell>
          <table:table-cell office:value-type="float" office:value="2.668032" calcext:value-type="float">
            <text:p>2.668032</text:p>
          </table:table-cell>
          <table:table-cell office:value-type="float" office:value="3.8592" calcext:value-type="float">
            <text:p>3.8592</text:p>
          </table:table-cell>
          <table:table-cell office:value-type="float" office:value="6.564352" calcext:value-type="float">
            <text:p>6.564352</text:p>
          </table:table-cell>
          <table:table-cell office:value-type="float" office:value="24.531969" calcext:value-type="float">
            <text:p>24.531969</text:p>
          </table:table-cell>
          <table:table-cell office:value-type="float" office:value="92.444679" calcext:value-type="float">
            <text:p>92.444679</text:p>
          </table:table-cell>
          <table:table-cell/>
          <table:table-cell table:formula="of:=[.B12]/([.B$1]*[.B$1])*1000000" office:value-type="float" office:value="0.72552" calcext:value-type="float">
            <text:p>0.7255</text:p>
          </table:table-cell>
          <table:table-cell table:formula="of:=[.C12]/([.C$1]*[.C$1])*1000000" office:value-type="float" office:value="0.377856" calcext:value-type="float">
            <text:p>0.3779</text:p>
          </table:table-cell>
          <table:table-cell table:formula="of:=[.D12]/([.D$1]*[.D$1])*1000000" office:value-type="float" office:value="0.296448" calcext:value-type="float">
            <text:p>0.2964</text:p>
          </table:table-cell>
          <table:table-cell table:formula="of:=[.E12]/([.E$1]*[.E$1])*1000000" office:value-type="float" office:value="0.2412" calcext:value-type="float">
            <text:p>0.2412</text:p>
          </table:table-cell>
          <table:table-cell table:formula="of:=[.F12]/([.F$1]*[.F$1])*1000000" office:value-type="float" office:value="0.26257408" calcext:value-type="float">
            <text:p>0.2626</text:p>
          </table:table-cell>
          <table:table-cell table:formula="of:=[.G12]/([.G$1]*[.G$1])*1000000" office:value-type="float" office:value="0.24531969" calcext:value-type="float">
            <text:p>0.2453</text:p>
          </table:table-cell>
          <table:table-cell table:formula="of:=[.H12]/([.H$1]*[.H$1])*1000000" office:value-type="float" office:value="0.2311116975" calcext:value-type="float">
            <text:p>0.231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725008" calcext:value-type="float">
            <text:p>0.725008</text:p>
          </table:table-cell>
          <table:table-cell office:value-type="float" office:value="1.508344" calcext:value-type="float">
            <text:p>1.508344</text:p>
          </table:table-cell>
          <table:table-cell office:value-type="float" office:value="2.415624" calcext:value-type="float">
            <text:p>2.415624</text:p>
          </table:table-cell>
          <table:table-cell office:value-type="float" office:value="3.846912" calcext:value-type="float">
            <text:p>3.846912</text:p>
          </table:table-cell>
          <table:table-cell office:value-type="float" office:value="6.006272" calcext:value-type="float">
            <text:p>6.006272</text:p>
          </table:table-cell>
          <table:table-cell office:value-type="float" office:value="23.368704" calcext:value-type="float">
            <text:p>23.368704</text:p>
          </table:table-cell>
          <table:table-cell office:value-type="float" office:value="85.168381" calcext:value-type="float">
            <text:p>85.168381</text:p>
          </table:table-cell>
          <table:table-cell/>
          <table:table-cell table:formula="of:=[.B13]/([.B$1]*[.B$1])*1000000" office:value-type="float" office:value="0.725008" calcext:value-type="float">
            <text:p>0.7250</text:p>
          </table:table-cell>
          <table:table-cell table:formula="of:=[.C13]/([.C$1]*[.C$1])*1000000" office:value-type="float" office:value="0.377086" calcext:value-type="float">
            <text:p>0.3771</text:p>
          </table:table-cell>
          <table:table-cell table:formula="of:=[.D13]/([.D$1]*[.D$1])*1000000" office:value-type="float" office:value="0.268402666666667" calcext:value-type="float">
            <text:p>0.2684</text:p>
          </table:table-cell>
          <table:table-cell table:formula="of:=[.E13]/([.E$1]*[.E$1])*1000000" office:value-type="float" office:value="0.240432" calcext:value-type="float">
            <text:p>0.2404</text:p>
          </table:table-cell>
          <table:table-cell table:formula="of:=[.F13]/([.F$1]*[.F$1])*1000000" office:value-type="float" office:value="0.24025088" calcext:value-type="float">
            <text:p>0.2403</text:p>
          </table:table-cell>
          <table:table-cell table:formula="of:=[.G13]/([.G$1]*[.G$1])*1000000" office:value-type="float" office:value="0.23368704" calcext:value-type="float">
            <text:p>0.2337</text:p>
          </table:table-cell>
          <table:table-cell table:formula="of:=[.H13]/([.H$1]*[.H$1])*1000000" office:value-type="float" office:value="0.2129209525" calcext:value-type="float">
            <text:p>0.212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725752" calcext:value-type="float">
            <text:p>0.725752</text:p>
          </table:table-cell>
          <table:table-cell office:value-type="float" office:value="1.51576" calcext:value-type="float">
            <text:p>1.51576</text:p>
          </table:table-cell>
          <table:table-cell office:value-type="float" office:value="2.888944" calcext:value-type="float">
            <text:p>2.888944</text:p>
          </table:table-cell>
          <table:table-cell office:value-type="float" office:value="4.260608" calcext:value-type="float">
            <text:p>4.260608</text:p>
          </table:table-cell>
          <table:table-cell office:value-type="float" office:value="7.018752" calcext:value-type="float">
            <text:p>7.018752</text:p>
          </table:table-cell>
          <table:table-cell office:value-type="float" office:value="26.514177" calcext:value-type="float">
            <text:p>26.514177</text:p>
          </table:table-cell>
          <table:table-cell office:value-type="float" office:value="108.961029" calcext:value-type="float">
            <text:p>108.961029</text:p>
          </table:table-cell>
          <table:table-cell/>
          <table:table-cell table:formula="of:=[.B14]/([.B$1]*[.B$1])*1000000" office:value-type="float" office:value="0.725752" calcext:value-type="float">
            <text:p>0.7258</text:p>
          </table:table-cell>
          <table:table-cell table:formula="of:=[.C14]/([.C$1]*[.C$1])*1000000" office:value-type="float" office:value="0.37894" calcext:value-type="float">
            <text:p>0.3789</text:p>
          </table:table-cell>
          <table:table-cell table:formula="of:=[.D14]/([.D$1]*[.D$1])*1000000" office:value-type="float" office:value="0.320993777777778" calcext:value-type="float">
            <text:p>0.3210</text:p>
          </table:table-cell>
          <table:table-cell table:formula="of:=[.E14]/([.E$1]*[.E$1])*1000000" office:value-type="float" office:value="0.266288" calcext:value-type="float">
            <text:p>0.2663</text:p>
          </table:table-cell>
          <table:table-cell table:formula="of:=[.F14]/([.F$1]*[.F$1])*1000000" office:value-type="float" office:value="0.28075008" calcext:value-type="float">
            <text:p>0.2808</text:p>
          </table:table-cell>
          <table:table-cell table:formula="of:=[.G14]/([.G$1]*[.G$1])*1000000" office:value-type="float" office:value="0.26514177" calcext:value-type="float">
            <text:p>0.2651</text:p>
          </table:table-cell>
          <table:table-cell table:formula="of:=[.H14]/([.H$1]*[.H$1])*1000000" office:value-type="float" office:value="0.2724025725" calcext:value-type="float">
            <text:p>0.272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725744" calcext:value-type="float">
            <text:p>0.725744</text:p>
          </table:table-cell>
          <table:table-cell office:value-type="float" office:value="1.50988" calcext:value-type="float">
            <text:p>1.50988</text:p>
          </table:table-cell>
          <table:table-cell office:value-type="float" office:value="2.633216" calcext:value-type="float">
            <text:p>2.633216</text:p>
          </table:table-cell>
          <table:table-cell office:value-type="float" office:value="3.877376" calcext:value-type="float">
            <text:p>3.877376</text:p>
          </table:table-cell>
          <table:table-cell office:value-type="float" office:value="6.467584" calcext:value-type="float">
            <text:p>6.467584</text:p>
          </table:table-cell>
          <table:table-cell office:value-type="float" office:value="24.739841" calcext:value-type="float">
            <text:p>24.739841</text:p>
          </table:table-cell>
          <table:table-cell office:value-type="float" office:value="96.688904" calcext:value-type="float">
            <text:p>96.688904</text:p>
          </table:table-cell>
          <table:table-cell/>
          <table:table-cell table:formula="of:=[.B15]/([.B$1]*[.B$1])*1000000" office:value-type="float" office:value="0.725744" calcext:value-type="float">
            <text:p>0.7257</text:p>
          </table:table-cell>
          <table:table-cell table:formula="of:=[.C15]/([.C$1]*[.C$1])*1000000" office:value-type="float" office:value="0.37747" calcext:value-type="float">
            <text:p>0.3775</text:p>
          </table:table-cell>
          <table:table-cell table:formula="of:=[.D15]/([.D$1]*[.D$1])*1000000" office:value-type="float" office:value="0.292579555555556" calcext:value-type="float">
            <text:p>0.2926</text:p>
          </table:table-cell>
          <table:table-cell table:formula="of:=[.E15]/([.E$1]*[.E$1])*1000000" office:value-type="float" office:value="0.242336" calcext:value-type="float">
            <text:p>0.2423</text:p>
          </table:table-cell>
          <table:table-cell table:formula="of:=[.F15]/([.F$1]*[.F$1])*1000000" office:value-type="float" office:value="0.25870336" calcext:value-type="float">
            <text:p>0.2587</text:p>
          </table:table-cell>
          <table:table-cell table:formula="of:=[.G15]/([.G$1]*[.G$1])*1000000" office:value-type="float" office:value="0.24739841" calcext:value-type="float">
            <text:p>0.2474</text:p>
          </table:table-cell>
          <table:table-cell table:formula="of:=[.H15]/([.H$1]*[.H$1])*1000000" office:value-type="float" office:value="0.24172226" calcext:value-type="float">
            <text:p>0.24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725488" calcext:value-type="float">
            <text:p>0.725488</text:p>
          </table:table-cell>
          <table:table-cell office:value-type="float" office:value="1.508104" calcext:value-type="float">
            <text:p>1.508104</text:p>
          </table:table-cell>
          <table:table-cell office:value-type="float" office:value="2.630632" calcext:value-type="float">
            <text:p>2.630632</text:p>
          </table:table-cell>
          <table:table-cell office:value-type="float" office:value="3.840512" calcext:value-type="float">
            <text:p>3.840512</text:p>
          </table:table-cell>
          <table:table-cell office:value-type="float" office:value="5.895424" calcext:value-type="float">
            <text:p>5.895424</text:p>
          </table:table-cell>
          <table:table-cell office:value-type="float" office:value="23.204865" calcext:value-type="float">
            <text:p>23.204865</text:p>
          </table:table-cell>
          <table:table-cell office:value-type="float" office:value="90.378242" calcext:value-type="float">
            <text:p>90.378242</text:p>
          </table:table-cell>
          <table:table-cell/>
          <table:table-cell table:formula="of:=[.B16]/([.B$1]*[.B$1])*1000000" office:value-type="float" office:value="0.725488" calcext:value-type="float">
            <text:p>0.7255</text:p>
          </table:table-cell>
          <table:table-cell table:formula="of:=[.C16]/([.C$1]*[.C$1])*1000000" office:value-type="float" office:value="0.377026" calcext:value-type="float">
            <text:p>0.3770</text:p>
          </table:table-cell>
          <table:table-cell table:formula="of:=[.D16]/([.D$1]*[.D$1])*1000000" office:value-type="float" office:value="0.292292444444444" calcext:value-type="float">
            <text:p>0.2923</text:p>
          </table:table-cell>
          <table:table-cell table:formula="of:=[.E16]/([.E$1]*[.E$1])*1000000" office:value-type="float" office:value="0.240032" calcext:value-type="float">
            <text:p>0.2400</text:p>
          </table:table-cell>
          <table:table-cell table:formula="of:=[.F16]/([.F$1]*[.F$1])*1000000" office:value-type="float" office:value="0.23581696" calcext:value-type="float">
            <text:p>0.2358</text:p>
          </table:table-cell>
          <table:table-cell table:formula="of:=[.G16]/([.G$1]*[.G$1])*1000000" office:value-type="float" office:value="0.23204865" calcext:value-type="float">
            <text:p>0.2320</text:p>
          </table:table-cell>
          <table:table-cell table:formula="of:=[.H16]/([.H$1]*[.H$1])*1000000" office:value-type="float" office:value="0.225945605" calcext:value-type="float">
            <text:p>0.22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13472" calcext:value-type="float">
            <text:p>0.713472</text:p>
          </table:table-cell>
          <table:table-cell office:value-type="float" office:value="1.466864" calcext:value-type="float">
            <text:p>1.466864</text:p>
          </table:table-cell>
          <table:table-cell office:value-type="float" office:value="2.415864" calcext:value-type="float">
            <text:p>2.415864</text:p>
          </table:table-cell>
          <table:table-cell office:value-type="float" office:value="3.4752" calcext:value-type="float">
            <text:p>3.4752</text:p>
          </table:table-cell>
          <table:table-cell office:value-type="float" office:value="5.320704" calcext:value-type="float">
            <text:p>5.320704</text:p>
          </table:table-cell>
          <table:table-cell office:value-type="float" office:value="22.939905" calcext:value-type="float">
            <text:p>22.939905</text:p>
          </table:table-cell>
          <table:table-cell office:value-type="float" office:value="84.175613" calcext:value-type="float">
            <text:p>84.175613</text:p>
          </table:table-cell>
          <table:table-cell/>
          <table:table-cell table:formula="of:=[.B17]/([.B$1]*[.B$1])*1000000" office:value-type="float" office:value="0.713472" calcext:value-type="float">
            <text:p>0.7135</text:p>
          </table:table-cell>
          <table:table-cell table:formula="of:=[.C17]/([.C$1]*[.C$1])*1000000" office:value-type="float" office:value="0.366716" calcext:value-type="float">
            <text:p>0.3667</text:p>
          </table:table-cell>
          <table:table-cell table:formula="of:=[.D17]/([.D$1]*[.D$1])*1000000" office:value-type="float" office:value="0.268429333333333" calcext:value-type="float">
            <text:p>0.2684</text:p>
          </table:table-cell>
          <table:table-cell table:formula="of:=[.E17]/([.E$1]*[.E$1])*1000000" office:value-type="float" office:value="0.2172" calcext:value-type="float">
            <text:p>0.2172</text:p>
          </table:table-cell>
          <table:table-cell table:formula="of:=[.F17]/([.F$1]*[.F$1])*1000000" office:value-type="float" office:value="0.21282816" calcext:value-type="float">
            <text:p>0.2128</text:p>
          </table:table-cell>
          <table:table-cell table:formula="of:=[.G17]/([.G$1]*[.G$1])*1000000" office:value-type="float" office:value="0.22939905" calcext:value-type="float">
            <text:p>0.2294</text:p>
          </table:table-cell>
          <table:table-cell table:formula="of:=[.H17]/([.H$1]*[.H$1])*1000000" office:value-type="float" office:value="0.2104390325" calcext:value-type="float">
            <text:p>0.210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726776" calcext:value-type="float">
            <text:p>0.726776</text:p>
          </table:table-cell>
          <table:table-cell office:value-type="float" office:value="1.515784" calcext:value-type="float">
            <text:p>1.515784</text:p>
          </table:table-cell>
          <table:table-cell office:value-type="float" office:value="2.8918" calcext:value-type="float">
            <text:p>2.8918</text:p>
          </table:table-cell>
          <table:table-cell office:value-type="float" office:value="4.315648" calcext:value-type="float">
            <text:p>4.315648</text:p>
          </table:table-cell>
          <table:table-cell office:value-type="float" office:value="7.066112" calcext:value-type="float">
            <text:p>7.066112</text:p>
          </table:table-cell>
          <table:table-cell office:value-type="float" office:value="25.547007" calcext:value-type="float">
            <text:p>25.547007</text:p>
          </table:table-cell>
          <table:table-cell office:value-type="float" office:value="104.279808" calcext:value-type="float">
            <text:p>104.279808</text:p>
          </table:table-cell>
          <table:table-cell/>
          <table:table-cell table:formula="of:=[.B18]/([.B$1]*[.B$1])*1000000" office:value-type="float" office:value="0.726776" calcext:value-type="float">
            <text:p>0.7268</text:p>
          </table:table-cell>
          <table:table-cell table:formula="of:=[.C18]/([.C$1]*[.C$1])*1000000" office:value-type="float" office:value="0.378946" calcext:value-type="float">
            <text:p>0.3789</text:p>
          </table:table-cell>
          <table:table-cell table:formula="of:=[.D18]/([.D$1]*[.D$1])*1000000" office:value-type="float" office:value="0.321311111111111" calcext:value-type="float">
            <text:p>0.3213</text:p>
          </table:table-cell>
          <table:table-cell table:formula="of:=[.E18]/([.E$1]*[.E$1])*1000000" office:value-type="float" office:value="0.269728" calcext:value-type="float">
            <text:p>0.2697</text:p>
          </table:table-cell>
          <table:table-cell table:formula="of:=[.F18]/([.F$1]*[.F$1])*1000000" office:value-type="float" office:value="0.28264448" calcext:value-type="float">
            <text:p>0.2826</text:p>
          </table:table-cell>
          <table:table-cell table:formula="of:=[.G18]/([.G$1]*[.G$1])*1000000" office:value-type="float" office:value="0.25547007" calcext:value-type="float">
            <text:p>0.2555</text:p>
          </table:table-cell>
          <table:table-cell table:formula="of:=[.H18]/([.H$1]*[.H$1])*1000000" office:value-type="float" office:value="0.26069952" calcext:value-type="float">
            <text:p>0.260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726528" calcext:value-type="float">
            <text:p>0.726528</text:p>
          </table:table-cell>
          <table:table-cell office:value-type="float" office:value="1.512176" calcext:value-type="float">
            <text:p>1.512176</text:p>
          </table:table-cell>
          <table:table-cell office:value-type="float" office:value="2.886392" calcext:value-type="float">
            <text:p>2.886392</text:p>
          </table:table-cell>
          <table:table-cell office:value-type="float" office:value="3.869952" calcext:value-type="float">
            <text:p>3.869952</text:p>
          </table:table-cell>
          <table:table-cell office:value-type="float" office:value="6.43968" calcext:value-type="float">
            <text:p>6.43968</text:p>
          </table:table-cell>
          <table:table-cell office:value-type="float" office:value="24.367617" calcext:value-type="float">
            <text:p>24.367617</text:p>
          </table:table-cell>
          <table:table-cell office:value-type="float" office:value="94.306046" calcext:value-type="float">
            <text:p>94.306046</text:p>
          </table:table-cell>
          <table:table-cell/>
          <table:table-cell table:formula="of:=[.B19]/([.B$1]*[.B$1])*1000000" office:value-type="float" office:value="0.726528" calcext:value-type="float">
            <text:p>0.7265</text:p>
          </table:table-cell>
          <table:table-cell table:formula="of:=[.C19]/([.C$1]*[.C$1])*1000000" office:value-type="float" office:value="0.378044" calcext:value-type="float">
            <text:p>0.3780</text:p>
          </table:table-cell>
          <table:table-cell table:formula="of:=[.D19]/([.D$1]*[.D$1])*1000000" office:value-type="float" office:value="0.320710222222222" calcext:value-type="float">
            <text:p>0.3207</text:p>
          </table:table-cell>
          <table:table-cell table:formula="of:=[.E19]/([.E$1]*[.E$1])*1000000" office:value-type="float" office:value="0.241872" calcext:value-type="float">
            <text:p>0.2419</text:p>
          </table:table-cell>
          <table:table-cell table:formula="of:=[.F19]/([.F$1]*[.F$1])*1000000" office:value-type="float" office:value="0.2575872" calcext:value-type="float">
            <text:p>0.2576</text:p>
          </table:table-cell>
          <table:table-cell table:formula="of:=[.G19]/([.G$1]*[.G$1])*1000000" office:value-type="float" office:value="0.24367617" calcext:value-type="float">
            <text:p>0.2437</text:p>
          </table:table-cell>
          <table:table-cell table:formula="of:=[.H19]/([.H$1]*[.H$1])*1000000" office:value-type="float" office:value="0.235765115" calcext:value-type="float">
            <text:p>0.235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725512" calcext:value-type="float">
            <text:p>0.725512</text:p>
          </table:table-cell>
          <table:table-cell office:value-type="float" office:value="1.507304" calcext:value-type="float">
            <text:p>1.507304</text:p>
          </table:table-cell>
          <table:table-cell office:value-type="float" office:value="2.631184" calcext:value-type="float">
            <text:p>2.631184</text:p>
          </table:table-cell>
          <table:table-cell office:value-type="float" office:value="3.859456" calcext:value-type="float">
            <text:p>3.859456</text:p>
          </table:table-cell>
          <table:table-cell office:value-type="float" office:value="6.413056" calcext:value-type="float">
            <text:p>6.413056</text:p>
          </table:table-cell>
          <table:table-cell office:value-type="float" office:value="23.339264" calcext:value-type="float">
            <text:p>23.339264</text:p>
          </table:table-cell>
          <table:table-cell office:value-type="float" office:value="89.477119" calcext:value-type="float">
            <text:p>89.477119</text:p>
          </table:table-cell>
          <table:table-cell/>
          <table:table-cell table:formula="of:=[.B20]/([.B$1]*[.B$1])*1000000" office:value-type="float" office:value="0.725512" calcext:value-type="float">
            <text:p>0.7255</text:p>
          </table:table-cell>
          <table:table-cell table:formula="of:=[.C20]/([.C$1]*[.C$1])*1000000" office:value-type="float" office:value="0.376826" calcext:value-type="float">
            <text:p>0.3768</text:p>
          </table:table-cell>
          <table:table-cell table:formula="of:=[.D20]/([.D$1]*[.D$1])*1000000" office:value-type="float" office:value="0.292353777777778" calcext:value-type="float">
            <text:p>0.2924</text:p>
          </table:table-cell>
          <table:table-cell table:formula="of:=[.E20]/([.E$1]*[.E$1])*1000000" office:value-type="float" office:value="0.241216" calcext:value-type="float">
            <text:p>0.2412</text:p>
          </table:table-cell>
          <table:table-cell table:formula="of:=[.F20]/([.F$1]*[.F$1])*1000000" office:value-type="float" office:value="0.25652224" calcext:value-type="float">
            <text:p>0.2565</text:p>
          </table:table-cell>
          <table:table-cell table:formula="of:=[.G20]/([.G$1]*[.G$1])*1000000" office:value-type="float" office:value="0.23339264" calcext:value-type="float">
            <text:p>0.2334</text:p>
          </table:table-cell>
          <table:table-cell table:formula="of:=[.H20]/([.H$1]*[.H$1])*1000000" office:value-type="float" office:value="0.2236927975" calcext:value-type="float">
            <text:p>0.223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726752" calcext:value-type="float">
            <text:p>0.726752</text:p>
          </table:table-cell>
          <table:table-cell office:value-type="float" office:value="1.508344" calcext:value-type="float">
            <text:p>1.508344</text:p>
          </table:table-cell>
          <table:table-cell office:value-type="float" office:value="2.627064" calcext:value-type="float">
            <text:p>2.627064</text:p>
          </table:table-cell>
          <table:table-cell office:value-type="float" office:value="3.856128" calcext:value-type="float">
            <text:p>3.856128</text:p>
          </table:table-cell>
          <table:table-cell office:value-type="float" office:value="5.384192" calcext:value-type="float">
            <text:p>5.384192</text:p>
          </table:table-cell>
          <table:table-cell office:value-type="float" office:value="22.788607" calcext:value-type="float">
            <text:p>22.788607</text:p>
          </table:table-cell>
          <table:table-cell office:value-type="float" office:value="85.508606" calcext:value-type="float">
            <text:p>85.508606</text:p>
          </table:table-cell>
          <table:table-cell/>
          <table:table-cell table:formula="of:=[.B21]/([.B$1]*[.B$1])*1000000" office:value-type="float" office:value="0.726752" calcext:value-type="float">
            <text:p>0.7268</text:p>
          </table:table-cell>
          <table:table-cell table:formula="of:=[.C21]/([.C$1]*[.C$1])*1000000" office:value-type="float" office:value="0.377086" calcext:value-type="float">
            <text:p>0.3771</text:p>
          </table:table-cell>
          <table:table-cell table:formula="of:=[.D21]/([.D$1]*[.D$1])*1000000" office:value-type="float" office:value="0.291896" calcext:value-type="float">
            <text:p>0.2919</text:p>
          </table:table-cell>
          <table:table-cell table:formula="of:=[.E21]/([.E$1]*[.E$1])*1000000" office:value-type="float" office:value="0.241008" calcext:value-type="float">
            <text:p>0.2410</text:p>
          </table:table-cell>
          <table:table-cell table:formula="of:=[.F21]/([.F$1]*[.F$1])*1000000" office:value-type="float" office:value="0.21536768" calcext:value-type="float">
            <text:p>0.2154</text:p>
          </table:table-cell>
          <table:table-cell table:formula="of:=[.G21]/([.G$1]*[.G$1])*1000000" office:value-type="float" office:value="0.22788607" calcext:value-type="float">
            <text:p>0.2279</text:p>
          </table:table-cell>
          <table:table-cell table:formula="of:=[.H21]/([.H$1]*[.H$1])*1000000" office:value-type="float" office:value="0.213771515" calcext:value-type="float">
            <text:p>0.213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72576" calcext:value-type="float">
            <text:p>0.72576</text:p>
          </table:table-cell>
          <table:table-cell office:value-type="float" office:value="1.516048" calcext:value-type="float">
            <text:p>1.516048</text:p>
          </table:table-cell>
          <table:table-cell office:value-type="float" office:value="2.884872" calcext:value-type="float">
            <text:p>2.884872</text:p>
          </table:table-cell>
          <table:table-cell office:value-type="float" office:value="3.857408" calcext:value-type="float">
            <text:p>3.857408</text:p>
          </table:table-cell>
          <table:table-cell office:value-type="float" office:value="6.495488" calcext:value-type="float">
            <text:p>6.495488</text:p>
          </table:table-cell>
          <table:table-cell office:value-type="float" office:value="25.249792" calcext:value-type="float">
            <text:p>25.249792</text:p>
          </table:table-cell>
          <table:table-cell office:value-type="float" office:value="95.492355" calcext:value-type="float">
            <text:p>95.492355</text:p>
          </table:table-cell>
          <table:table-cell/>
          <table:table-cell table:formula="of:=[.B22]/([.B$1]*[.B$1])*1000000" office:value-type="float" office:value="0.72576" calcext:value-type="float">
            <text:p>0.7258</text:p>
          </table:table-cell>
          <table:table-cell table:formula="of:=[.C22]/([.C$1]*[.C$1])*1000000" office:value-type="float" office:value="0.379012" calcext:value-type="float">
            <text:p>0.3790</text:p>
          </table:table-cell>
          <table:table-cell table:formula="of:=[.D22]/([.D$1]*[.D$1])*1000000" office:value-type="float" office:value="0.320541333333333" calcext:value-type="float">
            <text:p>0.3205</text:p>
          </table:table-cell>
          <table:table-cell table:formula="of:=[.E22]/([.E$1]*[.E$1])*1000000" office:value-type="float" office:value="0.241088" calcext:value-type="float">
            <text:p>0.2411</text:p>
          </table:table-cell>
          <table:table-cell table:formula="of:=[.F22]/([.F$1]*[.F$1])*1000000" office:value-type="float" office:value="0.25981952" calcext:value-type="float">
            <text:p>0.2598</text:p>
          </table:table-cell>
          <table:table-cell table:formula="of:=[.G22]/([.G$1]*[.G$1])*1000000" office:value-type="float" office:value="0.25249792" calcext:value-type="float">
            <text:p>0.2525</text:p>
          </table:table-cell>
          <table:table-cell table:formula="of:=[.H22]/([.H$1]*[.H$1])*1000000" office:value-type="float" office:value="0.2387308875" calcext:value-type="float">
            <text:p>0.238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72628" calcext:value-type="float">
            <text:p>0.72628</text:p>
          </table:table-cell>
          <table:table-cell office:value-type="float" office:value="1.516536" calcext:value-type="float">
            <text:p>1.516536</text:p>
          </table:table-cell>
          <table:table-cell office:value-type="float" office:value="2.886672" calcext:value-type="float">
            <text:p>2.886672</text:p>
          </table:table-cell>
          <table:table-cell office:value-type="float" office:value="3.855104" calcext:value-type="float">
            <text:p>3.855104</text:p>
          </table:table-cell>
          <table:table-cell office:value-type="float" office:value="6.491904" calcext:value-type="float">
            <text:p>6.491904</text:p>
          </table:table-cell>
          <table:table-cell office:value-type="float" office:value="24.286465" calcext:value-type="float">
            <text:p>24.286465</text:p>
          </table:table-cell>
          <table:table-cell office:value-type="float" office:value="91.828995" calcext:value-type="float">
            <text:p>91.828995</text:p>
          </table:table-cell>
          <table:table-cell/>
          <table:table-cell table:formula="of:=[.B23]/([.B$1]*[.B$1])*1000000" office:value-type="float" office:value="0.72628" calcext:value-type="float">
            <text:p>0.7263</text:p>
          </table:table-cell>
          <table:table-cell table:formula="of:=[.C23]/([.C$1]*[.C$1])*1000000" office:value-type="float" office:value="0.379134" calcext:value-type="float">
            <text:p>0.3791</text:p>
          </table:table-cell>
          <table:table-cell table:formula="of:=[.D23]/([.D$1]*[.D$1])*1000000" office:value-type="float" office:value="0.320741333333333" calcext:value-type="float">
            <text:p>0.3207</text:p>
          </table:table-cell>
          <table:table-cell table:formula="of:=[.E23]/([.E$1]*[.E$1])*1000000" office:value-type="float" office:value="0.240944" calcext:value-type="float">
            <text:p>0.2409</text:p>
          </table:table-cell>
          <table:table-cell table:formula="of:=[.F23]/([.F$1]*[.F$1])*1000000" office:value-type="float" office:value="0.25967616" calcext:value-type="float">
            <text:p>0.2597</text:p>
          </table:table-cell>
          <table:table-cell table:formula="of:=[.G23]/([.G$1]*[.G$1])*1000000" office:value-type="float" office:value="0.24286465" calcext:value-type="float">
            <text:p>0.2429</text:p>
          </table:table-cell>
          <table:table-cell table:formula="of:=[.H23]/([.H$1]*[.H$1])*1000000" office:value-type="float" office:value="0.2295724875" calcext:value-type="float">
            <text:p>0.229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724968" calcext:value-type="float">
            <text:p>0.724968</text:p>
          </table:table-cell>
          <table:table-cell office:value-type="float" office:value="1.509112" calcext:value-type="float">
            <text:p>1.509112</text:p>
          </table:table-cell>
          <table:table-cell office:value-type="float" office:value="2.918144" calcext:value-type="float">
            <text:p>2.918144</text:p>
          </table:table-cell>
          <table:table-cell office:value-type="float" office:value="3.854336" calcext:value-type="float">
            <text:p>3.854336</text:p>
          </table:table-cell>
          <table:table-cell office:value-type="float" office:value="5.935872" calcext:value-type="float">
            <text:p>5.935872</text:p>
          </table:table-cell>
          <table:table-cell office:value-type="float" office:value="22.794752" calcext:value-type="float">
            <text:p>22.794752</text:p>
          </table:table-cell>
          <table:table-cell office:value-type="float" office:value="88.878342" calcext:value-type="float">
            <text:p>88.878342</text:p>
          </table:table-cell>
          <table:table-cell/>
          <table:table-cell table:formula="of:=[.B24]/([.B$1]*[.B$1])*1000000" office:value-type="float" office:value="0.724968" calcext:value-type="float">
            <text:p>0.7250</text:p>
          </table:table-cell>
          <table:table-cell table:formula="of:=[.C24]/([.C$1]*[.C$1])*1000000" office:value-type="float" office:value="0.377278" calcext:value-type="float">
            <text:p>0.3773</text:p>
          </table:table-cell>
          <table:table-cell table:formula="of:=[.D24]/([.D$1]*[.D$1])*1000000" office:value-type="float" office:value="0.324238222222222" calcext:value-type="float">
            <text:p>0.3242</text:p>
          </table:table-cell>
          <table:table-cell table:formula="of:=[.E24]/([.E$1]*[.E$1])*1000000" office:value-type="float" office:value="0.240896" calcext:value-type="float">
            <text:p>0.2409</text:p>
          </table:table-cell>
          <table:table-cell table:formula="of:=[.F24]/([.F$1]*[.F$1])*1000000" office:value-type="float" office:value="0.23743488" calcext:value-type="float">
            <text:p>0.2374</text:p>
          </table:table-cell>
          <table:table-cell table:formula="of:=[.G24]/([.G$1]*[.G$1])*1000000" office:value-type="float" office:value="0.22794752" calcext:value-type="float">
            <text:p>0.2279</text:p>
          </table:table-cell>
          <table:table-cell table:formula="of:=[.H24]/([.H$1]*[.H$1])*1000000" office:value-type="float" office:value="0.222195855" calcext:value-type="float">
            <text:p>0.222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724224" calcext:value-type="float">
            <text:p>0.724224</text:p>
          </table:table-cell>
          <table:table-cell office:value-type="float" office:value="1.50836" calcext:value-type="float">
            <text:p>1.50836</text:p>
          </table:table-cell>
          <table:table-cell office:value-type="float" office:value="2.41384" calcext:value-type="float">
            <text:p>2.41384</text:p>
          </table:table-cell>
          <table:table-cell office:value-type="float" office:value="3.856128" calcext:value-type="float">
            <text:p>3.856128</text:p>
          </table:table-cell>
          <table:table-cell office:value-type="float" office:value="5.9712" calcext:value-type="float">
            <text:p>5.9712</text:p>
          </table:table-cell>
          <table:table-cell office:value-type="float" office:value="22.752769" calcext:value-type="float">
            <text:p>22.752769</text:p>
          </table:table-cell>
          <table:table-cell office:value-type="float" office:value="85.464325" calcext:value-type="float">
            <text:p>85.464325</text:p>
          </table:table-cell>
          <table:table-cell/>
          <table:table-cell table:formula="of:=[.B25]/([.B$1]*[.B$1])*1000000" office:value-type="float" office:value="0.724224" calcext:value-type="float">
            <text:p>0.7242</text:p>
          </table:table-cell>
          <table:table-cell table:formula="of:=[.C25]/([.C$1]*[.C$1])*1000000" office:value-type="float" office:value="0.37709" calcext:value-type="float">
            <text:p>0.3771</text:p>
          </table:table-cell>
          <table:table-cell table:formula="of:=[.D25]/([.D$1]*[.D$1])*1000000" office:value-type="float" office:value="0.268204444444444" calcext:value-type="float">
            <text:p>0.2682</text:p>
          </table:table-cell>
          <table:table-cell table:formula="of:=[.E25]/([.E$1]*[.E$1])*1000000" office:value-type="float" office:value="0.241008" calcext:value-type="float">
            <text:p>0.2410</text:p>
          </table:table-cell>
          <table:table-cell table:formula="of:=[.F25]/([.F$1]*[.F$1])*1000000" office:value-type="float" office:value="0.238848" calcext:value-type="float">
            <text:p>0.2388</text:p>
          </table:table-cell>
          <table:table-cell table:formula="of:=[.G25]/([.G$1]*[.G$1])*1000000" office:value-type="float" office:value="0.22752769" calcext:value-type="float">
            <text:p>0.2275</text:p>
          </table:table-cell>
          <table:table-cell table:formula="of:=[.H25]/([.H$1]*[.H$1])*1000000" office:value-type="float" office:value="0.2136608125" calcext:value-type="float">
            <text:p>0.213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738552" calcext:value-type="float">
            <text:p>0.738552</text:p>
          </table:table-cell>
          <table:table-cell office:value-type="float" office:value="1.610736" calcext:value-type="float">
            <text:p>1.610736</text:p>
          </table:table-cell>
          <table:table-cell office:value-type="float" office:value="2.636552" calcext:value-type="float">
            <text:p>2.636552</text:p>
          </table:table-cell>
          <table:table-cell office:value-type="float" office:value="3.860224" calcext:value-type="float">
            <text:p>3.860224</text:p>
          </table:table-cell>
          <table:table-cell office:value-type="float" office:value="7.067136" calcext:value-type="float">
            <text:p>7.067136</text:p>
          </table:table-cell>
          <table:table-cell office:value-type="float" office:value="24.930304" calcext:value-type="float">
            <text:p>24.930304</text:p>
          </table:table-cell>
          <table:table-cell office:value-type="float" office:value="94.377472" calcext:value-type="float">
            <text:p>94.377472</text:p>
          </table:table-cell>
          <table:table-cell/>
          <table:table-cell table:formula="of:=[.B26]/([.B$1]*[.B$1])*1000000" office:value-type="float" office:value="0.738552" calcext:value-type="float">
            <text:p>0.7386</text:p>
          </table:table-cell>
          <table:table-cell table:formula="of:=[.C26]/([.C$1]*[.C$1])*1000000" office:value-type="float" office:value="0.402684" calcext:value-type="float">
            <text:p>0.4027</text:p>
          </table:table-cell>
          <table:table-cell table:formula="of:=[.D26]/([.D$1]*[.D$1])*1000000" office:value-type="float" office:value="0.292950222222222" calcext:value-type="float">
            <text:p>0.2930</text:p>
          </table:table-cell>
          <table:table-cell table:formula="of:=[.E26]/([.E$1]*[.E$1])*1000000" office:value-type="float" office:value="0.241264" calcext:value-type="float">
            <text:p>0.2413</text:p>
          </table:table-cell>
          <table:table-cell table:formula="of:=[.F26]/([.F$1]*[.F$1])*1000000" office:value-type="float" office:value="0.28268544" calcext:value-type="float">
            <text:p>0.2827</text:p>
          </table:table-cell>
          <table:table-cell table:formula="of:=[.G26]/([.G$1]*[.G$1])*1000000" office:value-type="float" office:value="0.24930304" calcext:value-type="float">
            <text:p>0.2493</text:p>
          </table:table-cell>
          <table:table-cell table:formula="of:=[.H26]/([.H$1]*[.H$1])*1000000" office:value-type="float" office:value="0.23594368" calcext:value-type="float">
            <text:p>0.235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738584" calcext:value-type="float">
            <text:p>0.738584</text:p>
          </table:table-cell>
          <table:table-cell office:value-type="float" office:value="1.61072" calcext:value-type="float">
            <text:p>1.61072</text:p>
          </table:table-cell>
          <table:table-cell office:value-type="float" office:value="2.63552" calcext:value-type="float">
            <text:p>2.63552</text:p>
          </table:table-cell>
          <table:table-cell office:value-type="float" office:value="3.895552" calcext:value-type="float">
            <text:p>3.895552</text:p>
          </table:table-cell>
          <table:table-cell office:value-type="float" office:value="7.073536" calcext:value-type="float">
            <text:p>7.073536</text:p>
          </table:table-cell>
          <table:table-cell office:value-type="float" office:value="24.559103" calcext:value-type="float">
            <text:p>24.559103</text:p>
          </table:table-cell>
          <table:table-cell office:value-type="float" office:value="92.009476" calcext:value-type="float">
            <text:p>92.009476</text:p>
          </table:table-cell>
          <table:table-cell/>
          <table:table-cell table:formula="of:=[.B27]/([.B$1]*[.B$1])*1000000" office:value-type="float" office:value="0.738584" calcext:value-type="float">
            <text:p>0.7386</text:p>
          </table:table-cell>
          <table:table-cell table:formula="of:=[.C27]/([.C$1]*[.C$1])*1000000" office:value-type="float" office:value="0.40268" calcext:value-type="float">
            <text:p>0.4027</text:p>
          </table:table-cell>
          <table:table-cell table:formula="of:=[.D27]/([.D$1]*[.D$1])*1000000" office:value-type="float" office:value="0.292835555555556" calcext:value-type="float">
            <text:p>0.2928</text:p>
          </table:table-cell>
          <table:table-cell table:formula="of:=[.E27]/([.E$1]*[.E$1])*1000000" office:value-type="float" office:value="0.243472" calcext:value-type="float">
            <text:p>0.2435</text:p>
          </table:table-cell>
          <table:table-cell table:formula="of:=[.F27]/([.F$1]*[.F$1])*1000000" office:value-type="float" office:value="0.28294144" calcext:value-type="float">
            <text:p>0.2829</text:p>
          </table:table-cell>
          <table:table-cell table:formula="of:=[.G27]/([.G$1]*[.G$1])*1000000" office:value-type="float" office:value="0.24559103" calcext:value-type="float">
            <text:p>0.2456</text:p>
          </table:table-cell>
          <table:table-cell table:formula="of:=[.H27]/([.H$1]*[.H$1])*1000000" office:value-type="float" office:value="0.23002369" calcext:value-type="float">
            <text:p>0.230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738048" calcext:value-type="float">
            <text:p>0.738048</text:p>
          </table:table-cell>
          <table:table-cell office:value-type="float" office:value="1.61072" calcext:value-type="float">
            <text:p>1.61072</text:p>
          </table:table-cell>
          <table:table-cell office:value-type="float" office:value="2.634232" calcext:value-type="float">
            <text:p>2.634232</text:p>
          </table:table-cell>
          <table:table-cell office:value-type="float" office:value="3.871488" calcext:value-type="float">
            <text:p>3.871488</text:p>
          </table:table-cell>
          <table:table-cell office:value-type="float" office:value="5.916928" calcext:value-type="float">
            <text:p>5.916928</text:p>
          </table:table-cell>
          <table:table-cell office:value-type="float" office:value="23.109121" calcext:value-type="float">
            <text:p>23.109121</text:p>
          </table:table-cell>
          <table:table-cell office:value-type="float" office:value="88.757256" calcext:value-type="float">
            <text:p>88.757256</text:p>
          </table:table-cell>
          <table:table-cell/>
          <table:table-cell table:formula="of:=[.B28]/([.B$1]*[.B$1])*1000000" office:value-type="float" office:value="0.738048" calcext:value-type="float">
            <text:p>0.7380</text:p>
          </table:table-cell>
          <table:table-cell table:formula="of:=[.C28]/([.C$1]*[.C$1])*1000000" office:value-type="float" office:value="0.40268" calcext:value-type="float">
            <text:p>0.4027</text:p>
          </table:table-cell>
          <table:table-cell table:formula="of:=[.D28]/([.D$1]*[.D$1])*1000000" office:value-type="float" office:value="0.292692444444444" calcext:value-type="float">
            <text:p>0.2927</text:p>
          </table:table-cell>
          <table:table-cell table:formula="of:=[.E28]/([.E$1]*[.E$1])*1000000" office:value-type="float" office:value="0.241968" calcext:value-type="float">
            <text:p>0.2420</text:p>
          </table:table-cell>
          <table:table-cell table:formula="of:=[.F28]/([.F$1]*[.F$1])*1000000" office:value-type="float" office:value="0.23667712" calcext:value-type="float">
            <text:p>0.2367</text:p>
          </table:table-cell>
          <table:table-cell table:formula="of:=[.G28]/([.G$1]*[.G$1])*1000000" office:value-type="float" office:value="0.23109121" calcext:value-type="float">
            <text:p>0.2311</text:p>
          </table:table-cell>
          <table:table-cell table:formula="of:=[.H28]/([.H$1]*[.H$1])*1000000" office:value-type="float" office:value="0.22189314" calcext:value-type="float">
            <text:p>0.221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738576" calcext:value-type="float">
            <text:p>0.738576</text:p>
          </table:table-cell>
          <table:table-cell office:value-type="float" office:value="1.608712" calcext:value-type="float">
            <text:p>1.608712</text:p>
          </table:table-cell>
          <table:table-cell office:value-type="float" office:value="2.63628" calcext:value-type="float">
            <text:p>2.63628</text:p>
          </table:table-cell>
          <table:table-cell office:value-type="float" office:value="3.871744" calcext:value-type="float">
            <text:p>3.871744</text:p>
          </table:table-cell>
          <table:table-cell office:value-type="float" office:value="5.92" calcext:value-type="float">
            <text:p>5.92</text:p>
          </table:table-cell>
          <table:table-cell office:value-type="float" office:value="23.110401" calcext:value-type="float">
            <text:p>23.110401</text:p>
          </table:table-cell>
          <table:table-cell office:value-type="float" office:value="85.446144" calcext:value-type="float">
            <text:p>85.446144</text:p>
          </table:table-cell>
          <table:table-cell/>
          <table:table-cell table:formula="of:=[.B29]/([.B$1]*[.B$1])*1000000" office:value-type="float" office:value="0.738576" calcext:value-type="float">
            <text:p>0.7386</text:p>
          </table:table-cell>
          <table:table-cell table:formula="of:=[.C29]/([.C$1]*[.C$1])*1000000" office:value-type="float" office:value="0.402178" calcext:value-type="float">
            <text:p>0.4022</text:p>
          </table:table-cell>
          <table:table-cell table:formula="of:=[.D29]/([.D$1]*[.D$1])*1000000" office:value-type="float" office:value="0.29292" calcext:value-type="float">
            <text:p>0.2929</text:p>
          </table:table-cell>
          <table:table-cell table:formula="of:=[.E29]/([.E$1]*[.E$1])*1000000" office:value-type="float" office:value="0.241984" calcext:value-type="float">
            <text:p>0.2420</text:p>
          </table:table-cell>
          <table:table-cell table:formula="of:=[.F29]/([.F$1]*[.F$1])*1000000" office:value-type="float" office:value="0.2368" calcext:value-type="float">
            <text:p>0.2368</text:p>
          </table:table-cell>
          <table:table-cell table:formula="of:=[.G29]/([.G$1]*[.G$1])*1000000" office:value-type="float" office:value="0.23110401" calcext:value-type="float">
            <text:p>0.2311</text:p>
          </table:table-cell>
          <table:table-cell table:formula="of:=[.H29]/([.H$1]*[.H$1])*1000000" office:value-type="float" office:value="0.21361536" calcext:value-type="float">
            <text:p>0.213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73908" calcext:value-type="float">
            <text:p>0.73908</text:p>
          </table:table-cell>
          <table:table-cell office:value-type="float" office:value="1.612808" calcext:value-type="float">
            <text:p>1.612808</text:p>
          </table:table-cell>
          <table:table-cell office:value-type="float" office:value="2.90356" calcext:value-type="float">
            <text:p>2.90356</text:p>
          </table:table-cell>
          <table:table-cell office:value-type="float" office:value="4.29696" calcext:value-type="float">
            <text:p>4.29696</text:p>
          </table:table-cell>
          <table:table-cell office:value-type="float" office:value="6.42176" calcext:value-type="float">
            <text:p>6.42176</text:p>
          </table:table-cell>
          <table:table-cell office:value-type="float" office:value="25.369087" calcext:value-type="float">
            <text:p>25.369087</text:p>
          </table:table-cell>
          <table:table-cell office:value-type="float" office:value="93.913345" calcext:value-type="float">
            <text:p>93.913345</text:p>
          </table:table-cell>
          <table:table-cell/>
          <table:table-cell table:formula="of:=[.B30]/([.B$1]*[.B$1])*1000000" office:value-type="float" office:value="0.73908" calcext:value-type="float">
            <text:p>0.7391</text:p>
          </table:table-cell>
          <table:table-cell table:formula="of:=[.C30]/([.C$1]*[.C$1])*1000000" office:value-type="float" office:value="0.403202" calcext:value-type="float">
            <text:p>0.4032</text:p>
          </table:table-cell>
          <table:table-cell table:formula="of:=[.D30]/([.D$1]*[.D$1])*1000000" office:value-type="float" office:value="0.322617777777778" calcext:value-type="float">
            <text:p>0.3226</text:p>
          </table:table-cell>
          <table:table-cell table:formula="of:=[.E30]/([.E$1]*[.E$1])*1000000" office:value-type="float" office:value="0.26856" calcext:value-type="float">
            <text:p>0.2686</text:p>
          </table:table-cell>
          <table:table-cell table:formula="of:=[.F30]/([.F$1]*[.F$1])*1000000" office:value-type="float" office:value="0.2568704" calcext:value-type="float">
            <text:p>0.2569</text:p>
          </table:table-cell>
          <table:table-cell table:formula="of:=[.G30]/([.G$1]*[.G$1])*1000000" office:value-type="float" office:value="0.25369087" calcext:value-type="float">
            <text:p>0.2537</text:p>
          </table:table-cell>
          <table:table-cell table:formula="of:=[.H30]/([.H$1]*[.H$1])*1000000" office:value-type="float" office:value="0.2347833625" calcext:value-type="float">
            <text:p>0.234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739096" calcext:value-type="float">
            <text:p>0.739096</text:p>
          </table:table-cell>
          <table:table-cell office:value-type="float" office:value="1.611776" calcext:value-type="float">
            <text:p>1.611776</text:p>
          </table:table-cell>
          <table:table-cell office:value-type="float" office:value="2.895872" calcext:value-type="float">
            <text:p>2.895872</text:p>
          </table:table-cell>
          <table:table-cell office:value-type="float" office:value="4.29952" calcext:value-type="float">
            <text:p>4.29952</text:p>
          </table:table-cell>
          <table:table-cell office:value-type="float" office:value="6.422527" calcext:value-type="float">
            <text:p>6.422527</text:p>
          </table:table-cell>
          <table:table-cell office:value-type="float" office:value="25.365759" calcext:value-type="float">
            <text:p>25.365759</text:p>
          </table:table-cell>
          <table:table-cell office:value-type="float" office:value="91.616768" calcext:value-type="float">
            <text:p>91.616768</text:p>
          </table:table-cell>
          <table:table-cell/>
          <table:table-cell table:formula="of:=[.B31]/([.B$1]*[.B$1])*1000000" office:value-type="float" office:value="0.739096" calcext:value-type="float">
            <text:p>0.7391</text:p>
          </table:table-cell>
          <table:table-cell table:formula="of:=[.C31]/([.C$1]*[.C$1])*1000000" office:value-type="float" office:value="0.402944" calcext:value-type="float">
            <text:p>0.4029</text:p>
          </table:table-cell>
          <table:table-cell table:formula="of:=[.D31]/([.D$1]*[.D$1])*1000000" office:value-type="float" office:value="0.321763555555555" calcext:value-type="float">
            <text:p>0.3218</text:p>
          </table:table-cell>
          <table:table-cell table:formula="of:=[.E31]/([.E$1]*[.E$1])*1000000" office:value-type="float" office:value="0.26872" calcext:value-type="float">
            <text:p>0.2687</text:p>
          </table:table-cell>
          <table:table-cell table:formula="of:=[.F31]/([.F$1]*[.F$1])*1000000" office:value-type="float" office:value="0.25690108" calcext:value-type="float">
            <text:p>0.2569</text:p>
          </table:table-cell>
          <table:table-cell table:formula="of:=[.G31]/([.G$1]*[.G$1])*1000000" office:value-type="float" office:value="0.25365759" calcext:value-type="float">
            <text:p>0.2537</text:p>
          </table:table-cell>
          <table:table-cell table:formula="of:=[.H31]/([.H$1]*[.H$1])*1000000" office:value-type="float" office:value="0.22904192" calcext:value-type="float">
            <text:p>0.229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739328" calcext:value-type="float">
            <text:p>0.739328</text:p>
          </table:table-cell>
          <table:table-cell office:value-type="float" office:value="1.610744" calcext:value-type="float">
            <text:p>1.610744</text:p>
          </table:table-cell>
          <table:table-cell office:value-type="float" office:value="2.892536" calcext:value-type="float">
            <text:p>2.892536</text:p>
          </table:table-cell>
          <table:table-cell office:value-type="float" office:value="4.295424" calcext:value-type="float">
            <text:p>4.295424</text:p>
          </table:table-cell>
          <table:table-cell office:value-type="float" office:value="6.414336" calcext:value-type="float">
            <text:p>6.414336</text:p>
          </table:table-cell>
          <table:table-cell office:value-type="float" office:value="25.270271" calcext:value-type="float">
            <text:p>25.270271</text:p>
          </table:table-cell>
          <table:table-cell office:value-type="float" office:value="87.438583" calcext:value-type="float">
            <text:p>87.438583</text:p>
          </table:table-cell>
          <table:table-cell/>
          <table:table-cell table:formula="of:=[.B32]/([.B$1]*[.B$1])*1000000" office:value-type="float" office:value="0.739328" calcext:value-type="float">
            <text:p>0.7393</text:p>
          </table:table-cell>
          <table:table-cell table:formula="of:=[.C32]/([.C$1]*[.C$1])*1000000" office:value-type="float" office:value="0.402686" calcext:value-type="float">
            <text:p>0.4027</text:p>
          </table:table-cell>
          <table:table-cell table:formula="of:=[.D32]/([.D$1]*[.D$1])*1000000" office:value-type="float" office:value="0.321392888888889" calcext:value-type="float">
            <text:p>0.3214</text:p>
          </table:table-cell>
          <table:table-cell table:formula="of:=[.E32]/([.E$1]*[.E$1])*1000000" office:value-type="float" office:value="0.268464" calcext:value-type="float">
            <text:p>0.2685</text:p>
          </table:table-cell>
          <table:table-cell table:formula="of:=[.F32]/([.F$1]*[.F$1])*1000000" office:value-type="float" office:value="0.25657344" calcext:value-type="float">
            <text:p>0.2566</text:p>
          </table:table-cell>
          <table:table-cell table:formula="of:=[.G32]/([.G$1]*[.G$1])*1000000" office:value-type="float" office:value="0.25270271" calcext:value-type="float">
            <text:p>0.2527</text:p>
          </table:table-cell>
          <table:table-cell table:formula="of:=[.H32]/([.H$1]*[.H$1])*1000000" office:value-type="float" office:value="0.2185964575" calcext:value-type="float">
            <text:p>0.218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713456" calcext:value-type="float">
            <text:p>0.713456</text:p>
          </table:table-cell>
          <table:table-cell office:value-type="float" office:value="1.467896" calcext:value-type="float">
            <text:p>1.467896</text:p>
          </table:table-cell>
          <table:table-cell office:value-type="float" office:value="2.414592" calcext:value-type="float">
            <text:p>2.414592</text:p>
          </table:table-cell>
          <table:table-cell office:value-type="float" office:value="3.490304" calcext:value-type="float">
            <text:p>3.490304</text:p>
          </table:table-cell>
          <table:table-cell office:value-type="float" office:value="5.372672" calcext:value-type="float">
            <text:p>5.372672</text:p>
          </table:table-cell>
          <table:table-cell office:value-type="float" office:value="24.986626" calcext:value-type="float">
            <text:p>24.986626</text:p>
          </table:table-cell>
          <table:table-cell office:value-type="float" office:value="84.630783" calcext:value-type="float">
            <text:p>84.630783</text:p>
          </table:table-cell>
          <table:table-cell/>
          <table:table-cell table:formula="of:=[.B33]/([.B$1]*[.B$1])*1000000" office:value-type="float" office:value="0.713456" calcext:value-type="float">
            <text:p>0.7135</text:p>
          </table:table-cell>
          <table:table-cell table:formula="of:=[.C33]/([.C$1]*[.C$1])*1000000" office:value-type="float" office:value="0.366974" calcext:value-type="float">
            <text:p>0.3670</text:p>
          </table:table-cell>
          <table:table-cell table:formula="of:=[.D33]/([.D$1]*[.D$1])*1000000" office:value-type="float" office:value="0.268288" calcext:value-type="float">
            <text:p>0.2683</text:p>
          </table:table-cell>
          <table:table-cell table:formula="of:=[.E33]/([.E$1]*[.E$1])*1000000" office:value-type="float" office:value="0.218144" calcext:value-type="float">
            <text:p>0.2181</text:p>
          </table:table-cell>
          <table:table-cell table:formula="of:=[.F33]/([.F$1]*[.F$1])*1000000" office:value-type="float" office:value="0.21490688" calcext:value-type="float">
            <text:p>0.2149</text:p>
          </table:table-cell>
          <table:table-cell table:formula="of:=[.G33]/([.G$1]*[.G$1])*1000000" office:value-type="float" office:value="0.24986626" calcext:value-type="float">
            <text:p>0.2499</text:p>
          </table:table-cell>
          <table:table-cell table:formula="of:=[.H33]/([.H$1]*[.H$1])*1000000" office:value-type="float" office:value="0.2115769575" calcext:value-type="float">
            <text:p>0.211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72704" calcext:value-type="float">
            <text:p>0.72704</text:p>
          </table:table-cell>
          <table:table-cell office:value-type="float" office:value="1.511432" calcext:value-type="float">
            <text:p>1.511432</text:p>
          </table:table-cell>
          <table:table-cell office:value-type="float" office:value="2.636296" calcext:value-type="float">
            <text:p>2.636296</text:p>
          </table:table-cell>
          <table:table-cell office:value-type="float" office:value="3.907328" calcext:value-type="float">
            <text:p>3.907328</text:p>
          </table:table-cell>
          <table:table-cell office:value-type="float" office:value="6.562816" calcext:value-type="float">
            <text:p>6.562816</text:p>
          </table:table-cell>
          <table:table-cell office:value-type="float" office:value="25.484545" calcext:value-type="float">
            <text:p>25.484545</text:p>
          </table:table-cell>
          <table:table-cell office:value-type="float" office:value="92.262146" calcext:value-type="float">
            <text:p>92.262146</text:p>
          </table:table-cell>
          <table:table-cell/>
          <table:table-cell table:formula="of:=[.B34]/([.B$1]*[.B$1])*1000000" office:value-type="float" office:value="0.72704" calcext:value-type="float">
            <text:p>0.7270</text:p>
          </table:table-cell>
          <table:table-cell table:formula="of:=[.C34]/([.C$1]*[.C$1])*1000000" office:value-type="float" office:value="0.377858" calcext:value-type="float">
            <text:p>0.3779</text:p>
          </table:table-cell>
          <table:table-cell table:formula="of:=[.D34]/([.D$1]*[.D$1])*1000000" office:value-type="float" office:value="0.292921777777778" calcext:value-type="float">
            <text:p>0.2929</text:p>
          </table:table-cell>
          <table:table-cell table:formula="of:=[.E34]/([.E$1]*[.E$1])*1000000" office:value-type="float" office:value="0.244208" calcext:value-type="float">
            <text:p>0.2442</text:p>
          </table:table-cell>
          <table:table-cell table:formula="of:=[.F34]/([.F$1]*[.F$1])*1000000" office:value-type="float" office:value="0.26251264" calcext:value-type="float">
            <text:p>0.2625</text:p>
          </table:table-cell>
          <table:table-cell table:formula="of:=[.G34]/([.G$1]*[.G$1])*1000000" office:value-type="float" office:value="0.25484545" calcext:value-type="float">
            <text:p>0.2548</text:p>
          </table:table-cell>
          <table:table-cell table:formula="of:=[.H34]/([.H$1]*[.H$1])*1000000" office:value-type="float" office:value="0.230655365" calcext:value-type="float">
            <text:p>0.230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726544" calcext:value-type="float">
            <text:p>0.726544</text:p>
          </table:table-cell>
          <table:table-cell office:value-type="float" office:value="1.5122" calcext:value-type="float">
            <text:p>1.5122</text:p>
          </table:table-cell>
          <table:table-cell office:value-type="float" office:value="2.637816" calcext:value-type="float">
            <text:p>2.637816</text:p>
          </table:table-cell>
          <table:table-cell office:value-type="float" office:value="3.906816" calcext:value-type="float">
            <text:p>3.906816</text:p>
          </table:table-cell>
          <table:table-cell office:value-type="float" office:value="6.563072" calcext:value-type="float">
            <text:p>6.563072</text:p>
          </table:table-cell>
          <table:table-cell office:value-type="float" office:value="24.326145" calcext:value-type="float">
            <text:p>24.326145</text:p>
          </table:table-cell>
          <table:table-cell office:value-type="float" office:value="90.158073" calcext:value-type="float">
            <text:p>90.158073</text:p>
          </table:table-cell>
          <table:table-cell/>
          <table:table-cell table:formula="of:=[.B35]/([.B$1]*[.B$1])*1000000" office:value-type="float" office:value="0.726544" calcext:value-type="float">
            <text:p>0.7265</text:p>
          </table:table-cell>
          <table:table-cell table:formula="of:=[.C35]/([.C$1]*[.C$1])*1000000" office:value-type="float" office:value="0.37805" calcext:value-type="float">
            <text:p>0.3781</text:p>
          </table:table-cell>
          <table:table-cell table:formula="of:=[.D35]/([.D$1]*[.D$1])*1000000" office:value-type="float" office:value="0.293090666666667" calcext:value-type="float">
            <text:p>0.2931</text:p>
          </table:table-cell>
          <table:table-cell table:formula="of:=[.E35]/([.E$1]*[.E$1])*1000000" office:value-type="float" office:value="0.244176" calcext:value-type="float">
            <text:p>0.2442</text:p>
          </table:table-cell>
          <table:table-cell table:formula="of:=[.F35]/([.F$1]*[.F$1])*1000000" office:value-type="float" office:value="0.26252288" calcext:value-type="float">
            <text:p>0.2625</text:p>
          </table:table-cell>
          <table:table-cell table:formula="of:=[.G35]/([.G$1]*[.G$1])*1000000" office:value-type="float" office:value="0.24326145" calcext:value-type="float">
            <text:p>0.2433</text:p>
          </table:table-cell>
          <table:table-cell table:formula="of:=[.H35]/([.H$1]*[.H$1])*1000000" office:value-type="float" office:value="0.2253951825" calcext:value-type="float">
            <text:p>0.225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72552" calcext:value-type="float">
            <text:p>0.72552</text:p>
          </table:table-cell>
          <table:table-cell office:value-type="float" office:value="1.507328" calcext:value-type="float">
            <text:p>1.507328</text:p>
          </table:table-cell>
          <table:table-cell office:value-type="float" office:value="2.67364" calcext:value-type="float">
            <text:p>2.67364</text:p>
          </table:table-cell>
          <table:table-cell office:value-type="float" office:value="3.90656" calcext:value-type="float">
            <text:p>3.90656</text:p>
          </table:table-cell>
          <table:table-cell office:value-type="float" office:value="6.541568" calcext:value-type="float">
            <text:p>6.541568</text:p>
          </table:table-cell>
          <table:table-cell office:value-type="float" office:value="24.336897" calcext:value-type="float">
            <text:p>24.336897</text:p>
          </table:table-cell>
          <table:table-cell office:value-type="float" office:value="88.732414" calcext:value-type="float">
            <text:p>88.732414</text:p>
          </table:table-cell>
          <table:table-cell/>
          <table:table-cell table:formula="of:=[.B36]/([.B$1]*[.B$1])*1000000" office:value-type="float" office:value="0.72552" calcext:value-type="float">
            <text:p>0.7255</text:p>
          </table:table-cell>
          <table:table-cell table:formula="of:=[.C36]/([.C$1]*[.C$1])*1000000" office:value-type="float" office:value="0.376832" calcext:value-type="float">
            <text:p>0.3768</text:p>
          </table:table-cell>
          <table:table-cell table:formula="of:=[.D36]/([.D$1]*[.D$1])*1000000" office:value-type="float" office:value="0.297071111111111" calcext:value-type="float">
            <text:p>0.2971</text:p>
          </table:table-cell>
          <table:table-cell table:formula="of:=[.E36]/([.E$1]*[.E$1])*1000000" office:value-type="float" office:value="0.24416" calcext:value-type="float">
            <text:p>0.2442</text:p>
          </table:table-cell>
          <table:table-cell table:formula="of:=[.F36]/([.F$1]*[.F$1])*1000000" office:value-type="float" office:value="0.26166272" calcext:value-type="float">
            <text:p>0.2617</text:p>
          </table:table-cell>
          <table:table-cell table:formula="of:=[.G36]/([.G$1]*[.G$1])*1000000" office:value-type="float" office:value="0.24336897" calcext:value-type="float">
            <text:p>0.2434</text:p>
          </table:table-cell>
          <table:table-cell table:formula="of:=[.H36]/([.H$1]*[.H$1])*1000000" office:value-type="float" office:value="0.221831035" calcext:value-type="float">
            <text:p>0.221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725248" calcext:value-type="float">
            <text:p>0.725248</text:p>
          </table:table-cell>
          <table:table-cell office:value-type="float" office:value="1.506032" calcext:value-type="float">
            <text:p>1.506032</text:p>
          </table:table-cell>
          <table:table-cell office:value-type="float" office:value="2.635776" calcext:value-type="float">
            <text:p>2.635776</text:p>
          </table:table-cell>
          <table:table-cell office:value-type="float" office:value="3.908608" calcext:value-type="float">
            <text:p>3.908608</text:p>
          </table:table-cell>
          <table:table-cell office:value-type="float" office:value="6.575872" calcext:value-type="float">
            <text:p>6.575872</text:p>
          </table:table-cell>
          <table:table-cell office:value-type="float" office:value="24.338177" calcext:value-type="float">
            <text:p>24.338177</text:p>
          </table:table-cell>
          <table:table-cell office:value-type="float" office:value="86.693634" calcext:value-type="float">
            <text:p>86.693634</text:p>
          </table:table-cell>
          <table:table-cell/>
          <table:table-cell table:formula="of:=[.B37]/([.B$1]*[.B$1])*1000000" office:value-type="float" office:value="0.725248" calcext:value-type="float">
            <text:p>0.7252</text:p>
          </table:table-cell>
          <table:table-cell table:formula="of:=[.C37]/([.C$1]*[.C$1])*1000000" office:value-type="float" office:value="0.376508" calcext:value-type="float">
            <text:p>0.3765</text:p>
          </table:table-cell>
          <table:table-cell table:formula="of:=[.D37]/([.D$1]*[.D$1])*1000000" office:value-type="float" office:value="0.292864" calcext:value-type="float">
            <text:p>0.2929</text:p>
          </table:table-cell>
          <table:table-cell table:formula="of:=[.E37]/([.E$1]*[.E$1])*1000000" office:value-type="float" office:value="0.244288" calcext:value-type="float">
            <text:p>0.2443</text:p>
          </table:table-cell>
          <table:table-cell table:formula="of:=[.F37]/([.F$1]*[.F$1])*1000000" office:value-type="float" office:value="0.26303488" calcext:value-type="float">
            <text:p>0.2630</text:p>
          </table:table-cell>
          <table:table-cell table:formula="of:=[.G37]/([.G$1]*[.G$1])*1000000" office:value-type="float" office:value="0.24338177" calcext:value-type="float">
            <text:p>0.2434</text:p>
          </table:table-cell>
          <table:table-cell table:formula="of:=[.H37]/([.H$1]*[.H$1])*1000000" office:value-type="float" office:value="0.216734085" calcext:value-type="float">
            <text:p>0.216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726784" calcext:value-type="float">
            <text:p>0.726784</text:p>
          </table:table-cell>
          <table:table-cell office:value-type="float" office:value="1.510424" calcext:value-type="float">
            <text:p>1.510424</text:p>
          </table:table-cell>
          <table:table-cell office:value-type="float" office:value="2.90148" calcext:value-type="float">
            <text:p>2.90148</text:p>
          </table:table-cell>
          <table:table-cell office:value-type="float" office:value="4.365824" calcext:value-type="float">
            <text:p>4.365824</text:p>
          </table:table-cell>
          <table:table-cell office:value-type="float" office:value="7.01184" calcext:value-type="float">
            <text:p>7.01184</text:p>
          </table:table-cell>
          <table:table-cell office:value-type="float" office:value="25.009151" calcext:value-type="float">
            <text:p>25.009151</text:p>
          </table:table-cell>
          <table:table-cell office:value-type="float" office:value="93.0112" calcext:value-type="float">
            <text:p>93.0112</text:p>
          </table:table-cell>
          <table:table-cell/>
          <table:table-cell table:formula="of:=[.B38]/([.B$1]*[.B$1])*1000000" office:value-type="float" office:value="0.726784" calcext:value-type="float">
            <text:p>0.7268</text:p>
          </table:table-cell>
          <table:table-cell table:formula="of:=[.C38]/([.C$1]*[.C$1])*1000000" office:value-type="float" office:value="0.377606" calcext:value-type="float">
            <text:p>0.3776</text:p>
          </table:table-cell>
          <table:table-cell table:formula="of:=[.D38]/([.D$1]*[.D$1])*1000000" office:value-type="float" office:value="0.322386666666667" calcext:value-type="float">
            <text:p>0.3224</text:p>
          </table:table-cell>
          <table:table-cell table:formula="of:=[.E38]/([.E$1]*[.E$1])*1000000" office:value-type="float" office:value="0.272864" calcext:value-type="float">
            <text:p>0.2729</text:p>
          </table:table-cell>
          <table:table-cell table:formula="of:=[.F38]/([.F$1]*[.F$1])*1000000" office:value-type="float" office:value="0.2804736" calcext:value-type="float">
            <text:p>0.2805</text:p>
          </table:table-cell>
          <table:table-cell table:formula="of:=[.G38]/([.G$1]*[.G$1])*1000000" office:value-type="float" office:value="0.25009151" calcext:value-type="float">
            <text:p>0.2501</text:p>
          </table:table-cell>
          <table:table-cell table:formula="of:=[.H38]/([.H$1]*[.H$1])*1000000" office:value-type="float" office:value="0.232528" calcext:value-type="float">
            <text:p>0.232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72652" calcext:value-type="float">
            <text:p>0.72652</text:p>
          </table:table-cell>
          <table:table-cell office:value-type="float" office:value="1.511192" calcext:value-type="float">
            <text:p>1.511192</text:p>
          </table:table-cell>
          <table:table-cell office:value-type="float" office:value="2.899192" calcext:value-type="float">
            <text:p>2.899192</text:p>
          </table:table-cell>
          <table:table-cell office:value-type="float" office:value="4.401152" calcext:value-type="float">
            <text:p>4.401152</text:p>
          </table:table-cell>
          <table:table-cell office:value-type="float" office:value="7.035648" calcext:value-type="float">
            <text:p>7.035648</text:p>
          </table:table-cell>
          <table:table-cell office:value-type="float" office:value="24.091391" calcext:value-type="float">
            <text:p>24.091391</text:p>
          </table:table-cell>
          <table:table-cell office:value-type="float" office:value="90.97139" calcext:value-type="float">
            <text:p>90.97139</text:p>
          </table:table-cell>
          <table:table-cell/>
          <table:table-cell table:formula="of:=[.B39]/([.B$1]*[.B$1])*1000000" office:value-type="float" office:value="0.72652" calcext:value-type="float">
            <text:p>0.7265</text:p>
          </table:table-cell>
          <table:table-cell table:formula="of:=[.C39]/([.C$1]*[.C$1])*1000000" office:value-type="float" office:value="0.377798" calcext:value-type="float">
            <text:p>0.3778</text:p>
          </table:table-cell>
          <table:table-cell table:formula="of:=[.D39]/([.D$1]*[.D$1])*1000000" office:value-type="float" office:value="0.322132444444444" calcext:value-type="float">
            <text:p>0.3221</text:p>
          </table:table-cell>
          <table:table-cell table:formula="of:=[.E39]/([.E$1]*[.E$1])*1000000" office:value-type="float" office:value="0.275072" calcext:value-type="float">
            <text:p>0.2751</text:p>
          </table:table-cell>
          <table:table-cell table:formula="of:=[.F39]/([.F$1]*[.F$1])*1000000" office:value-type="float" office:value="0.28142592" calcext:value-type="float">
            <text:p>0.2814</text:p>
          </table:table-cell>
          <table:table-cell table:formula="of:=[.G39]/([.G$1]*[.G$1])*1000000" office:value-type="float" office:value="0.24091391" calcext:value-type="float">
            <text:p>0.2409</text:p>
          </table:table-cell>
          <table:table-cell table:formula="of:=[.H39]/([.H$1]*[.H$1])*1000000" office:value-type="float" office:value="0.227428475" calcext:value-type="float">
            <text:p>0.227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726032" calcext:value-type="float">
            <text:p>0.726032</text:p>
          </table:table-cell>
          <table:table-cell office:value-type="float" office:value="1.506568" calcext:value-type="float">
            <text:p>1.506568</text:p>
          </table:table-cell>
          <table:table-cell office:value-type="float" office:value="2.903064" calcext:value-type="float">
            <text:p>2.903064</text:p>
          </table:table-cell>
          <table:table-cell office:value-type="float" office:value="4.342016" calcext:value-type="float">
            <text:p>4.342016</text:p>
          </table:table-cell>
          <table:table-cell office:value-type="float" office:value="7.057664" calcext:value-type="float">
            <text:p>7.057664</text:p>
          </table:table-cell>
          <table:table-cell office:value-type="float" office:value="26.45632" calcext:value-type="float">
            <text:p>26.45632</text:p>
          </table:table-cell>
          <table:table-cell office:value-type="float" office:value="90.465279" calcext:value-type="float">
            <text:p>90.465279</text:p>
          </table:table-cell>
          <table:table-cell/>
          <table:table-cell table:formula="of:=[.B40]/([.B$1]*[.B$1])*1000000" office:value-type="float" office:value="0.726032" calcext:value-type="float">
            <text:p>0.7260</text:p>
          </table:table-cell>
          <table:table-cell table:formula="of:=[.C40]/([.C$1]*[.C$1])*1000000" office:value-type="float" office:value="0.376642" calcext:value-type="float">
            <text:p>0.3766</text:p>
          </table:table-cell>
          <table:table-cell table:formula="of:=[.D40]/([.D$1]*[.D$1])*1000000" office:value-type="float" office:value="0.322562666666667" calcext:value-type="float">
            <text:p>0.3226</text:p>
          </table:table-cell>
          <table:table-cell table:formula="of:=[.E40]/([.E$1]*[.E$1])*1000000" office:value-type="float" office:value="0.271376" calcext:value-type="float">
            <text:p>0.2714</text:p>
          </table:table-cell>
          <table:table-cell table:formula="of:=[.F40]/([.F$1]*[.F$1])*1000000" office:value-type="float" office:value="0.28230656" calcext:value-type="float">
            <text:p>0.2823</text:p>
          </table:table-cell>
          <table:table-cell table:formula="of:=[.G40]/([.G$1]*[.G$1])*1000000" office:value-type="float" office:value="0.2645632" calcext:value-type="float">
            <text:p>0.2646</text:p>
          </table:table-cell>
          <table:table-cell table:formula="of:=[.H40]/([.H$1]*[.H$1])*1000000" office:value-type="float" office:value="0.2261631975" calcext:value-type="float">
            <text:p>0.226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726008" calcext:value-type="float">
            <text:p>0.726008</text:p>
          </table:table-cell>
          <table:table-cell office:value-type="float" office:value="1.5058" calcext:value-type="float">
            <text:p>1.5058</text:p>
          </table:table-cell>
          <table:table-cell office:value-type="float" office:value="2.905864" calcext:value-type="float">
            <text:p>2.905864</text:p>
          </table:table-cell>
          <table:table-cell office:value-type="float" office:value="4.360704" calcext:value-type="float">
            <text:p>4.360704</text:p>
          </table:table-cell>
          <table:table-cell office:value-type="float" office:value="5.466368" calcext:value-type="float">
            <text:p>5.466368</text:p>
          </table:table-cell>
          <table:table-cell office:value-type="float" office:value="24.716545" calcext:value-type="float">
            <text:p>24.716545</text:p>
          </table:table-cell>
          <table:table-cell office:value-type="float" office:value="90.419968" calcext:value-type="float">
            <text:p>90.419968</text:p>
          </table:table-cell>
          <table:table-cell/>
          <table:table-cell table:formula="of:=[.B41]/([.B$1]*[.B$1])*1000000" office:value-type="float" office:value="0.726008" calcext:value-type="float">
            <text:p>0.7260</text:p>
          </table:table-cell>
          <table:table-cell table:formula="of:=[.C41]/([.C$1]*[.C$1])*1000000" office:value-type="float" office:value="0.37645" calcext:value-type="float">
            <text:p>0.3765</text:p>
          </table:table-cell>
          <table:table-cell table:formula="of:=[.D41]/([.D$1]*[.D$1])*1000000" office:value-type="float" office:value="0.322873777777778" calcext:value-type="float">
            <text:p>0.3229</text:p>
          </table:table-cell>
          <table:table-cell table:formula="of:=[.E41]/([.E$1]*[.E$1])*1000000" office:value-type="float" office:value="0.272544" calcext:value-type="float">
            <text:p>0.2725</text:p>
          </table:table-cell>
          <table:table-cell table:formula="of:=[.F41]/([.F$1]*[.F$1])*1000000" office:value-type="float" office:value="0.21865472" calcext:value-type="float">
            <text:p>0.2187</text:p>
          </table:table-cell>
          <table:table-cell table:formula="of:=[.G41]/([.G$1]*[.G$1])*1000000" office:value-type="float" office:value="0.24716545" calcext:value-type="float">
            <text:p>0.2472</text:p>
          </table:table-cell>
          <table:table-cell table:formula="of:=[.H41]/([.H$1]*[.H$1])*1000000" office:value-type="float" office:value="0.22604992" calcext:value-type="float">
            <text:p>0.226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72628" calcext:value-type="float">
            <text:p>0.72628</text:p>
          </table:table-cell>
          <table:table-cell office:value-type="float" office:value="1.611264" calcext:value-type="float">
            <text:p>1.611264</text:p>
          </table:table-cell>
          <table:table-cell office:value-type="float" office:value="3.222552" calcext:value-type="float">
            <text:p>3.222552</text:p>
          </table:table-cell>
          <table:table-cell office:value-type="float" office:value="4.883712" calcext:value-type="float">
            <text:p>4.883712</text:p>
          </table:table-cell>
          <table:table-cell office:value-type="float" office:value="6.121984" calcext:value-type="float">
            <text:p>6.121984</text:p>
          </table:table-cell>
          <table:table-cell office:value-type="float" office:value="23.319296" calcext:value-type="float">
            <text:p>23.319296</text:p>
          </table:table-cell>
          <table:table-cell office:value-type="float" office:value="96.824066" calcext:value-type="float">
            <text:p>96.824066</text:p>
          </table:table-cell>
          <table:table-cell/>
          <table:table-cell table:formula="of:=[.B42]/([.B$1]*[.B$1])*1000000" office:value-type="float" office:value="0.72628" calcext:value-type="float">
            <text:p>0.7263</text:p>
          </table:table-cell>
          <table:table-cell table:formula="of:=[.C42]/([.C$1]*[.C$1])*1000000" office:value-type="float" office:value="0.402816" calcext:value-type="float">
            <text:p>0.4028</text:p>
          </table:table-cell>
          <table:table-cell table:formula="of:=[.D42]/([.D$1]*[.D$1])*1000000" office:value-type="float" office:value="0.358061333333333" calcext:value-type="float">
            <text:p>0.3581</text:p>
          </table:table-cell>
          <table:table-cell table:formula="of:=[.E42]/([.E$1]*[.E$1])*1000000" office:value-type="float" office:value="0.305232" calcext:value-type="float">
            <text:p>0.3052</text:p>
          </table:table-cell>
          <table:table-cell table:formula="of:=[.F42]/([.F$1]*[.F$1])*1000000" office:value-type="float" office:value="0.24487936" calcext:value-type="float">
            <text:p>0.2449</text:p>
          </table:table-cell>
          <table:table-cell table:formula="of:=[.G42]/([.G$1]*[.G$1])*1000000" office:value-type="float" office:value="0.23319296" calcext:value-type="float">
            <text:p>0.2332</text:p>
          </table:table-cell>
          <table:table-cell table:formula="of:=[.H42]/([.H$1]*[.H$1])*1000000" office:value-type="float" office:value="0.242060165" calcext:value-type="float">
            <text:p>0.242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726528" calcext:value-type="float">
            <text:p>0.726528</text:p>
          </table:table-cell>
          <table:table-cell office:value-type="float" office:value="1.611776" calcext:value-type="float">
            <text:p>1.611776</text:p>
          </table:table-cell>
          <table:table-cell office:value-type="float" office:value="3.220752" calcext:value-type="float">
            <text:p>3.220752</text:p>
          </table:table-cell>
          <table:table-cell office:value-type="float" office:value="3.877376" calcext:value-type="float">
            <text:p>3.877376</text:p>
          </table:table-cell>
          <table:table-cell office:value-type="float" office:value="6.106112" calcext:value-type="float">
            <text:p>6.106112</text:p>
          </table:table-cell>
          <table:table-cell office:value-type="float" office:value="23.320065" calcext:value-type="float">
            <text:p>23.320065</text:p>
          </table:table-cell>
          <table:table-cell office:value-type="float" office:value="88.668159" calcext:value-type="float">
            <text:p>88.668159</text:p>
          </table:table-cell>
          <table:table-cell/>
          <table:table-cell table:formula="of:=[.B43]/([.B$1]*[.B$1])*1000000" office:value-type="float" office:value="0.726528" calcext:value-type="float">
            <text:p>0.7265</text:p>
          </table:table-cell>
          <table:table-cell table:formula="of:=[.C43]/([.C$1]*[.C$1])*1000000" office:value-type="float" office:value="0.402944" calcext:value-type="float">
            <text:p>0.4029</text:p>
          </table:table-cell>
          <table:table-cell table:formula="of:=[.D43]/([.D$1]*[.D$1])*1000000" office:value-type="float" office:value="0.357861333333333" calcext:value-type="float">
            <text:p>0.3579</text:p>
          </table:table-cell>
          <table:table-cell table:formula="of:=[.E43]/([.E$1]*[.E$1])*1000000" office:value-type="float" office:value="0.242336" calcext:value-type="float">
            <text:p>0.2423</text:p>
          </table:table-cell>
          <table:table-cell table:formula="of:=[.F43]/([.F$1]*[.F$1])*1000000" office:value-type="float" office:value="0.24424448" calcext:value-type="float">
            <text:p>0.2442</text:p>
          </table:table-cell>
          <table:table-cell table:formula="of:=[.G43]/([.G$1]*[.G$1])*1000000" office:value-type="float" office:value="0.23320065" calcext:value-type="float">
            <text:p>0.2332</text:p>
          </table:table-cell>
          <table:table-cell table:formula="of:=[.H43]/([.H$1]*[.H$1])*1000000" office:value-type="float" office:value="0.2216703975" calcext:value-type="float">
            <text:p>0.221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726008" calcext:value-type="float">
            <text:p>0.726008</text:p>
          </table:table-cell>
          <table:table-cell office:value-type="float" office:value="1.611008" calcext:value-type="float">
            <text:p>1.611008</text:p>
          </table:table-cell>
          <table:table-cell office:value-type="float" office:value="3.22868" calcext:value-type="float">
            <text:p>3.22868</text:p>
          </table:table-cell>
          <table:table-cell office:value-type="float" office:value="3.909632" calcext:value-type="float">
            <text:p>3.909632</text:p>
          </table:table-cell>
          <table:table-cell office:value-type="float" office:value="6.10944" calcext:value-type="float">
            <text:p>6.10944</text:p>
          </table:table-cell>
          <table:table-cell office:value-type="float" office:value="23.371008" calcext:value-type="float">
            <text:p>23.371008</text:p>
          </table:table-cell>
          <table:table-cell office:value-type="float" office:value="88.046593" calcext:value-type="float">
            <text:p>88.046593</text:p>
          </table:table-cell>
          <table:table-cell/>
          <table:table-cell table:formula="of:=[.B44]/([.B$1]*[.B$1])*1000000" office:value-type="float" office:value="0.726008" calcext:value-type="float">
            <text:p>0.7260</text:p>
          </table:table-cell>
          <table:table-cell table:formula="of:=[.C44]/([.C$1]*[.C$1])*1000000" office:value-type="float" office:value="0.402752" calcext:value-type="float">
            <text:p>0.4028</text:p>
          </table:table-cell>
          <table:table-cell table:formula="of:=[.D44]/([.D$1]*[.D$1])*1000000" office:value-type="float" office:value="0.358742222222222" calcext:value-type="float">
            <text:p>0.3587</text:p>
          </table:table-cell>
          <table:table-cell table:formula="of:=[.E44]/([.E$1]*[.E$1])*1000000" office:value-type="float" office:value="0.244352" calcext:value-type="float">
            <text:p>0.2444</text:p>
          </table:table-cell>
          <table:table-cell table:formula="of:=[.F44]/([.F$1]*[.F$1])*1000000" office:value-type="float" office:value="0.2443776" calcext:value-type="float">
            <text:p>0.2444</text:p>
          </table:table-cell>
          <table:table-cell table:formula="of:=[.G44]/([.G$1]*[.G$1])*1000000" office:value-type="float" office:value="0.23371008" calcext:value-type="float">
            <text:p>0.2337</text:p>
          </table:table-cell>
          <table:table-cell table:formula="of:=[.H44]/([.H$1]*[.H$1])*1000000" office:value-type="float" office:value="0.2201164825" calcext:value-type="float">
            <text:p>0.220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725784" calcext:value-type="float">
            <text:p>0.725784</text:p>
          </table:table-cell>
          <table:table-cell office:value-type="float" office:value="1.611776" calcext:value-type="float">
            <text:p>1.611776</text:p>
          </table:table-cell>
          <table:table-cell office:value-type="float" office:value="3.240952" calcext:value-type="float">
            <text:p>3.240952</text:p>
          </table:table-cell>
          <table:table-cell office:value-type="float" office:value="3.907328" calcext:value-type="float">
            <text:p>3.907328</text:p>
          </table:table-cell>
          <table:table-cell office:value-type="float" office:value="6.108928" calcext:value-type="float">
            <text:p>6.108928</text:p>
          </table:table-cell>
          <table:table-cell office:value-type="float" office:value="23.374081" calcext:value-type="float">
            <text:p>23.374081</text:p>
          </table:table-cell>
          <table:table-cell office:value-type="float" office:value="87.892471" calcext:value-type="float">
            <text:p>87.892471</text:p>
          </table:table-cell>
          <table:table-cell/>
          <table:table-cell table:formula="of:=[.B45]/([.B$1]*[.B$1])*1000000" office:value-type="float" office:value="0.725784" calcext:value-type="float">
            <text:p>0.7258</text:p>
          </table:table-cell>
          <table:table-cell table:formula="of:=[.C45]/([.C$1]*[.C$1])*1000000" office:value-type="float" office:value="0.402944" calcext:value-type="float">
            <text:p>0.4029</text:p>
          </table:table-cell>
          <table:table-cell table:formula="of:=[.D45]/([.D$1]*[.D$1])*1000000" office:value-type="float" office:value="0.360105777777778" calcext:value-type="float">
            <text:p>0.3601</text:p>
          </table:table-cell>
          <table:table-cell table:formula="of:=[.E45]/([.E$1]*[.E$1])*1000000" office:value-type="float" office:value="0.244208" calcext:value-type="float">
            <text:p>0.2442</text:p>
          </table:table-cell>
          <table:table-cell table:formula="of:=[.F45]/([.F$1]*[.F$1])*1000000" office:value-type="float" office:value="0.24435712" calcext:value-type="float">
            <text:p>0.2444</text:p>
          </table:table-cell>
          <table:table-cell table:formula="of:=[.G45]/([.G$1]*[.G$1])*1000000" office:value-type="float" office:value="0.23374081" calcext:value-type="float">
            <text:p>0.2337</text:p>
          </table:table-cell>
          <table:table-cell table:formula="of:=[.H45]/([.H$1]*[.H$1])*1000000" office:value-type="float" office:value="0.2197311775" calcext:value-type="float">
            <text:p>0.219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726264" calcext:value-type="float">
            <text:p>0.726264</text:p>
          </table:table-cell>
          <table:table-cell office:value-type="float" office:value="1.612792" calcext:value-type="float">
            <text:p>1.612792</text:p>
          </table:table-cell>
          <table:table-cell office:value-type="float" office:value="3.256312" calcext:value-type="float">
            <text:p>3.256312</text:p>
          </table:table-cell>
          <table:table-cell office:value-type="float" office:value="3.926272" calcext:value-type="float">
            <text:p>3.926272</text:p>
          </table:table-cell>
          <table:table-cell office:value-type="float" office:value="6.647808" calcext:value-type="float">
            <text:p>6.647808</text:p>
          </table:table-cell>
          <table:table-cell office:value-type="float" office:value="22.797056" calcext:value-type="float">
            <text:p>22.797056</text:p>
          </table:table-cell>
          <table:table-cell office:value-type="float" office:value="89.900543" calcext:value-type="float">
            <text:p>89.900543</text:p>
          </table:table-cell>
          <table:table-cell/>
          <table:table-cell table:formula="of:=[.B46]/([.B$1]*[.B$1])*1000000" office:value-type="float" office:value="0.726264" calcext:value-type="float">
            <text:p>0.7263</text:p>
          </table:table-cell>
          <table:table-cell table:formula="of:=[.C46]/([.C$1]*[.C$1])*1000000" office:value-type="float" office:value="0.403198" calcext:value-type="float">
            <text:p>0.4032</text:p>
          </table:table-cell>
          <table:table-cell table:formula="of:=[.D46]/([.D$1]*[.D$1])*1000000" office:value-type="float" office:value="0.361812444444444" calcext:value-type="float">
            <text:p>0.3618</text:p>
          </table:table-cell>
          <table:table-cell table:formula="of:=[.E46]/([.E$1]*[.E$1])*1000000" office:value-type="float" office:value="0.245392" calcext:value-type="float">
            <text:p>0.2454</text:p>
          </table:table-cell>
          <table:table-cell table:formula="of:=[.F46]/([.F$1]*[.F$1])*1000000" office:value-type="float" office:value="0.26591232" calcext:value-type="float">
            <text:p>0.2659</text:p>
          </table:table-cell>
          <table:table-cell table:formula="of:=[.G46]/([.G$1]*[.G$1])*1000000" office:value-type="float" office:value="0.22797056" calcext:value-type="float">
            <text:p>0.2280</text:p>
          </table:table-cell>
          <table:table-cell table:formula="of:=[.H46]/([.H$1]*[.H$1])*1000000" office:value-type="float" office:value="0.2247513575" calcext:value-type="float">
            <text:p>0.224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726256" calcext:value-type="float">
            <text:p>0.726256</text:p>
          </table:table-cell>
          <table:table-cell office:value-type="float" office:value="1.612024" calcext:value-type="float">
            <text:p>1.612024</text:p>
          </table:table-cell>
          <table:table-cell office:value-type="float" office:value="3.256048" calcext:value-type="float">
            <text:p>3.256048</text:p>
          </table:table-cell>
          <table:table-cell office:value-type="float" office:value="3.92448" calcext:value-type="float">
            <text:p>3.92448</text:p>
          </table:table-cell>
          <table:table-cell office:value-type="float" office:value="6.644736" calcext:value-type="float">
            <text:p>6.644736</text:p>
          </table:table-cell>
          <table:table-cell office:value-type="float" office:value="22.715904" calcext:value-type="float">
            <text:p>22.715904</text:p>
          </table:table-cell>
          <table:table-cell office:value-type="float" office:value="89.988617" calcext:value-type="float">
            <text:p>89.988617</text:p>
          </table:table-cell>
          <table:table-cell/>
          <table:table-cell table:formula="of:=[.B47]/([.B$1]*[.B$1])*1000000" office:value-type="float" office:value="0.726256" calcext:value-type="float">
            <text:p>0.7263</text:p>
          </table:table-cell>
          <table:table-cell table:formula="of:=[.C47]/([.C$1]*[.C$1])*1000000" office:value-type="float" office:value="0.403006" calcext:value-type="float">
            <text:p>0.4030</text:p>
          </table:table-cell>
          <table:table-cell table:formula="of:=[.D47]/([.D$1]*[.D$1])*1000000" office:value-type="float" office:value="0.361783111111111" calcext:value-type="float">
            <text:p>0.3618</text:p>
          </table:table-cell>
          <table:table-cell table:formula="of:=[.E47]/([.E$1]*[.E$1])*1000000" office:value-type="float" office:value="0.24528" calcext:value-type="float">
            <text:p>0.2453</text:p>
          </table:table-cell>
          <table:table-cell table:formula="of:=[.F47]/([.F$1]*[.F$1])*1000000" office:value-type="float" office:value="0.26578944" calcext:value-type="float">
            <text:p>0.2658</text:p>
          </table:table-cell>
          <table:table-cell table:formula="of:=[.G47]/([.G$1]*[.G$1])*1000000" office:value-type="float" office:value="0.22715904" calcext:value-type="float">
            <text:p>0.2272</text:p>
          </table:table-cell>
          <table:table-cell table:formula="of:=[.H47]/([.H$1]*[.H$1])*1000000" office:value-type="float" office:value="0.2249715425" calcext:value-type="float">
            <text:p>0.225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72576" calcext:value-type="float">
            <text:p>0.72576</text:p>
          </table:table-cell>
          <table:table-cell office:value-type="float" office:value="1.612024" calcext:value-type="float">
            <text:p>1.612024</text:p>
          </table:table-cell>
          <table:table-cell office:value-type="float" office:value="2.45172" calcext:value-type="float">
            <text:p>2.45172</text:p>
          </table:table-cell>
          <table:table-cell office:value-type="float" office:value="3.921408" calcext:value-type="float">
            <text:p>3.921408</text:p>
          </table:table-cell>
          <table:table-cell office:value-type="float" office:value="6.642432" calcext:value-type="float">
            <text:p>6.642432</text:p>
          </table:table-cell>
          <table:table-cell office:value-type="float" office:value="22.703615" calcext:value-type="float">
            <text:p>22.703615</text:p>
          </table:table-cell>
          <table:table-cell office:value-type="float" office:value="88.856323" calcext:value-type="float">
            <text:p>88.856323</text:p>
          </table:table-cell>
          <table:table-cell/>
          <table:table-cell table:formula="of:=[.B48]/([.B$1]*[.B$1])*1000000" office:value-type="float" office:value="0.72576" calcext:value-type="float">
            <text:p>0.7258</text:p>
          </table:table-cell>
          <table:table-cell table:formula="of:=[.C48]/([.C$1]*[.C$1])*1000000" office:value-type="float" office:value="0.403006" calcext:value-type="float">
            <text:p>0.4030</text:p>
          </table:table-cell>
          <table:table-cell table:formula="of:=[.D48]/([.D$1]*[.D$1])*1000000" office:value-type="float" office:value="0.272413333333333" calcext:value-type="float">
            <text:p>0.2724</text:p>
          </table:table-cell>
          <table:table-cell table:formula="of:=[.E48]/([.E$1]*[.E$1])*1000000" office:value-type="float" office:value="0.245088" calcext:value-type="float">
            <text:p>0.2451</text:p>
          </table:table-cell>
          <table:table-cell table:formula="of:=[.F48]/([.F$1]*[.F$1])*1000000" office:value-type="float" office:value="0.26569728" calcext:value-type="float">
            <text:p>0.2657</text:p>
          </table:table-cell>
          <table:table-cell table:formula="of:=[.G48]/([.G$1]*[.G$1])*1000000" office:value-type="float" office:value="0.22703615" calcext:value-type="float">
            <text:p>0.2270</text:p>
          </table:table-cell>
          <table:table-cell table:formula="of:=[.H48]/([.H$1]*[.H$1])*1000000" office:value-type="float" office:value="0.2221408075" calcext:value-type="float">
            <text:p>0.222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726256" calcext:value-type="float">
            <text:p>0.726256</text:p>
          </table:table-cell>
          <table:table-cell office:value-type="float" office:value="1.612552" calcext:value-type="float">
            <text:p>1.612552</text:p>
          </table:table-cell>
          <table:table-cell office:value-type="float" office:value="2.412824" calcext:value-type="float">
            <text:p>2.412824</text:p>
          </table:table-cell>
          <table:table-cell office:value-type="float" office:value="3.921152" calcext:value-type="float">
            <text:p>3.921152</text:p>
          </table:table-cell>
          <table:table-cell office:value-type="float" office:value="6.679296" calcext:value-type="float">
            <text:p>6.679296</text:p>
          </table:table-cell>
          <table:table-cell office:value-type="float" office:value="22.709248" calcext:value-type="float">
            <text:p>22.709248</text:p>
          </table:table-cell>
          <table:table-cell office:value-type="float" office:value="88.572159" calcext:value-type="float">
            <text:p>88.572159</text:p>
          </table:table-cell>
          <table:table-cell/>
          <table:table-cell table:formula="of:=[.B49]/([.B$1]*[.B$1])*1000000" office:value-type="float" office:value="0.726256" calcext:value-type="float">
            <text:p>0.7263</text:p>
          </table:table-cell>
          <table:table-cell table:formula="of:=[.C49]/([.C$1]*[.C$1])*1000000" office:value-type="float" office:value="0.403138" calcext:value-type="float">
            <text:p>0.4031</text:p>
          </table:table-cell>
          <table:table-cell table:formula="of:=[.D49]/([.D$1]*[.D$1])*1000000" office:value-type="float" office:value="0.268091555555556" calcext:value-type="float">
            <text:p>0.2681</text:p>
          </table:table-cell>
          <table:table-cell table:formula="of:=[.E49]/([.E$1]*[.E$1])*1000000" office:value-type="float" office:value="0.245072" calcext:value-type="float">
            <text:p>0.2451</text:p>
          </table:table-cell>
          <table:table-cell table:formula="of:=[.F49]/([.F$1]*[.F$1])*1000000" office:value-type="float" office:value="0.26717184" calcext:value-type="float">
            <text:p>0.2672</text:p>
          </table:table-cell>
          <table:table-cell table:formula="of:=[.G49]/([.G$1]*[.G$1])*1000000" office:value-type="float" office:value="0.22709248" calcext:value-type="float">
            <text:p>0.2271</text:p>
          </table:table-cell>
          <table:table-cell table:formula="of:=[.H49]/([.H$1]*[.H$1])*1000000" office:value-type="float" office:value="0.2214303975" calcext:value-type="float">
            <text:p>0.221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739048" calcext:value-type="float">
            <text:p>0.739048</text:p>
          </table:table-cell>
          <table:table-cell office:value-type="float" office:value="1.761032" calcext:value-type="float">
            <text:p>1.761032</text:p>
          </table:table-cell>
          <table:table-cell office:value-type="float" office:value="2.635528" calcext:value-type="float">
            <text:p>2.635528</text:p>
          </table:table-cell>
          <table:table-cell office:value-type="float" office:value="4.397056" calcext:value-type="float">
            <text:p>4.397056</text:p>
          </table:table-cell>
          <table:table-cell office:value-type="float" office:value="7.195904" calcext:value-type="float">
            <text:p>7.195904</text:p>
          </table:table-cell>
          <table:table-cell office:value-type="float" office:value="24.333822" calcext:value-type="float">
            <text:p>24.333822</text:p>
          </table:table-cell>
          <table:table-cell office:value-type="float" office:value="98.096893" calcext:value-type="float">
            <text:p>98.096893</text:p>
          </table:table-cell>
          <table:table-cell/>
          <table:table-cell table:formula="of:=[.B50]/([.B$1]*[.B$1])*1000000" office:value-type="float" office:value="0.739048" calcext:value-type="float">
            <text:p>0.7390</text:p>
          </table:table-cell>
          <table:table-cell table:formula="of:=[.C50]/([.C$1]*[.C$1])*1000000" office:value-type="float" office:value="0.440258" calcext:value-type="float">
            <text:p>0.4403</text:p>
          </table:table-cell>
          <table:table-cell table:formula="of:=[.D50]/([.D$1]*[.D$1])*1000000" office:value-type="float" office:value="0.292836444444444" calcext:value-type="float">
            <text:p>0.2928</text:p>
          </table:table-cell>
          <table:table-cell table:formula="of:=[.E50]/([.E$1]*[.E$1])*1000000" office:value-type="float" office:value="0.274816" calcext:value-type="float">
            <text:p>0.2748</text:p>
          </table:table-cell>
          <table:table-cell table:formula="of:=[.F50]/([.F$1]*[.F$1])*1000000" office:value-type="float" office:value="0.28783616" calcext:value-type="float">
            <text:p>0.2878</text:p>
          </table:table-cell>
          <table:table-cell table:formula="of:=[.G50]/([.G$1]*[.G$1])*1000000" office:value-type="float" office:value="0.24333822" calcext:value-type="float">
            <text:p>0.2433</text:p>
          </table:table-cell>
          <table:table-cell table:formula="of:=[.H50]/([.H$1]*[.H$1])*1000000" office:value-type="float" office:value="0.2452422325" calcext:value-type="float">
            <text:p>0.245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738328" calcext:value-type="float">
            <text:p>0.738328</text:p>
          </table:table-cell>
          <table:table-cell office:value-type="float" office:value="1.76128" calcext:value-type="float">
            <text:p>1.76128</text:p>
          </table:table-cell>
          <table:table-cell office:value-type="float" office:value="2.637056" calcext:value-type="float">
            <text:p>2.637056</text:p>
          </table:table-cell>
          <table:table-cell office:value-type="float" office:value="4.434432" calcext:value-type="float">
            <text:p>4.434432</text:p>
          </table:table-cell>
          <table:table-cell office:value-type="float" office:value="7.200511" calcext:value-type="float">
            <text:p>7.200511</text:p>
          </table:table-cell>
          <table:table-cell office:value-type="float" office:value="24.343807" calcext:value-type="float">
            <text:p>24.343807</text:p>
          </table:table-cell>
          <table:table-cell office:value-type="float" office:value="95.780098" calcext:value-type="float">
            <text:p>95.780098</text:p>
          </table:table-cell>
          <table:table-cell/>
          <table:table-cell table:formula="of:=[.B51]/([.B$1]*[.B$1])*1000000" office:value-type="float" office:value="0.738328" calcext:value-type="float">
            <text:p>0.7383</text:p>
          </table:table-cell>
          <table:table-cell table:formula="of:=[.C51]/([.C$1]*[.C$1])*1000000" office:value-type="float" office:value="0.44032" calcext:value-type="float">
            <text:p>0.4403</text:p>
          </table:table-cell>
          <table:table-cell table:formula="of:=[.D51]/([.D$1]*[.D$1])*1000000" office:value-type="float" office:value="0.293006222222222" calcext:value-type="float">
            <text:p>0.2930</text:p>
          </table:table-cell>
          <table:table-cell table:formula="of:=[.E51]/([.E$1]*[.E$1])*1000000" office:value-type="float" office:value="0.277152" calcext:value-type="float">
            <text:p>0.2772</text:p>
          </table:table-cell>
          <table:table-cell table:formula="of:=[.F51]/([.F$1]*[.F$1])*1000000" office:value-type="float" office:value="0.28802044" calcext:value-type="float">
            <text:p>0.2880</text:p>
          </table:table-cell>
          <table:table-cell table:formula="of:=[.G51]/([.G$1]*[.G$1])*1000000" office:value-type="float" office:value="0.24343807" calcext:value-type="float">
            <text:p>0.2434</text:p>
          </table:table-cell>
          <table:table-cell table:formula="of:=[.H51]/([.H$1]*[.H$1])*1000000" office:value-type="float" office:value="0.239450245" calcext:value-type="float">
            <text:p>0.239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738312" calcext:value-type="float">
            <text:p>0.738312</text:p>
          </table:table-cell>
          <table:table-cell office:value-type="float" office:value="1.757456" calcext:value-type="float">
            <text:p>1.757456</text:p>
          </table:table-cell>
          <table:table-cell office:value-type="float" office:value="2.637568" calcext:value-type="float">
            <text:p>2.637568</text:p>
          </table:table-cell>
          <table:table-cell office:value-type="float" office:value="4.398848" calcext:value-type="float">
            <text:p>4.398848</text:p>
          </table:table-cell>
          <table:table-cell office:value-type="float" office:value="7.212032" calcext:value-type="float">
            <text:p>7.212032</text:p>
          </table:table-cell>
          <table:table-cell office:value-type="float" office:value="24.379135" calcext:value-type="float">
            <text:p>24.379135</text:p>
          </table:table-cell>
          <table:table-cell office:value-type="float" office:value="96.568069" calcext:value-type="float">
            <text:p>96.568069</text:p>
          </table:table-cell>
          <table:table-cell/>
          <table:table-cell table:formula="of:=[.B52]/([.B$1]*[.B$1])*1000000" office:value-type="float" office:value="0.738312" calcext:value-type="float">
            <text:p>0.7383</text:p>
          </table:table-cell>
          <table:table-cell table:formula="of:=[.C52]/([.C$1]*[.C$1])*1000000" office:value-type="float" office:value="0.439364" calcext:value-type="float">
            <text:p>0.4394</text:p>
          </table:table-cell>
          <table:table-cell table:formula="of:=[.D52]/([.D$1]*[.D$1])*1000000" office:value-type="float" office:value="0.293063111111111" calcext:value-type="float">
            <text:p>0.2931</text:p>
          </table:table-cell>
          <table:table-cell table:formula="of:=[.E52]/([.E$1]*[.E$1])*1000000" office:value-type="float" office:value="0.274928" calcext:value-type="float">
            <text:p>0.2749</text:p>
          </table:table-cell>
          <table:table-cell table:formula="of:=[.F52]/([.F$1]*[.F$1])*1000000" office:value-type="float" office:value="0.28848128" calcext:value-type="float">
            <text:p>0.2885</text:p>
          </table:table-cell>
          <table:table-cell table:formula="of:=[.G52]/([.G$1]*[.G$1])*1000000" office:value-type="float" office:value="0.24379135" calcext:value-type="float">
            <text:p>0.2438</text:p>
          </table:table-cell>
          <table:table-cell table:formula="of:=[.H52]/([.H$1]*[.H$1])*1000000" office:value-type="float" office:value="0.2414201725" calcext:value-type="float">
            <text:p>0.241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73908" calcext:value-type="float">
            <text:p>0.73908</text:p>
          </table:table-cell>
          <table:table-cell office:value-type="float" office:value="1.759744" calcext:value-type="float">
            <text:p>1.759744</text:p>
          </table:table-cell>
          <table:table-cell office:value-type="float" office:value="2.640656" calcext:value-type="float">
            <text:p>2.640656</text:p>
          </table:table-cell>
          <table:table-cell office:value-type="float" office:value="4.40192" calcext:value-type="float">
            <text:p>4.40192</text:p>
          </table:table-cell>
          <table:table-cell office:value-type="float" office:value="7.204864" calcext:value-type="float">
            <text:p>7.204864</text:p>
          </table:table-cell>
          <table:table-cell office:value-type="float" office:value="24.394241" calcext:value-type="float">
            <text:p>24.394241</text:p>
          </table:table-cell>
          <table:table-cell office:value-type="float" office:value="92.711166" calcext:value-type="float">
            <text:p>92.711166</text:p>
          </table:table-cell>
          <table:table-cell/>
          <table:table-cell table:formula="of:=[.B53]/([.B$1]*[.B$1])*1000000" office:value-type="float" office:value="0.73908" calcext:value-type="float">
            <text:p>0.7391</text:p>
          </table:table-cell>
          <table:table-cell table:formula="of:=[.C53]/([.C$1]*[.C$1])*1000000" office:value-type="float" office:value="0.439936" calcext:value-type="float">
            <text:p>0.4399</text:p>
          </table:table-cell>
          <table:table-cell table:formula="of:=[.D53]/([.D$1]*[.D$1])*1000000" office:value-type="float" office:value="0.293406222222222" calcext:value-type="float">
            <text:p>0.2934</text:p>
          </table:table-cell>
          <table:table-cell table:formula="of:=[.E53]/([.E$1]*[.E$1])*1000000" office:value-type="float" office:value="0.27512" calcext:value-type="float">
            <text:p>0.2751</text:p>
          </table:table-cell>
          <table:table-cell table:formula="of:=[.F53]/([.F$1]*[.F$1])*1000000" office:value-type="float" office:value="0.28819456" calcext:value-type="float">
            <text:p>0.2882</text:p>
          </table:table-cell>
          <table:table-cell table:formula="of:=[.G53]/([.G$1]*[.G$1])*1000000" office:value-type="float" office:value="0.24394241" calcext:value-type="float">
            <text:p>0.2439</text:p>
          </table:table-cell>
          <table:table-cell table:formula="of:=[.H53]/([.H$1]*[.H$1])*1000000" office:value-type="float" office:value="0.231777915" calcext:value-type="float">
            <text:p>0.231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73984" calcext:value-type="float">
            <text:p>0.73984</text:p>
          </table:table-cell>
          <table:table-cell office:value-type="float" office:value="1.761816" calcext:value-type="float">
            <text:p>1.761816</text:p>
          </table:table-cell>
          <table:table-cell office:value-type="float" office:value="2.641152" calcext:value-type="float">
            <text:p>2.641152</text:p>
          </table:table-cell>
          <table:table-cell office:value-type="float" office:value="4.826624" calcext:value-type="float">
            <text:p>4.826624</text:p>
          </table:table-cell>
          <table:table-cell office:value-type="float" office:value="6.03264" calcext:value-type="float">
            <text:p>6.03264</text:p>
          </table:table-cell>
          <table:table-cell office:value-type="float" office:value="22.392063" calcext:value-type="float">
            <text:p>22.392063</text:p>
          </table:table-cell>
          <table:table-cell office:value-type="float" office:value="88.870651" calcext:value-type="float">
            <text:p>88.870651</text:p>
          </table:table-cell>
          <table:table-cell/>
          <table:table-cell table:formula="of:=[.B54]/([.B$1]*[.B$1])*1000000" office:value-type="float" office:value="0.73984" calcext:value-type="float">
            <text:p>0.7398</text:p>
          </table:table-cell>
          <table:table-cell table:formula="of:=[.C54]/([.C$1]*[.C$1])*1000000" office:value-type="float" office:value="0.440454" calcext:value-type="float">
            <text:p>0.4405</text:p>
          </table:table-cell>
          <table:table-cell table:formula="of:=[.D54]/([.D$1]*[.D$1])*1000000" office:value-type="float" office:value="0.293461333333333" calcext:value-type="float">
            <text:p>0.2935</text:p>
          </table:table-cell>
          <table:table-cell table:formula="of:=[.E54]/([.E$1]*[.E$1])*1000000" office:value-type="float" office:value="0.301664" calcext:value-type="float">
            <text:p>0.3017</text:p>
          </table:table-cell>
          <table:table-cell table:formula="of:=[.F54]/([.F$1]*[.F$1])*1000000" office:value-type="float" office:value="0.2413056" calcext:value-type="float">
            <text:p>0.2413</text:p>
          </table:table-cell>
          <table:table-cell table:formula="of:=[.G54]/([.G$1]*[.G$1])*1000000" office:value-type="float" office:value="0.22392063" calcext:value-type="float">
            <text:p>0.2239</text:p>
          </table:table-cell>
          <table:table-cell table:formula="of:=[.H54]/([.H$1]*[.H$1])*1000000" office:value-type="float" office:value="0.2221766275" calcext:value-type="float">
            <text:p>0.222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739056" calcext:value-type="float">
            <text:p>0.739056</text:p>
          </table:table-cell>
          <table:table-cell office:value-type="float" office:value="1.762056" calcext:value-type="float">
            <text:p>1.762056</text:p>
          </table:table-cell>
          <table:table-cell office:value-type="float" office:value="2.643456" calcext:value-type="float">
            <text:p>2.643456</text:p>
          </table:table-cell>
          <table:table-cell office:value-type="float" office:value="4.820736" calcext:value-type="float">
            <text:p>4.820736</text:p>
          </table:table-cell>
          <table:table-cell office:value-type="float" office:value="6.030335" calcext:value-type="float">
            <text:p>6.030335</text:p>
          </table:table-cell>
          <table:table-cell office:value-type="float" office:value="22.39616" calcext:value-type="float">
            <text:p>22.39616</text:p>
          </table:table-cell>
          <table:table-cell office:value-type="float" office:value="88.485886" calcext:value-type="float">
            <text:p>88.485886</text:p>
          </table:table-cell>
          <table:table-cell/>
          <table:table-cell table:formula="of:=[.B55]/([.B$1]*[.B$1])*1000000" office:value-type="float" office:value="0.739056" calcext:value-type="float">
            <text:p>0.7391</text:p>
          </table:table-cell>
          <table:table-cell table:formula="of:=[.C55]/([.C$1]*[.C$1])*1000000" office:value-type="float" office:value="0.440514" calcext:value-type="float">
            <text:p>0.4405</text:p>
          </table:table-cell>
          <table:table-cell table:formula="of:=[.D55]/([.D$1]*[.D$1])*1000000" office:value-type="float" office:value="0.293717333333333" calcext:value-type="float">
            <text:p>0.2937</text:p>
          </table:table-cell>
          <table:table-cell table:formula="of:=[.E55]/([.E$1]*[.E$1])*1000000" office:value-type="float" office:value="0.301296" calcext:value-type="float">
            <text:p>0.3013</text:p>
          </table:table-cell>
          <table:table-cell table:formula="of:=[.F55]/([.F$1]*[.F$1])*1000000" office:value-type="float" office:value="0.2412134" calcext:value-type="float">
            <text:p>0.2412</text:p>
          </table:table-cell>
          <table:table-cell table:formula="of:=[.G55]/([.G$1]*[.G$1])*1000000" office:value-type="float" office:value="0.2239616" calcext:value-type="float">
            <text:p>0.2240</text:p>
          </table:table-cell>
          <table:table-cell table:formula="of:=[.H55]/([.H$1]*[.H$1])*1000000" office:value-type="float" office:value="0.221214715" calcext:value-type="float">
            <text:p>0.221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738584" calcext:value-type="float">
            <text:p>0.738584</text:p>
          </table:table-cell>
          <table:table-cell office:value-type="float" office:value="1.760272" calcext:value-type="float">
            <text:p>1.760272</text:p>
          </table:table-cell>
          <table:table-cell office:value-type="float" office:value="2.640912" calcext:value-type="float">
            <text:p>2.640912</text:p>
          </table:table-cell>
          <table:table-cell office:value-type="float" office:value="4.831488" calcext:value-type="float">
            <text:p>4.831488</text:p>
          </table:table-cell>
          <table:table-cell office:value-type="float" office:value="6.04032" calcext:value-type="float">
            <text:p>6.04032</text:p>
          </table:table-cell>
          <table:table-cell office:value-type="float" office:value="22.395393" calcext:value-type="float">
            <text:p>22.395393</text:p>
          </table:table-cell>
          <table:table-cell office:value-type="float" office:value="88.555008" calcext:value-type="float">
            <text:p>88.555008</text:p>
          </table:table-cell>
          <table:table-cell/>
          <table:table-cell table:formula="of:=[.B56]/([.B$1]*[.B$1])*1000000" office:value-type="float" office:value="0.738584" calcext:value-type="float">
            <text:p>0.7386</text:p>
          </table:table-cell>
          <table:table-cell table:formula="of:=[.C56]/([.C$1]*[.C$1])*1000000" office:value-type="float" office:value="0.440068" calcext:value-type="float">
            <text:p>0.4401</text:p>
          </table:table-cell>
          <table:table-cell table:formula="of:=[.D56]/([.D$1]*[.D$1])*1000000" office:value-type="float" office:value="0.293434666666667" calcext:value-type="float">
            <text:p>0.2934</text:p>
          </table:table-cell>
          <table:table-cell table:formula="of:=[.E56]/([.E$1]*[.E$1])*1000000" office:value-type="float" office:value="0.301968" calcext:value-type="float">
            <text:p>0.3020</text:p>
          </table:table-cell>
          <table:table-cell table:formula="of:=[.F56]/([.F$1]*[.F$1])*1000000" office:value-type="float" office:value="0.2416128" calcext:value-type="float">
            <text:p>0.2416</text:p>
          </table:table-cell>
          <table:table-cell table:formula="of:=[.G56]/([.G$1]*[.G$1])*1000000" office:value-type="float" office:value="0.22395393" calcext:value-type="float">
            <text:p>0.2240</text:p>
          </table:table-cell>
          <table:table-cell table:formula="of:=[.H56]/([.H$1]*[.H$1])*1000000" office:value-type="float" office:value="0.22138752" calcext:value-type="float">
            <text:p>0.221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739344" calcext:value-type="float">
            <text:p>0.739344</text:p>
          </table:table-cell>
          <table:table-cell office:value-type="float" office:value="1.762328" calcext:value-type="float">
            <text:p>1.762328</text:p>
          </table:table-cell>
          <table:table-cell office:value-type="float" office:value="2.64344" calcext:value-type="float">
            <text:p>2.64344</text:p>
          </table:table-cell>
          <table:table-cell office:value-type="float" office:value="4.826112" calcext:value-type="float">
            <text:p>4.826112</text:p>
          </table:table-cell>
          <table:table-cell office:value-type="float" office:value="6.04032" calcext:value-type="float">
            <text:p>6.04032</text:p>
          </table:table-cell>
          <table:table-cell office:value-type="float" office:value="22.385408" calcext:value-type="float">
            <text:p>22.385408</text:p>
          </table:table-cell>
          <table:table-cell office:value-type="float" office:value="88.606972" calcext:value-type="float">
            <text:p>88.606972</text:p>
          </table:table-cell>
          <table:table-cell/>
          <table:table-cell table:formula="of:=[.B57]/([.B$1]*[.B$1])*1000000" office:value-type="float" office:value="0.739344" calcext:value-type="float">
            <text:p>0.7393</text:p>
          </table:table-cell>
          <table:table-cell table:formula="of:=[.C57]/([.C$1]*[.C$1])*1000000" office:value-type="float" office:value="0.440582" calcext:value-type="float">
            <text:p>0.4406</text:p>
          </table:table-cell>
          <table:table-cell table:formula="of:=[.D57]/([.D$1]*[.D$1])*1000000" office:value-type="float" office:value="0.293715555555556" calcext:value-type="float">
            <text:p>0.2937</text:p>
          </table:table-cell>
          <table:table-cell table:formula="of:=[.E57]/([.E$1]*[.E$1])*1000000" office:value-type="float" office:value="0.301632" calcext:value-type="float">
            <text:p>0.3016</text:p>
          </table:table-cell>
          <table:table-cell table:formula="of:=[.F57]/([.F$1]*[.F$1])*1000000" office:value-type="float" office:value="0.2416128" calcext:value-type="float">
            <text:p>0.2416</text:p>
          </table:table-cell>
          <table:table-cell table:formula="of:=[.G57]/([.G$1]*[.G$1])*1000000" office:value-type="float" office:value="0.22385408" calcext:value-type="float">
            <text:p>0.2239</text:p>
          </table:table-cell>
          <table:table-cell table:formula="of:=[.H57]/([.H$1]*[.H$1])*1000000" office:value-type="float" office:value="0.22151743" calcext:value-type="float">
            <text:p>0.221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739584" calcext:value-type="float">
            <text:p>0.739584</text:p>
          </table:table-cell>
          <table:table-cell office:value-type="float" office:value="1.94328" calcext:value-type="float">
            <text:p>1.94328</text:p>
          </table:table-cell>
          <table:table-cell office:value-type="float" office:value="2.925056" calcext:value-type="float">
            <text:p>2.925056</text:p>
          </table:table-cell>
          <table:table-cell office:value-type="float" office:value="5.238272" calcext:value-type="float">
            <text:p>5.238272</text:p>
          </table:table-cell>
          <table:table-cell office:value-type="float" office:value="6.508544" calcext:value-type="float">
            <text:p>6.508544</text:p>
          </table:table-cell>
          <table:table-cell office:value-type="float" office:value="24.302082" calcext:value-type="float">
            <text:p>24.302082</text:p>
          </table:table-cell>
          <table:table-cell office:value-type="float" office:value="94.603775" calcext:value-type="float">
            <text:p>94.603775</text:p>
          </table:table-cell>
          <table:table-cell/>
          <table:table-cell table:formula="of:=[.B58]/([.B$1]*[.B$1])*1000000" office:value-type="float" office:value="0.739584" calcext:value-type="float">
            <text:p>0.7396</text:p>
          </table:table-cell>
          <table:table-cell table:formula="of:=[.C58]/([.C$1]*[.C$1])*1000000" office:value-type="float" office:value="0.48582" calcext:value-type="float">
            <text:p>0.4858</text:p>
          </table:table-cell>
          <table:table-cell table:formula="of:=[.D58]/([.D$1]*[.D$1])*1000000" office:value-type="float" office:value="0.325006222222222" calcext:value-type="float">
            <text:p>0.3250</text:p>
          </table:table-cell>
          <table:table-cell table:formula="of:=[.E58]/([.E$1]*[.E$1])*1000000" office:value-type="float" office:value="0.327392" calcext:value-type="float">
            <text:p>0.3274</text:p>
          </table:table-cell>
          <table:table-cell table:formula="of:=[.F58]/([.F$1]*[.F$1])*1000000" office:value-type="float" office:value="0.26034176" calcext:value-type="float">
            <text:p>0.2603</text:p>
          </table:table-cell>
          <table:table-cell table:formula="of:=[.G58]/([.G$1]*[.G$1])*1000000" office:value-type="float" office:value="0.24302082" calcext:value-type="float">
            <text:p>0.2430</text:p>
          </table:table-cell>
          <table:table-cell table:formula="of:=[.H58]/([.H$1]*[.H$1])*1000000" office:value-type="float" office:value="0.2365094375" calcext:value-type="float">
            <text:p>0.236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738536" calcext:value-type="float">
            <text:p>0.738536</text:p>
          </table:table-cell>
          <table:table-cell office:value-type="float" office:value="1.9428" calcext:value-type="float">
            <text:p>1.9428</text:p>
          </table:table-cell>
          <table:table-cell office:value-type="float" office:value="2.920448" calcext:value-type="float">
            <text:p>2.920448</text:p>
          </table:table-cell>
          <table:table-cell office:value-type="float" office:value="5.22496" calcext:value-type="float">
            <text:p>5.22496</text:p>
          </table:table-cell>
          <table:table-cell office:value-type="float" office:value="6.514176" calcext:value-type="float">
            <text:p>6.514176</text:p>
          </table:table-cell>
          <table:table-cell office:value-type="float" office:value="24.32819" calcext:value-type="float">
            <text:p>24.32819</text:p>
          </table:table-cell>
          <table:table-cell office:value-type="float" office:value="91.322624" calcext:value-type="float">
            <text:p>91.322624</text:p>
          </table:table-cell>
          <table:table-cell/>
          <table:table-cell table:formula="of:=[.B59]/([.B$1]*[.B$1])*1000000" office:value-type="float" office:value="0.738536" calcext:value-type="float">
            <text:p>0.7385</text:p>
          </table:table-cell>
          <table:table-cell table:formula="of:=[.C59]/([.C$1]*[.C$1])*1000000" office:value-type="float" office:value="0.4857" calcext:value-type="float">
            <text:p>0.4857</text:p>
          </table:table-cell>
          <table:table-cell table:formula="of:=[.D59]/([.D$1]*[.D$1])*1000000" office:value-type="float" office:value="0.324494222222222" calcext:value-type="float">
            <text:p>0.3245</text:p>
          </table:table-cell>
          <table:table-cell table:formula="of:=[.E59]/([.E$1]*[.E$1])*1000000" office:value-type="float" office:value="0.32656" calcext:value-type="float">
            <text:p>0.3266</text:p>
          </table:table-cell>
          <table:table-cell table:formula="of:=[.F59]/([.F$1]*[.F$1])*1000000" office:value-type="float" office:value="0.26056704" calcext:value-type="float">
            <text:p>0.2606</text:p>
          </table:table-cell>
          <table:table-cell table:formula="of:=[.G59]/([.G$1]*[.G$1])*1000000" office:value-type="float" office:value="0.2432819" calcext:value-type="float">
            <text:p>0.2433</text:p>
          </table:table-cell>
          <table:table-cell table:formula="of:=[.H59]/([.H$1]*[.H$1])*1000000" office:value-type="float" office:value="0.22830656" calcext:value-type="float">
            <text:p>0.228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739592" calcext:value-type="float">
            <text:p>0.739592</text:p>
          </table:table-cell>
          <table:table-cell office:value-type="float" office:value="1.946624" calcext:value-type="float">
            <text:p>1.946624</text:p>
          </table:table-cell>
          <table:table-cell office:value-type="float" office:value="2.966512" calcext:value-type="float">
            <text:p>2.966512</text:p>
          </table:table-cell>
          <table:table-cell office:value-type="float" office:value="5.236224" calcext:value-type="float">
            <text:p>5.236224</text:p>
          </table:table-cell>
          <table:table-cell office:value-type="float" office:value="6.52672" calcext:value-type="float">
            <text:p>6.52672</text:p>
          </table:table-cell>
          <table:table-cell office:value-type="float" office:value="24.324863" calcext:value-type="float">
            <text:p>24.324863</text:p>
          </table:table-cell>
          <table:table-cell office:value-type="float" office:value="91.159294" calcext:value-type="float">
            <text:p>91.159294</text:p>
          </table:table-cell>
          <table:table-cell/>
          <table:table-cell table:formula="of:=[.B60]/([.B$1]*[.B$1])*1000000" office:value-type="float" office:value="0.739592" calcext:value-type="float">
            <text:p>0.7396</text:p>
          </table:table-cell>
          <table:table-cell table:formula="of:=[.C60]/([.C$1]*[.C$1])*1000000" office:value-type="float" office:value="0.486656" calcext:value-type="float">
            <text:p>0.4867</text:p>
          </table:table-cell>
          <table:table-cell table:formula="of:=[.D60]/([.D$1]*[.D$1])*1000000" office:value-type="float" office:value="0.329612444444444" calcext:value-type="float">
            <text:p>0.3296</text:p>
          </table:table-cell>
          <table:table-cell table:formula="of:=[.E60]/([.E$1]*[.E$1])*1000000" office:value-type="float" office:value="0.327264" calcext:value-type="float">
            <text:p>0.3273</text:p>
          </table:table-cell>
          <table:table-cell table:formula="of:=[.F60]/([.F$1]*[.F$1])*1000000" office:value-type="float" office:value="0.2610688" calcext:value-type="float">
            <text:p>0.2611</text:p>
          </table:table-cell>
          <table:table-cell table:formula="of:=[.G60]/([.G$1]*[.G$1])*1000000" office:value-type="float" office:value="0.24324863" calcext:value-type="float">
            <text:p>0.2432</text:p>
          </table:table-cell>
          <table:table-cell table:formula="of:=[.H60]/([.H$1]*[.H$1])*1000000" office:value-type="float" office:value="0.227898235" calcext:value-type="float">
            <text:p>0.227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739328" calcext:value-type="float">
            <text:p>0.739328</text:p>
          </table:table-cell>
          <table:table-cell office:value-type="float" office:value="1.947624" calcext:value-type="float">
            <text:p>1.947624</text:p>
          </table:table-cell>
          <table:table-cell office:value-type="float" office:value="2.931448" calcext:value-type="float">
            <text:p>2.931448</text:p>
          </table:table-cell>
          <table:table-cell office:value-type="float" office:value="5.244928" calcext:value-type="float">
            <text:p>5.244928</text:p>
          </table:table-cell>
          <table:table-cell office:value-type="float" office:value="6.56256" calcext:value-type="float">
            <text:p>6.56256</text:p>
          </table:table-cell>
          <table:table-cell office:value-type="float" office:value="24.327936" calcext:value-type="float">
            <text:p>24.327936</text:p>
          </table:table-cell>
          <table:table-cell office:value-type="float" office:value="88.745987" calcext:value-type="float">
            <text:p>88.745987</text:p>
          </table:table-cell>
          <table:table-cell/>
          <table:table-cell table:formula="of:=[.B61]/([.B$1]*[.B$1])*1000000" office:value-type="float" office:value="0.739328" calcext:value-type="float">
            <text:p>0.7393</text:p>
          </table:table-cell>
          <table:table-cell table:formula="of:=[.C61]/([.C$1]*[.C$1])*1000000" office:value-type="float" office:value="0.486906" calcext:value-type="float">
            <text:p>0.4869</text:p>
          </table:table-cell>
          <table:table-cell table:formula="of:=[.D61]/([.D$1]*[.D$1])*1000000" office:value-type="float" office:value="0.325716444444444" calcext:value-type="float">
            <text:p>0.3257</text:p>
          </table:table-cell>
          <table:table-cell table:formula="of:=[.E61]/([.E$1]*[.E$1])*1000000" office:value-type="float" office:value="0.327808" calcext:value-type="float">
            <text:p>0.3278</text:p>
          </table:table-cell>
          <table:table-cell table:formula="of:=[.F61]/([.F$1]*[.F$1])*1000000" office:value-type="float" office:value="0.2625024" calcext:value-type="float">
            <text:p>0.2625</text:p>
          </table:table-cell>
          <table:table-cell table:formula="of:=[.G61]/([.G$1]*[.G$1])*1000000" office:value-type="float" office:value="0.24327936" calcext:value-type="float">
            <text:p>0.2433</text:p>
          </table:table-cell>
          <table:table-cell table:formula="of:=[.H61]/([.H$1]*[.H$1])*1000000" office:value-type="float" office:value="0.2218649675" calcext:value-type="float">
            <text:p>0.221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739592" calcext:value-type="float">
            <text:p>0.739592</text:p>
          </table:table-cell>
          <table:table-cell office:value-type="float" office:value="1.94892" calcext:value-type="float">
            <text:p>1.94892</text:p>
          </table:table-cell>
          <table:table-cell office:value-type="float" office:value="2.93504" calcext:value-type="float">
            <text:p>2.93504</text:p>
          </table:table-cell>
          <table:table-cell office:value-type="float" office:value="5.3056" calcext:value-type="float">
            <text:p>5.3056</text:p>
          </table:table-cell>
          <table:table-cell office:value-type="float" office:value="6.561024" calcext:value-type="float">
            <text:p>6.561024</text:p>
          </table:table-cell>
          <table:table-cell office:value-type="float" office:value="25.36397" calcext:value-type="float">
            <text:p>25.36397</text:p>
          </table:table-cell>
          <table:table-cell office:value-type="float" office:value="93.269249" calcext:value-type="float">
            <text:p>93.269249</text:p>
          </table:table-cell>
          <table:table-cell/>
          <table:table-cell table:formula="of:=[.B62]/([.B$1]*[.B$1])*1000000" office:value-type="float" office:value="0.739592" calcext:value-type="float">
            <text:p>0.7396</text:p>
          </table:table-cell>
          <table:table-cell table:formula="of:=[.C62]/([.C$1]*[.C$1])*1000000" office:value-type="float" office:value="0.48723" calcext:value-type="float">
            <text:p>0.4872</text:p>
          </table:table-cell>
          <table:table-cell table:formula="of:=[.D62]/([.D$1]*[.D$1])*1000000" office:value-type="float" office:value="0.326115555555556" calcext:value-type="float">
            <text:p>0.3261</text:p>
          </table:table-cell>
          <table:table-cell table:formula="of:=[.E62]/([.E$1]*[.E$1])*1000000" office:value-type="float" office:value="0.3316" calcext:value-type="float">
            <text:p>0.3316</text:p>
          </table:table-cell>
          <table:table-cell table:formula="of:=[.F62]/([.F$1]*[.F$1])*1000000" office:value-type="float" office:value="0.26244096" calcext:value-type="float">
            <text:p>0.2624</text:p>
          </table:table-cell>
          <table:table-cell table:formula="of:=[.G62]/([.G$1]*[.G$1])*1000000" office:value-type="float" office:value="0.2536397" calcext:value-type="float">
            <text:p>0.2536</text:p>
          </table:table-cell>
          <table:table-cell table:formula="of:=[.H62]/([.H$1]*[.H$1])*1000000" office:value-type="float" office:value="0.2331731225" calcext:value-type="float">
            <text:p>0.233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73908" calcext:value-type="float">
            <text:p>0.73908</text:p>
          </table:table-cell>
          <table:table-cell office:value-type="float" office:value="1.952232" calcext:value-type="float">
            <text:p>1.952232</text:p>
          </table:table-cell>
          <table:table-cell office:value-type="float" office:value="2.932992" calcext:value-type="float">
            <text:p>2.932992</text:p>
          </table:table-cell>
          <table:table-cell office:value-type="float" office:value="5.340928" calcext:value-type="float">
            <text:p>5.340928</text:p>
          </table:table-cell>
          <table:table-cell office:value-type="float" office:value="6.560512" calcext:value-type="float">
            <text:p>6.560512</text:p>
          </table:table-cell>
          <table:table-cell office:value-type="float" office:value="25.349632" calcext:value-type="float">
            <text:p>25.349632</text:p>
          </table:table-cell>
          <table:table-cell office:value-type="float" office:value="92.764671" calcext:value-type="float">
            <text:p>92.764671</text:p>
          </table:table-cell>
          <table:table-cell/>
          <table:table-cell table:formula="of:=[.B63]/([.B$1]*[.B$1])*1000000" office:value-type="float" office:value="0.73908" calcext:value-type="float">
            <text:p>0.7391</text:p>
          </table:table-cell>
          <table:table-cell table:formula="of:=[.C63]/([.C$1]*[.C$1])*1000000" office:value-type="float" office:value="0.488058" calcext:value-type="float">
            <text:p>0.4881</text:p>
          </table:table-cell>
          <table:table-cell table:formula="of:=[.D63]/([.D$1]*[.D$1])*1000000" office:value-type="float" office:value="0.325888" calcext:value-type="float">
            <text:p>0.3259</text:p>
          </table:table-cell>
          <table:table-cell table:formula="of:=[.E63]/([.E$1]*[.E$1])*1000000" office:value-type="float" office:value="0.333808" calcext:value-type="float">
            <text:p>0.3338</text:p>
          </table:table-cell>
          <table:table-cell table:formula="of:=[.F63]/([.F$1]*[.F$1])*1000000" office:value-type="float" office:value="0.26242048" calcext:value-type="float">
            <text:p>0.2624</text:p>
          </table:table-cell>
          <table:table-cell table:formula="of:=[.G63]/([.G$1]*[.G$1])*1000000" office:value-type="float" office:value="0.25349632" calcext:value-type="float">
            <text:p>0.2535</text:p>
          </table:table-cell>
          <table:table-cell table:formula="of:=[.H63]/([.H$1]*[.H$1])*1000000" office:value-type="float" office:value="0.2319116775" calcext:value-type="float">
            <text:p>0.231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73856" calcext:value-type="float">
            <text:p>0.73856</text:p>
          </table:table-cell>
          <table:table-cell office:value-type="float" office:value="1.465848" calcext:value-type="float">
            <text:p>1.465848</text:p>
          </table:table-cell>
          <table:table-cell office:value-type="float" office:value="2.932992" calcext:value-type="float">
            <text:p>2.932992</text:p>
          </table:table-cell>
          <table:table-cell office:value-type="float" office:value="3.525888" calcext:value-type="float">
            <text:p>3.525888</text:p>
          </table:table-cell>
          <table:table-cell office:value-type="float" office:value="6.557952" calcext:value-type="float">
            <text:p>6.557952</text:p>
          </table:table-cell>
          <table:table-cell office:value-type="float" office:value="22.544897" calcext:value-type="float">
            <text:p>22.544897</text:p>
          </table:table-cell>
          <table:table-cell office:value-type="float" office:value="84.912895" calcext:value-type="float">
            <text:p>84.912895</text:p>
          </table:table-cell>
          <table:table-cell/>
          <table:table-cell table:formula="of:=[.B64]/([.B$1]*[.B$1])*1000000" office:value-type="float" office:value="0.73856" calcext:value-type="float">
            <text:p>0.7386</text:p>
          </table:table-cell>
          <table:table-cell table:formula="of:=[.C64]/([.C$1]*[.C$1])*1000000" office:value-type="float" office:value="0.366462" calcext:value-type="float">
            <text:p>0.3665</text:p>
          </table:table-cell>
          <table:table-cell table:formula="of:=[.D64]/([.D$1]*[.D$1])*1000000" office:value-type="float" office:value="0.325888" calcext:value-type="float">
            <text:p>0.3259</text:p>
          </table:table-cell>
          <table:table-cell table:formula="of:=[.E64]/([.E$1]*[.E$1])*1000000" office:value-type="float" office:value="0.220368" calcext:value-type="float">
            <text:p>0.2204</text:p>
          </table:table-cell>
          <table:table-cell table:formula="of:=[.F64]/([.F$1]*[.F$1])*1000000" office:value-type="float" office:value="0.26231808" calcext:value-type="float">
            <text:p>0.2623</text:p>
          </table:table-cell>
          <table:table-cell table:formula="of:=[.G64]/([.G$1]*[.G$1])*1000000" office:value-type="float" office:value="0.22544897" calcext:value-type="float">
            <text:p>0.2254</text:p>
          </table:table-cell>
          <table:table-cell table:formula="of:=[.H64]/([.H$1]*[.H$1])*1000000" office:value-type="float" office:value="0.2122822375" calcext:value-type="float">
            <text:p>0.212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738824" calcext:value-type="float">
            <text:p>0.738824</text:p>
          </table:table-cell>
          <table:table-cell office:value-type="float" office:value="1.46636" calcext:value-type="float">
            <text:p>1.46636</text:p>
          </table:table-cell>
          <table:table-cell office:value-type="float" office:value="2.932472" calcext:value-type="float">
            <text:p>2.932472</text:p>
          </table:table-cell>
          <table:table-cell office:value-type="float" office:value="3.524352" calcext:value-type="float">
            <text:p>3.524352</text:p>
          </table:table-cell>
          <table:table-cell office:value-type="float" office:value="6.55744" calcext:value-type="float">
            <text:p>6.55744</text:p>
          </table:table-cell>
          <table:table-cell office:value-type="float" office:value="22.539776" calcext:value-type="float">
            <text:p>22.539776</text:p>
          </table:table-cell>
          <table:table-cell office:value-type="float" office:value="85.080833" calcext:value-type="float">
            <text:p>85.080833</text:p>
          </table:table-cell>
          <table:table-cell/>
          <table:table-cell table:formula="of:=[.B65]/([.B$1]*[.B$1])*1000000" office:value-type="float" office:value="0.738824" calcext:value-type="float">
            <text:p>0.7388</text:p>
          </table:table-cell>
          <table:table-cell table:formula="of:=[.C65]/([.C$1]*[.C$1])*1000000" office:value-type="float" office:value="0.36659" calcext:value-type="float">
            <text:p>0.3666</text:p>
          </table:table-cell>
          <table:table-cell table:formula="of:=[.D65]/([.D$1]*[.D$1])*1000000" office:value-type="float" office:value="0.325830222222222" calcext:value-type="float">
            <text:p>0.3258</text:p>
          </table:table-cell>
          <table:table-cell table:formula="of:=[.E65]/([.E$1]*[.E$1])*1000000" office:value-type="float" office:value="0.220272" calcext:value-type="float">
            <text:p>0.2203</text:p>
          </table:table-cell>
          <table:table-cell table:formula="of:=[.F65]/([.F$1]*[.F$1])*1000000" office:value-type="float" office:value="0.2622976" calcext:value-type="float">
            <text:p>0.2623</text:p>
          </table:table-cell>
          <table:table-cell table:formula="of:=[.G65]/([.G$1]*[.G$1])*1000000" office:value-type="float" office:value="0.22539776" calcext:value-type="float">
            <text:p>0.2254</text:p>
          </table:table-cell>
          <table:table-cell table:formula="of:=[.H65]/([.H$1]*[.H$1])*1000000" office:value-type="float" office:value="0.2127020825" calcext:value-type="float">
            <text:p>0.212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761096" calcext:value-type="float">
            <text:p>0.761096</text:p>
          </table:table-cell>
          <table:table-cell office:value-type="float" office:value="1.505808" calcext:value-type="float">
            <text:p>1.505808</text:p>
          </table:table-cell>
          <table:table-cell office:value-type="float" office:value="3.297016" calcext:value-type="float">
            <text:p>3.297016</text:p>
          </table:table-cell>
          <table:table-cell office:value-type="float" office:value="3.96544" calcext:value-type="float">
            <text:p>3.96544</text:p>
          </table:table-cell>
          <table:table-cell office:value-type="float" office:value="7.137024" calcext:value-type="float">
            <text:p>7.137024</text:p>
          </table:table-cell>
          <table:table-cell office:value-type="float" office:value="23.343872" calcext:value-type="float">
            <text:p>23.343872</text:p>
          </table:table-cell>
          <table:table-cell office:value-type="float" office:value="98.153473" calcext:value-type="float">
            <text:p>98.153473</text:p>
          </table:table-cell>
          <table:table-cell/>
          <table:table-cell table:formula="of:=[.B66]/([.B$1]*[.B$1])*1000000" office:value-type="float" office:value="0.761096" calcext:value-type="float">
            <text:p>0.7611</text:p>
          </table:table-cell>
          <table:table-cell table:formula="of:=[.C66]/([.C$1]*[.C$1])*1000000" office:value-type="float" office:value="0.376452" calcext:value-type="float">
            <text:p>0.3765</text:p>
          </table:table-cell>
          <table:table-cell table:formula="of:=[.D66]/([.D$1]*[.D$1])*1000000" office:value-type="float" office:value="0.366335111111111" calcext:value-type="float">
            <text:p>0.3663</text:p>
          </table:table-cell>
          <table:table-cell table:formula="of:=[.E66]/([.E$1]*[.E$1])*1000000" office:value-type="float" office:value="0.24784" calcext:value-type="float">
            <text:p>0.2478</text:p>
          </table:table-cell>
          <table:table-cell table:formula="of:=[.F66]/([.F$1]*[.F$1])*1000000" office:value-type="float" office:value="0.28548096" calcext:value-type="float">
            <text:p>0.2855</text:p>
          </table:table-cell>
          <table:table-cell table:formula="of:=[.G66]/([.G$1]*[.G$1])*1000000" office:value-type="float" office:value="0.23343872" calcext:value-type="float">
            <text:p>0.2334</text:p>
          </table:table-cell>
          <table:table-cell table:formula="of:=[.H66]/([.H$1]*[.H$1])*1000000" office:value-type="float" office:value="0.2453836825" calcext:value-type="float">
            <text:p>0.245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760592" calcext:value-type="float">
            <text:p>0.760592</text:p>
          </table:table-cell>
          <table:table-cell office:value-type="float" office:value="1.505776" calcext:value-type="float">
            <text:p>1.505776</text:p>
          </table:table-cell>
          <table:table-cell office:value-type="float" office:value="3.299088" calcext:value-type="float">
            <text:p>3.299088</text:p>
          </table:table-cell>
          <table:table-cell office:value-type="float" office:value="3.968256" calcext:value-type="float">
            <text:p>3.968256</text:p>
          </table:table-cell>
          <table:table-cell office:value-type="float" office:value="7.138824" calcext:value-type="float">
            <text:p>7.138824</text:p>
          </table:table-cell>
          <table:table-cell office:value-type="float" office:value="25.17581" calcext:value-type="float">
            <text:p>25.17581</text:p>
          </table:table-cell>
          <table:table-cell office:value-type="float" office:value="92.482811" calcext:value-type="float">
            <text:p>92.482811</text:p>
          </table:table-cell>
          <table:table-cell/>
          <table:table-cell table:formula="of:=[.B67]/([.B$1]*[.B$1])*1000000" office:value-type="float" office:value="0.760592" calcext:value-type="float">
            <text:p>0.7606</text:p>
          </table:table-cell>
          <table:table-cell table:formula="of:=[.C67]/([.C$1]*[.C$1])*1000000" office:value-type="float" office:value="0.376444" calcext:value-type="float">
            <text:p>0.3764</text:p>
          </table:table-cell>
          <table:table-cell table:formula="of:=[.D67]/([.D$1]*[.D$1])*1000000" office:value-type="float" office:value="0.366565333333333" calcext:value-type="float">
            <text:p>0.3666</text:p>
          </table:table-cell>
          <table:table-cell table:formula="of:=[.E67]/([.E$1]*[.E$1])*1000000" office:value-type="float" office:value="0.248016" calcext:value-type="float">
            <text:p>0.2480</text:p>
          </table:table-cell>
          <table:table-cell table:formula="of:=[.F67]/([.F$1]*[.F$1])*1000000" office:value-type="float" office:value="0.28555296" calcext:value-type="float">
            <text:p>0.2856</text:p>
          </table:table-cell>
          <table:table-cell table:formula="of:=[.G67]/([.G$1]*[.G$1])*1000000" office:value-type="float" office:value="0.2517581" calcext:value-type="float">
            <text:p>0.2518</text:p>
          </table:table-cell>
          <table:table-cell table:formula="of:=[.H67]/([.H$1]*[.H$1])*1000000" office:value-type="float" office:value="0.2312070275" calcext:value-type="float">
            <text:p>0.231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758264" calcext:value-type="float">
            <text:p>0.758264</text:p>
          </table:table-cell>
          <table:table-cell office:value-type="float" office:value="1.498888" calcext:value-type="float">
            <text:p>1.498888</text:p>
          </table:table-cell>
          <table:table-cell office:value-type="float" office:value="3.312112" calcext:value-type="float">
            <text:p>3.312112</text:p>
          </table:table-cell>
          <table:table-cell office:value-type="float" office:value="3.984384" calcext:value-type="float">
            <text:p>3.984384</text:p>
          </table:table-cell>
          <table:table-cell office:value-type="float" office:value="7.149056" calcext:value-type="float">
            <text:p>7.149056</text:p>
          </table:table-cell>
          <table:table-cell office:value-type="float" office:value="23.400192" calcext:value-type="float">
            <text:p>23.400192</text:p>
          </table:table-cell>
          <table:table-cell office:value-type="float" office:value="93.585922" calcext:value-type="float">
            <text:p>93.585922</text:p>
          </table:table-cell>
          <table:table-cell/>
          <table:table-cell table:formula="of:=[.B68]/([.B$1]*[.B$1])*1000000" office:value-type="float" office:value="0.758264" calcext:value-type="float">
            <text:p>0.7583</text:p>
          </table:table-cell>
          <table:table-cell table:formula="of:=[.C68]/([.C$1]*[.C$1])*1000000" office:value-type="float" office:value="0.374722" calcext:value-type="float">
            <text:p>0.3747</text:p>
          </table:table-cell>
          <table:table-cell table:formula="of:=[.D68]/([.D$1]*[.D$1])*1000000" office:value-type="float" office:value="0.368012444444444" calcext:value-type="float">
            <text:p>0.3680</text:p>
          </table:table-cell>
          <table:table-cell table:formula="of:=[.E68]/([.E$1]*[.E$1])*1000000" office:value-type="float" office:value="0.249024" calcext:value-type="float">
            <text:p>0.2490</text:p>
          </table:table-cell>
          <table:table-cell table:formula="of:=[.F68]/([.F$1]*[.F$1])*1000000" office:value-type="float" office:value="0.28596224" calcext:value-type="float">
            <text:p>0.2860</text:p>
          </table:table-cell>
          <table:table-cell table:formula="of:=[.G68]/([.G$1]*[.G$1])*1000000" office:value-type="float" office:value="0.23400192" calcext:value-type="float">
            <text:p>0.2340</text:p>
          </table:table-cell>
          <table:table-cell table:formula="of:=[.H68]/([.H$1]*[.H$1])*1000000" office:value-type="float" office:value="0.233964805" calcext:value-type="float">
            <text:p>0.234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758264" calcext:value-type="float">
            <text:p>0.758264</text:p>
          </table:table-cell>
          <table:table-cell office:value-type="float" office:value="1.499904" calcext:value-type="float">
            <text:p>1.499904</text:p>
          </table:table-cell>
          <table:table-cell office:value-type="float" office:value="3.309056" calcext:value-type="float">
            <text:p>3.309056</text:p>
          </table:table-cell>
          <table:table-cell office:value-type="float" office:value="3.983104" calcext:value-type="float">
            <text:p>3.983104</text:p>
          </table:table-cell>
          <table:table-cell office:value-type="float" office:value="7.162624" calcext:value-type="float">
            <text:p>7.162624</text:p>
          </table:table-cell>
          <table:table-cell office:value-type="float" office:value="23.360512" calcext:value-type="float">
            <text:p>23.360512</text:p>
          </table:table-cell>
          <table:table-cell office:value-type="float" office:value="91.7929" calcext:value-type="float">
            <text:p>91.7929</text:p>
          </table:table-cell>
          <table:table-cell/>
          <table:table-cell table:formula="of:=[.B69]/([.B$1]*[.B$1])*1000000" office:value-type="float" office:value="0.758264" calcext:value-type="float">
            <text:p>0.7583</text:p>
          </table:table-cell>
          <table:table-cell table:formula="of:=[.C69]/([.C$1]*[.C$1])*1000000" office:value-type="float" office:value="0.374976" calcext:value-type="float">
            <text:p>0.3750</text:p>
          </table:table-cell>
          <table:table-cell table:formula="of:=[.D69]/([.D$1]*[.D$1])*1000000" office:value-type="float" office:value="0.367672888888889" calcext:value-type="float">
            <text:p>0.3677</text:p>
          </table:table-cell>
          <table:table-cell table:formula="of:=[.E69]/([.E$1]*[.E$1])*1000000" office:value-type="float" office:value="0.248944" calcext:value-type="float">
            <text:p>0.2489</text:p>
          </table:table-cell>
          <table:table-cell table:formula="of:=[.F69]/([.F$1]*[.F$1])*1000000" office:value-type="float" office:value="0.28650496" calcext:value-type="float">
            <text:p>0.2865</text:p>
          </table:table-cell>
          <table:table-cell table:formula="of:=[.G69]/([.G$1]*[.G$1])*1000000" office:value-type="float" office:value="0.23360512" calcext:value-type="float">
            <text:p>0.2336</text:p>
          </table:table-cell>
          <table:table-cell table:formula="of:=[.H69]/([.H$1]*[.H$1])*1000000" office:value-type="float" office:value="0.22948225" calcext:value-type="float">
            <text:p>0.229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761608" calcext:value-type="float">
            <text:p>0.761608</text:p>
          </table:table-cell>
          <table:table-cell office:value-type="float" office:value="1.50528" calcext:value-type="float">
            <text:p>1.50528</text:p>
          </table:table-cell>
          <table:table-cell office:value-type="float" office:value="3.312376" calcext:value-type="float">
            <text:p>3.312376</text:p>
          </table:table-cell>
          <table:table-cell office:value-type="float" office:value="3.985152" calcext:value-type="float">
            <text:p>3.985152</text:p>
          </table:table-cell>
          <table:table-cell office:value-type="float" office:value="7.604735" calcext:value-type="float">
            <text:p>7.604735</text:p>
          </table:table-cell>
          <table:table-cell office:value-type="float" office:value="24.447489" calcext:value-type="float">
            <text:p>24.447489</text:p>
          </table:table-cell>
          <table:table-cell office:value-type="float" office:value="96.15847" calcext:value-type="float">
            <text:p>96.15847</text:p>
          </table:table-cell>
          <table:table-cell/>
          <table:table-cell table:formula="of:=[.B70]/([.B$1]*[.B$1])*1000000" office:value-type="float" office:value="0.761608" calcext:value-type="float">
            <text:p>0.7616</text:p>
          </table:table-cell>
          <table:table-cell table:formula="of:=[.C70]/([.C$1]*[.C$1])*1000000" office:value-type="float" office:value="0.37632" calcext:value-type="float">
            <text:p>0.3763</text:p>
          </table:table-cell>
          <table:table-cell table:formula="of:=[.D70]/([.D$1]*[.D$1])*1000000" office:value-type="float" office:value="0.368041777777778" calcext:value-type="float">
            <text:p>0.3680</text:p>
          </table:table-cell>
          <table:table-cell table:formula="of:=[.E70]/([.E$1]*[.E$1])*1000000" office:value-type="float" office:value="0.249072" calcext:value-type="float">
            <text:p>0.2491</text:p>
          </table:table-cell>
          <table:table-cell table:formula="of:=[.F70]/([.F$1]*[.F$1])*1000000" office:value-type="float" office:value="0.3041894" calcext:value-type="float">
            <text:p>0.3042</text:p>
          </table:table-cell>
          <table:table-cell table:formula="of:=[.G70]/([.G$1]*[.G$1])*1000000" office:value-type="float" office:value="0.24447489" calcext:value-type="float">
            <text:p>0.2445</text:p>
          </table:table-cell>
          <table:table-cell table:formula="of:=[.H70]/([.H$1]*[.H$1])*1000000" office:value-type="float" office:value="0.240396175" calcext:value-type="float">
            <text:p>0.240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7606" calcext:value-type="float">
            <text:p>0.7606</text:p>
          </table:table-cell>
          <table:table-cell office:value-type="float" office:value="1.504008" calcext:value-type="float">
            <text:p>1.504008</text:p>
          </table:table-cell>
          <table:table-cell office:value-type="float" office:value="3.313664" calcext:value-type="float">
            <text:p>3.313664</text:p>
          </table:table-cell>
          <table:table-cell office:value-type="float" office:value="3.986432" calcext:value-type="float">
            <text:p>3.986432</text:p>
          </table:table-cell>
          <table:table-cell office:value-type="float" office:value="7.607296" calcext:value-type="float">
            <text:p>7.607296</text:p>
          </table:table-cell>
          <table:table-cell office:value-type="float" office:value="24.453632" calcext:value-type="float">
            <text:p>24.453632</text:p>
          </table:table-cell>
          <table:table-cell office:value-type="float" office:value="86.922752" calcext:value-type="float">
            <text:p>86.922752</text:p>
          </table:table-cell>
          <table:table-cell/>
          <table:table-cell table:formula="of:=[.B71]/([.B$1]*[.B$1])*1000000" office:value-type="float" office:value="0.7606" calcext:value-type="float">
            <text:p>0.7606</text:p>
          </table:table-cell>
          <table:table-cell table:formula="of:=[.C71]/([.C$1]*[.C$1])*1000000" office:value-type="float" office:value="0.376002" calcext:value-type="float">
            <text:p>0.3760</text:p>
          </table:table-cell>
          <table:table-cell table:formula="of:=[.D71]/([.D$1]*[.D$1])*1000000" office:value-type="float" office:value="0.368184888888889" calcext:value-type="float">
            <text:p>0.3682</text:p>
          </table:table-cell>
          <table:table-cell table:formula="of:=[.E71]/([.E$1]*[.E$1])*1000000" office:value-type="float" office:value="0.249152" calcext:value-type="float">
            <text:p>0.2492</text:p>
          </table:table-cell>
          <table:table-cell table:formula="of:=[.F71]/([.F$1]*[.F$1])*1000000" office:value-type="float" office:value="0.30429184" calcext:value-type="float">
            <text:p>0.3043</text:p>
          </table:table-cell>
          <table:table-cell table:formula="of:=[.G71]/([.G$1]*[.G$1])*1000000" office:value-type="float" office:value="0.24453632" calcext:value-type="float">
            <text:p>0.2445</text:p>
          </table:table-cell>
          <table:table-cell table:formula="of:=[.H71]/([.H$1]*[.H$1])*1000000" office:value-type="float" office:value="0.21730688" calcext:value-type="float">
            <text:p>0.217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758528" calcext:value-type="float">
            <text:p>0.758528</text:p>
          </table:table-cell>
          <table:table-cell office:value-type="float" office:value="1.502712" calcext:value-type="float">
            <text:p>1.502712</text:p>
          </table:table-cell>
          <table:table-cell office:value-type="float" office:value="3.3572" calcext:value-type="float">
            <text:p>3.3572</text:p>
          </table:table-cell>
          <table:table-cell office:value-type="float" office:value="3.992832" calcext:value-type="float">
            <text:p>3.992832</text:p>
          </table:table-cell>
          <table:table-cell office:value-type="float" office:value="7.602176" calcext:value-type="float">
            <text:p>7.602176</text:p>
          </table:table-cell>
          <table:table-cell office:value-type="float" office:value="24.455423" calcext:value-type="float">
            <text:p>24.455423</text:p>
          </table:table-cell>
          <table:table-cell office:value-type="float" office:value="86.99955" calcext:value-type="float">
            <text:p>86.99955</text:p>
          </table:table-cell>
          <table:table-cell/>
          <table:table-cell table:formula="of:=[.B72]/([.B$1]*[.B$1])*1000000" office:value-type="float" office:value="0.758528" calcext:value-type="float">
            <text:p>0.7585</text:p>
          </table:table-cell>
          <table:table-cell table:formula="of:=[.C72]/([.C$1]*[.C$1])*1000000" office:value-type="float" office:value="0.375678" calcext:value-type="float">
            <text:p>0.3757</text:p>
          </table:table-cell>
          <table:table-cell table:formula="of:=[.D72]/([.D$1]*[.D$1])*1000000" office:value-type="float" office:value="0.373022222222222" calcext:value-type="float">
            <text:p>0.3730</text:p>
          </table:table-cell>
          <table:table-cell table:formula="of:=[.E72]/([.E$1]*[.E$1])*1000000" office:value-type="float" office:value="0.249552" calcext:value-type="float">
            <text:p>0.2496</text:p>
          </table:table-cell>
          <table:table-cell table:formula="of:=[.F72]/([.F$1]*[.F$1])*1000000" office:value-type="float" office:value="0.30408704" calcext:value-type="float">
            <text:p>0.3041</text:p>
          </table:table-cell>
          <table:table-cell table:formula="of:=[.G72]/([.G$1]*[.G$1])*1000000" office:value-type="float" office:value="0.24455423" calcext:value-type="float">
            <text:p>0.2446</text:p>
          </table:table-cell>
          <table:table-cell table:formula="of:=[.H72]/([.H$1]*[.H$1])*1000000" office:value-type="float" office:value="0.217498875" calcext:value-type="float">
            <text:p>0.217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759288" calcext:value-type="float">
            <text:p>0.759288</text:p>
          </table:table-cell>
          <table:table-cell office:value-type="float" office:value="1.502224" calcext:value-type="float">
            <text:p>1.502224</text:p>
          </table:table-cell>
          <table:table-cell office:value-type="float" office:value="3.32008" calcext:value-type="float">
            <text:p>3.32008</text:p>
          </table:table-cell>
          <table:table-cell office:value-type="float" office:value="3.992576" calcext:value-type="float">
            <text:p>3.992576</text:p>
          </table:table-cell>
          <table:table-cell office:value-type="float" office:value="7.63648" calcext:value-type="float">
            <text:p>7.63648</text:p>
          </table:table-cell>
          <table:table-cell office:value-type="float" office:value="24.452864" calcext:value-type="float">
            <text:p>24.452864</text:p>
          </table:table-cell>
          <table:table-cell office:value-type="float" office:value="87.018494" calcext:value-type="float">
            <text:p>87.018494</text:p>
          </table:table-cell>
          <table:table-cell/>
          <table:table-cell table:formula="of:=[.B73]/([.B$1]*[.B$1])*1000000" office:value-type="float" office:value="0.759288" calcext:value-type="float">
            <text:p>0.7593</text:p>
          </table:table-cell>
          <table:table-cell table:formula="of:=[.C73]/([.C$1]*[.C$1])*1000000" office:value-type="float" office:value="0.375556" calcext:value-type="float">
            <text:p>0.3756</text:p>
          </table:table-cell>
          <table:table-cell table:formula="of:=[.D73]/([.D$1]*[.D$1])*1000000" office:value-type="float" office:value="0.368897777777778" calcext:value-type="float">
            <text:p>0.3689</text:p>
          </table:table-cell>
          <table:table-cell table:formula="of:=[.E73]/([.E$1]*[.E$1])*1000000" office:value-type="float" office:value="0.249536" calcext:value-type="float">
            <text:p>0.2495</text:p>
          </table:table-cell>
          <table:table-cell table:formula="of:=[.F73]/([.F$1]*[.F$1])*1000000" office:value-type="float" office:value="0.3054592" calcext:value-type="float">
            <text:p>0.3055</text:p>
          </table:table-cell>
          <table:table-cell table:formula="of:=[.G73]/([.G$1]*[.G$1])*1000000" office:value-type="float" office:value="0.24452864" calcext:value-type="float">
            <text:p>0.2445</text:p>
          </table:table-cell>
          <table:table-cell table:formula="of:=[.H73]/([.H$1]*[.H$1])*1000000" office:value-type="float" office:value="0.217546235" calcext:value-type="float">
            <text:p>0.217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760048" calcext:value-type="float">
            <text:p>0.760048</text:p>
          </table:table-cell>
          <table:table-cell office:value-type="float" office:value="1.504776" calcext:value-type="float">
            <text:p>1.504776</text:p>
          </table:table-cell>
          <table:table-cell office:value-type="float" office:value="3.715304" calcext:value-type="float">
            <text:p>3.715304</text:p>
          </table:table-cell>
          <table:table-cell office:value-type="float" office:value="4.465664" calcext:value-type="float">
            <text:p>4.465664</text:p>
          </table:table-cell>
          <table:table-cell office:value-type="float" office:value="8.098048" calcext:value-type="float">
            <text:p>8.098048</text:p>
          </table:table-cell>
          <table:table-cell office:value-type="float" office:value="26.221825" calcext:value-type="float">
            <text:p>26.221825</text:p>
          </table:table-cell>
          <table:table-cell office:value-type="float" office:value="92.125435" calcext:value-type="float">
            <text:p>92.125435</text:p>
          </table:table-cell>
          <table:table-cell/>
          <table:table-cell table:formula="of:=[.B74]/([.B$1]*[.B$1])*1000000" office:value-type="float" office:value="0.760048" calcext:value-type="float">
            <text:p>0.7600</text:p>
          </table:table-cell>
          <table:table-cell table:formula="of:=[.C74]/([.C$1]*[.C$1])*1000000" office:value-type="float" office:value="0.376194" calcext:value-type="float">
            <text:p>0.3762</text:p>
          </table:table-cell>
          <table:table-cell table:formula="of:=[.D74]/([.D$1]*[.D$1])*1000000" office:value-type="float" office:value="0.412811555555556" calcext:value-type="float">
            <text:p>0.4128</text:p>
          </table:table-cell>
          <table:table-cell table:formula="of:=[.E74]/([.E$1]*[.E$1])*1000000" office:value-type="float" office:value="0.279104" calcext:value-type="float">
            <text:p>0.2791</text:p>
          </table:table-cell>
          <table:table-cell table:formula="of:=[.F74]/([.F$1]*[.F$1])*1000000" office:value-type="float" office:value="0.32392192" calcext:value-type="float">
            <text:p>0.3239</text:p>
          </table:table-cell>
          <table:table-cell table:formula="of:=[.G74]/([.G$1]*[.G$1])*1000000" office:value-type="float" office:value="0.26221825" calcext:value-type="float">
            <text:p>0.2622</text:p>
          </table:table-cell>
          <table:table-cell table:formula="of:=[.H74]/([.H$1]*[.H$1])*1000000" office:value-type="float" office:value="0.2303135875" calcext:value-type="float">
            <text:p>0.230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76032" calcext:value-type="float">
            <text:p>0.76032</text:p>
          </table:table-cell>
          <table:table-cell office:value-type="float" office:value="1.504504" calcext:value-type="float">
            <text:p>1.504504</text:p>
          </table:table-cell>
          <table:table-cell office:value-type="float" office:value="3.719408" calcext:value-type="float">
            <text:p>3.719408</text:p>
          </table:table-cell>
          <table:table-cell office:value-type="float" office:value="4.507392" calcext:value-type="float">
            <text:p>4.507392</text:p>
          </table:table-cell>
          <table:table-cell office:value-type="float" office:value="8.089088" calcext:value-type="float">
            <text:p>8.089088</text:p>
          </table:table-cell>
          <table:table-cell office:value-type="float" office:value="25.981951" calcext:value-type="float">
            <text:p>25.981951</text:p>
          </table:table-cell>
          <table:table-cell office:value-type="float" office:value="91.504639" calcext:value-type="float">
            <text:p>91.504639</text:p>
          </table:table-cell>
          <table:table-cell/>
          <table:table-cell table:formula="of:=[.B75]/([.B$1]*[.B$1])*1000000" office:value-type="float" office:value="0.76032" calcext:value-type="float">
            <text:p>0.7603</text:p>
          </table:table-cell>
          <table:table-cell table:formula="of:=[.C75]/([.C$1]*[.C$1])*1000000" office:value-type="float" office:value="0.376126" calcext:value-type="float">
            <text:p>0.3761</text:p>
          </table:table-cell>
          <table:table-cell table:formula="of:=[.D75]/([.D$1]*[.D$1])*1000000" office:value-type="float" office:value="0.413267555555556" calcext:value-type="float">
            <text:p>0.4133</text:p>
          </table:table-cell>
          <table:table-cell table:formula="of:=[.E75]/([.E$1]*[.E$1])*1000000" office:value-type="float" office:value="0.281712" calcext:value-type="float">
            <text:p>0.2817</text:p>
          </table:table-cell>
          <table:table-cell table:formula="of:=[.F75]/([.F$1]*[.F$1])*1000000" office:value-type="float" office:value="0.32356352" calcext:value-type="float">
            <text:p>0.3236</text:p>
          </table:table-cell>
          <table:table-cell table:formula="of:=[.G75]/([.G$1]*[.G$1])*1000000" office:value-type="float" office:value="0.25981951" calcext:value-type="float">
            <text:p>0.2598</text:p>
          </table:table-cell>
          <table:table-cell table:formula="of:=[.H75]/([.H$1]*[.H$1])*1000000" office:value-type="float" office:value="0.2287615975" calcext:value-type="float">
            <text:p>0.228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759048" calcext:value-type="float">
            <text:p>0.759048</text:p>
          </table:table-cell>
          <table:table-cell office:value-type="float" office:value="1.501968" calcext:value-type="float">
            <text:p>1.501968</text:p>
          </table:table-cell>
          <table:table-cell office:value-type="float" office:value="3.722752" calcext:value-type="float">
            <text:p>3.722752</text:p>
          </table:table-cell>
          <table:table-cell office:value-type="float" office:value="4.475136" calcext:value-type="float">
            <text:p>4.475136</text:p>
          </table:table-cell>
          <table:table-cell office:value-type="float" office:value="8.083968" calcext:value-type="float">
            <text:p>8.083968</text:p>
          </table:table-cell>
          <table:table-cell office:value-type="float" office:value="26.114561" calcext:value-type="float">
            <text:p>26.114561</text:p>
          </table:table-cell>
          <table:table-cell office:value-type="float" office:value="92.219391" calcext:value-type="float">
            <text:p>92.219391</text:p>
          </table:table-cell>
          <table:table-cell/>
          <table:table-cell table:formula="of:=[.B76]/([.B$1]*[.B$1])*1000000" office:value-type="float" office:value="0.759048" calcext:value-type="float">
            <text:p>0.7590</text:p>
          </table:table-cell>
          <table:table-cell table:formula="of:=[.C76]/([.C$1]*[.C$1])*1000000" office:value-type="float" office:value="0.375492" calcext:value-type="float">
            <text:p>0.3755</text:p>
          </table:table-cell>
          <table:table-cell table:formula="of:=[.D76]/([.D$1]*[.D$1])*1000000" office:value-type="float" office:value="0.413639111111111" calcext:value-type="float">
            <text:p>0.4136</text:p>
          </table:table-cell>
          <table:table-cell table:formula="of:=[.E76]/([.E$1]*[.E$1])*1000000" office:value-type="float" office:value="0.279696" calcext:value-type="float">
            <text:p>0.2797</text:p>
          </table:table-cell>
          <table:table-cell table:formula="of:=[.F76]/([.F$1]*[.F$1])*1000000" office:value-type="float" office:value="0.32335872" calcext:value-type="float">
            <text:p>0.3234</text:p>
          </table:table-cell>
          <table:table-cell table:formula="of:=[.G76]/([.G$1]*[.G$1])*1000000" office:value-type="float" office:value="0.26114561" calcext:value-type="float">
            <text:p>0.2611</text:p>
          </table:table-cell>
          <table:table-cell table:formula="of:=[.H76]/([.H$1]*[.H$1])*1000000" office:value-type="float" office:value="0.2305484775" calcext:value-type="float">
            <text:p>0.230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759296" calcext:value-type="float">
            <text:p>0.759296</text:p>
          </table:table-cell>
          <table:table-cell office:value-type="float" office:value="1.502472" calcext:value-type="float">
            <text:p>1.502472</text:p>
          </table:table-cell>
          <table:table-cell office:value-type="float" office:value="3.715352" calcext:value-type="float">
            <text:p>3.715352</text:p>
          </table:table-cell>
          <table:table-cell office:value-type="float" office:value="4.47616" calcext:value-type="float">
            <text:p>4.47616</text:p>
          </table:table-cell>
          <table:table-cell office:value-type="float" office:value="8.082944" calcext:value-type="float">
            <text:p>8.082944</text:p>
          </table:table-cell>
          <table:table-cell office:value-type="float" office:value="26.12352" calcext:value-type="float">
            <text:p>26.12352</text:p>
          </table:table-cell>
          <table:table-cell office:value-type="float" office:value="91.632126" calcext:value-type="float">
            <text:p>91.632126</text:p>
          </table:table-cell>
          <table:table-cell/>
          <table:table-cell table:formula="of:=[.B77]/([.B$1]*[.B$1])*1000000" office:value-type="float" office:value="0.759296" calcext:value-type="float">
            <text:p>0.7593</text:p>
          </table:table-cell>
          <table:table-cell table:formula="of:=[.C77]/([.C$1]*[.C$1])*1000000" office:value-type="float" office:value="0.375618" calcext:value-type="float">
            <text:p>0.3756</text:p>
          </table:table-cell>
          <table:table-cell table:formula="of:=[.D77]/([.D$1]*[.D$1])*1000000" office:value-type="float" office:value="0.412816888888889" calcext:value-type="float">
            <text:p>0.4128</text:p>
          </table:table-cell>
          <table:table-cell table:formula="of:=[.E77]/([.E$1]*[.E$1])*1000000" office:value-type="float" office:value="0.27976" calcext:value-type="float">
            <text:p>0.2798</text:p>
          </table:table-cell>
          <table:table-cell table:formula="of:=[.F77]/([.F$1]*[.F$1])*1000000" office:value-type="float" office:value="0.32331776" calcext:value-type="float">
            <text:p>0.3233</text:p>
          </table:table-cell>
          <table:table-cell table:formula="of:=[.G77]/([.G$1]*[.G$1])*1000000" office:value-type="float" office:value="0.2612352" calcext:value-type="float">
            <text:p>0.2612</text:p>
          </table:table-cell>
          <table:table-cell table:formula="of:=[.H77]/([.H$1]*[.H$1])*1000000" office:value-type="float" office:value="0.229080315" calcext:value-type="float">
            <text:p>0.229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762104" calcext:value-type="float">
            <text:p>0.762104</text:p>
          </table:table-cell>
          <table:table-cell office:value-type="float" office:value="1.504792" calcext:value-type="float">
            <text:p>1.504792</text:p>
          </table:table-cell>
          <table:table-cell office:value-type="float" office:value="3.7166" calcext:value-type="float">
            <text:p>3.7166</text:p>
          </table:table-cell>
          <table:table-cell office:value-type="float" office:value="4.476672" calcext:value-type="float">
            <text:p>4.476672</text:p>
          </table:table-cell>
          <table:table-cell office:value-type="float" office:value="8.077568" calcext:value-type="float">
            <text:p>8.077568</text:p>
          </table:table-cell>
          <table:table-cell office:value-type="float" office:value="26.746624" calcext:value-type="float">
            <text:p>26.746624</text:p>
          </table:table-cell>
          <table:table-cell office:value-type="float" office:value="95.133186" calcext:value-type="float">
            <text:p>95.133186</text:p>
          </table:table-cell>
          <table:table-cell/>
          <table:table-cell table:formula="of:=[.B78]/([.B$1]*[.B$1])*1000000" office:value-type="float" office:value="0.762104" calcext:value-type="float">
            <text:p>0.7621</text:p>
          </table:table-cell>
          <table:table-cell table:formula="of:=[.C78]/([.C$1]*[.C$1])*1000000" office:value-type="float" office:value="0.376198" calcext:value-type="float">
            <text:p>0.3762</text:p>
          </table:table-cell>
          <table:table-cell table:formula="of:=[.D78]/([.D$1]*[.D$1])*1000000" office:value-type="float" office:value="0.412955555555556" calcext:value-type="float">
            <text:p>0.4130</text:p>
          </table:table-cell>
          <table:table-cell table:formula="of:=[.E78]/([.E$1]*[.E$1])*1000000" office:value-type="float" office:value="0.279792" calcext:value-type="float">
            <text:p>0.2798</text:p>
          </table:table-cell>
          <table:table-cell table:formula="of:=[.F78]/([.F$1]*[.F$1])*1000000" office:value-type="float" office:value="0.32310272" calcext:value-type="float">
            <text:p>0.3231</text:p>
          </table:table-cell>
          <table:table-cell table:formula="of:=[.G78]/([.G$1]*[.G$1])*1000000" office:value-type="float" office:value="0.26746624" calcext:value-type="float">
            <text:p>0.2675</text:p>
          </table:table-cell>
          <table:table-cell table:formula="of:=[.H78]/([.H$1]*[.H$1])*1000000" office:value-type="float" office:value="0.237832965" calcext:value-type="float">
            <text:p>0.237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760544" calcext:value-type="float">
            <text:p>0.760544</text:p>
          </table:table-cell>
          <table:table-cell office:value-type="float" office:value="1.504512" calcext:value-type="float">
            <text:p>1.504512</text:p>
          </table:table-cell>
          <table:table-cell office:value-type="float" office:value="3.715824" calcext:value-type="float">
            <text:p>3.715824</text:p>
          </table:table-cell>
          <table:table-cell office:value-type="float" office:value="4.479488" calcext:value-type="float">
            <text:p>4.479488</text:p>
          </table:table-cell>
          <table:table-cell office:value-type="float" office:value="8.077056" calcext:value-type="float">
            <text:p>8.077056</text:p>
          </table:table-cell>
          <table:table-cell office:value-type="float" office:value="26.789886" calcext:value-type="float">
            <text:p>26.789886</text:p>
          </table:table-cell>
          <table:table-cell office:value-type="float" office:value="95.034882" calcext:value-type="float">
            <text:p>95.034882</text:p>
          </table:table-cell>
          <table:table-cell/>
          <table:table-cell table:formula="of:=[.B79]/([.B$1]*[.B$1])*1000000" office:value-type="float" office:value="0.760544" calcext:value-type="float">
            <text:p>0.7605</text:p>
          </table:table-cell>
          <table:table-cell table:formula="of:=[.C79]/([.C$1]*[.C$1])*1000000" office:value-type="float" office:value="0.376128" calcext:value-type="float">
            <text:p>0.3761</text:p>
          </table:table-cell>
          <table:table-cell table:formula="of:=[.D79]/([.D$1]*[.D$1])*1000000" office:value-type="float" office:value="0.412869333333333" calcext:value-type="float">
            <text:p>0.4129</text:p>
          </table:table-cell>
          <table:table-cell table:formula="of:=[.E79]/([.E$1]*[.E$1])*1000000" office:value-type="float" office:value="0.279968" calcext:value-type="float">
            <text:p>0.2800</text:p>
          </table:table-cell>
          <table:table-cell table:formula="of:=[.F79]/([.F$1]*[.F$1])*1000000" office:value-type="float" office:value="0.32308224" calcext:value-type="float">
            <text:p>0.3231</text:p>
          </table:table-cell>
          <table:table-cell table:formula="of:=[.G79]/([.G$1]*[.G$1])*1000000" office:value-type="float" office:value="0.26789886" calcext:value-type="float">
            <text:p>0.2679</text:p>
          </table:table-cell>
          <table:table-cell table:formula="of:=[.H79]/([.H$1]*[.H$1])*1000000" office:value-type="float" office:value="0.237587205" calcext:value-type="float">
            <text:p>0.2376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759032" calcext:value-type="float">
            <text:p>0.759032</text:p>
          </table:table-cell>
          <table:table-cell office:value-type="float" office:value="1.502976" calcext:value-type="float">
            <text:p>1.502976</text:p>
          </table:table-cell>
          <table:table-cell office:value-type="float" office:value="3.714816" calcext:value-type="float">
            <text:p>3.714816</text:p>
          </table:table-cell>
          <table:table-cell office:value-type="float" office:value="4.476416" calcext:value-type="float">
            <text:p>4.476416</text:p>
          </table:table-cell>
          <table:table-cell office:value-type="float" office:value="5.594624" calcext:value-type="float">
            <text:p>5.594624</text:p>
          </table:table-cell>
          <table:table-cell office:value-type="float" office:value="26.742783" calcext:value-type="float">
            <text:p>26.742783</text:p>
          </table:table-cell>
          <table:table-cell office:value-type="float" office:value="84.749054" calcext:value-type="float">
            <text:p>84.749054</text:p>
          </table:table-cell>
          <table:table-cell/>
          <table:table-cell table:formula="of:=[.B80]/([.B$1]*[.B$1])*1000000" office:value-type="float" office:value="0.759032" calcext:value-type="float">
            <text:p>0.7590</text:p>
          </table:table-cell>
          <table:table-cell table:formula="of:=[.C80]/([.C$1]*[.C$1])*1000000" office:value-type="float" office:value="0.375744" calcext:value-type="float">
            <text:p>0.3757</text:p>
          </table:table-cell>
          <table:table-cell table:formula="of:=[.D80]/([.D$1]*[.D$1])*1000000" office:value-type="float" office:value="0.412757333333333" calcext:value-type="float">
            <text:p>0.4128</text:p>
          </table:table-cell>
          <table:table-cell table:formula="of:=[.E80]/([.E$1]*[.E$1])*1000000" office:value-type="float" office:value="0.279776" calcext:value-type="float">
            <text:p>0.2798</text:p>
          </table:table-cell>
          <table:table-cell table:formula="of:=[.F80]/([.F$1]*[.F$1])*1000000" office:value-type="float" office:value="0.22378496" calcext:value-type="float">
            <text:p>0.2238</text:p>
          </table:table-cell>
          <table:table-cell table:formula="of:=[.G80]/([.G$1]*[.G$1])*1000000" office:value-type="float" office:value="0.26742783" calcext:value-type="float">
            <text:p>0.2674</text:p>
          </table:table-cell>
          <table:table-cell table:formula="of:=[.H80]/([.H$1]*[.H$1])*1000000" office:value-type="float" office:value="0.211872635" calcext:value-type="float">
            <text:p>0.211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759808" calcext:value-type="float">
            <text:p>0.759808</text:p>
          </table:table-cell>
          <table:table-cell office:value-type="float" office:value="1.50348" calcext:value-type="float">
            <text:p>1.50348</text:p>
          </table:table-cell>
          <table:table-cell office:value-type="float" office:value="3.713792" calcext:value-type="float">
            <text:p>3.713792</text:p>
          </table:table-cell>
          <table:table-cell office:value-type="float" office:value="4.478208" calcext:value-type="float">
            <text:p>4.478208</text:p>
          </table:table-cell>
          <table:table-cell office:value-type="float" office:value="5.595904" calcext:value-type="float">
            <text:p>5.595904</text:p>
          </table:table-cell>
          <table:table-cell office:value-type="float" office:value="26.764801" calcext:value-type="float">
            <text:p>26.764801</text:p>
          </table:table-cell>
          <table:table-cell office:value-type="float" office:value="84.824577" calcext:value-type="float">
            <text:p>84.824577</text:p>
          </table:table-cell>
          <table:table-cell/>
          <table:table-cell table:formula="of:=[.B81]/([.B$1]*[.B$1])*1000000" office:value-type="float" office:value="0.759808" calcext:value-type="float">
            <text:p>0.7598</text:p>
          </table:table-cell>
          <table:table-cell table:formula="of:=[.C81]/([.C$1]*[.C$1])*1000000" office:value-type="float" office:value="0.37587" calcext:value-type="float">
            <text:p>0.3759</text:p>
          </table:table-cell>
          <table:table-cell table:formula="of:=[.D81]/([.D$1]*[.D$1])*1000000" office:value-type="float" office:value="0.412643555555556" calcext:value-type="float">
            <text:p>0.4126</text:p>
          </table:table-cell>
          <table:table-cell table:formula="of:=[.E81]/([.E$1]*[.E$1])*1000000" office:value-type="float" office:value="0.279888" calcext:value-type="float">
            <text:p>0.2799</text:p>
          </table:table-cell>
          <table:table-cell table:formula="of:=[.F81]/([.F$1]*[.F$1])*1000000" office:value-type="float" office:value="0.22383616" calcext:value-type="float">
            <text:p>0.2238</text:p>
          </table:table-cell>
          <table:table-cell table:formula="of:=[.G81]/([.G$1]*[.G$1])*1000000" office:value-type="float" office:value="0.26764801" calcext:value-type="float">
            <text:p>0.2676</text:p>
          </table:table-cell>
          <table:table-cell table:formula="of:=[.H81]/([.H$1]*[.H$1])*1000000" office:value-type="float" office:value="0.2120614425" calcext:value-type="float">
            <text:p>0.212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813312" calcext:value-type="float">
            <text:p>0.813312</text:p>
          </table:table-cell>
          <table:table-cell office:value-type="float" office:value="1.606656" calcext:value-type="float">
            <text:p>1.606656</text:p>
          </table:table-cell>
          <table:table-cell office:value-type="float" office:value="4.096016" calcext:value-type="float">
            <text:p>4.096016</text:p>
          </table:table-cell>
          <table:table-cell office:value-type="float" office:value="4.930304" calcext:value-type="float">
            <text:p>4.930304</text:p>
          </table:table-cell>
          <table:table-cell office:value-type="float" office:value="6.17472" calcext:value-type="float">
            <text:p>6.17472</text:p>
          </table:table-cell>
          <table:table-cell office:value-type="float" office:value="28.812033" calcext:value-type="float">
            <text:p>28.812033</text:p>
          </table:table-cell>
          <table:table-cell office:value-type="float" office:value="90.489594" calcext:value-type="float">
            <text:p>90.489594</text:p>
          </table:table-cell>
          <table:table-cell/>
          <table:table-cell table:formula="of:=[.B82]/([.B$1]*[.B$1])*1000000" office:value-type="float" office:value="0.813312" calcext:value-type="float">
            <text:p>0.8133</text:p>
          </table:table-cell>
          <table:table-cell table:formula="of:=[.C82]/([.C$1]*[.C$1])*1000000" office:value-type="float" office:value="0.401664" calcext:value-type="float">
            <text:p>0.4017</text:p>
          </table:table-cell>
          <table:table-cell table:formula="of:=[.D82]/([.D$1]*[.D$1])*1000000" office:value-type="float" office:value="0.455112888888889" calcext:value-type="float">
            <text:p>0.4551</text:p>
          </table:table-cell>
          <table:table-cell table:formula="of:=[.E82]/([.E$1]*[.E$1])*1000000" office:value-type="float" office:value="0.308144" calcext:value-type="float">
            <text:p>0.3081</text:p>
          </table:table-cell>
          <table:table-cell table:formula="of:=[.F82]/([.F$1]*[.F$1])*1000000" office:value-type="float" office:value="0.2469888" calcext:value-type="float">
            <text:p>0.2470</text:p>
          </table:table-cell>
          <table:table-cell table:formula="of:=[.G82]/([.G$1]*[.G$1])*1000000" office:value-type="float" office:value="0.28812033" calcext:value-type="float">
            <text:p>0.2881</text:p>
          </table:table-cell>
          <table:table-cell table:formula="of:=[.H82]/([.H$1]*[.H$1])*1000000" office:value-type="float" office:value="0.226223985" calcext:value-type="float">
            <text:p>0.226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812312" calcext:value-type="float">
            <text:p>0.812312</text:p>
          </table:table-cell>
          <table:table-cell office:value-type="float" office:value="1.607432" calcext:value-type="float">
            <text:p>1.607432</text:p>
          </table:table-cell>
          <table:table-cell office:value-type="float" office:value="4.091904" calcext:value-type="float">
            <text:p>4.091904</text:p>
          </table:table-cell>
          <table:table-cell office:value-type="float" office:value="4.941056" calcext:value-type="float">
            <text:p>4.941056</text:p>
          </table:table-cell>
          <table:table-cell office:value-type="float" office:value="6.178816" calcext:value-type="float">
            <text:p>6.178816</text:p>
          </table:table-cell>
          <table:table-cell office:value-type="float" office:value="28.904448" calcext:value-type="float">
            <text:p>28.904448</text:p>
          </table:table-cell>
          <table:table-cell office:value-type="float" office:value="89.695236" calcext:value-type="float">
            <text:p>89.695236</text:p>
          </table:table-cell>
          <table:table-cell/>
          <table:table-cell table:formula="of:=[.B83]/([.B$1]*[.B$1])*1000000" office:value-type="float" office:value="0.812312" calcext:value-type="float">
            <text:p>0.8123</text:p>
          </table:table-cell>
          <table:table-cell table:formula="of:=[.C83]/([.C$1]*[.C$1])*1000000" office:value-type="float" office:value="0.401858" calcext:value-type="float">
            <text:p>0.4019</text:p>
          </table:table-cell>
          <table:table-cell table:formula="of:=[.D83]/([.D$1]*[.D$1])*1000000" office:value-type="float" office:value="0.454656" calcext:value-type="float">
            <text:p>0.4547</text:p>
          </table:table-cell>
          <table:table-cell table:formula="of:=[.E83]/([.E$1]*[.E$1])*1000000" office:value-type="float" office:value="0.308816" calcext:value-type="float">
            <text:p>0.3088</text:p>
          </table:table-cell>
          <table:table-cell table:formula="of:=[.F83]/([.F$1]*[.F$1])*1000000" office:value-type="float" office:value="0.24715264" calcext:value-type="float">
            <text:p>0.2472</text:p>
          </table:table-cell>
          <table:table-cell table:formula="of:=[.G83]/([.G$1]*[.G$1])*1000000" office:value-type="float" office:value="0.28904448" calcext:value-type="float">
            <text:p>0.2890</text:p>
          </table:table-cell>
          <table:table-cell table:formula="of:=[.H83]/([.H$1]*[.H$1])*1000000" office:value-type="float" office:value="0.22423809" calcext:value-type="float">
            <text:p>0.224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812304" calcext:value-type="float">
            <text:p>0.812304</text:p>
          </table:table-cell>
          <table:table-cell office:value-type="float" office:value="1.603592" calcext:value-type="float">
            <text:p>1.603592</text:p>
          </table:table-cell>
          <table:table-cell office:value-type="float" office:value="4.098296" calcext:value-type="float">
            <text:p>4.098296</text:p>
          </table:table-cell>
          <table:table-cell office:value-type="float" office:value="4.955904" calcext:value-type="float">
            <text:p>4.955904</text:p>
          </table:table-cell>
          <table:table-cell office:value-type="float" office:value="6.1888" calcext:value-type="float">
            <text:p>6.1888</text:p>
          </table:table-cell>
          <table:table-cell office:value-type="float" office:value="28.937984" calcext:value-type="float">
            <text:p>28.937984</text:p>
          </table:table-cell>
          <table:table-cell office:value-type="float" office:value="89.936386" calcext:value-type="float">
            <text:p>89.936386</text:p>
          </table:table-cell>
          <table:table-cell/>
          <table:table-cell table:formula="of:=[.B84]/([.B$1]*[.B$1])*1000000" office:value-type="float" office:value="0.812304" calcext:value-type="float">
            <text:p>0.8123</text:p>
          </table:table-cell>
          <table:table-cell table:formula="of:=[.C84]/([.C$1]*[.C$1])*1000000" office:value-type="float" office:value="0.400898" calcext:value-type="float">
            <text:p>0.4009</text:p>
          </table:table-cell>
          <table:table-cell table:formula="of:=[.D84]/([.D$1]*[.D$1])*1000000" office:value-type="float" office:value="0.455366222222222" calcext:value-type="float">
            <text:p>0.4554</text:p>
          </table:table-cell>
          <table:table-cell table:formula="of:=[.E84]/([.E$1]*[.E$1])*1000000" office:value-type="float" office:value="0.309744" calcext:value-type="float">
            <text:p>0.3097</text:p>
          </table:table-cell>
          <table:table-cell table:formula="of:=[.F84]/([.F$1]*[.F$1])*1000000" office:value-type="float" office:value="0.247552" calcext:value-type="float">
            <text:p>0.2476</text:p>
          </table:table-cell>
          <table:table-cell table:formula="of:=[.G84]/([.G$1]*[.G$1])*1000000" office:value-type="float" office:value="0.28937984" calcext:value-type="float">
            <text:p>0.2894</text:p>
          </table:table-cell>
          <table:table-cell table:formula="of:=[.H84]/([.H$1]*[.H$1])*1000000" office:value-type="float" office:value="0.224840965" calcext:value-type="float">
            <text:p>0.224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812288" calcext:value-type="float">
            <text:p>0.812288</text:p>
          </table:table-cell>
          <table:table-cell office:value-type="float" office:value="1.605376" calcext:value-type="float">
            <text:p>1.605376</text:p>
          </table:table-cell>
          <table:table-cell office:value-type="float" office:value="4.091648" calcext:value-type="float">
            <text:p>4.091648</text:p>
          </table:table-cell>
          <table:table-cell office:value-type="float" office:value="4.942848" calcext:value-type="float">
            <text:p>4.942848</text:p>
          </table:table-cell>
          <table:table-cell office:value-type="float" office:value="6.21952" calcext:value-type="float">
            <text:p>6.21952</text:p>
          </table:table-cell>
          <table:table-cell office:value-type="float" office:value="28.98048" calcext:value-type="float">
            <text:p>28.98048</text:p>
          </table:table-cell>
          <table:table-cell office:value-type="float" office:value="89.983994" calcext:value-type="float">
            <text:p>89.983994</text:p>
          </table:table-cell>
          <table:table-cell/>
          <table:table-cell table:formula="of:=[.B85]/([.B$1]*[.B$1])*1000000" office:value-type="float" office:value="0.812288" calcext:value-type="float">
            <text:p>0.8123</text:p>
          </table:table-cell>
          <table:table-cell table:formula="of:=[.C85]/([.C$1]*[.C$1])*1000000" office:value-type="float" office:value="0.401344" calcext:value-type="float">
            <text:p>0.4013</text:p>
          </table:table-cell>
          <table:table-cell table:formula="of:=[.D85]/([.D$1]*[.D$1])*1000000" office:value-type="float" office:value="0.454627555555556" calcext:value-type="float">
            <text:p>0.4546</text:p>
          </table:table-cell>
          <table:table-cell table:formula="of:=[.E85]/([.E$1]*[.E$1])*1000000" office:value-type="float" office:value="0.308928" calcext:value-type="float">
            <text:p>0.3089</text:p>
          </table:table-cell>
          <table:table-cell table:formula="of:=[.F85]/([.F$1]*[.F$1])*1000000" office:value-type="float" office:value="0.2487808" calcext:value-type="float">
            <text:p>0.2488</text:p>
          </table:table-cell>
          <table:table-cell table:formula="of:=[.G85]/([.G$1]*[.G$1])*1000000" office:value-type="float" office:value="0.2898048" calcext:value-type="float">
            <text:p>0.2898</text:p>
          </table:table-cell>
          <table:table-cell table:formula="of:=[.H85]/([.H$1]*[.H$1])*1000000" office:value-type="float" office:value="0.224959985" calcext:value-type="float">
            <text:p>0.225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813064" calcext:value-type="float">
            <text:p>0.813064</text:p>
          </table:table-cell>
          <table:table-cell office:value-type="float" office:value="1.60844" calcext:value-type="float">
            <text:p>1.60844</text:p>
          </table:table-cell>
          <table:table-cell office:value-type="float" office:value="4.11544" calcext:value-type="float">
            <text:p>4.11544</text:p>
          </table:table-cell>
          <table:table-cell office:value-type="float" office:value="4.958464" calcext:value-type="float">
            <text:p>4.958464</text:p>
          </table:table-cell>
          <table:table-cell office:value-type="float" office:value="6.204672" calcext:value-type="float">
            <text:p>6.204672</text:p>
          </table:table-cell>
          <table:table-cell office:value-type="float" office:value="24.100351" calcext:value-type="float">
            <text:p>24.100351</text:p>
          </table:table-cell>
          <table:table-cell office:value-type="float" office:value="94.154236" calcext:value-type="float">
            <text:p>94.154236</text:p>
          </table:table-cell>
          <table:table-cell/>
          <table:table-cell table:formula="of:=[.B86]/([.B$1]*[.B$1])*1000000" office:value-type="float" office:value="0.813064" calcext:value-type="float">
            <text:p>0.8131</text:p>
          </table:table-cell>
          <table:table-cell table:formula="of:=[.C86]/([.C$1]*[.C$1])*1000000" office:value-type="float" office:value="0.40211" calcext:value-type="float">
            <text:p>0.4021</text:p>
          </table:table-cell>
          <table:table-cell table:formula="of:=[.D86]/([.D$1]*[.D$1])*1000000" office:value-type="float" office:value="0.457271111111111" calcext:value-type="float">
            <text:p>0.4573</text:p>
          </table:table-cell>
          <table:table-cell table:formula="of:=[.E86]/([.E$1]*[.E$1])*1000000" office:value-type="float" office:value="0.309904" calcext:value-type="float">
            <text:p>0.3099</text:p>
          </table:table-cell>
          <table:table-cell table:formula="of:=[.F86]/([.F$1]*[.F$1])*1000000" office:value-type="float" office:value="0.24818688" calcext:value-type="float">
            <text:p>0.2482</text:p>
          </table:table-cell>
          <table:table-cell table:formula="of:=[.G86]/([.G$1]*[.G$1])*1000000" office:value-type="float" office:value="0.24100351" calcext:value-type="float">
            <text:p>0.2410</text:p>
          </table:table-cell>
          <table:table-cell table:formula="of:=[.H86]/([.H$1]*[.H$1])*1000000" office:value-type="float" office:value="0.23538559" calcext:value-type="float">
            <text:p>0.235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814336" calcext:value-type="float">
            <text:p>0.814336</text:p>
          </table:table-cell>
          <table:table-cell office:value-type="float" office:value="1.608952" calcext:value-type="float">
            <text:p>1.608952</text:p>
          </table:table-cell>
          <table:table-cell office:value-type="float" office:value="4.114704" calcext:value-type="float">
            <text:p>4.114704</text:p>
          </table:table-cell>
          <table:table-cell office:value-type="float" office:value="4.989184" calcext:value-type="float">
            <text:p>4.989184</text:p>
          </table:table-cell>
          <table:table-cell office:value-type="float" office:value="6.208256" calcext:value-type="float">
            <text:p>6.208256</text:p>
          </table:table-cell>
          <table:table-cell office:value-type="float" office:value="24.062208" calcext:value-type="float">
            <text:p>24.062208</text:p>
          </table:table-cell>
          <table:table-cell office:value-type="float" office:value="94.112511" calcext:value-type="float">
            <text:p>94.112511</text:p>
          </table:table-cell>
          <table:table-cell/>
          <table:table-cell table:formula="of:=[.B87]/([.B$1]*[.B$1])*1000000" office:value-type="float" office:value="0.814336" calcext:value-type="float">
            <text:p>0.8143</text:p>
          </table:table-cell>
          <table:table-cell table:formula="of:=[.C87]/([.C$1]*[.C$1])*1000000" office:value-type="float" office:value="0.402238" calcext:value-type="float">
            <text:p>0.4022</text:p>
          </table:table-cell>
          <table:table-cell table:formula="of:=[.D87]/([.D$1]*[.D$1])*1000000" office:value-type="float" office:value="0.457189333333333" calcext:value-type="float">
            <text:p>0.4572</text:p>
          </table:table-cell>
          <table:table-cell table:formula="of:=[.E87]/([.E$1]*[.E$1])*1000000" office:value-type="float" office:value="0.311824" calcext:value-type="float">
            <text:p>0.3118</text:p>
          </table:table-cell>
          <table:table-cell table:formula="of:=[.F87]/([.F$1]*[.F$1])*1000000" office:value-type="float" office:value="0.24833024" calcext:value-type="float">
            <text:p>0.2483</text:p>
          </table:table-cell>
          <table:table-cell table:formula="of:=[.G87]/([.G$1]*[.G$1])*1000000" office:value-type="float" office:value="0.24062208" calcext:value-type="float">
            <text:p>0.2406</text:p>
          </table:table-cell>
          <table:table-cell table:formula="of:=[.H87]/([.H$1]*[.H$1])*1000000" office:value-type="float" office:value="0.2352812775" calcext:value-type="float">
            <text:p>0.235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813304" calcext:value-type="float">
            <text:p>0.813304</text:p>
          </table:table-cell>
          <table:table-cell office:value-type="float" office:value="1.605384" calcext:value-type="float">
            <text:p>1.605384</text:p>
          </table:table-cell>
          <table:table-cell office:value-type="float" office:value="4.123392" calcext:value-type="float">
            <text:p>4.123392</text:p>
          </table:table-cell>
          <table:table-cell office:value-type="float" office:value="4.961024" calcext:value-type="float">
            <text:p>4.961024</text:p>
          </table:table-cell>
          <table:table-cell office:value-type="float" office:value="6.20928" calcext:value-type="float">
            <text:p>6.20928</text:p>
          </table:table-cell>
          <table:table-cell office:value-type="float" office:value="24.067329" calcext:value-type="float">
            <text:p>24.067329</text:p>
          </table:table-cell>
          <table:table-cell office:value-type="float" office:value="94.256378" calcext:value-type="float">
            <text:p>94.256378</text:p>
          </table:table-cell>
          <table:table-cell/>
          <table:table-cell table:formula="of:=[.B88]/([.B$1]*[.B$1])*1000000" office:value-type="float" office:value="0.813304" calcext:value-type="float">
            <text:p>0.8133</text:p>
          </table:table-cell>
          <table:table-cell table:formula="of:=[.C88]/([.C$1]*[.C$1])*1000000" office:value-type="float" office:value="0.401346" calcext:value-type="float">
            <text:p>0.4013</text:p>
          </table:table-cell>
          <table:table-cell table:formula="of:=[.D88]/([.D$1]*[.D$1])*1000000" office:value-type="float" office:value="0.458154666666667" calcext:value-type="float">
            <text:p>0.4582</text:p>
          </table:table-cell>
          <table:table-cell table:formula="of:=[.E88]/([.E$1]*[.E$1])*1000000" office:value-type="float" office:value="0.310064" calcext:value-type="float">
            <text:p>0.3101</text:p>
          </table:table-cell>
          <table:table-cell table:formula="of:=[.F88]/([.F$1]*[.F$1])*1000000" office:value-type="float" office:value="0.2483712" calcext:value-type="float">
            <text:p>0.2484</text:p>
          </table:table-cell>
          <table:table-cell table:formula="of:=[.G88]/([.G$1]*[.G$1])*1000000" office:value-type="float" office:value="0.24067329" calcext:value-type="float">
            <text:p>0.2407</text:p>
          </table:table-cell>
          <table:table-cell table:formula="of:=[.H88]/([.H$1]*[.H$1])*1000000" office:value-type="float" office:value="0.235640945" calcext:value-type="float">
            <text:p>0.235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814576" calcext:value-type="float">
            <text:p>0.814576</text:p>
          </table:table-cell>
          <table:table-cell office:value-type="float" office:value="1.605656" calcext:value-type="float">
            <text:p>1.605656</text:p>
          </table:table-cell>
          <table:table-cell office:value-type="float" office:value="4.120576" calcext:value-type="float">
            <text:p>4.120576</text:p>
          </table:table-cell>
          <table:table-cell office:value-type="float" office:value="4.962048" calcext:value-type="float">
            <text:p>4.962048</text:p>
          </table:table-cell>
          <table:table-cell office:value-type="float" office:value="6.21184" calcext:value-type="float">
            <text:p>6.21184</text:p>
          </table:table-cell>
          <table:table-cell office:value-type="float" office:value="24.067072" calcext:value-type="float">
            <text:p>24.067072</text:p>
          </table:table-cell>
          <table:table-cell office:value-type="float" office:value="94.23436" calcext:value-type="float">
            <text:p>94.23436</text:p>
          </table:table-cell>
          <table:table-cell/>
          <table:table-cell table:formula="of:=[.B89]/([.B$1]*[.B$1])*1000000" office:value-type="float" office:value="0.814576" calcext:value-type="float">
            <text:p>0.8146</text:p>
          </table:table-cell>
          <table:table-cell table:formula="of:=[.C89]/([.C$1]*[.C$1])*1000000" office:value-type="float" office:value="0.401414" calcext:value-type="float">
            <text:p>0.4014</text:p>
          </table:table-cell>
          <table:table-cell table:formula="of:=[.D89]/([.D$1]*[.D$1])*1000000" office:value-type="float" office:value="0.457841777777778" calcext:value-type="float">
            <text:p>0.4578</text:p>
          </table:table-cell>
          <table:table-cell table:formula="of:=[.E89]/([.E$1]*[.E$1])*1000000" office:value-type="float" office:value="0.310128" calcext:value-type="float">
            <text:p>0.3101</text:p>
          </table:table-cell>
          <table:table-cell table:formula="of:=[.F89]/([.F$1]*[.F$1])*1000000" office:value-type="float" office:value="0.2484736" calcext:value-type="float">
            <text:p>0.2485</text:p>
          </table:table-cell>
          <table:table-cell table:formula="of:=[.G89]/([.G$1]*[.G$1])*1000000" office:value-type="float" office:value="0.24067072" calcext:value-type="float">
            <text:p>0.2407</text:p>
          </table:table-cell>
          <table:table-cell table:formula="of:=[.H89]/([.H$1]*[.H$1])*1000000" office:value-type="float" office:value="0.2355859" calcext:value-type="float">
            <text:p>0.235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814352" calcext:value-type="float">
            <text:p>0.814352</text:p>
          </table:table-cell>
          <table:table-cell office:value-type="float" office:value="1.607928" calcext:value-type="float">
            <text:p>1.607928</text:p>
          </table:table-cell>
          <table:table-cell office:value-type="float" office:value="4.47388" calcext:value-type="float">
            <text:p>4.47388</text:p>
          </table:table-cell>
          <table:table-cell office:value-type="float" office:value="5.39392" calcext:value-type="float">
            <text:p>5.39392</text:p>
          </table:table-cell>
          <table:table-cell office:value-type="float" office:value="6.745856" calcext:value-type="float">
            <text:p>6.745856</text:p>
          </table:table-cell>
          <table:table-cell office:value-type="float" office:value="25.546753" calcext:value-type="float">
            <text:p>25.546753</text:p>
          </table:table-cell>
          <table:table-cell office:value-type="float" office:value="99.622147" calcext:value-type="float">
            <text:p>99.622147</text:p>
          </table:table-cell>
          <table:table-cell/>
          <table:table-cell table:formula="of:=[.B90]/([.B$1]*[.B$1])*1000000" office:value-type="float" office:value="0.814352" calcext:value-type="float">
            <text:p>0.8144</text:p>
          </table:table-cell>
          <table:table-cell table:formula="of:=[.C90]/([.C$1]*[.C$1])*1000000" office:value-type="float" office:value="0.401982" calcext:value-type="float">
            <text:p>0.4020</text:p>
          </table:table-cell>
          <table:table-cell table:formula="of:=[.D90]/([.D$1]*[.D$1])*1000000" office:value-type="float" office:value="0.497097777777778" calcext:value-type="float">
            <text:p>0.4971</text:p>
          </table:table-cell>
          <table:table-cell table:formula="of:=[.E90]/([.E$1]*[.E$1])*1000000" office:value-type="float" office:value="0.33712" calcext:value-type="float">
            <text:p>0.3371</text:p>
          </table:table-cell>
          <table:table-cell table:formula="of:=[.F90]/([.F$1]*[.F$1])*1000000" office:value-type="float" office:value="0.26983424" calcext:value-type="float">
            <text:p>0.2698</text:p>
          </table:table-cell>
          <table:table-cell table:formula="of:=[.G90]/([.G$1]*[.G$1])*1000000" office:value-type="float" office:value="0.25546753" calcext:value-type="float">
            <text:p>0.2555</text:p>
          </table:table-cell>
          <table:table-cell table:formula="of:=[.H90]/([.H$1]*[.H$1])*1000000" office:value-type="float" office:value="0.2490553675" calcext:value-type="float">
            <text:p>0.249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815104" calcext:value-type="float">
            <text:p>0.815104</text:p>
          </table:table-cell>
          <table:table-cell office:value-type="float" office:value="1.607424" calcext:value-type="float">
            <text:p>1.607424</text:p>
          </table:table-cell>
          <table:table-cell office:value-type="float" office:value="4.471808" calcext:value-type="float">
            <text:p>4.471808</text:p>
          </table:table-cell>
          <table:table-cell office:value-type="float" office:value="5.393664" calcext:value-type="float">
            <text:p>5.393664</text:p>
          </table:table-cell>
          <table:table-cell office:value-type="float" office:value="6.75584" calcext:value-type="float">
            <text:p>6.75584</text:p>
          </table:table-cell>
          <table:table-cell office:value-type="float" office:value="25.517311" calcext:value-type="float">
            <text:p>25.517311</text:p>
          </table:table-cell>
          <table:table-cell office:value-type="float" office:value="99.62471" calcext:value-type="float">
            <text:p>99.62471</text:p>
          </table:table-cell>
          <table:table-cell/>
          <table:table-cell table:formula="of:=[.B91]/([.B$1]*[.B$1])*1000000" office:value-type="float" office:value="0.815104" calcext:value-type="float">
            <text:p>0.8151</text:p>
          </table:table-cell>
          <table:table-cell table:formula="of:=[.C91]/([.C$1]*[.C$1])*1000000" office:value-type="float" office:value="0.401856" calcext:value-type="float">
            <text:p>0.4019</text:p>
          </table:table-cell>
          <table:table-cell table:formula="of:=[.D91]/([.D$1]*[.D$1])*1000000" office:value-type="float" office:value="0.496867555555556" calcext:value-type="float">
            <text:p>0.4969</text:p>
          </table:table-cell>
          <table:table-cell table:formula="of:=[.E91]/([.E$1]*[.E$1])*1000000" office:value-type="float" office:value="0.337104" calcext:value-type="float">
            <text:p>0.3371</text:p>
          </table:table-cell>
          <table:table-cell table:formula="of:=[.F91]/([.F$1]*[.F$1])*1000000" office:value-type="float" office:value="0.2702336" calcext:value-type="float">
            <text:p>0.2702</text:p>
          </table:table-cell>
          <table:table-cell table:formula="of:=[.G91]/([.G$1]*[.G$1])*1000000" office:value-type="float" office:value="0.25517311" calcext:value-type="float">
            <text:p>0.2552</text:p>
          </table:table-cell>
          <table:table-cell table:formula="of:=[.H91]/([.H$1]*[.H$1])*1000000" office:value-type="float" office:value="0.249061775" calcext:value-type="float">
            <text:p>0.249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813824" calcext:value-type="float">
            <text:p>0.813824</text:p>
          </table:table-cell>
          <table:table-cell office:value-type="float" office:value="1.604624" calcext:value-type="float">
            <text:p>1.604624</text:p>
          </table:table-cell>
          <table:table-cell office:value-type="float" office:value="4.475888" calcext:value-type="float">
            <text:p>4.475888</text:p>
          </table:table-cell>
          <table:table-cell office:value-type="float" office:value="5.403392" calcext:value-type="float">
            <text:p>5.403392</text:p>
          </table:table-cell>
          <table:table-cell office:value-type="float" office:value="6.752512" calcext:value-type="float">
            <text:p>6.752512</text:p>
          </table:table-cell>
          <table:table-cell office:value-type="float" office:value="25.499647" calcext:value-type="float">
            <text:p>25.499647</text:p>
          </table:table-cell>
          <table:table-cell office:value-type="float" office:value="99.608322" calcext:value-type="float">
            <text:p>99.608322</text:p>
          </table:table-cell>
          <table:table-cell/>
          <table:table-cell table:formula="of:=[.B92]/([.B$1]*[.B$1])*1000000" office:value-type="float" office:value="0.813824" calcext:value-type="float">
            <text:p>0.8138</text:p>
          </table:table-cell>
          <table:table-cell table:formula="of:=[.C92]/([.C$1]*[.C$1])*1000000" office:value-type="float" office:value="0.401156" calcext:value-type="float">
            <text:p>0.4012</text:p>
          </table:table-cell>
          <table:table-cell table:formula="of:=[.D92]/([.D$1]*[.D$1])*1000000" office:value-type="float" office:value="0.497320888888889" calcext:value-type="float">
            <text:p>0.4973</text:p>
          </table:table-cell>
          <table:table-cell table:formula="of:=[.E92]/([.E$1]*[.E$1])*1000000" office:value-type="float" office:value="0.337712" calcext:value-type="float">
            <text:p>0.3377</text:p>
          </table:table-cell>
          <table:table-cell table:formula="of:=[.F92]/([.F$1]*[.F$1])*1000000" office:value-type="float" office:value="0.27010048" calcext:value-type="float">
            <text:p>0.2701</text:p>
          </table:table-cell>
          <table:table-cell table:formula="of:=[.G92]/([.G$1]*[.G$1])*1000000" office:value-type="float" office:value="0.25499647" calcext:value-type="float">
            <text:p>0.2550</text:p>
          </table:table-cell>
          <table:table-cell table:formula="of:=[.H92]/([.H$1]*[.H$1])*1000000" office:value-type="float" office:value="0.249020805" calcext:value-type="float">
            <text:p>0.249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814328" calcext:value-type="float">
            <text:p>0.814328</text:p>
          </table:table-cell>
          <table:table-cell office:value-type="float" office:value="1.606648" calcext:value-type="float">
            <text:p>1.606648</text:p>
          </table:table-cell>
          <table:table-cell office:value-type="float" office:value="4.478488" calcext:value-type="float">
            <text:p>4.478488</text:p>
          </table:table-cell>
          <table:table-cell office:value-type="float" office:value="5.404672" calcext:value-type="float">
            <text:p>5.404672</text:p>
          </table:table-cell>
          <table:table-cell office:value-type="float" office:value="6.756608" calcext:value-type="float">
            <text:p>6.756608</text:p>
          </table:table-cell>
          <table:table-cell office:value-type="float" office:value="25.478912" calcext:value-type="float">
            <text:p>25.478912</text:p>
          </table:table-cell>
          <table:table-cell office:value-type="float" office:value="99.652351" calcext:value-type="float">
            <text:p>99.652351</text:p>
          </table:table-cell>
          <table:table-cell/>
          <table:table-cell table:formula="of:=[.B93]/([.B$1]*[.B$1])*1000000" office:value-type="float" office:value="0.814328" calcext:value-type="float">
            <text:p>0.8143</text:p>
          </table:table-cell>
          <table:table-cell table:formula="of:=[.C93]/([.C$1]*[.C$1])*1000000" office:value-type="float" office:value="0.401662" calcext:value-type="float">
            <text:p>0.4017</text:p>
          </table:table-cell>
          <table:table-cell table:formula="of:=[.D93]/([.D$1]*[.D$1])*1000000" office:value-type="float" office:value="0.497609777777778" calcext:value-type="float">
            <text:p>0.4976</text:p>
          </table:table-cell>
          <table:table-cell table:formula="of:=[.E93]/([.E$1]*[.E$1])*1000000" office:value-type="float" office:value="0.337792" calcext:value-type="float">
            <text:p>0.3378</text:p>
          </table:table-cell>
          <table:table-cell table:formula="of:=[.F93]/([.F$1]*[.F$1])*1000000" office:value-type="float" office:value="0.27026432" calcext:value-type="float">
            <text:p>0.2703</text:p>
          </table:table-cell>
          <table:table-cell table:formula="of:=[.G93]/([.G$1]*[.G$1])*1000000" office:value-type="float" office:value="0.25478912" calcext:value-type="float">
            <text:p>0.2548</text:p>
          </table:table-cell>
          <table:table-cell table:formula="of:=[.H93]/([.H$1]*[.H$1])*1000000" office:value-type="float" office:value="0.2491308775" calcext:value-type="float">
            <text:p>0.249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815096" calcext:value-type="float">
            <text:p>0.815096</text:p>
          </table:table-cell>
          <table:table-cell office:value-type="float" office:value="1.607928" calcext:value-type="float">
            <text:p>1.607928</text:p>
          </table:table-cell>
          <table:table-cell office:value-type="float" office:value="4.475632" calcext:value-type="float">
            <text:p>4.475632</text:p>
          </table:table-cell>
          <table:table-cell office:value-type="float" office:value="5.404416" calcext:value-type="float">
            <text:p>5.404416</text:p>
          </table:table-cell>
          <table:table-cell office:value-type="float" office:value="6.76352" calcext:value-type="float">
            <text:p>6.76352</text:p>
          </table:table-cell>
          <table:table-cell office:value-type="float" office:value="25.912321" calcext:value-type="float">
            <text:p>25.912321</text:p>
          </table:table-cell>
          <table:table-cell office:value-type="float" office:value="101.794815" calcext:value-type="float">
            <text:p>101.794815</text:p>
          </table:table-cell>
          <table:table-cell/>
          <table:table-cell table:formula="of:=[.B94]/([.B$1]*[.B$1])*1000000" office:value-type="float" office:value="0.815096" calcext:value-type="float">
            <text:p>0.8151</text:p>
          </table:table-cell>
          <table:table-cell table:formula="of:=[.C94]/([.C$1]*[.C$1])*1000000" office:value-type="float" office:value="0.401982" calcext:value-type="float">
            <text:p>0.4020</text:p>
          </table:table-cell>
          <table:table-cell table:formula="of:=[.D94]/([.D$1]*[.D$1])*1000000" office:value-type="float" office:value="0.497292444444444" calcext:value-type="float">
            <text:p>0.4973</text:p>
          </table:table-cell>
          <table:table-cell table:formula="of:=[.E94]/([.E$1]*[.E$1])*1000000" office:value-type="float" office:value="0.337776" calcext:value-type="float">
            <text:p>0.3378</text:p>
          </table:table-cell>
          <table:table-cell table:formula="of:=[.F94]/([.F$1]*[.F$1])*1000000" office:value-type="float" office:value="0.2705408" calcext:value-type="float">
            <text:p>0.2705</text:p>
          </table:table-cell>
          <table:table-cell table:formula="of:=[.G94]/([.G$1]*[.G$1])*1000000" office:value-type="float" office:value="0.25912321" calcext:value-type="float">
            <text:p>0.2591</text:p>
          </table:table-cell>
          <table:table-cell table:formula="of:=[.H94]/([.H$1]*[.H$1])*1000000" office:value-type="float" office:value="0.2544870375" calcext:value-type="float">
            <text:p>0.254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81536" calcext:value-type="float">
            <text:p>0.81536</text:p>
          </table:table-cell>
          <table:table-cell office:value-type="float" office:value="1.60768" calcext:value-type="float">
            <text:p>1.60768</text:p>
          </table:table-cell>
          <table:table-cell office:value-type="float" office:value="2.407936" calcext:value-type="float">
            <text:p>2.407936</text:p>
          </table:table-cell>
          <table:table-cell office:value-type="float" office:value="5.405184" calcext:value-type="float">
            <text:p>5.405184</text:p>
          </table:table-cell>
          <table:table-cell office:value-type="float" office:value="6.761984" calcext:value-type="float">
            <text:p>6.761984</text:p>
          </table:table-cell>
          <table:table-cell office:value-type="float" office:value="25.907455" calcext:value-type="float">
            <text:p>25.907455</text:p>
          </table:table-cell>
          <table:table-cell office:value-type="float" office:value="101.844986" calcext:value-type="float">
            <text:p>101.844986</text:p>
          </table:table-cell>
          <table:table-cell/>
          <table:table-cell table:formula="of:=[.B95]/([.B$1]*[.B$1])*1000000" office:value-type="float" office:value="0.81536" calcext:value-type="float">
            <text:p>0.8154</text:p>
          </table:table-cell>
          <table:table-cell table:formula="of:=[.C95]/([.C$1]*[.C$1])*1000000" office:value-type="float" office:value="0.40192" calcext:value-type="float">
            <text:p>0.4019</text:p>
          </table:table-cell>
          <table:table-cell table:formula="of:=[.D95]/([.D$1]*[.D$1])*1000000" office:value-type="float" office:value="0.267548444444444" calcext:value-type="float">
            <text:p>0.2675</text:p>
          </table:table-cell>
          <table:table-cell table:formula="of:=[.E95]/([.E$1]*[.E$1])*1000000" office:value-type="float" office:value="0.337824" calcext:value-type="float">
            <text:p>0.3378</text:p>
          </table:table-cell>
          <table:table-cell table:formula="of:=[.F95]/([.F$1]*[.F$1])*1000000" office:value-type="float" office:value="0.27047936" calcext:value-type="float">
            <text:p>0.2705</text:p>
          </table:table-cell>
          <table:table-cell table:formula="of:=[.G95]/([.G$1]*[.G$1])*1000000" office:value-type="float" office:value="0.25907455" calcext:value-type="float">
            <text:p>0.2591</text:p>
          </table:table-cell>
          <table:table-cell table:formula="of:=[.H95]/([.H$1]*[.H$1])*1000000" office:value-type="float" office:value="0.254612465" calcext:value-type="float">
            <text:p>0.254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815608" calcext:value-type="float">
            <text:p>0.815608</text:p>
          </table:table-cell>
          <table:table-cell office:value-type="float" office:value="1.60668" calcext:value-type="float">
            <text:p>1.60668</text:p>
          </table:table-cell>
          <table:table-cell office:value-type="float" office:value="2.404592" calcext:value-type="float">
            <text:p>2.404592</text:p>
          </table:table-cell>
          <table:table-cell office:value-type="float" office:value="5.40416" calcext:value-type="float">
            <text:p>5.40416</text:p>
          </table:table-cell>
          <table:table-cell office:value-type="float" office:value="6.762752" calcext:value-type="float">
            <text:p>6.762752</text:p>
          </table:table-cell>
          <table:table-cell office:value-type="float" office:value="25.894144" calcext:value-type="float">
            <text:p>25.894144</text:p>
          </table:table-cell>
          <table:table-cell office:value-type="float" office:value="101.805565" calcext:value-type="float">
            <text:p>101.805565</text:p>
          </table:table-cell>
          <table:table-cell/>
          <table:table-cell table:formula="of:=[.B96]/([.B$1]*[.B$1])*1000000" office:value-type="float" office:value="0.815608" calcext:value-type="float">
            <text:p>0.8156</text:p>
          </table:table-cell>
          <table:table-cell table:formula="of:=[.C96]/([.C$1]*[.C$1])*1000000" office:value-type="float" office:value="0.40167" calcext:value-type="float">
            <text:p>0.4017</text:p>
          </table:table-cell>
          <table:table-cell table:formula="of:=[.D96]/([.D$1]*[.D$1])*1000000" office:value-type="float" office:value="0.267176888888889" calcext:value-type="float">
            <text:p>0.2672</text:p>
          </table:table-cell>
          <table:table-cell table:formula="of:=[.E96]/([.E$1]*[.E$1])*1000000" office:value-type="float" office:value="0.33776" calcext:value-type="float">
            <text:p>0.3378</text:p>
          </table:table-cell>
          <table:table-cell table:formula="of:=[.F96]/([.F$1]*[.F$1])*1000000" office:value-type="float" office:value="0.27051008" calcext:value-type="float">
            <text:p>0.2705</text:p>
          </table:table-cell>
          <table:table-cell table:formula="of:=[.G96]/([.G$1]*[.G$1])*1000000" office:value-type="float" office:value="0.25894144" calcext:value-type="float">
            <text:p>0.2589</text:p>
          </table:table-cell>
          <table:table-cell table:formula="of:=[.H96]/([.H$1]*[.H$1])*1000000" office:value-type="float" office:value="0.2545139125" calcext:value-type="float">
            <text:p>0.254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81484" calcext:value-type="float">
            <text:p>0.81484</text:p>
          </table:table-cell>
          <table:table-cell office:value-type="float" office:value="1.606136" calcext:value-type="float">
            <text:p>1.606136</text:p>
          </table:table-cell>
          <table:table-cell office:value-type="float" office:value="2.404376" calcext:value-type="float">
            <text:p>2.404376</text:p>
          </table:table-cell>
          <table:table-cell office:value-type="float" office:value="5.404928" calcext:value-type="float">
            <text:p>5.404928</text:p>
          </table:table-cell>
          <table:table-cell office:value-type="float" office:value="6.798336" calcext:value-type="float">
            <text:p>6.798336</text:p>
          </table:table-cell>
          <table:table-cell office:value-type="float" office:value="25.888767" calcext:value-type="float">
            <text:p>25.888767</text:p>
          </table:table-cell>
          <table:table-cell office:value-type="float" office:value="99.65696" calcext:value-type="float">
            <text:p>99.65696</text:p>
          </table:table-cell>
          <table:table-cell/>
          <table:table-cell table:formula="of:=[.B97]/([.B$1]*[.B$1])*1000000" office:value-type="float" office:value="0.81484" calcext:value-type="float">
            <text:p>0.8148</text:p>
          </table:table-cell>
          <table:table-cell table:formula="of:=[.C97]/([.C$1]*[.C$1])*1000000" office:value-type="float" office:value="0.401534" calcext:value-type="float">
            <text:p>0.4015</text:p>
          </table:table-cell>
          <table:table-cell table:formula="of:=[.D97]/([.D$1]*[.D$1])*1000000" office:value-type="float" office:value="0.267152888888889" calcext:value-type="float">
            <text:p>0.2672</text:p>
          </table:table-cell>
          <table:table-cell table:formula="of:=[.E97]/([.E$1]*[.E$1])*1000000" office:value-type="float" office:value="0.337808" calcext:value-type="float">
            <text:p>0.3378</text:p>
          </table:table-cell>
          <table:table-cell table:formula="of:=[.F97]/([.F$1]*[.F$1])*1000000" office:value-type="float" office:value="0.27193344" calcext:value-type="float">
            <text:p>0.2719</text:p>
          </table:table-cell>
          <table:table-cell table:formula="of:=[.G97]/([.G$1]*[.G$1])*1000000" office:value-type="float" office:value="0.25888767" calcext:value-type="float">
            <text:p>0.2589</text:p>
          </table:table-cell>
          <table:table-cell table:formula="of:=[.H97]/([.H$1]*[.H$1])*1000000" office:value-type="float" office:value="0.2491424" calcext:value-type="float">
            <text:p>0.249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890088" calcext:value-type="float">
            <text:p>0.890088</text:p>
          </table:table-cell>
          <table:table-cell office:value-type="float" office:value="1.76076" calcext:value-type="float">
            <text:p>1.76076</text:p>
          </table:table-cell>
          <table:table-cell office:value-type="float" office:value="2.633456" calcext:value-type="float">
            <text:p>2.633456</text:p>
          </table:table-cell>
          <table:table-cell office:value-type="float" office:value="5.841152" calcext:value-type="float">
            <text:p>5.841152</text:p>
          </table:table-cell>
          <table:table-cell office:value-type="float" office:value="7.312896" calcext:value-type="float">
            <text:p>7.312896</text:p>
          </table:table-cell>
          <table:table-cell office:value-type="float" office:value="27.398401" calcext:value-type="float">
            <text:p>27.398401</text:p>
          </table:table-cell>
          <table:table-cell office:value-type="float" office:value="94.434555" calcext:value-type="float">
            <text:p>94.434555</text:p>
          </table:table-cell>
          <table:table-cell/>
          <table:table-cell table:formula="of:=[.B98]/([.B$1]*[.B$1])*1000000" office:value-type="float" office:value="0.890088" calcext:value-type="float">
            <text:p>0.8901</text:p>
          </table:table-cell>
          <table:table-cell table:formula="of:=[.C98]/([.C$1]*[.C$1])*1000000" office:value-type="float" office:value="0.44019" calcext:value-type="float">
            <text:p>0.4402</text:p>
          </table:table-cell>
          <table:table-cell table:formula="of:=[.D98]/([.D$1]*[.D$1])*1000000" office:value-type="float" office:value="0.292606222222222" calcext:value-type="float">
            <text:p>0.2926</text:p>
          </table:table-cell>
          <table:table-cell table:formula="of:=[.E98]/([.E$1]*[.E$1])*1000000" office:value-type="float" office:value="0.365072" calcext:value-type="float">
            <text:p>0.3651</text:p>
          </table:table-cell>
          <table:table-cell table:formula="of:=[.F98]/([.F$1]*[.F$1])*1000000" office:value-type="float" office:value="0.29251584" calcext:value-type="float">
            <text:p>0.2925</text:p>
          </table:table-cell>
          <table:table-cell table:formula="of:=[.G98]/([.G$1]*[.G$1])*1000000" office:value-type="float" office:value="0.27398401" calcext:value-type="float">
            <text:p>0.2740</text:p>
          </table:table-cell>
          <table:table-cell table:formula="of:=[.H98]/([.H$1]*[.H$1])*1000000" office:value-type="float" office:value="0.2360863875" calcext:value-type="float">
            <text:p>0.236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889344" calcext:value-type="float">
            <text:p>0.889344</text:p>
          </table:table-cell>
          <table:table-cell office:value-type="float" office:value="1.76076" calcext:value-type="float">
            <text:p>1.76076</text:p>
          </table:table-cell>
          <table:table-cell office:value-type="float" office:value="2.632704" calcext:value-type="float">
            <text:p>2.632704</text:p>
          </table:table-cell>
          <table:table-cell office:value-type="float" office:value="5.881344" calcext:value-type="float">
            <text:p>5.881344</text:p>
          </table:table-cell>
          <table:table-cell office:value-type="float" office:value="7.313152" calcext:value-type="float">
            <text:p>7.313152</text:p>
          </table:table-cell>
          <table:table-cell office:value-type="float" office:value="27.396862" calcext:value-type="float">
            <text:p>27.396862</text:p>
          </table:table-cell>
          <table:table-cell office:value-type="float" office:value="94.743805" calcext:value-type="float">
            <text:p>94.743805</text:p>
          </table:table-cell>
          <table:table-cell/>
          <table:table-cell table:formula="of:=[.B99]/([.B$1]*[.B$1])*1000000" office:value-type="float" office:value="0.889344" calcext:value-type="float">
            <text:p>0.8893</text:p>
          </table:table-cell>
          <table:table-cell table:formula="of:=[.C99]/([.C$1]*[.C$1])*1000000" office:value-type="float" office:value="0.44019" calcext:value-type="float">
            <text:p>0.4402</text:p>
          </table:table-cell>
          <table:table-cell table:formula="of:=[.D99]/([.D$1]*[.D$1])*1000000" office:value-type="float" office:value="0.292522666666667" calcext:value-type="float">
            <text:p>0.2925</text:p>
          </table:table-cell>
          <table:table-cell table:formula="of:=[.E99]/([.E$1]*[.E$1])*1000000" office:value-type="float" office:value="0.367584" calcext:value-type="float">
            <text:p>0.3676</text:p>
          </table:table-cell>
          <table:table-cell table:formula="of:=[.F99]/([.F$1]*[.F$1])*1000000" office:value-type="float" office:value="0.29252608" calcext:value-type="float">
            <text:p>0.2925</text:p>
          </table:table-cell>
          <table:table-cell table:formula="of:=[.G99]/([.G$1]*[.G$1])*1000000" office:value-type="float" office:value="0.27396862" calcext:value-type="float">
            <text:p>0.2740</text:p>
          </table:table-cell>
          <table:table-cell table:formula="of:=[.H99]/([.H$1]*[.H$1])*1000000" office:value-type="float" office:value="0.2368595125" calcext:value-type="float">
            <text:p>0.2369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892424" calcext:value-type="float">
            <text:p>0.892424</text:p>
          </table:table-cell>
          <table:table-cell office:value-type="float" office:value="1.765888" calcext:value-type="float">
            <text:p>1.765888</text:p>
          </table:table-cell>
          <table:table-cell office:value-type="float" office:value="2.641928" calcext:value-type="float">
            <text:p>2.641928</text:p>
          </table:table-cell>
          <table:table-cell office:value-type="float" office:value="5.856" calcext:value-type="float">
            <text:p>5.856</text:p>
          </table:table-cell>
          <table:table-cell office:value-type="float" office:value="7.329536" calcext:value-type="float">
            <text:p>7.329536</text:p>
          </table:table-cell>
          <table:table-cell office:value-type="float" office:value="27.434496" calcext:value-type="float">
            <text:p>27.434496</text:p>
          </table:table-cell>
          <table:table-cell office:value-type="float" office:value="95.109375" calcext:value-type="float">
            <text:p>95.109375</text:p>
          </table:table-cell>
          <table:table-cell/>
          <table:table-cell table:formula="of:=[.B100]/([.B$1]*[.B$1])*1000000" office:value-type="float" office:value="0.892424" calcext:value-type="float">
            <text:p>0.8924</text:p>
          </table:table-cell>
          <table:table-cell table:formula="of:=[.C100]/([.C$1]*[.C$1])*1000000" office:value-type="float" office:value="0.441472" calcext:value-type="float">
            <text:p>0.4415</text:p>
          </table:table-cell>
          <table:table-cell table:formula="of:=[.D100]/([.D$1]*[.D$1])*1000000" office:value-type="float" office:value="0.293547555555556" calcext:value-type="float">
            <text:p>0.2935</text:p>
          </table:table-cell>
          <table:table-cell table:formula="of:=[.E100]/([.E$1]*[.E$1])*1000000" office:value-type="float" office:value="0.366" calcext:value-type="float">
            <text:p>0.3660</text:p>
          </table:table-cell>
          <table:table-cell table:formula="of:=[.F100]/([.F$1]*[.F$1])*1000000" office:value-type="float" office:value="0.29318144" calcext:value-type="float">
            <text:p>0.2932</text:p>
          </table:table-cell>
          <table:table-cell table:formula="of:=[.G100]/([.G$1]*[.G$1])*1000000" office:value-type="float" office:value="0.27434496" calcext:value-type="float">
            <text:p>0.2743</text:p>
          </table:table-cell>
          <table:table-cell table:formula="of:=[.H100]/([.H$1]*[.H$1])*1000000" office:value-type="float" office:value="0.2377734375" calcext:value-type="float">
            <text:p>0.237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893952" calcext:value-type="float">
            <text:p>0.893952</text:p>
          </table:table-cell>
          <table:table-cell office:value-type="float" office:value="1.766408" calcext:value-type="float">
            <text:p>1.766408</text:p>
          </table:table-cell>
          <table:table-cell office:value-type="float" office:value="2.644728" calcext:value-type="float">
            <text:p>2.644728</text:p>
          </table:table-cell>
          <table:table-cell office:value-type="float" office:value="5.860096" calcext:value-type="float">
            <text:p>5.860096</text:p>
          </table:table-cell>
          <table:table-cell office:value-type="float" office:value="7.32928" calcext:value-type="float">
            <text:p>7.32928</text:p>
          </table:table-cell>
          <table:table-cell office:value-type="float" office:value="27.426815" calcext:value-type="float">
            <text:p>27.426815</text:p>
          </table:table-cell>
          <table:table-cell office:value-type="float" office:value="94.491646" calcext:value-type="float">
            <text:p>94.491646</text:p>
          </table:table-cell>
          <table:table-cell/>
          <table:table-cell table:formula="of:=[.B101]/([.B$1]*[.B$1])*1000000" office:value-type="float" office:value="0.893952" calcext:value-type="float">
            <text:p>0.8940</text:p>
          </table:table-cell>
          <table:table-cell table:formula="of:=[.C101]/([.C$1]*[.C$1])*1000000" office:value-type="float" office:value="0.441602" calcext:value-type="float">
            <text:p>0.4416</text:p>
          </table:table-cell>
          <table:table-cell table:formula="of:=[.D101]/([.D$1]*[.D$1])*1000000" office:value-type="float" office:value="0.293858666666667" calcext:value-type="float">
            <text:p>0.2939</text:p>
          </table:table-cell>
          <table:table-cell table:formula="of:=[.E101]/([.E$1]*[.E$1])*1000000" office:value-type="float" office:value="0.366256" calcext:value-type="float">
            <text:p>0.3663</text:p>
          </table:table-cell>
          <table:table-cell table:formula="of:=[.F101]/([.F$1]*[.F$1])*1000000" office:value-type="float" office:value="0.2931712" calcext:value-type="float">
            <text:p>0.2932</text:p>
          </table:table-cell>
          <table:table-cell table:formula="of:=[.G101]/([.G$1]*[.G$1])*1000000" office:value-type="float" office:value="0.27426815" calcext:value-type="float">
            <text:p>0.2743</text:p>
          </table:table-cell>
          <table:table-cell table:formula="of:=[.H101]/([.H$1]*[.H$1])*1000000" office:value-type="float" office:value="0.236229115" calcext:value-type="float">
            <text:p>0.236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893456" calcext:value-type="float">
            <text:p>0.893456</text:p>
          </table:table-cell>
          <table:table-cell office:value-type="float" office:value="1.767152" calcext:value-type="float">
            <text:p>1.767152</text:p>
          </table:table-cell>
          <table:table-cell office:value-type="float" office:value="2.643712" calcext:value-type="float">
            <text:p>2.643712</text:p>
          </table:table-cell>
          <table:table-cell office:value-type="float" office:value="5.850624" calcext:value-type="float">
            <text:p>5.850624</text:p>
          </table:table-cell>
          <table:table-cell office:value-type="float" office:value="7.344128" calcext:value-type="float">
            <text:p>7.344128</text:p>
          </table:table-cell>
          <table:table-cell office:value-type="float" office:value="27.951105" calcext:value-type="float">
            <text:p>27.951105</text:p>
          </table:table-cell>
          <table:table-cell office:value-type="float" office:value="97.177094" calcext:value-type="float">
            <text:p>97.177094</text:p>
          </table:table-cell>
          <table:table-cell/>
          <table:table-cell table:formula="of:=[.B102]/([.B$1]*[.B$1])*1000000" office:value-type="float" office:value="0.893456" calcext:value-type="float">
            <text:p>0.8935</text:p>
          </table:table-cell>
          <table:table-cell table:formula="of:=[.C102]/([.C$1]*[.C$1])*1000000" office:value-type="float" office:value="0.441788" calcext:value-type="float">
            <text:p>0.4418</text:p>
          </table:table-cell>
          <table:table-cell table:formula="of:=[.D102]/([.D$1]*[.D$1])*1000000" office:value-type="float" office:value="0.293745777777778" calcext:value-type="float">
            <text:p>0.2937</text:p>
          </table:table-cell>
          <table:table-cell table:formula="of:=[.E102]/([.E$1]*[.E$1])*1000000" office:value-type="float" office:value="0.365664" calcext:value-type="float">
            <text:p>0.3657</text:p>
          </table:table-cell>
          <table:table-cell table:formula="of:=[.F102]/([.F$1]*[.F$1])*1000000" office:value-type="float" office:value="0.29376512" calcext:value-type="float">
            <text:p>0.2938</text:p>
          </table:table-cell>
          <table:table-cell table:formula="of:=[.G102]/([.G$1]*[.G$1])*1000000" office:value-type="float" office:value="0.27951105" calcext:value-type="float">
            <text:p>0.2795</text:p>
          </table:table-cell>
          <table:table-cell table:formula="of:=[.H102]/([.H$1]*[.H$1])*1000000" office:value-type="float" office:value="0.242942735" calcext:value-type="float">
            <text:p>0.2429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894224" calcext:value-type="float">
            <text:p>0.894224</text:p>
          </table:table-cell>
          <table:table-cell office:value-type="float" office:value="1.766648" calcext:value-type="float">
            <text:p>1.766648</text:p>
          </table:table-cell>
          <table:table-cell office:value-type="float" office:value="2.64396" calcext:value-type="float">
            <text:p>2.64396</text:p>
          </table:table-cell>
          <table:table-cell office:value-type="float" office:value="5.85728" calcext:value-type="float">
            <text:p>5.85728</text:p>
          </table:table-cell>
          <table:table-cell office:value-type="float" office:value="7.329016" calcext:value-type="float">
            <text:p>7.329016</text:p>
          </table:table-cell>
          <table:table-cell office:value-type="float" office:value="27.982336" calcext:value-type="float">
            <text:p>27.982336</text:p>
          </table:table-cell>
          <table:table-cell office:value-type="float" office:value="96.778496" calcext:value-type="float">
            <text:p>96.778496</text:p>
          </table:table-cell>
          <table:table-cell/>
          <table:table-cell table:formula="of:=[.B103]/([.B$1]*[.B$1])*1000000" office:value-type="float" office:value="0.894224" calcext:value-type="float">
            <text:p>0.8942</text:p>
          </table:table-cell>
          <table:table-cell table:formula="of:=[.C103]/([.C$1]*[.C$1])*1000000" office:value-type="float" office:value="0.441662" calcext:value-type="float">
            <text:p>0.4417</text:p>
          </table:table-cell>
          <table:table-cell table:formula="of:=[.D103]/([.D$1]*[.D$1])*1000000" office:value-type="float" office:value="0.293773333333333" calcext:value-type="float">
            <text:p>0.2938</text:p>
          </table:table-cell>
          <table:table-cell table:formula="of:=[.E103]/([.E$1]*[.E$1])*1000000" office:value-type="float" office:value="0.36608" calcext:value-type="float">
            <text:p>0.3661</text:p>
          </table:table-cell>
          <table:table-cell table:formula="of:=[.F103]/([.F$1]*[.F$1])*1000000" office:value-type="float" office:value="0.29316064" calcext:value-type="float">
            <text:p>0.2932</text:p>
          </table:table-cell>
          <table:table-cell table:formula="of:=[.G103]/([.G$1]*[.G$1])*1000000" office:value-type="float" office:value="0.27982336" calcext:value-type="float">
            <text:p>0.2798</text:p>
          </table:table-cell>
          <table:table-cell table:formula="of:=[.H103]/([.H$1]*[.H$1])*1000000" office:value-type="float" office:value="0.24194624" calcext:value-type="float">
            <text:p>0.241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895504" calcext:value-type="float">
            <text:p>0.895504</text:p>
          </table:table-cell>
          <table:table-cell office:value-type="float" office:value="1.769216" calcext:value-type="float">
            <text:p>1.769216</text:p>
          </table:table-cell>
          <table:table-cell office:value-type="float" office:value="2.647312" calcext:value-type="float">
            <text:p>2.647312</text:p>
          </table:table-cell>
          <table:table-cell office:value-type="float" office:value="5.85984" calcext:value-type="float">
            <text:p>5.85984</text:p>
          </table:table-cell>
          <table:table-cell office:value-type="float" office:value="7.343104" calcext:value-type="float">
            <text:p>7.343104</text:p>
          </table:table-cell>
          <table:table-cell office:value-type="float" office:value="27.980801" calcext:value-type="float">
            <text:p>27.980801</text:p>
          </table:table-cell>
          <table:table-cell office:value-type="float" office:value="96.864517" calcext:value-type="float">
            <text:p>96.864517</text:p>
          </table:table-cell>
          <table:table-cell/>
          <table:table-cell table:formula="of:=[.B104]/([.B$1]*[.B$1])*1000000" office:value-type="float" office:value="0.895504" calcext:value-type="float">
            <text:p>0.8955</text:p>
          </table:table-cell>
          <table:table-cell table:formula="of:=[.C104]/([.C$1]*[.C$1])*1000000" office:value-type="float" office:value="0.442304" calcext:value-type="float">
            <text:p>0.4423</text:p>
          </table:table-cell>
          <table:table-cell table:formula="of:=[.D104]/([.D$1]*[.D$1])*1000000" office:value-type="float" office:value="0.294145777777778" calcext:value-type="float">
            <text:p>0.2941</text:p>
          </table:table-cell>
          <table:table-cell table:formula="of:=[.E104]/([.E$1]*[.E$1])*1000000" office:value-type="float" office:value="0.36624" calcext:value-type="float">
            <text:p>0.3662</text:p>
          </table:table-cell>
          <table:table-cell table:formula="of:=[.F104]/([.F$1]*[.F$1])*1000000" office:value-type="float" office:value="0.29372416" calcext:value-type="float">
            <text:p>0.2937</text:p>
          </table:table-cell>
          <table:table-cell table:formula="of:=[.G104]/([.G$1]*[.G$1])*1000000" office:value-type="float" office:value="0.27980801" calcext:value-type="float">
            <text:p>0.2798</text:p>
          </table:table-cell>
          <table:table-cell table:formula="of:=[.H104]/([.H$1]*[.H$1])*1000000" office:value-type="float" office:value="0.2421612925" calcext:value-type="float">
            <text:p>0.242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894728" calcext:value-type="float">
            <text:p>0.894728</text:p>
          </table:table-cell>
          <table:table-cell office:value-type="float" office:value="1.769232" calcext:value-type="float">
            <text:p>1.769232</text:p>
          </table:table-cell>
          <table:table-cell office:value-type="float" office:value="2.649832" calcext:value-type="float">
            <text:p>2.649832</text:p>
          </table:table-cell>
          <table:table-cell office:value-type="float" office:value="5.857792" calcext:value-type="float">
            <text:p>5.857792</text:p>
          </table:table-cell>
          <table:table-cell office:value-type="float" office:value="7.343616" calcext:value-type="float">
            <text:p>7.343616</text:p>
          </table:table-cell>
          <table:table-cell office:value-type="float" office:value="27.980543" calcext:value-type="float">
            <text:p>27.980543</text:p>
          </table:table-cell>
          <table:table-cell office:value-type="float" office:value="97.261307" calcext:value-type="float">
            <text:p>97.261307</text:p>
          </table:table-cell>
          <table:table-cell/>
          <table:table-cell table:formula="of:=[.B105]/([.B$1]*[.B$1])*1000000" office:value-type="float" office:value="0.894728" calcext:value-type="float">
            <text:p>0.8947</text:p>
          </table:table-cell>
          <table:table-cell table:formula="of:=[.C105]/([.C$1]*[.C$1])*1000000" office:value-type="float" office:value="0.442308" calcext:value-type="float">
            <text:p>0.4423</text:p>
          </table:table-cell>
          <table:table-cell table:formula="of:=[.D105]/([.D$1]*[.D$1])*1000000" office:value-type="float" office:value="0.294425777777778" calcext:value-type="float">
            <text:p>0.2944</text:p>
          </table:table-cell>
          <table:table-cell table:formula="of:=[.E105]/([.E$1]*[.E$1])*1000000" office:value-type="float" office:value="0.366112" calcext:value-type="float">
            <text:p>0.3661</text:p>
          </table:table-cell>
          <table:table-cell table:formula="of:=[.F105]/([.F$1]*[.F$1])*1000000" office:value-type="float" office:value="0.29374464" calcext:value-type="float">
            <text:p>0.2937</text:p>
          </table:table-cell>
          <table:table-cell table:formula="of:=[.G105]/([.G$1]*[.G$1])*1000000" office:value-type="float" office:value="0.27980543" calcext:value-type="float">
            <text:p>0.2798</text:p>
          </table:table-cell>
          <table:table-cell table:formula="of:=[.H105]/([.H$1]*[.H$1])*1000000" office:value-type="float" office:value="0.2431532675" calcext:value-type="float">
            <text:p>0.243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895488" calcext:value-type="float">
            <text:p>0.895488</text:p>
          </table:table-cell>
          <table:table-cell office:value-type="float" office:value="1.770248" calcext:value-type="float">
            <text:p>1.770248</text:p>
          </table:table-cell>
          <table:table-cell office:value-type="float" office:value="2.64832" calcext:value-type="float">
            <text:p>2.64832</text:p>
          </table:table-cell>
          <table:table-cell office:value-type="float" office:value="6.257664" calcext:value-type="float">
            <text:p>6.257664</text:p>
          </table:table-cell>
          <table:table-cell office:value-type="float" office:value="7.842048" calcext:value-type="float">
            <text:p>7.842048</text:p>
          </table:table-cell>
          <table:table-cell office:value-type="float" office:value="22.388992" calcext:value-type="float">
            <text:p>22.388992</text:p>
          </table:table-cell>
          <table:table-cell office:value-type="float" office:value="86.612991" calcext:value-type="float">
            <text:p>86.612991</text:p>
          </table:table-cell>
          <table:table-cell/>
          <table:table-cell table:formula="of:=[.B106]/([.B$1]*[.B$1])*1000000" office:value-type="float" office:value="0.895488" calcext:value-type="float">
            <text:p>0.8955</text:p>
          </table:table-cell>
          <table:table-cell table:formula="of:=[.C106]/([.C$1]*[.C$1])*1000000" office:value-type="float" office:value="0.442562" calcext:value-type="float">
            <text:p>0.4426</text:p>
          </table:table-cell>
          <table:table-cell table:formula="of:=[.D106]/([.D$1]*[.D$1])*1000000" office:value-type="float" office:value="0.294257777777778" calcext:value-type="float">
            <text:p>0.2943</text:p>
          </table:table-cell>
          <table:table-cell table:formula="of:=[.E106]/([.E$1]*[.E$1])*1000000" office:value-type="float" office:value="0.391104" calcext:value-type="float">
            <text:p>0.3911</text:p>
          </table:table-cell>
          <table:table-cell table:formula="of:=[.F106]/([.F$1]*[.F$1])*1000000" office:value-type="float" office:value="0.31368192" calcext:value-type="float">
            <text:p>0.3137</text:p>
          </table:table-cell>
          <table:table-cell table:formula="of:=[.G106]/([.G$1]*[.G$1])*1000000" office:value-type="float" office:value="0.22388992" calcext:value-type="float">
            <text:p>0.2239</text:p>
          </table:table-cell>
          <table:table-cell table:formula="of:=[.H106]/([.H$1]*[.H$1])*1000000" office:value-type="float" office:value="0.2165324775" calcext:value-type="float">
            <text:p>0.216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89524" calcext:value-type="float">
            <text:p>0.89524</text:p>
          </table:table-cell>
          <table:table-cell office:value-type="float" office:value="1.772032" calcext:value-type="float">
            <text:p>1.772032</text:p>
          </table:table-cell>
          <table:table-cell office:value-type="float" office:value="2.651152" calcext:value-type="float">
            <text:p>2.651152</text:p>
          </table:table-cell>
          <table:table-cell office:value-type="float" office:value="6.244864" calcext:value-type="float">
            <text:p>6.244864</text:p>
          </table:table-cell>
          <table:table-cell office:value-type="float" office:value="7.833088" calcext:value-type="float">
            <text:p>7.833088</text:p>
          </table:table-cell>
          <table:table-cell office:value-type="float" office:value="22.388735" calcext:value-type="float">
            <text:p>22.388735</text:p>
          </table:table-cell>
          <table:table-cell office:value-type="float" office:value="87.189507" calcext:value-type="float">
            <text:p>87.189507</text:p>
          </table:table-cell>
          <table:table-cell/>
          <table:table-cell table:formula="of:=[.B107]/([.B$1]*[.B$1])*1000000" office:value-type="float" office:value="0.89524" calcext:value-type="float">
            <text:p>0.8952</text:p>
          </table:table-cell>
          <table:table-cell table:formula="of:=[.C107]/([.C$1]*[.C$1])*1000000" office:value-type="float" office:value="0.443008" calcext:value-type="float">
            <text:p>0.4430</text:p>
          </table:table-cell>
          <table:table-cell table:formula="of:=[.D107]/([.D$1]*[.D$1])*1000000" office:value-type="float" office:value="0.294572444444444" calcext:value-type="float">
            <text:p>0.2946</text:p>
          </table:table-cell>
          <table:table-cell table:formula="of:=[.E107]/([.E$1]*[.E$1])*1000000" office:value-type="float" office:value="0.390304" calcext:value-type="float">
            <text:p>0.3903</text:p>
          </table:table-cell>
          <table:table-cell table:formula="of:=[.F107]/([.F$1]*[.F$1])*1000000" office:value-type="float" office:value="0.31332352" calcext:value-type="float">
            <text:p>0.3133</text:p>
          </table:table-cell>
          <table:table-cell table:formula="of:=[.G107]/([.G$1]*[.G$1])*1000000" office:value-type="float" office:value="0.22388735" calcext:value-type="float">
            <text:p>0.2239</text:p>
          </table:table-cell>
          <table:table-cell table:formula="of:=[.H107]/([.H$1]*[.H$1])*1000000" office:value-type="float" office:value="0.2179737675" calcext:value-type="float">
            <text:p>0.218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895216" calcext:value-type="float">
            <text:p>0.895216</text:p>
          </table:table-cell>
          <table:table-cell office:value-type="float" office:value="1.772784" calcext:value-type="float">
            <text:p>1.772784</text:p>
          </table:table-cell>
          <table:table-cell office:value-type="float" office:value="2.650368" calcext:value-type="float">
            <text:p>2.650368</text:p>
          </table:table-cell>
          <table:table-cell office:value-type="float" office:value="6.25792" calcext:value-type="float">
            <text:p>6.25792</text:p>
          </table:table-cell>
          <table:table-cell office:value-type="float" office:value="7.84256" calcext:value-type="float">
            <text:p>7.84256</text:p>
          </table:table-cell>
          <table:table-cell office:value-type="float" office:value="22.435583" calcext:value-type="float">
            <text:p>22.435583</text:p>
          </table:table-cell>
          <table:table-cell office:value-type="float" office:value="86.717438" calcext:value-type="float">
            <text:p>86.717438</text:p>
          </table:table-cell>
          <table:table-cell/>
          <table:table-cell table:formula="of:=[.B108]/([.B$1]*[.B$1])*1000000" office:value-type="float" office:value="0.895216" calcext:value-type="float">
            <text:p>0.8952</text:p>
          </table:table-cell>
          <table:table-cell table:formula="of:=[.C108]/([.C$1]*[.C$1])*1000000" office:value-type="float" office:value="0.443196" calcext:value-type="float">
            <text:p>0.4432</text:p>
          </table:table-cell>
          <table:table-cell table:formula="of:=[.D108]/([.D$1]*[.D$1])*1000000" office:value-type="float" office:value="0.294485333333333" calcext:value-type="float">
            <text:p>0.2945</text:p>
          </table:table-cell>
          <table:table-cell table:formula="of:=[.E108]/([.E$1]*[.E$1])*1000000" office:value-type="float" office:value="0.39112" calcext:value-type="float">
            <text:p>0.3911</text:p>
          </table:table-cell>
          <table:table-cell table:formula="of:=[.F108]/([.F$1]*[.F$1])*1000000" office:value-type="float" office:value="0.3137024" calcext:value-type="float">
            <text:p>0.3137</text:p>
          </table:table-cell>
          <table:table-cell table:formula="of:=[.G108]/([.G$1]*[.G$1])*1000000" office:value-type="float" office:value="0.22435583" calcext:value-type="float">
            <text:p>0.2244</text:p>
          </table:table-cell>
          <table:table-cell table:formula="of:=[.H108]/([.H$1]*[.H$1])*1000000" office:value-type="float" office:value="0.216793595" calcext:value-type="float">
            <text:p>0.216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896024" calcext:value-type="float">
            <text:p>0.896024</text:p>
          </table:table-cell>
          <table:table-cell office:value-type="float" office:value="1.772296" calcext:value-type="float">
            <text:p>1.772296</text:p>
          </table:table-cell>
          <table:table-cell office:value-type="float" office:value="2.651888" calcext:value-type="float">
            <text:p>2.651888</text:p>
          </table:table-cell>
          <table:table-cell office:value-type="float" office:value="6.261249" calcext:value-type="float">
            <text:p>6.261249</text:p>
          </table:table-cell>
          <table:table-cell office:value-type="float" office:value="7.883008" calcext:value-type="float">
            <text:p>7.883008</text:p>
          </table:table-cell>
          <table:table-cell office:value-type="float" office:value="22.436354" calcext:value-type="float">
            <text:p>22.436354</text:p>
          </table:table-cell>
          <table:table-cell office:value-type="float" office:value="87.243271" calcext:value-type="float">
            <text:p>87.243271</text:p>
          </table:table-cell>
          <table:table-cell/>
          <table:table-cell table:formula="of:=[.B109]/([.B$1]*[.B$1])*1000000" office:value-type="float" office:value="0.896024" calcext:value-type="float">
            <text:p>0.8960</text:p>
          </table:table-cell>
          <table:table-cell table:formula="of:=[.C109]/([.C$1]*[.C$1])*1000000" office:value-type="float" office:value="0.443074" calcext:value-type="float">
            <text:p>0.4431</text:p>
          </table:table-cell>
          <table:table-cell table:formula="of:=[.D109]/([.D$1]*[.D$1])*1000000" office:value-type="float" office:value="0.294654222222222" calcext:value-type="float">
            <text:p>0.2947</text:p>
          </table:table-cell>
          <table:table-cell table:formula="of:=[.E109]/([.E$1]*[.E$1])*1000000" office:value-type="float" office:value="0.3913280625" calcext:value-type="float">
            <text:p>0.3913</text:p>
          </table:table-cell>
          <table:table-cell table:formula="of:=[.F109]/([.F$1]*[.F$1])*1000000" office:value-type="float" office:value="0.31532032" calcext:value-type="float">
            <text:p>0.3153</text:p>
          </table:table-cell>
          <table:table-cell table:formula="of:=[.G109]/([.G$1]*[.G$1])*1000000" office:value-type="float" office:value="0.22436354" calcext:value-type="float">
            <text:p>0.2244</text:p>
          </table:table-cell>
          <table:table-cell table:formula="of:=[.H109]/([.H$1]*[.H$1])*1000000" office:value-type="float" office:value="0.2181081775" calcext:value-type="float">
            <text:p>0.218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897552" calcext:value-type="float">
            <text:p>0.897552</text:p>
          </table:table-cell>
          <table:table-cell office:value-type="float" office:value="1.7728" calcext:value-type="float">
            <text:p>1.7728</text:p>
          </table:table-cell>
          <table:table-cell office:value-type="float" office:value="2.652408" calcext:value-type="float">
            <text:p>2.652408</text:p>
          </table:table-cell>
          <table:table-cell office:value-type="float" office:value="6.257664" calcext:value-type="float">
            <text:p>6.257664</text:p>
          </table:table-cell>
          <table:table-cell office:value-type="float" office:value="7.847168" calcext:value-type="float">
            <text:p>7.847168</text:p>
          </table:table-cell>
          <table:table-cell office:value-type="float" office:value="22.454016" calcext:value-type="float">
            <text:p>22.454016</text:p>
          </table:table-cell>
          <table:table-cell office:value-type="float" office:value="88.570114" calcext:value-type="float">
            <text:p>88.570114</text:p>
          </table:table-cell>
          <table:table-cell/>
          <table:table-cell table:formula="of:=[.B110]/([.B$1]*[.B$1])*1000000" office:value-type="float" office:value="0.897552" calcext:value-type="float">
            <text:p>0.8976</text:p>
          </table:table-cell>
          <table:table-cell table:formula="of:=[.C110]/([.C$1]*[.C$1])*1000000" office:value-type="float" office:value="0.4432" calcext:value-type="float">
            <text:p>0.4432</text:p>
          </table:table-cell>
          <table:table-cell table:formula="of:=[.D110]/([.D$1]*[.D$1])*1000000" office:value-type="float" office:value="0.294712" calcext:value-type="float">
            <text:p>0.2947</text:p>
          </table:table-cell>
          <table:table-cell table:formula="of:=[.E110]/([.E$1]*[.E$1])*1000000" office:value-type="float" office:value="0.391104" calcext:value-type="float">
            <text:p>0.3911</text:p>
          </table:table-cell>
          <table:table-cell table:formula="of:=[.F110]/([.F$1]*[.F$1])*1000000" office:value-type="float" office:value="0.31388672" calcext:value-type="float">
            <text:p>0.3139</text:p>
          </table:table-cell>
          <table:table-cell table:formula="of:=[.G110]/([.G$1]*[.G$1])*1000000" office:value-type="float" office:value="0.22454016" calcext:value-type="float">
            <text:p>0.2245</text:p>
          </table:table-cell>
          <table:table-cell table:formula="of:=[.H110]/([.H$1]*[.H$1])*1000000" office:value-type="float" office:value="0.221425285" calcext:value-type="float">
            <text:p>0.221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897544" calcext:value-type="float">
            <text:p>0.897544</text:p>
          </table:table-cell>
          <table:table-cell office:value-type="float" office:value="1.77256" calcext:value-type="float">
            <text:p>1.77256</text:p>
          </table:table-cell>
          <table:table-cell office:value-type="float" office:value="2.65192" calcext:value-type="float">
            <text:p>2.65192</text:p>
          </table:table-cell>
          <table:table-cell office:value-type="float" office:value="6.292992" calcext:value-type="float">
            <text:p>6.292992</text:p>
          </table:table-cell>
          <table:table-cell office:value-type="float" office:value="7.848192" calcext:value-type="float">
            <text:p>7.848192</text:p>
          </table:table-cell>
          <table:table-cell office:value-type="float" office:value="22.452736" calcext:value-type="float">
            <text:p>22.452736</text:p>
          </table:table-cell>
          <table:table-cell office:value-type="float" office:value="88.565758" calcext:value-type="float">
            <text:p>88.565758</text:p>
          </table:table-cell>
          <table:table-cell/>
          <table:table-cell table:formula="of:=[.B111]/([.B$1]*[.B$1])*1000000" office:value-type="float" office:value="0.897544" calcext:value-type="float">
            <text:p>0.8975</text:p>
          </table:table-cell>
          <table:table-cell table:formula="of:=[.C111]/([.C$1]*[.C$1])*1000000" office:value-type="float" office:value="0.44314" calcext:value-type="float">
            <text:p>0.4431</text:p>
          </table:table-cell>
          <table:table-cell table:formula="of:=[.D111]/([.D$1]*[.D$1])*1000000" office:value-type="float" office:value="0.294657777777778" calcext:value-type="float">
            <text:p>0.2947</text:p>
          </table:table-cell>
          <table:table-cell table:formula="of:=[.E111]/([.E$1]*[.E$1])*1000000" office:value-type="float" office:value="0.393312" calcext:value-type="float">
            <text:p>0.3933</text:p>
          </table:table-cell>
          <table:table-cell table:formula="of:=[.F111]/([.F$1]*[.F$1])*1000000" office:value-type="float" office:value="0.31392768" calcext:value-type="float">
            <text:p>0.3139</text:p>
          </table:table-cell>
          <table:table-cell table:formula="of:=[.G111]/([.G$1]*[.G$1])*1000000" office:value-type="float" office:value="0.22452736" calcext:value-type="float">
            <text:p>0.2245</text:p>
          </table:table-cell>
          <table:table-cell table:formula="of:=[.H111]/([.H$1]*[.H$1])*1000000" office:value-type="float" office:value="0.221414395" calcext:value-type="float">
            <text:p>0.221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896528" calcext:value-type="float">
            <text:p>0.896528</text:p>
          </table:table-cell>
          <table:table-cell office:value-type="float" office:value="1.773056" calcext:value-type="float">
            <text:p>1.773056</text:p>
          </table:table-cell>
          <table:table-cell office:value-type="float" office:value="2.653712" calcext:value-type="float">
            <text:p>2.653712</text:p>
          </table:table-cell>
          <table:table-cell office:value-type="float" office:value="6.26048" calcext:value-type="float">
            <text:p>6.26048</text:p>
          </table:table-cell>
          <table:table-cell office:value-type="float" office:value="7.847937" calcext:value-type="float">
            <text:p>7.847937</text:p>
          </table:table-cell>
          <table:table-cell office:value-type="float" office:value="22.454016" calcext:value-type="float">
            <text:p>22.454016</text:p>
          </table:table-cell>
          <table:table-cell office:value-type="float" office:value="89.009918" calcext:value-type="float">
            <text:p>89.009918</text:p>
          </table:table-cell>
          <table:table-cell/>
          <table:table-cell table:formula="of:=[.B112]/([.B$1]*[.B$1])*1000000" office:value-type="float" office:value="0.896528" calcext:value-type="float">
            <text:p>0.8965</text:p>
          </table:table-cell>
          <table:table-cell table:formula="of:=[.C112]/([.C$1]*[.C$1])*1000000" office:value-type="float" office:value="0.443264" calcext:value-type="float">
            <text:p>0.4433</text:p>
          </table:table-cell>
          <table:table-cell table:formula="of:=[.D112]/([.D$1]*[.D$1])*1000000" office:value-type="float" office:value="0.294856888888889" calcext:value-type="float">
            <text:p>0.2949</text:p>
          </table:table-cell>
          <table:table-cell table:formula="of:=[.E112]/([.E$1]*[.E$1])*1000000" office:value-type="float" office:value="0.39128" calcext:value-type="float">
            <text:p>0.3913</text:p>
          </table:table-cell>
          <table:table-cell table:formula="of:=[.F112]/([.F$1]*[.F$1])*1000000" office:value-type="float" office:value="0.31391748" calcext:value-type="float">
            <text:p>0.3139</text:p>
          </table:table-cell>
          <table:table-cell table:formula="of:=[.G112]/([.G$1]*[.G$1])*1000000" office:value-type="float" office:value="0.22454016" calcext:value-type="float">
            <text:p>0.2245</text:p>
          </table:table-cell>
          <table:table-cell table:formula="of:=[.H112]/([.H$1]*[.H$1])*1000000" office:value-type="float" office:value="0.222524795" calcext:value-type="float">
            <text:p>0.222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897552" calcext:value-type="float">
            <text:p>0.897552</text:p>
          </table:table-cell>
          <table:table-cell office:value-type="float" office:value="1.774344" calcext:value-type="float">
            <text:p>1.774344</text:p>
          </table:table-cell>
          <table:table-cell office:value-type="float" office:value="2.653688" calcext:value-type="float">
            <text:p>2.653688</text:p>
          </table:table-cell>
          <table:table-cell office:value-type="float" office:value="6.261504" calcext:value-type="float">
            <text:p>6.261504</text:p>
          </table:table-cell>
          <table:table-cell office:value-type="float" office:value="7.853568" calcext:value-type="float">
            <text:p>7.853568</text:p>
          </table:table-cell>
          <table:table-cell office:value-type="float" office:value="22.456575" calcext:value-type="float">
            <text:p>22.456575</text:p>
          </table:table-cell>
          <table:table-cell office:value-type="float" office:value="88.576508" calcext:value-type="float">
            <text:p>88.576508</text:p>
          </table:table-cell>
          <table:table-cell/>
          <table:table-cell table:formula="of:=[.B113]/([.B$1]*[.B$1])*1000000" office:value-type="float" office:value="0.897552" calcext:value-type="float">
            <text:p>0.8976</text:p>
          </table:table-cell>
          <table:table-cell table:formula="of:=[.C113]/([.C$1]*[.C$1])*1000000" office:value-type="float" office:value="0.443586" calcext:value-type="float">
            <text:p>0.4436</text:p>
          </table:table-cell>
          <table:table-cell table:formula="of:=[.D113]/([.D$1]*[.D$1])*1000000" office:value-type="float" office:value="0.294854222222222" calcext:value-type="float">
            <text:p>0.2949</text:p>
          </table:table-cell>
          <table:table-cell table:formula="of:=[.E113]/([.E$1]*[.E$1])*1000000" office:value-type="float" office:value="0.391344" calcext:value-type="float">
            <text:p>0.3913</text:p>
          </table:table-cell>
          <table:table-cell table:formula="of:=[.F113]/([.F$1]*[.F$1])*1000000" office:value-type="float" office:value="0.31414272" calcext:value-type="float">
            <text:p>0.3141</text:p>
          </table:table-cell>
          <table:table-cell table:formula="of:=[.G113]/([.G$1]*[.G$1])*1000000" office:value-type="float" office:value="0.22456575" calcext:value-type="float">
            <text:p>0.2246</text:p>
          </table:table-cell>
          <table:table-cell table:formula="of:=[.H113]/([.H$1]*[.H$1])*1000000" office:value-type="float" office:value="0.22144127" calcext:value-type="float">
            <text:p>0.221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987144" calcext:value-type="float">
            <text:p>0.987144</text:p>
          </table:table-cell>
          <table:table-cell office:value-type="float" office:value="1.962768" calcext:value-type="float">
            <text:p>1.962768</text:p>
          </table:table-cell>
          <table:table-cell office:value-type="float" office:value="2.9366" calcext:value-type="float">
            <text:p>2.9366</text:p>
          </table:table-cell>
          <table:table-cell office:value-type="float" office:value="6.657024" calcext:value-type="float">
            <text:p>6.657024</text:p>
          </table:table-cell>
          <table:table-cell office:value-type="float" office:value="8.340224" calcext:value-type="float">
            <text:p>8.340224</text:p>
          </table:table-cell>
          <table:table-cell office:value-type="float" office:value="23.598593" calcext:value-type="float">
            <text:p>23.598593</text:p>
          </table:table-cell>
          <table:table-cell office:value-type="float" office:value="93.183235" calcext:value-type="float">
            <text:p>93.183235</text:p>
          </table:table-cell>
          <table:table-cell/>
          <table:table-cell table:formula="of:=[.B114]/([.B$1]*[.B$1])*1000000" office:value-type="float" office:value="0.987144" calcext:value-type="float">
            <text:p>0.9871</text:p>
          </table:table-cell>
          <table:table-cell table:formula="of:=[.C114]/([.C$1]*[.C$1])*1000000" office:value-type="float" office:value="0.490692" calcext:value-type="float">
            <text:p>0.4907</text:p>
          </table:table-cell>
          <table:table-cell table:formula="of:=[.D114]/([.D$1]*[.D$1])*1000000" office:value-type="float" office:value="0.326288888888889" calcext:value-type="float">
            <text:p>0.3263</text:p>
          </table:table-cell>
          <table:table-cell table:formula="of:=[.E114]/([.E$1]*[.E$1])*1000000" office:value-type="float" office:value="0.416064" calcext:value-type="float">
            <text:p>0.4161</text:p>
          </table:table-cell>
          <table:table-cell table:formula="of:=[.F114]/([.F$1]*[.F$1])*1000000" office:value-type="float" office:value="0.33360896" calcext:value-type="float">
            <text:p>0.3336</text:p>
          </table:table-cell>
          <table:table-cell table:formula="of:=[.G114]/([.G$1]*[.G$1])*1000000" office:value-type="float" office:value="0.23598593" calcext:value-type="float">
            <text:p>0.2360</text:p>
          </table:table-cell>
          <table:table-cell table:formula="of:=[.H114]/([.H$1]*[.H$1])*1000000" office:value-type="float" office:value="0.2329580875" calcext:value-type="float">
            <text:p>0.233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9892" calcext:value-type="float">
            <text:p>0.9892</text:p>
          </table:table-cell>
          <table:table-cell office:value-type="float" office:value="1.965048" calcext:value-type="float">
            <text:p>1.965048</text:p>
          </table:table-cell>
          <table:table-cell office:value-type="float" office:value="2.940672" calcext:value-type="float">
            <text:p>2.940672</text:p>
          </table:table-cell>
          <table:table-cell office:value-type="float" office:value="6.640128" calcext:value-type="float">
            <text:p>6.640128</text:p>
          </table:table-cell>
          <table:table-cell office:value-type="float" office:value="8.335104" calcext:value-type="float">
            <text:p>8.335104</text:p>
          </table:table-cell>
          <table:table-cell office:value-type="float" office:value="23.559935" calcext:value-type="float">
            <text:p>23.559935</text:p>
          </table:table-cell>
          <table:table-cell office:value-type="float" office:value="93.478142" calcext:value-type="float">
            <text:p>93.478142</text:p>
          </table:table-cell>
          <table:table-cell/>
          <table:table-cell table:formula="of:=[.B115]/([.B$1]*[.B$1])*1000000" office:value-type="float" office:value="0.9892" calcext:value-type="float">
            <text:p>0.9892</text:p>
          </table:table-cell>
          <table:table-cell table:formula="of:=[.C115]/([.C$1]*[.C$1])*1000000" office:value-type="float" office:value="0.491262" calcext:value-type="float">
            <text:p>0.4913</text:p>
          </table:table-cell>
          <table:table-cell table:formula="of:=[.D115]/([.D$1]*[.D$1])*1000000" office:value-type="float" office:value="0.326741333333333" calcext:value-type="float">
            <text:p>0.3267</text:p>
          </table:table-cell>
          <table:table-cell table:formula="of:=[.E115]/([.E$1]*[.E$1])*1000000" office:value-type="float" office:value="0.415008" calcext:value-type="float">
            <text:p>0.4150</text:p>
          </table:table-cell>
          <table:table-cell table:formula="of:=[.F115]/([.F$1]*[.F$1])*1000000" office:value-type="float" office:value="0.33340416" calcext:value-type="float">
            <text:p>0.3334</text:p>
          </table:table-cell>
          <table:table-cell table:formula="of:=[.G115]/([.G$1]*[.G$1])*1000000" office:value-type="float" office:value="0.23559935" calcext:value-type="float">
            <text:p>0.2356</text:p>
          </table:table-cell>
          <table:table-cell table:formula="of:=[.H115]/([.H$1]*[.H$1])*1000000" office:value-type="float" office:value="0.233695355" calcext:value-type="float">
            <text:p>0.233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.000696" calcext:value-type="float">
            <text:p>1.000696</text:p>
          </table:table-cell>
          <table:table-cell office:value-type="float" office:value="1.980416" calcext:value-type="float">
            <text:p>1.980416</text:p>
          </table:table-cell>
          <table:table-cell office:value-type="float" office:value="2.961912" calcext:value-type="float">
            <text:p>2.961912</text:p>
          </table:table-cell>
          <table:table-cell office:value-type="float" office:value="6.658816" calcext:value-type="float">
            <text:p>6.658816</text:p>
          </table:table-cell>
          <table:table-cell office:value-type="float" office:value="8.362495" calcext:value-type="float">
            <text:p>8.362495</text:p>
          </table:table-cell>
          <table:table-cell office:value-type="float" office:value="23.672319" calcext:value-type="float">
            <text:p>23.672319</text:p>
          </table:table-cell>
          <table:table-cell office:value-type="float" office:value="92.577805" calcext:value-type="float">
            <text:p>92.577805</text:p>
          </table:table-cell>
          <table:table-cell/>
          <table:table-cell table:formula="of:=[.B116]/([.B$1]*[.B$1])*1000000" office:value-type="float" office:value="1.000696" calcext:value-type="float">
            <text:p>1.0007</text:p>
          </table:table-cell>
          <table:table-cell table:formula="of:=[.C116]/([.C$1]*[.C$1])*1000000" office:value-type="float" office:value="0.495104" calcext:value-type="float">
            <text:p>0.4951</text:p>
          </table:table-cell>
          <table:table-cell table:formula="of:=[.D116]/([.D$1]*[.D$1])*1000000" office:value-type="float" office:value="0.329101333333333" calcext:value-type="float">
            <text:p>0.3291</text:p>
          </table:table-cell>
          <table:table-cell table:formula="of:=[.E116]/([.E$1]*[.E$1])*1000000" office:value-type="float" office:value="0.416176" calcext:value-type="float">
            <text:p>0.4162</text:p>
          </table:table-cell>
          <table:table-cell table:formula="of:=[.F116]/([.F$1]*[.F$1])*1000000" office:value-type="float" office:value="0.3344998" calcext:value-type="float">
            <text:p>0.3345</text:p>
          </table:table-cell>
          <table:table-cell table:formula="of:=[.G116]/([.G$1]*[.G$1])*1000000" office:value-type="float" office:value="0.23672319" calcext:value-type="float">
            <text:p>0.2367</text:p>
          </table:table-cell>
          <table:table-cell table:formula="of:=[.H116]/([.H$1]*[.H$1])*1000000" office:value-type="float" office:value="0.2314445125" calcext:value-type="float">
            <text:p>0.2314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.002232" calcext:value-type="float">
            <text:p>1.002232</text:p>
          </table:table-cell>
          <table:table-cell office:value-type="float" office:value="1.983728" calcext:value-type="float">
            <text:p>1.983728</text:p>
          </table:table-cell>
          <table:table-cell office:value-type="float" office:value="2.968328" calcext:value-type="float">
            <text:p>2.968328</text:p>
          </table:table-cell>
          <table:table-cell office:value-type="float" office:value="6.664192" calcext:value-type="float">
            <text:p>6.664192</text:p>
          </table:table-cell>
          <table:table-cell office:value-type="float" office:value="8.376064" calcext:value-type="float">
            <text:p>8.376064</text:p>
          </table:table-cell>
          <table:table-cell office:value-type="float" office:value="23.626751" calcext:value-type="float">
            <text:p>23.626751</text:p>
          </table:table-cell>
          <table:table-cell office:value-type="float" office:value="93.182976" calcext:value-type="float">
            <text:p>93.182976</text:p>
          </table:table-cell>
          <table:table-cell/>
          <table:table-cell table:formula="of:=[.B117]/([.B$1]*[.B$1])*1000000" office:value-type="float" office:value="1.002232" calcext:value-type="float">
            <text:p>1.0022</text:p>
          </table:table-cell>
          <table:table-cell table:formula="of:=[.C117]/([.C$1]*[.C$1])*1000000" office:value-type="float" office:value="0.495932" calcext:value-type="float">
            <text:p>0.4959</text:p>
          </table:table-cell>
          <table:table-cell table:formula="of:=[.D117]/([.D$1]*[.D$1])*1000000" office:value-type="float" office:value="0.329814222222222" calcext:value-type="float">
            <text:p>0.3298</text:p>
          </table:table-cell>
          <table:table-cell table:formula="of:=[.E117]/([.E$1]*[.E$1])*1000000" office:value-type="float" office:value="0.416512" calcext:value-type="float">
            <text:p>0.4165</text:p>
          </table:table-cell>
          <table:table-cell table:formula="of:=[.F117]/([.F$1]*[.F$1])*1000000" office:value-type="float" office:value="0.33504256" calcext:value-type="float">
            <text:p>0.3350</text:p>
          </table:table-cell>
          <table:table-cell table:formula="of:=[.G117]/([.G$1]*[.G$1])*1000000" office:value-type="float" office:value="0.23626751" calcext:value-type="float">
            <text:p>0.2363</text:p>
          </table:table-cell>
          <table:table-cell table:formula="of:=[.H117]/([.H$1]*[.H$1])*1000000" office:value-type="float" office:value="0.23295744" calcext:value-type="float">
            <text:p>0.233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999424" calcext:value-type="float">
            <text:p>0.999424</text:p>
          </table:table-cell>
          <table:table-cell office:value-type="float" office:value="1.981968" calcext:value-type="float">
            <text:p>1.981968</text:p>
          </table:table-cell>
          <table:table-cell office:value-type="float" office:value="2.964992" calcext:value-type="float">
            <text:p>2.964992</text:p>
          </table:table-cell>
          <table:table-cell office:value-type="float" office:value="6.676736" calcext:value-type="float">
            <text:p>6.676736</text:p>
          </table:table-cell>
          <table:table-cell office:value-type="float" office:value="8.380159" calcext:value-type="float">
            <text:p>8.380159</text:p>
          </table:table-cell>
          <table:table-cell office:value-type="float" office:value="24.501503" calcext:value-type="float">
            <text:p>24.501503</text:p>
          </table:table-cell>
          <table:table-cell office:value-type="float" office:value="95.081734" calcext:value-type="float">
            <text:p>95.081734</text:p>
          </table:table-cell>
          <table:table-cell/>
          <table:table-cell table:formula="of:=[.B118]/([.B$1]*[.B$1])*1000000" office:value-type="float" office:value="0.999424" calcext:value-type="float">
            <text:p>0.9994</text:p>
          </table:table-cell>
          <table:table-cell table:formula="of:=[.C118]/([.C$1]*[.C$1])*1000000" office:value-type="float" office:value="0.495492" calcext:value-type="float">
            <text:p>0.4955</text:p>
          </table:table-cell>
          <table:table-cell table:formula="of:=[.D118]/([.D$1]*[.D$1])*1000000" office:value-type="float" office:value="0.329443555555556" calcext:value-type="float">
            <text:p>0.3294</text:p>
          </table:table-cell>
          <table:table-cell table:formula="of:=[.E118]/([.E$1]*[.E$1])*1000000" office:value-type="float" office:value="0.417296" calcext:value-type="float">
            <text:p>0.4173</text:p>
          </table:table-cell>
          <table:table-cell table:formula="of:=[.F118]/([.F$1]*[.F$1])*1000000" office:value-type="float" office:value="0.33520636" calcext:value-type="float">
            <text:p>0.3352</text:p>
          </table:table-cell>
          <table:table-cell table:formula="of:=[.G118]/([.G$1]*[.G$1])*1000000" office:value-type="float" office:value="0.24501503" calcext:value-type="float">
            <text:p>0.2450</text:p>
          </table:table-cell>
          <table:table-cell table:formula="of:=[.H118]/([.H$1]*[.H$1])*1000000" office:value-type="float" office:value="0.237704335" calcext:value-type="float">
            <text:p>0.2377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.000704" calcext:value-type="float">
            <text:p>1.000704</text:p>
          </table:table-cell>
          <table:table-cell office:value-type="float" office:value="1.97888" calcext:value-type="float">
            <text:p>1.97888</text:p>
          </table:table-cell>
          <table:table-cell office:value-type="float" office:value="2.967544" calcext:value-type="float">
            <text:p>2.967544</text:p>
          </table:table-cell>
          <table:table-cell office:value-type="float" office:value="6.679296" calcext:value-type="float">
            <text:p>6.679296</text:p>
          </table:table-cell>
          <table:table-cell office:value-type="float" office:value="8.388608" calcext:value-type="float">
            <text:p>8.388608</text:p>
          </table:table-cell>
          <table:table-cell office:value-type="float" office:value="24.498432" calcext:value-type="float">
            <text:p>24.498432</text:p>
          </table:table-cell>
          <table:table-cell office:value-type="float" office:value="95.341827" calcext:value-type="float">
            <text:p>95.341827</text:p>
          </table:table-cell>
          <table:table-cell/>
          <table:table-cell table:formula="of:=[.B119]/([.B$1]*[.B$1])*1000000" office:value-type="float" office:value="1.000704" calcext:value-type="float">
            <text:p>1.0007</text:p>
          </table:table-cell>
          <table:table-cell table:formula="of:=[.C119]/([.C$1]*[.C$1])*1000000" office:value-type="float" office:value="0.49472" calcext:value-type="float">
            <text:p>0.4947</text:p>
          </table:table-cell>
          <table:table-cell table:formula="of:=[.D119]/([.D$1]*[.D$1])*1000000" office:value-type="float" office:value="0.329727111111111" calcext:value-type="float">
            <text:p>0.3297</text:p>
          </table:table-cell>
          <table:table-cell table:formula="of:=[.E119]/([.E$1]*[.E$1])*1000000" office:value-type="float" office:value="0.417456" calcext:value-type="float">
            <text:p>0.4175</text:p>
          </table:table-cell>
          <table:table-cell table:formula="of:=[.F119]/([.F$1]*[.F$1])*1000000" office:value-type="float" office:value="0.33554432" calcext:value-type="float">
            <text:p>0.3355</text:p>
          </table:table-cell>
          <table:table-cell table:formula="of:=[.G119]/([.G$1]*[.G$1])*1000000" office:value-type="float" office:value="0.24498432" calcext:value-type="float">
            <text:p>0.2450</text:p>
          </table:table-cell>
          <table:table-cell table:formula="of:=[.H119]/([.H$1]*[.H$1])*1000000" office:value-type="float" office:value="0.2383545675" calcext:value-type="float">
            <text:p>0.238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.003792" calcext:value-type="float">
            <text:p>1.003792</text:p>
          </table:table-cell>
          <table:table-cell office:value-type="float" office:value="1.9886" calcext:value-type="float">
            <text:p>1.9886</text:p>
          </table:table-cell>
          <table:table-cell office:value-type="float" office:value="2.972688" calcext:value-type="float">
            <text:p>2.972688</text:p>
          </table:table-cell>
          <table:table-cell office:value-type="float" office:value="6.702081" calcext:value-type="float">
            <text:p>6.702081</text:p>
          </table:table-cell>
          <table:table-cell office:value-type="float" office:value="8.399616" calcext:value-type="float">
            <text:p>8.399616</text:p>
          </table:table-cell>
          <table:table-cell office:value-type="float" office:value="24.508928" calcext:value-type="float">
            <text:p>24.508928</text:p>
          </table:table-cell>
          <table:table-cell office:value-type="float" office:value="95.177475" calcext:value-type="float">
            <text:p>95.177475</text:p>
          </table:table-cell>
          <table:table-cell/>
          <table:table-cell table:formula="of:=[.B120]/([.B$1]*[.B$1])*1000000" office:value-type="float" office:value="1.003792" calcext:value-type="float">
            <text:p>1.0038</text:p>
          </table:table-cell>
          <table:table-cell table:formula="of:=[.C120]/([.C$1]*[.C$1])*1000000" office:value-type="float" office:value="0.49715" calcext:value-type="float">
            <text:p>0.4972</text:p>
          </table:table-cell>
          <table:table-cell table:formula="of:=[.D120]/([.D$1]*[.D$1])*1000000" office:value-type="float" office:value="0.330298666666667" calcext:value-type="float">
            <text:p>0.3303</text:p>
          </table:table-cell>
          <table:table-cell table:formula="of:=[.E120]/([.E$1]*[.E$1])*1000000" office:value-type="float" office:value="0.4188800625" calcext:value-type="float">
            <text:p>0.4189</text:p>
          </table:table-cell>
          <table:table-cell table:formula="of:=[.F120]/([.F$1]*[.F$1])*1000000" office:value-type="float" office:value="0.33598464" calcext:value-type="float">
            <text:p>0.3360</text:p>
          </table:table-cell>
          <table:table-cell table:formula="of:=[.G120]/([.G$1]*[.G$1])*1000000" office:value-type="float" office:value="0.24508928" calcext:value-type="float">
            <text:p>0.2451</text:p>
          </table:table-cell>
          <table:table-cell table:formula="of:=[.H120]/([.H$1]*[.H$1])*1000000" office:value-type="float" office:value="0.2379436875" calcext:value-type="float">
            <text:p>0.237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004808" calcext:value-type="float">
            <text:p>1.004808</text:p>
          </table:table-cell>
          <table:table-cell office:value-type="float" office:value="1.987584" calcext:value-type="float">
            <text:p>1.987584</text:p>
          </table:table-cell>
          <table:table-cell office:value-type="float" office:value="2.973944" calcext:value-type="float">
            <text:p>2.973944</text:p>
          </table:table-cell>
          <table:table-cell office:value-type="float" office:value="6.68288" calcext:value-type="float">
            <text:p>6.68288</text:p>
          </table:table-cell>
          <table:table-cell office:value-type="float" office:value="8.4352" calcext:value-type="float">
            <text:p>8.4352</text:p>
          </table:table-cell>
          <table:table-cell office:value-type="float" office:value="24.50688" calcext:value-type="float">
            <text:p>24.50688</text:p>
          </table:table-cell>
          <table:table-cell office:value-type="float" office:value="95.455994" calcext:value-type="float">
            <text:p>95.455994</text:p>
          </table:table-cell>
          <table:table-cell/>
          <table:table-cell table:formula="of:=[.B121]/([.B$1]*[.B$1])*1000000" office:value-type="float" office:value="1.004808" calcext:value-type="float">
            <text:p>1.0048</text:p>
          </table:table-cell>
          <table:table-cell table:formula="of:=[.C121]/([.C$1]*[.C$1])*1000000" office:value-type="float" office:value="0.496896" calcext:value-type="float">
            <text:p>0.4969</text:p>
          </table:table-cell>
          <table:table-cell table:formula="of:=[.D121]/([.D$1]*[.D$1])*1000000" office:value-type="float" office:value="0.330438222222222" calcext:value-type="float">
            <text:p>0.3304</text:p>
          </table:table-cell>
          <table:table-cell table:formula="of:=[.E121]/([.E$1]*[.E$1])*1000000" office:value-type="float" office:value="0.41768" calcext:value-type="float">
            <text:p>0.4177</text:p>
          </table:table-cell>
          <table:table-cell table:formula="of:=[.F121]/([.F$1]*[.F$1])*1000000" office:value-type="float" office:value="0.337408" calcext:value-type="float">
            <text:p>0.3374</text:p>
          </table:table-cell>
          <table:table-cell table:formula="of:=[.G121]/([.G$1]*[.G$1])*1000000" office:value-type="float" office:value="0.2450688" calcext:value-type="float">
            <text:p>0.2451</text:p>
          </table:table-cell>
          <table:table-cell table:formula="of:=[.H121]/([.H$1]*[.H$1])*1000000" office:value-type="float" office:value="0.238639985" calcext:value-type="float">
            <text:p>0.2386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.004032" calcext:value-type="float">
            <text:p>1.004032</text:p>
          </table:table-cell>
          <table:table-cell office:value-type="float" office:value="1.989384" calcext:value-type="float">
            <text:p>1.989384</text:p>
          </table:table-cell>
          <table:table-cell office:value-type="float" office:value="2.977544" calcext:value-type="float">
            <text:p>2.977544</text:p>
          </table:table-cell>
          <table:table-cell office:value-type="float" office:value="7.069696" calcext:value-type="float">
            <text:p>7.069696</text:p>
          </table:table-cell>
          <table:table-cell office:value-type="float" office:value="8.837632" calcext:value-type="float">
            <text:p>8.837632</text:p>
          </table:table-cell>
          <table:table-cell office:value-type="float" office:value="25.496832" calcext:value-type="float">
            <text:p>25.496832</text:p>
          </table:table-cell>
          <table:table-cell office:value-type="float" office:value="98.964478" calcext:value-type="float">
            <text:p>98.964478</text:p>
          </table:table-cell>
          <table:table-cell/>
          <table:table-cell table:formula="of:=[.B122]/([.B$1]*[.B$1])*1000000" office:value-type="float" office:value="1.004032" calcext:value-type="float">
            <text:p>1.0040</text:p>
          </table:table-cell>
          <table:table-cell table:formula="of:=[.C122]/([.C$1]*[.C$1])*1000000" office:value-type="float" office:value="0.497346" calcext:value-type="float">
            <text:p>0.4973</text:p>
          </table:table-cell>
          <table:table-cell table:formula="of:=[.D122]/([.D$1]*[.D$1])*1000000" office:value-type="float" office:value="0.330838222222222" calcext:value-type="float">
            <text:p>0.3308</text:p>
          </table:table-cell>
          <table:table-cell table:formula="of:=[.E122]/([.E$1]*[.E$1])*1000000" office:value-type="float" office:value="0.441856" calcext:value-type="float">
            <text:p>0.4419</text:p>
          </table:table-cell>
          <table:table-cell table:formula="of:=[.F122]/([.F$1]*[.F$1])*1000000" office:value-type="float" office:value="0.35350528" calcext:value-type="float">
            <text:p>0.3535</text:p>
          </table:table-cell>
          <table:table-cell table:formula="of:=[.G122]/([.G$1]*[.G$1])*1000000" office:value-type="float" office:value="0.25496832" calcext:value-type="float">
            <text:p>0.2550</text:p>
          </table:table-cell>
          <table:table-cell table:formula="of:=[.H122]/([.H$1]*[.H$1])*1000000" office:value-type="float" office:value="0.247411195" calcext:value-type="float">
            <text:p>0.2474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.005568" calcext:value-type="float">
            <text:p>1.005568</text:p>
          </table:table-cell>
          <table:table-cell office:value-type="float" office:value="1.989392" calcext:value-type="float">
            <text:p>1.989392</text:p>
          </table:table-cell>
          <table:table-cell office:value-type="float" office:value="2.977528" calcext:value-type="float">
            <text:p>2.977528</text:p>
          </table:table-cell>
          <table:table-cell office:value-type="float" office:value="7.097344" calcext:value-type="float">
            <text:p>7.097344</text:p>
          </table:table-cell>
          <table:table-cell office:value-type="float" office:value="8.874496" calcext:value-type="float">
            <text:p>8.874496</text:p>
          </table:table-cell>
          <table:table-cell office:value-type="float" office:value="25.509377" calcext:value-type="float">
            <text:p>25.509377</text:p>
          </table:table-cell>
          <table:table-cell office:value-type="float" office:value="98.97139" calcext:value-type="float">
            <text:p>98.97139</text:p>
          </table:table-cell>
          <table:table-cell/>
          <table:table-cell table:formula="of:=[.B123]/([.B$1]*[.B$1])*1000000" office:value-type="float" office:value="1.005568" calcext:value-type="float">
            <text:p>1.0056</text:p>
          </table:table-cell>
          <table:table-cell table:formula="of:=[.C123]/([.C$1]*[.C$1])*1000000" office:value-type="float" office:value="0.497348" calcext:value-type="float">
            <text:p>0.4973</text:p>
          </table:table-cell>
          <table:table-cell table:formula="of:=[.D123]/([.D$1]*[.D$1])*1000000" office:value-type="float" office:value="0.330836444444444" calcext:value-type="float">
            <text:p>0.3308</text:p>
          </table:table-cell>
          <table:table-cell table:formula="of:=[.E123]/([.E$1]*[.E$1])*1000000" office:value-type="float" office:value="0.443584" calcext:value-type="float">
            <text:p>0.4436</text:p>
          </table:table-cell>
          <table:table-cell table:formula="of:=[.F123]/([.F$1]*[.F$1])*1000000" office:value-type="float" office:value="0.35497984" calcext:value-type="float">
            <text:p>0.3550</text:p>
          </table:table-cell>
          <table:table-cell table:formula="of:=[.G123]/([.G$1]*[.G$1])*1000000" office:value-type="float" office:value="0.25509377" calcext:value-type="float">
            <text:p>0.2551</text:p>
          </table:table-cell>
          <table:table-cell table:formula="of:=[.H123]/([.H$1]*[.H$1])*1000000" office:value-type="float" office:value="0.247428475" calcext:value-type="float">
            <text:p>0.247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005328" calcext:value-type="float">
            <text:p>1.005328</text:p>
          </table:table-cell>
          <table:table-cell office:value-type="float" office:value="1.988872" calcext:value-type="float">
            <text:p>1.988872</text:p>
          </table:table-cell>
          <table:table-cell office:value-type="float" office:value="2.976024" calcext:value-type="float">
            <text:p>2.976024</text:p>
          </table:table-cell>
          <table:table-cell office:value-type="float" office:value="7.059456" calcext:value-type="float">
            <text:p>7.059456</text:p>
          </table:table-cell>
          <table:table-cell office:value-type="float" office:value="8.8064" calcext:value-type="float">
            <text:p>8.8064</text:p>
          </table:table-cell>
          <table:table-cell office:value-type="float" office:value="25.482754" calcext:value-type="float">
            <text:p>25.482754</text:p>
          </table:table-cell>
          <table:table-cell office:value-type="float" office:value="99.475456" calcext:value-type="float">
            <text:p>99.475456</text:p>
          </table:table-cell>
          <table:table-cell/>
          <table:table-cell table:formula="of:=[.B124]/([.B$1]*[.B$1])*1000000" office:value-type="float" office:value="1.005328" calcext:value-type="float">
            <text:p>1.0053</text:p>
          </table:table-cell>
          <table:table-cell table:formula="of:=[.C124]/([.C$1]*[.C$1])*1000000" office:value-type="float" office:value="0.497218" calcext:value-type="float">
            <text:p>0.4972</text:p>
          </table:table-cell>
          <table:table-cell table:formula="of:=[.D124]/([.D$1]*[.D$1])*1000000" office:value-type="float" office:value="0.330669333333333" calcext:value-type="float">
            <text:p>0.3307</text:p>
          </table:table-cell>
          <table:table-cell table:formula="of:=[.E124]/([.E$1]*[.E$1])*1000000" office:value-type="float" office:value="0.441216" calcext:value-type="float">
            <text:p>0.4412</text:p>
          </table:table-cell>
          <table:table-cell table:formula="of:=[.F124]/([.F$1]*[.F$1])*1000000" office:value-type="float" office:value="0.352256" calcext:value-type="float">
            <text:p>0.3523</text:p>
          </table:table-cell>
          <table:table-cell table:formula="of:=[.G124]/([.G$1]*[.G$1])*1000000" office:value-type="float" office:value="0.25482754" calcext:value-type="float">
            <text:p>0.2548</text:p>
          </table:table-cell>
          <table:table-cell table:formula="of:=[.H124]/([.H$1]*[.H$1])*1000000" office:value-type="float" office:value="0.24868864" calcext:value-type="float">
            <text:p>0.248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006064" calcext:value-type="float">
            <text:p>1.006064</text:p>
          </table:table-cell>
          <table:table-cell office:value-type="float" office:value="1.99088" calcext:value-type="float">
            <text:p>1.99088</text:p>
          </table:table-cell>
          <table:table-cell office:value-type="float" office:value="2.977296" calcext:value-type="float">
            <text:p>2.977296</text:p>
          </table:table-cell>
          <table:table-cell office:value-type="float" office:value="7.065344" calcext:value-type="float">
            <text:p>7.065344</text:p>
          </table:table-cell>
          <table:table-cell office:value-type="float" office:value="8.80768" calcext:value-type="float">
            <text:p>8.80768</text:p>
          </table:table-cell>
          <table:table-cell office:value-type="float" office:value="25.567745" calcext:value-type="float">
            <text:p>25.567745</text:p>
          </table:table-cell>
          <table:table-cell office:value-type="float" office:value="98.979324" calcext:value-type="float">
            <text:p>98.979324</text:p>
          </table:table-cell>
          <table:table-cell/>
          <table:table-cell table:formula="of:=[.B125]/([.B$1]*[.B$1])*1000000" office:value-type="float" office:value="1.006064" calcext:value-type="float">
            <text:p>1.0061</text:p>
          </table:table-cell>
          <table:table-cell table:formula="of:=[.C125]/([.C$1]*[.C$1])*1000000" office:value-type="float" office:value="0.49772" calcext:value-type="float">
            <text:p>0.4977</text:p>
          </table:table-cell>
          <table:table-cell table:formula="of:=[.D125]/([.D$1]*[.D$1])*1000000" office:value-type="float" office:value="0.330810666666667" calcext:value-type="float">
            <text:p>0.3308</text:p>
          </table:table-cell>
          <table:table-cell table:formula="of:=[.E125]/([.E$1]*[.E$1])*1000000" office:value-type="float" office:value="0.441584" calcext:value-type="float">
            <text:p>0.4416</text:p>
          </table:table-cell>
          <table:table-cell table:formula="of:=[.F125]/([.F$1]*[.F$1])*1000000" office:value-type="float" office:value="0.3523072" calcext:value-type="float">
            <text:p>0.3523</text:p>
          </table:table-cell>
          <table:table-cell table:formula="of:=[.G125]/([.G$1]*[.G$1])*1000000" office:value-type="float" office:value="0.25567745" calcext:value-type="float">
            <text:p>0.2557</text:p>
          </table:table-cell>
          <table:table-cell table:formula="of:=[.H125]/([.H$1]*[.H$1])*1000000" office:value-type="float" office:value="0.24744831" calcext:value-type="float">
            <text:p>0.247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006064" calcext:value-type="float">
            <text:p>1.006064</text:p>
          </table:table-cell>
          <table:table-cell office:value-type="float" office:value="1.991424" calcext:value-type="float">
            <text:p>1.991424</text:p>
          </table:table-cell>
          <table:table-cell office:value-type="float" office:value="2.978072" calcext:value-type="float">
            <text:p>2.978072</text:p>
          </table:table-cell>
          <table:table-cell office:value-type="float" office:value="3.58144" calcext:value-type="float">
            <text:p>3.58144</text:p>
          </table:table-cell>
          <table:table-cell office:value-type="float" office:value="8.732672" calcext:value-type="float">
            <text:p>8.732672</text:p>
          </table:table-cell>
          <table:table-cell office:value-type="float" office:value="25.537025" calcext:value-type="float">
            <text:p>25.537025</text:p>
          </table:table-cell>
          <table:table-cell office:value-type="float" office:value="84.699905" calcext:value-type="float">
            <text:p>84.699905</text:p>
          </table:table-cell>
          <table:table-cell/>
          <table:table-cell table:formula="of:=[.B126]/([.B$1]*[.B$1])*1000000" office:value-type="float" office:value="1.006064" calcext:value-type="float">
            <text:p>1.0061</text:p>
          </table:table-cell>
          <table:table-cell table:formula="of:=[.C126]/([.C$1]*[.C$1])*1000000" office:value-type="float" office:value="0.497856" calcext:value-type="float">
            <text:p>0.4979</text:p>
          </table:table-cell>
          <table:table-cell table:formula="of:=[.D126]/([.D$1]*[.D$1])*1000000" office:value-type="float" office:value="0.330896888888889" calcext:value-type="float">
            <text:p>0.3309</text:p>
          </table:table-cell>
          <table:table-cell table:formula="of:=[.E126]/([.E$1]*[.E$1])*1000000" office:value-type="float" office:value="0.22384" calcext:value-type="float">
            <text:p>0.2238</text:p>
          </table:table-cell>
          <table:table-cell table:formula="of:=[.F126]/([.F$1]*[.F$1])*1000000" office:value-type="float" office:value="0.34930688" calcext:value-type="float">
            <text:p>0.3493</text:p>
          </table:table-cell>
          <table:table-cell table:formula="of:=[.G126]/([.G$1]*[.G$1])*1000000" office:value-type="float" office:value="0.25537025" calcext:value-type="float">
            <text:p>0.2554</text:p>
          </table:table-cell>
          <table:table-cell table:formula="of:=[.H126]/([.H$1]*[.H$1])*1000000" office:value-type="float" office:value="0.2117497625" calcext:value-type="float">
            <text:p>0.2117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.007128" calcext:value-type="float">
            <text:p>1.007128</text:p>
          </table:table-cell>
          <table:table-cell office:value-type="float" office:value="1.989888" calcext:value-type="float">
            <text:p>1.989888</text:p>
          </table:table-cell>
          <table:table-cell office:value-type="float" office:value="2.978312" calcext:value-type="float">
            <text:p>2.978312</text:p>
          </table:table-cell>
          <table:table-cell office:value-type="float" office:value="3.583488" calcext:value-type="float">
            <text:p>3.583488</text:p>
          </table:table-cell>
          <table:table-cell office:value-type="float" office:value="8.730624" calcext:value-type="float">
            <text:p>8.730624</text:p>
          </table:table-cell>
          <table:table-cell office:value-type="float" office:value="25.541887" calcext:value-type="float">
            <text:p>25.541887</text:p>
          </table:table-cell>
          <table:table-cell office:value-type="float" office:value="84.51635" calcext:value-type="float">
            <text:p>84.51635</text:p>
          </table:table-cell>
          <table:table-cell/>
          <table:table-cell table:formula="of:=[.B127]/([.B$1]*[.B$1])*1000000" office:value-type="float" office:value="1.007128" calcext:value-type="float">
            <text:p>1.0071</text:p>
          </table:table-cell>
          <table:table-cell table:formula="of:=[.C127]/([.C$1]*[.C$1])*1000000" office:value-type="float" office:value="0.497472" calcext:value-type="float">
            <text:p>0.4975</text:p>
          </table:table-cell>
          <table:table-cell table:formula="of:=[.D127]/([.D$1]*[.D$1])*1000000" office:value-type="float" office:value="0.330923555555555" calcext:value-type="float">
            <text:p>0.3309</text:p>
          </table:table-cell>
          <table:table-cell table:formula="of:=[.E127]/([.E$1]*[.E$1])*1000000" office:value-type="float" office:value="0.223968" calcext:value-type="float">
            <text:p>0.2240</text:p>
          </table:table-cell>
          <table:table-cell table:formula="of:=[.F127]/([.F$1]*[.F$1])*1000000" office:value-type="float" office:value="0.34922496" calcext:value-type="float">
            <text:p>0.3492</text:p>
          </table:table-cell>
          <table:table-cell table:formula="of:=[.G127]/([.G$1]*[.G$1])*1000000" office:value-type="float" office:value="0.25541887" calcext:value-type="float">
            <text:p>0.2554</text:p>
          </table:table-cell>
          <table:table-cell table:formula="of:=[.H127]/([.H$1]*[.H$1])*1000000" office:value-type="float" office:value="0.211290875" calcext:value-type="float">
            <text:p>0.2113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.005304" calcext:value-type="float">
            <text:p>1.005304</text:p>
          </table:table-cell>
          <table:table-cell office:value-type="float" office:value="1.99272" calcext:value-type="float">
            <text:p>1.99272</text:p>
          </table:table-cell>
          <table:table-cell office:value-type="float" office:value="2.977272" calcext:value-type="float">
            <text:p>2.977272</text:p>
          </table:table-cell>
          <table:table-cell office:value-type="float" office:value="3.582208" calcext:value-type="float">
            <text:p>3.582208</text:p>
          </table:table-cell>
          <table:table-cell office:value-type="float" office:value="8.729344" calcext:value-type="float">
            <text:p>8.729344</text:p>
          </table:table-cell>
          <table:table-cell office:value-type="float" office:value="25.549057" calcext:value-type="float">
            <text:p>25.549057</text:p>
          </table:table-cell>
          <table:table-cell office:value-type="float" office:value="84.514046" calcext:value-type="float">
            <text:p>84.514046</text:p>
          </table:table-cell>
          <table:table-cell/>
          <table:table-cell table:formula="of:=[.B128]/([.B$1]*[.B$1])*1000000" office:value-type="float" office:value="1.005304" calcext:value-type="float">
            <text:p>1.0053</text:p>
          </table:table-cell>
          <table:table-cell table:formula="of:=[.C128]/([.C$1]*[.C$1])*1000000" office:value-type="float" office:value="0.49818" calcext:value-type="float">
            <text:p>0.4982</text:p>
          </table:table-cell>
          <table:table-cell table:formula="of:=[.D128]/([.D$1]*[.D$1])*1000000" office:value-type="float" office:value="0.330808" calcext:value-type="float">
            <text:p>0.3308</text:p>
          </table:table-cell>
          <table:table-cell table:formula="of:=[.E128]/([.E$1]*[.E$1])*1000000" office:value-type="float" office:value="0.223888" calcext:value-type="float">
            <text:p>0.2239</text:p>
          </table:table-cell>
          <table:table-cell table:formula="of:=[.F128]/([.F$1]*[.F$1])*1000000" office:value-type="float" office:value="0.34917376" calcext:value-type="float">
            <text:p>0.3492</text:p>
          </table:table-cell>
          <table:table-cell table:formula="of:=[.G128]/([.G$1]*[.G$1])*1000000" office:value-type="float" office:value="0.25549057" calcext:value-type="float">
            <text:p>0.2555</text:p>
          </table:table-cell>
          <table:table-cell table:formula="of:=[.H128]/([.H$1]*[.H$1])*1000000" office:value-type="float" office:value="0.211285115" calcext:value-type="float">
            <text:p>0.211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007112" calcext:value-type="float">
            <text:p>1.007112</text:p>
          </table:table-cell>
          <table:table-cell office:value-type="float" office:value="1.99268" calcext:value-type="float">
            <text:p>1.99268</text:p>
          </table:table-cell>
          <table:table-cell office:value-type="float" office:value="2.980112" calcext:value-type="float">
            <text:p>2.980112</text:p>
          </table:table-cell>
          <table:table-cell office:value-type="float" office:value="3.582208" calcext:value-type="float">
            <text:p>3.582208</text:p>
          </table:table-cell>
          <table:table-cell office:value-type="float" office:value="8.724736" calcext:value-type="float">
            <text:p>8.724736</text:p>
          </table:table-cell>
          <table:table-cell office:value-type="float" office:value="25.5424" calcext:value-type="float">
            <text:p>25.5424</text:p>
          </table:table-cell>
          <table:table-cell office:value-type="float" office:value="84.707848" calcext:value-type="float">
            <text:p>84.707848</text:p>
          </table:table-cell>
          <table:table-cell/>
          <table:table-cell table:formula="of:=[.B129]/([.B$1]*[.B$1])*1000000" office:value-type="float" office:value="1.007112" calcext:value-type="float">
            <text:p>1.0071</text:p>
          </table:table-cell>
          <table:table-cell table:formula="of:=[.C129]/([.C$1]*[.C$1])*1000000" office:value-type="float" office:value="0.49817" calcext:value-type="float">
            <text:p>0.4982</text:p>
          </table:table-cell>
          <table:table-cell table:formula="of:=[.D129]/([.D$1]*[.D$1])*1000000" office:value-type="float" office:value="0.331123555555556" calcext:value-type="float">
            <text:p>0.3311</text:p>
          </table:table-cell>
          <table:table-cell table:formula="of:=[.E129]/([.E$1]*[.E$1])*1000000" office:value-type="float" office:value="0.223888" calcext:value-type="float">
            <text:p>0.2239</text:p>
          </table:table-cell>
          <table:table-cell table:formula="of:=[.F129]/([.F$1]*[.F$1])*1000000" office:value-type="float" office:value="0.34898944" calcext:value-type="float">
            <text:p>0.3490</text:p>
          </table:table-cell>
          <table:table-cell table:formula="of:=[.G129]/([.G$1]*[.G$1])*1000000" office:value-type="float" office:value="0.255424" calcext:value-type="float">
            <text:p>0.2554</text:p>
          </table:table-cell>
          <table:table-cell table:formula="of:=[.H129]/([.H$1]*[.H$1])*1000000" office:value-type="float" office:value="0.21176962" calcext:value-type="float">
            <text:p>0.2118</text:p>
          </table:table-cell>
        </table:table-row>
      </table:table>
      <table:table table:name="data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blocksize</text:p>
          </table:table-cell>
          <table:table-cell office:value-type="string" calcext:value-type="string">
            <text:p>updateF time</text:p>
          </table:table-cell>
          <table:table-cell office:value-type="string" calcext:value-type="string">
            <text:p>update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office:value-type="float" office:value="0.969456" calcext:value-type="float">
            <text:p>0.969456</text:p>
          </table:table-cell>
          <table:table-cell office:value-type="float" office:value="0.007952" calcext:value-type="float">
            <text:p>0.00795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0.727544" calcext:value-type="float">
            <text:p>0.727544</text:p>
          </table:table-cell>
          <table:table-cell office:value-type="float" office:value="0.008208" calcext:value-type="float">
            <text:p>0.0082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0.725496" calcext:value-type="float">
            <text:p>0.725496</text:p>
          </table:table-cell>
          <table:table-cell office:value-type="float" office:value="0.008456" calcext:value-type="float">
            <text:p>0.0084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.712208" calcext:value-type="float">
            <text:p>0.712208</text:p>
          </table:table-cell>
          <table:table-cell office:value-type="float" office:value="0.008176" calcext:value-type="float">
            <text:p>0.0081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0.73804" calcext:value-type="float">
            <text:p>0.73804</text:p>
          </table:table-cell>
          <table:table-cell office:value-type="float" office:value="0.008184" calcext:value-type="float">
            <text:p>0.00818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0.725232" calcext:value-type="float">
            <text:p>0.725232</text:p>
          </table:table-cell>
          <table:table-cell office:value-type="float" office:value="0.008704" calcext:value-type="float">
            <text:p>0.0087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0.724216" calcext:value-type="float">
            <text:p>0.724216</text:p>
          </table:table-cell>
          <table:table-cell office:value-type="float" office:value="0.008696" calcext:value-type="float">
            <text:p>0.0086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712696" calcext:value-type="float">
            <text:p>0.712696</text:p>
          </table:table-cell>
          <table:table-cell office:value-type="float" office:value="0.008208" calcext:value-type="float">
            <text:p>0.0082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0.727296" calcext:value-type="float">
            <text:p>0.727296</text:p>
          </table:table-cell>
          <table:table-cell office:value-type="float" office:value="0.008448" calcext:value-type="float">
            <text:p>0.00844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.727032" calcext:value-type="float">
            <text:p>0.727032</text:p>
          </table:table-cell>
          <table:table-cell office:value-type="float" office:value="0.008712" calcext:value-type="float">
            <text:p>0.00871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0.72552" calcext:value-type="float">
            <text:p>0.72552</text:p>
          </table:table-cell>
          <table:table-cell office:value-type="float" office:value="0.008432" calcext:value-type="float">
            <text:p>0.0084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0.725008" calcext:value-type="float">
            <text:p>0.725008</text:p>
          </table:table-cell>
          <table:table-cell office:value-type="float" office:value="0.008168" calcext:value-type="float">
            <text:p>0.0081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0.725752" calcext:value-type="float">
            <text:p>0.725752</text:p>
          </table:table-cell>
          <table:table-cell office:value-type="float" office:value="0.0082" calcext:value-type="float">
            <text:p>0.008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0.725744" calcext:value-type="float">
            <text:p>0.725744</text:p>
          </table:table-cell>
          <table:table-cell office:value-type="float" office:value="0.00844" calcext:value-type="float">
            <text:p>0.0084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0.725488" calcext:value-type="float">
            <text:p>0.725488</text:p>
          </table:table-cell>
          <table:table-cell office:value-type="float" office:value="0.00872" calcext:value-type="float">
            <text:p>0.0087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713472" calcext:value-type="float">
            <text:p>0.713472</text:p>
          </table:table-cell>
          <table:table-cell office:value-type="float" office:value="0.008184" calcext:value-type="float">
            <text:p>0.00818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office:value-type="float" office:value="0.726776" calcext:value-type="float">
            <text:p>0.726776</text:p>
          </table:table-cell>
          <table:table-cell office:value-type="float" office:value="0.008696" calcext:value-type="float">
            <text:p>0.0086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0.726528" calcext:value-type="float">
            <text:p>0.726528</text:p>
          </table:table-cell>
          <table:table-cell office:value-type="float" office:value="0.008176" calcext:value-type="float">
            <text:p>0.0081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152" calcext:value-type="float">
            <text:p>152</text:p>
          </table:table-cell>
          <table:table-cell office:value-type="float" office:value="0.725512" calcext:value-type="float">
            <text:p>0.725512</text:p>
          </table:table-cell>
          <table:table-cell office:value-type="float" office:value="0.008432" calcext:value-type="float">
            <text:p>0.0084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0.726752" calcext:value-type="float">
            <text:p>0.726752</text:p>
          </table:table-cell>
          <table:table-cell office:value-type="float" office:value="0.008232" calcext:value-type="float">
            <text:p>0.0082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0.72576" calcext:value-type="float">
            <text:p>0.72576</text:p>
          </table:table-cell>
          <table:table-cell office:value-type="float" office:value="0.00872" calcext:value-type="float">
            <text:p>0.0087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76" calcext:value-type="float">
            <text:p>176</text:p>
          </table:table-cell>
          <table:table-cell office:value-type="float" office:value="0.72628" calcext:value-type="float">
            <text:p>0.72628</text:p>
          </table:table-cell>
          <table:table-cell office:value-type="float" office:value="0.008712" calcext:value-type="float">
            <text:p>0.00871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84" calcext:value-type="float">
            <text:p>184</text:p>
          </table:table-cell>
          <table:table-cell office:value-type="float" office:value="0.724968" calcext:value-type="float">
            <text:p>0.724968</text:p>
          </table:table-cell>
          <table:table-cell office:value-type="float" office:value="0.008952" calcext:value-type="float">
            <text:p>0.00895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92" calcext:value-type="float">
            <text:p>192</text:p>
          </table:table-cell>
          <table:table-cell office:value-type="float" office:value="0.724224" calcext:value-type="float">
            <text:p>0.724224</text:p>
          </table:table-cell>
          <table:table-cell office:value-type="float" office:value="0.009488" calcext:value-type="float">
            <text:p>0.0094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0.738552" calcext:value-type="float">
            <text:p>0.738552</text:p>
          </table:table-cell>
          <table:table-cell office:value-type="float" office:value="0.009736" calcext:value-type="float">
            <text:p>0.00973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208" calcext:value-type="float">
            <text:p>208</text:p>
          </table:table-cell>
          <table:table-cell office:value-type="float" office:value="0.738584" calcext:value-type="float">
            <text:p>0.738584</text:p>
          </table:table-cell>
          <table:table-cell office:value-type="float" office:value="0.009448" calcext:value-type="float">
            <text:p>0.00944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0.738048" calcext:value-type="float">
            <text:p>0.738048</text:p>
          </table:table-cell>
          <table:table-cell office:value-type="float" office:value="0.008968" calcext:value-type="float">
            <text:p>0.0089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0.738576" calcext:value-type="float">
            <text:p>0.738576</text:p>
          </table:table-cell>
          <table:table-cell office:value-type="float" office:value="0.00896" calcext:value-type="float">
            <text:p>0.008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office:value-type="float" office:value="0.73908" calcext:value-type="float">
            <text:p>0.73908</text:p>
          </table:table-cell>
          <table:table-cell office:value-type="float" office:value="0.009472" calcext:value-type="float">
            <text:p>0.00947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0.739096" calcext:value-type="float">
            <text:p>0.739096</text:p>
          </table:table-cell>
          <table:table-cell office:value-type="float" office:value="0.009456" calcext:value-type="float">
            <text:p>0.0094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248" calcext:value-type="float">
            <text:p>248</text:p>
          </table:table-cell>
          <table:table-cell office:value-type="float" office:value="0.739328" calcext:value-type="float">
            <text:p>0.739328</text:p>
          </table:table-cell>
          <table:table-cell office:value-type="float" office:value="0.009992" calcext:value-type="float">
            <text:p>0.0099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0.713456" calcext:value-type="float">
            <text:p>0.713456</text:p>
          </table:table-cell>
          <table:table-cell office:value-type="float" office:value="0.008464" calcext:value-type="float">
            <text:p>0.0084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264" calcext:value-type="float">
            <text:p>264</text:p>
          </table:table-cell>
          <table:table-cell office:value-type="float" office:value="0.72704" calcext:value-type="float">
            <text:p>0.72704</text:p>
          </table:table-cell>
          <table:table-cell office:value-type="float" office:value="0.008424" calcext:value-type="float">
            <text:p>0.0084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272" calcext:value-type="float">
            <text:p>272</text:p>
          </table:table-cell>
          <table:table-cell office:value-type="float" office:value="0.726544" calcext:value-type="float">
            <text:p>0.726544</text:p>
          </table:table-cell>
          <table:table-cell office:value-type="float" office:value="0.008448" calcext:value-type="float">
            <text:p>0.00844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280" calcext:value-type="float">
            <text:p>280</text:p>
          </table:table-cell>
          <table:table-cell office:value-type="float" office:value="0.72552" calcext:value-type="float">
            <text:p>0.72552</text:p>
          </table:table-cell>
          <table:table-cell office:value-type="float" office:value="0.008432" calcext:value-type="float">
            <text:p>0.0084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office:value-type="float" office:value="0.725248" calcext:value-type="float">
            <text:p>0.725248</text:p>
          </table:table-cell>
          <table:table-cell office:value-type="float" office:value="0.0082" calcext:value-type="float">
            <text:p>0.008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296" calcext:value-type="float">
            <text:p>296</text:p>
          </table:table-cell>
          <table:table-cell office:value-type="float" office:value="0.726784" calcext:value-type="float">
            <text:p>0.726784</text:p>
          </table:table-cell>
          <table:table-cell office:value-type="float" office:value="0.008696" calcext:value-type="float">
            <text:p>0.0086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0.72652" calcext:value-type="float">
            <text:p>0.72652</text:p>
          </table:table-cell>
          <table:table-cell office:value-type="float" office:value="0.008184" calcext:value-type="float">
            <text:p>0.00818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office:value-type="float" office:value="0.726032" calcext:value-type="float">
            <text:p>0.726032</text:p>
          </table:table-cell>
          <table:table-cell office:value-type="float" office:value="0.008448" calcext:value-type="float">
            <text:p>0.00844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0.726008" calcext:value-type="float">
            <text:p>0.726008</text:p>
          </table:table-cell>
          <table:table-cell office:value-type="float" office:value="0.008952" calcext:value-type="float">
            <text:p>0.00895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328" calcext:value-type="float">
            <text:p>328</text:p>
          </table:table-cell>
          <table:table-cell office:value-type="float" office:value="0.72628" calcext:value-type="float">
            <text:p>0.72628</text:p>
          </table:table-cell>
          <table:table-cell office:value-type="float" office:value="0.00896" calcext:value-type="float">
            <text:p>0.008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336" calcext:value-type="float">
            <text:p>336</text:p>
          </table:table-cell>
          <table:table-cell office:value-type="float" office:value="0.726528" calcext:value-type="float">
            <text:p>0.726528</text:p>
          </table:table-cell>
          <table:table-cell office:value-type="float" office:value="0.009208" calcext:value-type="float">
            <text:p>0.0092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344" calcext:value-type="float">
            <text:p>344</text:p>
          </table:table-cell>
          <table:table-cell office:value-type="float" office:value="0.726008" calcext:value-type="float">
            <text:p>0.726008</text:p>
          </table:table-cell>
          <table:table-cell office:value-type="float" office:value="0.00872" calcext:value-type="float">
            <text:p>0.0087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352" calcext:value-type="float">
            <text:p>352</text:p>
          </table:table-cell>
          <table:table-cell office:value-type="float" office:value="0.725784" calcext:value-type="float">
            <text:p>0.725784</text:p>
          </table:table-cell>
          <table:table-cell office:value-type="float" office:value="0.008944" calcext:value-type="float">
            <text:p>0.00894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360" calcext:value-type="float">
            <text:p>360</text:p>
          </table:table-cell>
          <table:table-cell office:value-type="float" office:value="0.726264" calcext:value-type="float">
            <text:p>0.726264</text:p>
          </table:table-cell>
          <table:table-cell office:value-type="float" office:value="0.009216" calcext:value-type="float">
            <text:p>0.00921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368" calcext:value-type="float">
            <text:p>368</text:p>
          </table:table-cell>
          <table:table-cell office:value-type="float" office:value="0.726256" calcext:value-type="float">
            <text:p>0.726256</text:p>
          </table:table-cell>
          <table:table-cell office:value-type="float" office:value="0.009224" calcext:value-type="float">
            <text:p>0.0092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376" calcext:value-type="float">
            <text:p>376</text:p>
          </table:table-cell>
          <table:table-cell office:value-type="float" office:value="0.72576" calcext:value-type="float">
            <text:p>0.72576</text:p>
          </table:table-cell>
          <table:table-cell office:value-type="float" office:value="0.009712" calcext:value-type="float">
            <text:p>0.00971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office:value-type="float" office:value="0.726256" calcext:value-type="float">
            <text:p>0.726256</text:p>
          </table:table-cell>
          <table:table-cell office:value-type="float" office:value="0.00896" calcext:value-type="float">
            <text:p>0.008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392" calcext:value-type="float">
            <text:p>392</text:p>
          </table:table-cell>
          <table:table-cell office:value-type="float" office:value="0.739048" calcext:value-type="float">
            <text:p>0.739048</text:p>
          </table:table-cell>
          <table:table-cell office:value-type="float" office:value="0.008952" calcext:value-type="float">
            <text:p>0.00895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738328" calcext:value-type="float">
            <text:p>0.738328</text:p>
          </table:table-cell>
          <table:table-cell office:value-type="float" office:value="0.00948" calcext:value-type="float">
            <text:p>0.0094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08" calcext:value-type="float">
            <text:p>408</text:p>
          </table:table-cell>
          <table:table-cell office:value-type="float" office:value="0.738312" calcext:value-type="float">
            <text:p>0.738312</text:p>
          </table:table-cell>
          <table:table-cell office:value-type="float" office:value="0.010224" calcext:value-type="float">
            <text:p>0.0102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16" calcext:value-type="float">
            <text:p>416</text:p>
          </table:table-cell>
          <table:table-cell office:value-type="float" office:value="0.73908" calcext:value-type="float">
            <text:p>0.73908</text:p>
          </table:table-cell>
          <table:table-cell office:value-type="float" office:value="0.009976" calcext:value-type="float">
            <text:p>0.0099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24" calcext:value-type="float">
            <text:p>424</text:p>
          </table:table-cell>
          <table:table-cell office:value-type="float" office:value="0.73984" calcext:value-type="float">
            <text:p>0.73984</text:p>
          </table:table-cell>
          <table:table-cell office:value-type="float" office:value="0.009208" calcext:value-type="float">
            <text:p>0.0092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32" calcext:value-type="float">
            <text:p>432</text:p>
          </table:table-cell>
          <table:table-cell office:value-type="float" office:value="0.739056" calcext:value-type="float">
            <text:p>0.739056</text:p>
          </table:table-cell>
          <table:table-cell office:value-type="float" office:value="0.00948" calcext:value-type="float">
            <text:p>0.0094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40" calcext:value-type="float">
            <text:p>440</text:p>
          </table:table-cell>
          <table:table-cell office:value-type="float" office:value="0.738584" calcext:value-type="float">
            <text:p>0.738584</text:p>
          </table:table-cell>
          <table:table-cell office:value-type="float" office:value="0.009728" calcext:value-type="float">
            <text:p>0.00972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48" calcext:value-type="float">
            <text:p>448</text:p>
          </table:table-cell>
          <table:table-cell office:value-type="float" office:value="0.739344" calcext:value-type="float">
            <text:p>0.739344</text:p>
          </table:table-cell>
          <table:table-cell office:value-type="float" office:value="0.009464" calcext:value-type="float">
            <text:p>0.0094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56" calcext:value-type="float">
            <text:p>456</text:p>
          </table:table-cell>
          <table:table-cell office:value-type="float" office:value="0.739584" calcext:value-type="float">
            <text:p>0.739584</text:p>
          </table:table-cell>
          <table:table-cell office:value-type="float" office:value="0.009736" calcext:value-type="float">
            <text:p>0.00973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64" calcext:value-type="float">
            <text:p>464</text:p>
          </table:table-cell>
          <table:table-cell office:value-type="float" office:value="0.738536" calcext:value-type="float">
            <text:p>0.738536</text:p>
          </table:table-cell>
          <table:table-cell office:value-type="float" office:value="0.010248" calcext:value-type="float">
            <text:p>0.01024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72" calcext:value-type="float">
            <text:p>472</text:p>
          </table:table-cell>
          <table:table-cell office:value-type="float" office:value="0.739592" calcext:value-type="float">
            <text:p>0.739592</text:p>
          </table:table-cell>
          <table:table-cell office:value-type="float" office:value="0.009976" calcext:value-type="float">
            <text:p>0.0099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80" calcext:value-type="float">
            <text:p>480</text:p>
          </table:table-cell>
          <table:table-cell office:value-type="float" office:value="0.739328" calcext:value-type="float">
            <text:p>0.739328</text:p>
          </table:table-cell>
          <table:table-cell office:value-type="float" office:value="0.009968" calcext:value-type="float">
            <text:p>0.0099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88" calcext:value-type="float">
            <text:p>488</text:p>
          </table:table-cell>
          <table:table-cell office:value-type="float" office:value="0.739592" calcext:value-type="float">
            <text:p>0.739592</text:p>
          </table:table-cell>
          <table:table-cell office:value-type="float" office:value="0.009976" calcext:value-type="float">
            <text:p>0.0099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float" office:value="0.73908" calcext:value-type="float">
            <text:p>0.73908</text:p>
          </table:table-cell>
          <table:table-cell office:value-type="float" office:value="0.010224" calcext:value-type="float">
            <text:p>0.0102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504" calcext:value-type="float">
            <text:p>504</text:p>
          </table:table-cell>
          <table:table-cell office:value-type="float" office:value="0.73856" calcext:value-type="float">
            <text:p>0.73856</text:p>
          </table:table-cell>
          <table:table-cell office:value-type="float" office:value="0.010232" calcext:value-type="float">
            <text:p>0.0102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0.738824" calcext:value-type="float">
            <text:p>0.738824</text:p>
          </table:table-cell>
          <table:table-cell office:value-type="float" office:value="0.010224" calcext:value-type="float">
            <text:p>0.0102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520" calcext:value-type="float">
            <text:p>520</text:p>
          </table:table-cell>
          <table:table-cell office:value-type="float" office:value="0.761096" calcext:value-type="float">
            <text:p>0.761096</text:p>
          </table:table-cell>
          <table:table-cell office:value-type="float" office:value="0.009472" calcext:value-type="float">
            <text:p>0.00947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528" calcext:value-type="float">
            <text:p>528</text:p>
          </table:table-cell>
          <table:table-cell office:value-type="float" office:value="0.760592" calcext:value-type="float">
            <text:p>0.760592</text:p>
          </table:table-cell>
          <table:table-cell office:value-type="float" office:value="0.009736" calcext:value-type="float">
            <text:p>0.00973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536" calcext:value-type="float">
            <text:p>536</text:p>
          </table:table-cell>
          <table:table-cell office:value-type="float" office:value="0.758264" calcext:value-type="float">
            <text:p>0.758264</text:p>
          </table:table-cell>
          <table:table-cell office:value-type="float" office:value="0.01024" calcext:value-type="float">
            <text:p>0.010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544" calcext:value-type="float">
            <text:p>544</text:p>
          </table:table-cell>
          <table:table-cell office:value-type="float" office:value="0.758264" calcext:value-type="float">
            <text:p>0.758264</text:p>
          </table:table-cell>
          <table:table-cell office:value-type="float" office:value="0.009968" calcext:value-type="float">
            <text:p>0.00996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552" calcext:value-type="float">
            <text:p>552</text:p>
          </table:table-cell>
          <table:table-cell office:value-type="float" office:value="0.761608" calcext:value-type="float">
            <text:p>0.761608</text:p>
          </table:table-cell>
          <table:table-cell office:value-type="float" office:value="0.010232" calcext:value-type="float">
            <text:p>0.0102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560" calcext:value-type="float">
            <text:p>560</text:p>
          </table:table-cell>
          <table:table-cell office:value-type="float" office:value="0.7606" calcext:value-type="float">
            <text:p>0.7606</text:p>
          </table:table-cell>
          <table:table-cell office:value-type="float" office:value="0.010224" calcext:value-type="float">
            <text:p>0.0102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568" calcext:value-type="float">
            <text:p>568</text:p>
          </table:table-cell>
          <table:table-cell office:value-type="float" office:value="0.758528" calcext:value-type="float">
            <text:p>0.758528</text:p>
          </table:table-cell>
          <table:table-cell office:value-type="float" office:value="0.010496" calcext:value-type="float">
            <text:p>0.0104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576" calcext:value-type="float">
            <text:p>576</text:p>
          </table:table-cell>
          <table:table-cell office:value-type="float" office:value="0.759288" calcext:value-type="float">
            <text:p>0.759288</text:p>
          </table:table-cell>
          <table:table-cell office:value-type="float" office:value="0.010232" calcext:value-type="float">
            <text:p>0.0102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584" calcext:value-type="float">
            <text:p>584</text:p>
          </table:table-cell>
          <table:table-cell office:value-type="float" office:value="0.760048" calcext:value-type="float">
            <text:p>0.760048</text:p>
          </table:table-cell>
          <table:table-cell office:value-type="float" office:value="0.010488" calcext:value-type="float">
            <text:p>0.0104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592" calcext:value-type="float">
            <text:p>592</text:p>
          </table:table-cell>
          <table:table-cell office:value-type="float" office:value="0.76032" calcext:value-type="float">
            <text:p>0.76032</text:p>
          </table:table-cell>
          <table:table-cell office:value-type="float" office:value="0.010216" calcext:value-type="float">
            <text:p>0.01021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0.759048" calcext:value-type="float">
            <text:p>0.759048</text:p>
          </table:table-cell>
          <table:table-cell office:value-type="float" office:value="0.010488" calcext:value-type="float">
            <text:p>0.0104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608" calcext:value-type="float">
            <text:p>608</text:p>
          </table:table-cell>
          <table:table-cell office:value-type="float" office:value="0.759296" calcext:value-type="float">
            <text:p>0.759296</text:p>
          </table:table-cell>
          <table:table-cell office:value-type="float" office:value="0.010752" calcext:value-type="float">
            <text:p>0.01075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616" calcext:value-type="float">
            <text:p>616</text:p>
          </table:table-cell>
          <table:table-cell office:value-type="float" office:value="0.762104" calcext:value-type="float">
            <text:p>0.762104</text:p>
          </table:table-cell>
          <table:table-cell office:value-type="float" office:value="0.010528" calcext:value-type="float">
            <text:p>0.01052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624" calcext:value-type="float">
            <text:p>624</text:p>
          </table:table-cell>
          <table:table-cell office:value-type="float" office:value="0.760544" calcext:value-type="float">
            <text:p>0.760544</text:p>
          </table:table-cell>
          <table:table-cell office:value-type="float" office:value="0.011032" calcext:value-type="float">
            <text:p>0.0110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632" calcext:value-type="float">
            <text:p>632</text:p>
          </table:table-cell>
          <table:table-cell office:value-type="float" office:value="0.759032" calcext:value-type="float">
            <text:p>0.759032</text:p>
          </table:table-cell>
          <table:table-cell office:value-type="float" office:value="0.010496" calcext:value-type="float">
            <text:p>0.0104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0.759808" calcext:value-type="float">
            <text:p>0.759808</text:p>
          </table:table-cell>
          <table:table-cell office:value-type="float" office:value="0.010736" calcext:value-type="float">
            <text:p>0.01073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648" calcext:value-type="float">
            <text:p>648</text:p>
          </table:table-cell>
          <table:table-cell office:value-type="float" office:value="0.813312" calcext:value-type="float">
            <text:p>0.813312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656" calcext:value-type="float">
            <text:p>656</text:p>
          </table:table-cell>
          <table:table-cell office:value-type="float" office:value="0.812312" calcext:value-type="float">
            <text:p>0.812312</text:p>
          </table:table-cell>
          <table:table-cell office:value-type="float" office:value="0.010736" calcext:value-type="float">
            <text:p>0.01073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664" calcext:value-type="float">
            <text:p>664</text:p>
          </table:table-cell>
          <table:table-cell office:value-type="float" office:value="0.812304" calcext:value-type="float">
            <text:p>0.812304</text:p>
          </table:table-cell>
          <table:table-cell office:value-type="float" office:value="0.01024" calcext:value-type="float">
            <text:p>0.010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672" calcext:value-type="float">
            <text:p>672</text:p>
          </table:table-cell>
          <table:table-cell office:value-type="float" office:value="0.812288" calcext:value-type="float">
            <text:p>0.812288</text:p>
          </table:table-cell>
          <table:table-cell office:value-type="float" office:value="0.010488" calcext:value-type="float">
            <text:p>0.0104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0.813064" calcext:value-type="float">
            <text:p>0.813064</text:p>
          </table:table-cell>
          <table:table-cell office:value-type="float" office:value="0.011008" calcext:value-type="float">
            <text:p>0.0110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688" calcext:value-type="float">
            <text:p>688</text:p>
          </table:table-cell>
          <table:table-cell office:value-type="float" office:value="0.814336" calcext:value-type="float">
            <text:p>0.814336</text:p>
          </table:table-cell>
          <table:table-cell office:value-type="float" office:value="0.010992" calcext:value-type="float">
            <text:p>0.0109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696" calcext:value-type="float">
            <text:p>696</text:p>
          </table:table-cell>
          <table:table-cell office:value-type="float" office:value="0.813304" calcext:value-type="float">
            <text:p>0.813304</text:p>
          </table:table-cell>
          <table:table-cell office:value-type="float" office:value="0.011264" calcext:value-type="float">
            <text:p>0.0112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704" calcext:value-type="float">
            <text:p>704</text:p>
          </table:table-cell>
          <table:table-cell office:value-type="float" office:value="0.814576" calcext:value-type="float">
            <text:p>0.814576</text:p>
          </table:table-cell>
          <table:table-cell office:value-type="float" office:value="0.010784" calcext:value-type="float">
            <text:p>0.01078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712" calcext:value-type="float">
            <text:p>712</text:p>
          </table:table-cell>
          <table:table-cell office:value-type="float" office:value="0.814352" calcext:value-type="float">
            <text:p>0.814352</text:p>
          </table:table-cell>
          <table:table-cell office:value-type="float" office:value="0.010992" calcext:value-type="float">
            <text:p>0.0109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720" calcext:value-type="float">
            <text:p>720</text:p>
          </table:table-cell>
          <table:table-cell office:value-type="float" office:value="0.815104" calcext:value-type="float">
            <text:p>0.815104</text:p>
          </table:table-cell>
          <table:table-cell office:value-type="float" office:value="0.011264" calcext:value-type="float">
            <text:p>0.0112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728" calcext:value-type="float">
            <text:p>728</text:p>
          </table:table-cell>
          <table:table-cell office:value-type="float" office:value="0.813824" calcext:value-type="float">
            <text:p>0.813824</text:p>
          </table:table-cell>
          <table:table-cell office:value-type="float" office:value="0.011264" calcext:value-type="float">
            <text:p>0.0112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736" calcext:value-type="float">
            <text:p>736</text:p>
          </table:table-cell>
          <table:table-cell office:value-type="float" office:value="0.814328" calcext:value-type="float">
            <text:p>0.814328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744" calcext:value-type="float">
            <text:p>744</text:p>
          </table:table-cell>
          <table:table-cell office:value-type="float" office:value="0.815096" calcext:value-type="float">
            <text:p>0.815096</text:p>
          </table:table-cell>
          <table:table-cell office:value-type="float" office:value="0.011528" calcext:value-type="float">
            <text:p>0.01152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752" calcext:value-type="float">
            <text:p>752</text:p>
          </table:table-cell>
          <table:table-cell office:value-type="float" office:value="0.81536" calcext:value-type="float">
            <text:p>0.81536</text:p>
          </table:table-cell>
          <table:table-cell office:value-type="float" office:value="0.011536" calcext:value-type="float">
            <text:p>0.01153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760" calcext:value-type="float">
            <text:p>760</text:p>
          </table:table-cell>
          <table:table-cell office:value-type="float" office:value="0.815608" calcext:value-type="float">
            <text:p>0.815608</text:p>
          </table:table-cell>
          <table:table-cell office:value-type="float" office:value="0.011504" calcext:value-type="float">
            <text:p>0.0115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768" calcext:value-type="float">
            <text:p>768</text:p>
          </table:table-cell>
          <table:table-cell office:value-type="float" office:value="0.81484" calcext:value-type="float">
            <text:p>0.81484</text:p>
          </table:table-cell>
          <table:table-cell office:value-type="float" office:value="0.011536" calcext:value-type="float">
            <text:p>0.01153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776" calcext:value-type="float">
            <text:p>776</text:p>
          </table:table-cell>
          <table:table-cell office:value-type="float" office:value="0.890088" calcext:value-type="float">
            <text:p>0.890088</text:p>
          </table:table-cell>
          <table:table-cell office:value-type="float" office:value="0.011528" calcext:value-type="float">
            <text:p>0.01152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784" calcext:value-type="float">
            <text:p>784</text:p>
          </table:table-cell>
          <table:table-cell office:value-type="float" office:value="0.889344" calcext:value-type="float">
            <text:p>0.889344</text:p>
          </table:table-cell>
          <table:table-cell office:value-type="float" office:value="0.011528" calcext:value-type="float">
            <text:p>0.01152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792" calcext:value-type="float">
            <text:p>792</text:p>
          </table:table-cell>
          <table:table-cell office:value-type="float" office:value="0.892424" calcext:value-type="float">
            <text:p>0.892424</text:p>
          </table:table-cell>
          <table:table-cell office:value-type="float" office:value="0.01152" calcext:value-type="float">
            <text:p>0.0115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.893952" calcext:value-type="float">
            <text:p>0.893952</text:p>
          </table:table-cell>
          <table:table-cell office:value-type="float" office:value="0.012032" calcext:value-type="float">
            <text:p>0.0120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08" calcext:value-type="float">
            <text:p>808</text:p>
          </table:table-cell>
          <table:table-cell office:value-type="float" office:value="0.893456" calcext:value-type="float">
            <text:p>0.893456</text:p>
          </table:table-cell>
          <table:table-cell office:value-type="float" office:value="0.011776" calcext:value-type="float">
            <text:p>0.0117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16" calcext:value-type="float">
            <text:p>816</text:p>
          </table:table-cell>
          <table:table-cell office:value-type="float" office:value="0.894224" calcext:value-type="float">
            <text:p>0.894224</text:p>
          </table:table-cell>
          <table:table-cell office:value-type="float" office:value="0.012008" calcext:value-type="float">
            <text:p>0.0120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24" calcext:value-type="float">
            <text:p>824</text:p>
          </table:table-cell>
          <table:table-cell office:value-type="float" office:value="0.895504" calcext:value-type="float">
            <text:p>0.895504</text:p>
          </table:table-cell>
          <table:table-cell office:value-type="float" office:value="0.012536" calcext:value-type="float">
            <text:p>0.01253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32" calcext:value-type="float">
            <text:p>832</text:p>
          </table:table-cell>
          <table:table-cell office:value-type="float" office:value="0.894728" calcext:value-type="float">
            <text:p>0.894728</text:p>
          </table:table-cell>
          <table:table-cell office:value-type="float" office:value="0.012024" calcext:value-type="float">
            <text:p>0.0120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40" calcext:value-type="float">
            <text:p>840</text:p>
          </table:table-cell>
          <table:table-cell office:value-type="float" office:value="0.895488" calcext:value-type="float">
            <text:p>0.895488</text:p>
          </table:table-cell>
          <table:table-cell office:value-type="float" office:value="0.012272" calcext:value-type="float">
            <text:p>0.01227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48" calcext:value-type="float">
            <text:p>848</text:p>
          </table:table-cell>
          <table:table-cell office:value-type="float" office:value="0.89524" calcext:value-type="float">
            <text:p>0.89524</text:p>
          </table:table-cell>
          <table:table-cell office:value-type="float" office:value="0.012288" calcext:value-type="float">
            <text:p>0.0122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56" calcext:value-type="float">
            <text:p>856</text:p>
          </table:table-cell>
          <table:table-cell office:value-type="float" office:value="0.895216" calcext:value-type="float">
            <text:p>0.895216</text:p>
          </table:table-cell>
          <table:table-cell office:value-type="float" office:value="0.012288" calcext:value-type="float">
            <text:p>0.0122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64" calcext:value-type="float">
            <text:p>864</text:p>
          </table:table-cell>
          <table:table-cell office:value-type="float" office:value="0.896024" calcext:value-type="float">
            <text:p>0.896024</text:p>
          </table:table-cell>
          <table:table-cell office:value-type="float" office:value="0.011776" calcext:value-type="float">
            <text:p>0.0117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72" calcext:value-type="float">
            <text:p>872</text:p>
          </table:table-cell>
          <table:table-cell office:value-type="float" office:value="0.897552" calcext:value-type="float">
            <text:p>0.897552</text:p>
          </table:table-cell>
          <table:table-cell office:value-type="float" office:value="0.012544" calcext:value-type="float">
            <text:p>0.01254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80" calcext:value-type="float">
            <text:p>880</text:p>
          </table:table-cell>
          <table:table-cell office:value-type="float" office:value="0.897544" calcext:value-type="float">
            <text:p>0.897544</text:p>
          </table:table-cell>
          <table:table-cell office:value-type="float" office:value="0.012272" calcext:value-type="float">
            <text:p>0.01227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88" calcext:value-type="float">
            <text:p>888</text:p>
          </table:table-cell>
          <table:table-cell office:value-type="float" office:value="0.896528" calcext:value-type="float">
            <text:p>0.896528</text:p>
          </table:table-cell>
          <table:table-cell office:value-type="float" office:value="0.012792" calcext:value-type="float">
            <text:p>0.0127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96" calcext:value-type="float">
            <text:p>896</text:p>
          </table:table-cell>
          <table:table-cell office:value-type="float" office:value="0.897552" calcext:value-type="float">
            <text:p>0.897552</text:p>
          </table:table-cell>
          <table:table-cell office:value-type="float" office:value="0.012288" calcext:value-type="float">
            <text:p>0.0122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904" calcext:value-type="float">
            <text:p>904</text:p>
          </table:table-cell>
          <table:table-cell office:value-type="float" office:value="0.987144" calcext:value-type="float">
            <text:p>0.987144</text:p>
          </table:table-cell>
          <table:table-cell office:value-type="float" office:value="0.012776" calcext:value-type="float">
            <text:p>0.0127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912" calcext:value-type="float">
            <text:p>912</text:p>
          </table:table-cell>
          <table:table-cell office:value-type="float" office:value="0.9892" calcext:value-type="float">
            <text:p>0.9892</text:p>
          </table:table-cell>
          <table:table-cell office:value-type="float" office:value="0.013056" calcext:value-type="float">
            <text:p>0.0130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920" calcext:value-type="float">
            <text:p>920</text:p>
          </table:table-cell>
          <table:table-cell office:value-type="float" office:value="1.000696" calcext:value-type="float">
            <text:p>1.000696</text:p>
          </table:table-cell>
          <table:table-cell office:value-type="float" office:value="0.013064" calcext:value-type="float">
            <text:p>0.0130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928" calcext:value-type="float">
            <text:p>928</text:p>
          </table:table-cell>
          <table:table-cell office:value-type="float" office:value="1.002232" calcext:value-type="float">
            <text:p>1.002232</text:p>
          </table:table-cell>
          <table:table-cell office:value-type="float" office:value="0.012056" calcext:value-type="float">
            <text:p>0.0120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936" calcext:value-type="float">
            <text:p>936</text:p>
          </table:table-cell>
          <table:table-cell office:value-type="float" office:value="0.999424" calcext:value-type="float">
            <text:p>0.999424</text:p>
          </table:table-cell>
          <table:table-cell office:value-type="float" office:value="0.013048" calcext:value-type="float">
            <text:p>0.01304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944" calcext:value-type="float">
            <text:p>944</text:p>
          </table:table-cell>
          <table:table-cell office:value-type="float" office:value="1.000704" calcext:value-type="float">
            <text:p>1.000704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952" calcext:value-type="float">
            <text:p>952</text:p>
          </table:table-cell>
          <table:table-cell office:value-type="float" office:value="1.003792" calcext:value-type="float">
            <text:p>1.003792</text:p>
          </table:table-cell>
          <table:table-cell office:value-type="float" office:value="0.012792" calcext:value-type="float">
            <text:p>0.0127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960" calcext:value-type="float">
            <text:p>960</text:p>
          </table:table-cell>
          <table:table-cell office:value-type="float" office:value="1.004808" calcext:value-type="float">
            <text:p>1.004808</text:p>
          </table:table-cell>
          <table:table-cell office:value-type="float" office:value="0.012808" calcext:value-type="float">
            <text:p>0.0128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968" calcext:value-type="float">
            <text:p>968</text:p>
          </table:table-cell>
          <table:table-cell office:value-type="float" office:value="1.004032" calcext:value-type="float">
            <text:p>1.004032</text:p>
          </table:table-cell>
          <table:table-cell office:value-type="float" office:value="0.013048" calcext:value-type="float">
            <text:p>0.01304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976" calcext:value-type="float">
            <text:p>976</text:p>
          </table:table-cell>
          <table:table-cell office:value-type="float" office:value="1.005568" calcext:value-type="float">
            <text:p>1.005568</text:p>
          </table:table-cell>
          <table:table-cell office:value-type="float" office:value="0.013312" calcext:value-type="float">
            <text:p>0.01331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984" calcext:value-type="float">
            <text:p>984</text:p>
          </table:table-cell>
          <table:table-cell office:value-type="float" office:value="1.005328" calcext:value-type="float">
            <text:p>1.005328</text:p>
          </table:table-cell>
          <table:table-cell office:value-type="float" office:value="0.013032" calcext:value-type="float">
            <text:p>0.0130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992" calcext:value-type="float">
            <text:p>992</text:p>
          </table:table-cell>
          <table:table-cell office:value-type="float" office:value="1.006064" calcext:value-type="float">
            <text:p>1.006064</text:p>
          </table:table-cell>
          <table:table-cell office:value-type="float" office:value="0.013064" calcext:value-type="float">
            <text:p>0.0130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.006064" calcext:value-type="float">
            <text:p>1.006064</text:p>
          </table:table-cell>
          <table:table-cell office:value-type="float" office:value="0.012808" calcext:value-type="float">
            <text:p>0.0128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8" calcext:value-type="float">
            <text:p>1008</text:p>
          </table:table-cell>
          <table:table-cell office:value-type="float" office:value="1.007128" calcext:value-type="float">
            <text:p>1.007128</text:p>
          </table:table-cell>
          <table:table-cell office:value-type="float" office:value="0.013296" calcext:value-type="float">
            <text:p>0.0132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16" calcext:value-type="float">
            <text:p>1016</text:p>
          </table:table-cell>
          <table:table-cell office:value-type="float" office:value="1.005304" calcext:value-type="float">
            <text:p>1.005304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.007112" calcext:value-type="float">
            <text:p>1.007112</text:p>
          </table:table-cell>
          <table:table-cell office:value-type="float" office:value="0.01332" calcext:value-type="float">
            <text:p>0.013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3.848704" calcext:value-type="float">
            <text:p>3.84870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office:value-type="float" office:value="1.926136" calcext:value-type="float">
            <text:p>1.926136</text:p>
          </table:table-cell>
          <table:table-cell office:value-type="float" office:value="0.009472" calcext:value-type="float">
            <text:p>0.00947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float" office:value="1.610776" calcext:value-type="float">
            <text:p>1.610776</text:p>
          </table:table-cell>
          <table:table-cell office:value-type="float" office:value="0.010232" calcext:value-type="float">
            <text:p>0.0102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.464328" calcext:value-type="float">
            <text:p>1.464328</text:p>
          </table:table-cell>
          <table:table-cell office:value-type="float" office:value="0.01048" calcext:value-type="float">
            <text:p>0.010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.755112" calcext:value-type="float">
            <text:p>1.755112</text:p>
          </table:table-cell>
          <table:table-cell office:value-type="float" office:value="0.009984" calcext:value-type="float">
            <text:p>0.0099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.609496" calcext:value-type="float">
            <text:p>1.609496</text:p>
          </table:table-cell>
          <table:table-cell office:value-type="float" office:value="0.010232" calcext:value-type="float">
            <text:p>0.0102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1.512976" calcext:value-type="float">
            <text:p>1.512976</text:p>
          </table:table-cell>
          <table:table-cell office:value-type="float" office:value="0.01048" calcext:value-type="float">
            <text:p>0.010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.465872" calcext:value-type="float">
            <text:p>1.465872</text:p>
          </table:table-cell>
          <table:table-cell office:value-type="float" office:value="0.010232" calcext:value-type="float">
            <text:p>0.0102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1.614328" calcext:value-type="float">
            <text:p>1.614328</text:p>
          </table:table-cell>
          <table:table-cell office:value-type="float" office:value="0.010248" calcext:value-type="float">
            <text:p>0.0102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.610496" calcext:value-type="float">
            <text:p>1.610496</text:p>
          </table:table-cell>
          <table:table-cell office:value-type="float" office:value="0.01024" calcext:value-type="float">
            <text:p>0.010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1.511424" calcext:value-type="float">
            <text:p>1.511424</text:p>
          </table:table-cell>
          <table:table-cell office:value-type="float" office:value="0.010248" calcext:value-type="float">
            <text:p>0.0102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1.508344" calcext:value-type="float">
            <text:p>1.508344</text:p>
          </table:table-cell>
          <table:table-cell office:value-type="float" office:value="0.01076" calcext:value-type="float">
            <text:p>0.010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1.51576" calcext:value-type="float">
            <text:p>1.51576</text:p>
          </table:table-cell>
          <table:table-cell office:value-type="float" office:value="0.010248" calcext:value-type="float">
            <text:p>0.0102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  <table:table-cell office:value-type="float" office:value="1.50988" calcext:value-type="float">
            <text:p>1.50988</text:p>
          </table:table-cell>
          <table:table-cell office:value-type="float" office:value="0.010776" calcext:value-type="float">
            <text:p>0.0107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1.508104" calcext:value-type="float">
            <text:p>1.508104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.466864" calcext:value-type="float">
            <text:p>1.466864</text:p>
          </table:table-cell>
          <table:table-cell office:value-type="float" office:value="0.010488" calcext:value-type="float">
            <text:p>0.01048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136" calcext:value-type="float">
            <text:p>136</text:p>
          </table:table-cell>
          <table:table-cell office:value-type="float" office:value="1.515784" calcext:value-type="float">
            <text:p>1.515784</text:p>
          </table:table-cell>
          <table:table-cell office:value-type="float" office:value="0.01048" calcext:value-type="float">
            <text:p>0.010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  <table:table-cell office:value-type="float" office:value="144" calcext:value-type="float">
            <text:p>144</text:p>
          </table:table-cell>
          <table:table-cell office:value-type="float" office:value="1.512176" calcext:value-type="float">
            <text:p>1.512176</text:p>
          </table:table-cell>
          <table:table-cell office:value-type="float" office:value="0.010248" calcext:value-type="float">
            <text:p>0.0102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" calcext:value-type="float">
            <text:p>14</text:p>
          </table:table-cell>
          <table:table-cell office:value-type="float" office:value="152" calcext:value-type="float">
            <text:p>152</text:p>
          </table:table-cell>
          <table:table-cell office:value-type="float" office:value="1.507304" calcext:value-type="float">
            <text:p>1.507304</text:p>
          </table:table-cell>
          <table:table-cell office:value-type="float" office:value="0.011544" calcext:value-type="float">
            <text:p>0.0115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" calcext:value-type="float">
            <text:p>13</text:p>
          </table:table-cell>
          <table:table-cell office:value-type="float" office:value="160" calcext:value-type="float">
            <text:p>160</text:p>
          </table:table-cell>
          <table:table-cell office:value-type="float" office:value="1.508344" calcext:value-type="float">
            <text:p>1.508344</text:p>
          </table:table-cell>
          <table:table-cell office:value-type="float" office:value="0.011264" calcext:value-type="float">
            <text:p>0.0112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office:value-type="float" office:value="1.516048" calcext:value-type="float">
            <text:p>1.516048</text:p>
          </table:table-cell>
          <table:table-cell office:value-type="float" office:value="0.010216" calcext:value-type="float">
            <text:p>0.01021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  <table:table-cell office:value-type="float" office:value="1.516536" calcext:value-type="float">
            <text:p>1.516536</text:p>
          </table:table-cell>
          <table:table-cell office:value-type="float" office:value="0.010256" calcext:value-type="float">
            <text:p>0.0102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  <table:table-cell office:value-type="float" office:value="184" calcext:value-type="float">
            <text:p>184</text:p>
          </table:table-cell>
          <table:table-cell office:value-type="float" office:value="1.509112" calcext:value-type="float">
            <text:p>1.509112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1.50836" calcext:value-type="float">
            <text:p>1.50836</text:p>
          </table:table-cell>
          <table:table-cell office:value-type="float" office:value="0.010728" calcext:value-type="float">
            <text:p>0.0107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.610736" calcext:value-type="float">
            <text:p>1.610736</text:p>
          </table:table-cell>
          <table:table-cell office:value-type="float" office:value="0.011024" calcext:value-type="float">
            <text:p>0.0110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08" calcext:value-type="float">
            <text:p>208</text:p>
          </table:table-cell>
          <table:table-cell office:value-type="float" office:value="1.61072" calcext:value-type="float">
            <text:p>1.61072</text:p>
          </table:table-cell>
          <table:table-cell office:value-type="float" office:value="0.011032" calcext:value-type="float">
            <text:p>0.0110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float" office:value="1.61072" calcext:value-type="float">
            <text:p>1.61072</text:p>
          </table:table-cell>
          <table:table-cell office:value-type="float" office:value="0.011024" calcext:value-type="float">
            <text:p>0.0110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224" calcext:value-type="float">
            <text:p>224</text:p>
          </table:table-cell>
          <table:table-cell office:value-type="float" office:value="1.608712" calcext:value-type="float">
            <text:p>1.608712</text:p>
          </table:table-cell>
          <table:table-cell office:value-type="float" office:value="0.011272" calcext:value-type="float">
            <text:p>0.01127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232" calcext:value-type="float">
            <text:p>232</text:p>
          </table:table-cell>
          <table:table-cell office:value-type="float" office:value="1.612808" calcext:value-type="float">
            <text:p>1.612808</text:p>
          </table:table-cell>
          <table:table-cell office:value-type="float" office:value="0.011264" calcext:value-type="float">
            <text:p>0.0112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  <table:table-cell office:value-type="float" office:value="1.611776" calcext:value-type="float">
            <text:p>1.611776</text:p>
          </table:table-cell>
          <table:table-cell office:value-type="float" office:value="0.01152" calcext:value-type="float">
            <text:p>0.011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248" calcext:value-type="float">
            <text:p>248</text:p>
          </table:table-cell>
          <table:table-cell office:value-type="float" office:value="1.610744" calcext:value-type="float">
            <text:p>1.610744</text:p>
          </table:table-cell>
          <table:table-cell office:value-type="float" office:value="0.01152" calcext:value-type="float">
            <text:p>0.011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.467896" calcext:value-type="float">
            <text:p>1.467896</text:p>
          </table:table-cell>
          <table:table-cell office:value-type="float" office:value="0.010232" calcext:value-type="float">
            <text:p>0.0102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264" calcext:value-type="float">
            <text:p>264</text:p>
          </table:table-cell>
          <table:table-cell office:value-type="float" office:value="1.511432" calcext:value-type="float">
            <text:p>1.511432</text:p>
          </table:table-cell>
          <table:table-cell office:value-type="float" office:value="0.010496" calcext:value-type="float">
            <text:p>0.0104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float" office:value="1.5122" calcext:value-type="float">
            <text:p>1.5122</text:p>
          </table:table-cell>
          <table:table-cell office:value-type="float" office:value="0.010736" calcext:value-type="float">
            <text:p>0.0107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280" calcext:value-type="float">
            <text:p>280</text:p>
          </table:table-cell>
          <table:table-cell office:value-type="float" office:value="1.507328" calcext:value-type="float">
            <text:p>1.507328</text:p>
          </table:table-cell>
          <table:table-cell office:value-type="float" office:value="0.011008" calcext:value-type="float">
            <text:p>0.0110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288" calcext:value-type="float">
            <text:p>288</text:p>
          </table:table-cell>
          <table:table-cell office:value-type="float" office:value="1.506032" calcext:value-type="float">
            <text:p>1.506032</text:p>
          </table:table-cell>
          <table:table-cell office:value-type="float" office:value="0.010496" calcext:value-type="float">
            <text:p>0.0104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296" calcext:value-type="float">
            <text:p>296</text:p>
          </table:table-cell>
          <table:table-cell office:value-type="float" office:value="1.510424" calcext:value-type="float">
            <text:p>1.510424</text:p>
          </table:table-cell>
          <table:table-cell office:value-type="float" office:value="0.010744" calcext:value-type="float">
            <text:p>0.0107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304" calcext:value-type="float">
            <text:p>304</text:p>
          </table:table-cell>
          <table:table-cell office:value-type="float" office:value="1.511192" calcext:value-type="float">
            <text:p>1.511192</text:p>
          </table:table-cell>
          <table:table-cell office:value-type="float" office:value="0.010728" calcext:value-type="float">
            <text:p>0.0107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312" calcext:value-type="float">
            <text:p>312</text:p>
          </table:table-cell>
          <table:table-cell office:value-type="float" office:value="1.506568" calcext:value-type="float">
            <text:p>1.506568</text:p>
          </table:table-cell>
          <table:table-cell office:value-type="float" office:value="0.01128" calcext:value-type="float">
            <text:p>0.011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office:value-type="float" office:value="1.5058" calcext:value-type="float">
            <text:p>1.5058</text:p>
          </table:table-cell>
          <table:table-cell office:value-type="float" office:value="0.010984" calcext:value-type="float">
            <text:p>0.0109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328" calcext:value-type="float">
            <text:p>328</text:p>
          </table:table-cell>
          <table:table-cell office:value-type="float" office:value="1.611264" calcext:value-type="float">
            <text:p>1.611264</text:p>
          </table:table-cell>
          <table:table-cell office:value-type="float" office:value="0.01152" calcext:value-type="float">
            <text:p>0.011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336" calcext:value-type="float">
            <text:p>336</text:p>
          </table:table-cell>
          <table:table-cell office:value-type="float" office:value="1.611776" calcext:value-type="float">
            <text:p>1.611776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office:value-type="float" office:value="1.611008" calcext:value-type="float">
            <text:p>1.611008</text:p>
          </table:table-cell>
          <table:table-cell office:value-type="float" office:value="0.01152" calcext:value-type="float">
            <text:p>0.011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352" calcext:value-type="float">
            <text:p>352</text:p>
          </table:table-cell>
          <table:table-cell office:value-type="float" office:value="1.611776" calcext:value-type="float">
            <text:p>1.611776</text:p>
          </table:table-cell>
          <table:table-cell office:value-type="float" office:value="0.01152" calcext:value-type="float">
            <text:p>0.011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office:value-type="float" office:value="1.612792" calcext:value-type="float">
            <text:p>1.612792</text:p>
          </table:table-cell>
          <table:table-cell office:value-type="float" office:value="0.011528" calcext:value-type="float">
            <text:p>0.0115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368" calcext:value-type="float">
            <text:p>368</text:p>
          </table:table-cell>
          <table:table-cell office:value-type="float" office:value="1.612024" calcext:value-type="float">
            <text:p>1.612024</text:p>
          </table:table-cell>
          <table:table-cell office:value-type="float" office:value="0.011768" calcext:value-type="float">
            <text:p>0.0117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376" calcext:value-type="float">
            <text:p>376</text:p>
          </table:table-cell>
          <table:table-cell office:value-type="float" office:value="1.612024" calcext:value-type="float">
            <text:p>1.612024</text:p>
          </table:table-cell>
          <table:table-cell office:value-type="float" office:value="0.01176" calcext:value-type="float">
            <text:p>0.011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384" calcext:value-type="float">
            <text:p>384</text:p>
          </table:table-cell>
          <table:table-cell office:value-type="float" office:value="1.612552" calcext:value-type="float">
            <text:p>1.612552</text:p>
          </table:table-cell>
          <table:table-cell office:value-type="float" office:value="0.011768" calcext:value-type="float">
            <text:p>0.0117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392" calcext:value-type="float">
            <text:p>392</text:p>
          </table:table-cell>
          <table:table-cell office:value-type="float" office:value="1.761032" calcext:value-type="float">
            <text:p>1.761032</text:p>
          </table:table-cell>
          <table:table-cell office:value-type="float" office:value="0.011768" calcext:value-type="float">
            <text:p>0.0117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1.76128" calcext:value-type="float">
            <text:p>1.76128</text:p>
          </table:table-cell>
          <table:table-cell office:value-type="float" office:value="0.011792" calcext:value-type="float">
            <text:p>0.01179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408" calcext:value-type="float">
            <text:p>408</text:p>
          </table:table-cell>
          <table:table-cell office:value-type="float" office:value="1.757456" calcext:value-type="float">
            <text:p>1.757456</text:p>
          </table:table-cell>
          <table:table-cell office:value-type="float" office:value="0.01228" calcext:value-type="float">
            <text:p>0.012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416" calcext:value-type="float">
            <text:p>416</text:p>
          </table:table-cell>
          <table:table-cell office:value-type="float" office:value="1.759744" calcext:value-type="float">
            <text:p>1.759744</text:p>
          </table:table-cell>
          <table:table-cell office:value-type="float" office:value="0.012544" calcext:value-type="float">
            <text:p>0.0125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424" calcext:value-type="float">
            <text:p>424</text:p>
          </table:table-cell>
          <table:table-cell office:value-type="float" office:value="1.761816" calcext:value-type="float">
            <text:p>1.761816</text:p>
          </table:table-cell>
          <table:table-cell office:value-type="float" office:value="0.012032" calcext:value-type="float">
            <text:p>0.0120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432" calcext:value-type="float">
            <text:p>432</text:p>
          </table:table-cell>
          <table:table-cell office:value-type="float" office:value="1.762056" calcext:value-type="float">
            <text:p>1.762056</text:p>
          </table:table-cell>
          <table:table-cell office:value-type="float" office:value="0.012544" calcext:value-type="float">
            <text:p>0.0125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440" calcext:value-type="float">
            <text:p>440</text:p>
          </table:table-cell>
          <table:table-cell office:value-type="float" office:value="1.760272" calcext:value-type="float">
            <text:p>1.760272</text:p>
          </table:table-cell>
          <table:table-cell office:value-type="float" office:value="0.012528" calcext:value-type="float">
            <text:p>0.0125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448" calcext:value-type="float">
            <text:p>448</text:p>
          </table:table-cell>
          <table:table-cell office:value-type="float" office:value="1.762328" calcext:value-type="float">
            <text:p>1.762328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456" calcext:value-type="float">
            <text:p>456</text:p>
          </table:table-cell>
          <table:table-cell office:value-type="float" office:value="1.94328" calcext:value-type="float">
            <text:p>1.94328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464" calcext:value-type="float">
            <text:p>464</text:p>
          </table:table-cell>
          <table:table-cell office:value-type="float" office:value="1.9428" calcext:value-type="float">
            <text:p>1.9428</text:p>
          </table:table-cell>
          <table:table-cell office:value-type="float" office:value="0.013048" calcext:value-type="float">
            <text:p>0.0130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472" calcext:value-type="float">
            <text:p>472</text:p>
          </table:table-cell>
          <table:table-cell office:value-type="float" office:value="1.946624" calcext:value-type="float">
            <text:p>1.946624</text:p>
          </table:table-cell>
          <table:table-cell office:value-type="float" office:value="0.013048" calcext:value-type="float">
            <text:p>0.0130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1.947624" calcext:value-type="float">
            <text:p>1.947624</text:p>
          </table:table-cell>
          <table:table-cell office:value-type="float" office:value="0.013576" calcext:value-type="float">
            <text:p>0.0135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488" calcext:value-type="float">
            <text:p>488</text:p>
          </table:table-cell>
          <table:table-cell office:value-type="float" office:value="1.94892" calcext:value-type="float">
            <text:p>1.94892</text:p>
          </table:table-cell>
          <table:table-cell office:value-type="float" office:value="0.013064" calcext:value-type="float">
            <text:p>0.0130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496" calcext:value-type="float">
            <text:p>496</text:p>
          </table:table-cell>
          <table:table-cell office:value-type="float" office:value="1.952232" calcext:value-type="float">
            <text:p>1.952232</text:p>
          </table:table-cell>
          <table:table-cell office:value-type="float" office:value="0.013568" calcext:value-type="float">
            <text:p>0.0135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504" calcext:value-type="float">
            <text:p>504</text:p>
          </table:table-cell>
          <table:table-cell office:value-type="float" office:value="1.465848" calcext:value-type="float">
            <text:p>1.465848</text:p>
          </table:table-cell>
          <table:table-cell office:value-type="float" office:value="0.010264" calcext:value-type="float">
            <text:p>0.0102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.46636" calcext:value-type="float">
            <text:p>1.46636</text:p>
          </table:table-cell>
          <table:table-cell office:value-type="float" office:value="0.010248" calcext:value-type="float">
            <text:p>0.0102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520" calcext:value-type="float">
            <text:p>520</text:p>
          </table:table-cell>
          <table:table-cell office:value-type="float" office:value="1.505808" calcext:value-type="float">
            <text:p>1.505808</text:p>
          </table:table-cell>
          <table:table-cell office:value-type="float" office:value="0.010488" calcext:value-type="float">
            <text:p>0.01048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528" calcext:value-type="float">
            <text:p>528</text:p>
          </table:table-cell>
          <table:table-cell office:value-type="float" office:value="1.505776" calcext:value-type="float">
            <text:p>1.505776</text:p>
          </table:table-cell>
          <table:table-cell office:value-type="float" office:value="0.01024" calcext:value-type="float">
            <text:p>0.010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536" calcext:value-type="float">
            <text:p>536</text:p>
          </table:table-cell>
          <table:table-cell office:value-type="float" office:value="1.498888" calcext:value-type="float">
            <text:p>1.498888</text:p>
          </table:table-cell>
          <table:table-cell office:value-type="float" office:value="0.010744" calcext:value-type="float">
            <text:p>0.0107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544" calcext:value-type="float">
            <text:p>544</text:p>
          </table:table-cell>
          <table:table-cell office:value-type="float" office:value="1.499904" calcext:value-type="float">
            <text:p>1.499904</text:p>
          </table:table-cell>
          <table:table-cell office:value-type="float" office:value="0.01076" calcext:value-type="float">
            <text:p>0.010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552" calcext:value-type="float">
            <text:p>552</text:p>
          </table:table-cell>
          <table:table-cell office:value-type="float" office:value="1.50528" calcext:value-type="float">
            <text:p>1.50528</text:p>
          </table:table-cell>
          <table:table-cell office:value-type="float" office:value="0.01024" calcext:value-type="float">
            <text:p>0.010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560" calcext:value-type="float">
            <text:p>560</text:p>
          </table:table-cell>
          <table:table-cell office:value-type="float" office:value="1.504008" calcext:value-type="float">
            <text:p>1.504008</text:p>
          </table:table-cell>
          <table:table-cell office:value-type="float" office:value="0.010752" calcext:value-type="float">
            <text:p>0.0107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568" calcext:value-type="float">
            <text:p>568</text:p>
          </table:table-cell>
          <table:table-cell office:value-type="float" office:value="1.502712" calcext:value-type="float">
            <text:p>1.502712</text:p>
          </table:table-cell>
          <table:table-cell office:value-type="float" office:value="0.010744" calcext:value-type="float">
            <text:p>0.0107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576" calcext:value-type="float">
            <text:p>576</text:p>
          </table:table-cell>
          <table:table-cell office:value-type="float" office:value="1.502224" calcext:value-type="float">
            <text:p>1.502224</text:p>
          </table:table-cell>
          <table:table-cell office:value-type="float" office:value="0.010496" calcext:value-type="float">
            <text:p>0.0104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584" calcext:value-type="float">
            <text:p>584</text:p>
          </table:table-cell>
          <table:table-cell office:value-type="float" office:value="1.504776" calcext:value-type="float">
            <text:p>1.504776</text:p>
          </table:table-cell>
          <table:table-cell office:value-type="float" office:value="0.011008" calcext:value-type="float">
            <text:p>0.0110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592" calcext:value-type="float">
            <text:p>592</text:p>
          </table:table-cell>
          <table:table-cell office:value-type="float" office:value="1.504504" calcext:value-type="float">
            <text:p>1.504504</text:p>
          </table:table-cell>
          <table:table-cell office:value-type="float" office:value="0.010752" calcext:value-type="float">
            <text:p>0.0107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.501968" calcext:value-type="float">
            <text:p>1.501968</text:p>
          </table:table-cell>
          <table:table-cell office:value-type="float" office:value="0.011008" calcext:value-type="float">
            <text:p>0.0110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608" calcext:value-type="float">
            <text:p>608</text:p>
          </table:table-cell>
          <table:table-cell office:value-type="float" office:value="1.502472" calcext:value-type="float">
            <text:p>1.502472</text:p>
          </table:table-cell>
          <table:table-cell office:value-type="float" office:value="0.010744" calcext:value-type="float">
            <text:p>0.0107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616" calcext:value-type="float">
            <text:p>616</text:p>
          </table:table-cell>
          <table:table-cell office:value-type="float" office:value="1.504792" calcext:value-type="float">
            <text:p>1.504792</text:p>
          </table:table-cell>
          <table:table-cell office:value-type="float" office:value="0.011264" calcext:value-type="float">
            <text:p>0.0112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624" calcext:value-type="float">
            <text:p>624</text:p>
          </table:table-cell>
          <table:table-cell office:value-type="float" office:value="1.504512" calcext:value-type="float">
            <text:p>1.504512</text:p>
          </table:table-cell>
          <table:table-cell office:value-type="float" office:value="0.01152" calcext:value-type="float">
            <text:p>0.011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632" calcext:value-type="float">
            <text:p>632</text:p>
          </table:table-cell>
          <table:table-cell office:value-type="float" office:value="1.502976" calcext:value-type="float">
            <text:p>1.502976</text:p>
          </table:table-cell>
          <table:table-cell office:value-type="float" office:value="0.01152" calcext:value-type="float">
            <text:p>0.011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640" calcext:value-type="float">
            <text:p>640</text:p>
          </table:table-cell>
          <table:table-cell office:value-type="float" office:value="1.50348" calcext:value-type="float">
            <text:p>1.50348</text:p>
          </table:table-cell>
          <table:table-cell office:value-type="float" office:value="0.011016" calcext:value-type="float">
            <text:p>0.01101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648" calcext:value-type="float">
            <text:p>648</text:p>
          </table:table-cell>
          <table:table-cell office:value-type="float" office:value="1.606656" calcext:value-type="float">
            <text:p>1.606656</text:p>
          </table:table-cell>
          <table:table-cell office:value-type="float" office:value="0.011784" calcext:value-type="float">
            <text:p>0.0117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656" calcext:value-type="float">
            <text:p>656</text:p>
          </table:table-cell>
          <table:table-cell office:value-type="float" office:value="1.607432" calcext:value-type="float">
            <text:p>1.607432</text:p>
          </table:table-cell>
          <table:table-cell office:value-type="float" office:value="0.011256" calcext:value-type="float">
            <text:p>0.0112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664" calcext:value-type="float">
            <text:p>664</text:p>
          </table:table-cell>
          <table:table-cell office:value-type="float" office:value="1.603592" calcext:value-type="float">
            <text:p>1.603592</text:p>
          </table:table-cell>
          <table:table-cell office:value-type="float" office:value="0.011544" calcext:value-type="float">
            <text:p>0.01154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72" calcext:value-type="float">
            <text:p>672</text:p>
          </table:table-cell>
          <table:table-cell office:value-type="float" office:value="1.605376" calcext:value-type="float">
            <text:p>1.605376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80" calcext:value-type="float">
            <text:p>680</text:p>
          </table:table-cell>
          <table:table-cell office:value-type="float" office:value="1.60844" calcext:value-type="float">
            <text:p>1.60844</text:p>
          </table:table-cell>
          <table:table-cell office:value-type="float" office:value="0.011536" calcext:value-type="float">
            <text:p>0.0115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88" calcext:value-type="float">
            <text:p>688</text:p>
          </table:table-cell>
          <table:table-cell office:value-type="float" office:value="1.608952" calcext:value-type="float">
            <text:p>1.608952</text:p>
          </table:table-cell>
          <table:table-cell office:value-type="float" office:value="0.011512" calcext:value-type="float">
            <text:p>0.0115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96" calcext:value-type="float">
            <text:p>696</text:p>
          </table:table-cell>
          <table:table-cell office:value-type="float" office:value="1.605384" calcext:value-type="float">
            <text:p>1.605384</text:p>
          </table:table-cell>
          <table:table-cell office:value-type="float" office:value="0.011536" calcext:value-type="float">
            <text:p>0.0115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704" calcext:value-type="float">
            <text:p>704</text:p>
          </table:table-cell>
          <table:table-cell office:value-type="float" office:value="1.605656" calcext:value-type="float">
            <text:p>1.605656</text:p>
          </table:table-cell>
          <table:table-cell office:value-type="float" office:value="0.011736" calcext:value-type="float">
            <text:p>0.0117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712" calcext:value-type="float">
            <text:p>712</text:p>
          </table:table-cell>
          <table:table-cell office:value-type="float" office:value="1.607928" calcext:value-type="float">
            <text:p>1.607928</text:p>
          </table:table-cell>
          <table:table-cell office:value-type="float" office:value="0.011528" calcext:value-type="float">
            <text:p>0.0115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720" calcext:value-type="float">
            <text:p>720</text:p>
          </table:table-cell>
          <table:table-cell office:value-type="float" office:value="1.607424" calcext:value-type="float">
            <text:p>1.607424</text:p>
          </table:table-cell>
          <table:table-cell office:value-type="float" office:value="0.011776" calcext:value-type="float">
            <text:p>0.0117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728" calcext:value-type="float">
            <text:p>728</text:p>
          </table:table-cell>
          <table:table-cell office:value-type="float" office:value="1.604624" calcext:value-type="float">
            <text:p>1.604624</text:p>
          </table:table-cell>
          <table:table-cell office:value-type="float" office:value="0.012024" calcext:value-type="float">
            <text:p>0.0120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736" calcext:value-type="float">
            <text:p>736</text:p>
          </table:table-cell>
          <table:table-cell office:value-type="float" office:value="1.606648" calcext:value-type="float">
            <text:p>1.606648</text:p>
          </table:table-cell>
          <table:table-cell office:value-type="float" office:value="0.011792" calcext:value-type="float">
            <text:p>0.01179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744" calcext:value-type="float">
            <text:p>744</text:p>
          </table:table-cell>
          <table:table-cell office:value-type="float" office:value="1.607928" calcext:value-type="float">
            <text:p>1.607928</text:p>
          </table:table-cell>
          <table:table-cell office:value-type="float" office:value="0.011552" calcext:value-type="float">
            <text:p>0.0115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752" calcext:value-type="float">
            <text:p>752</text:p>
          </table:table-cell>
          <table:table-cell office:value-type="float" office:value="1.60768" calcext:value-type="float">
            <text:p>1.60768</text:p>
          </table:table-cell>
          <table:table-cell office:value-type="float" office:value="0.01176" calcext:value-type="float">
            <text:p>0.011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760" calcext:value-type="float">
            <text:p>760</text:p>
          </table:table-cell>
          <table:table-cell office:value-type="float" office:value="1.60668" calcext:value-type="float">
            <text:p>1.60668</text:p>
          </table:table-cell>
          <table:table-cell office:value-type="float" office:value="0.011776" calcext:value-type="float">
            <text:p>0.0117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768" calcext:value-type="float">
            <text:p>768</text:p>
          </table:table-cell>
          <table:table-cell office:value-type="float" office:value="1.606136" calcext:value-type="float">
            <text:p>1.606136</text:p>
          </table:table-cell>
          <table:table-cell office:value-type="float" office:value="0.0118" calcext:value-type="float">
            <text:p>0.01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776" calcext:value-type="float">
            <text:p>776</text:p>
          </table:table-cell>
          <table:table-cell office:value-type="float" office:value="1.76076" calcext:value-type="float">
            <text:p>1.76076</text:p>
          </table:table-cell>
          <table:table-cell office:value-type="float" office:value="0.012008" calcext:value-type="float">
            <text:p>0.0120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784" calcext:value-type="float">
            <text:p>784</text:p>
          </table:table-cell>
          <table:table-cell office:value-type="float" office:value="1.76076" calcext:value-type="float">
            <text:p>1.76076</text:p>
          </table:table-cell>
          <table:table-cell office:value-type="float" office:value="0.012048" calcext:value-type="float">
            <text:p>0.0120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792" calcext:value-type="float">
            <text:p>792</text:p>
          </table:table-cell>
          <table:table-cell office:value-type="float" office:value="1.765888" calcext:value-type="float">
            <text:p>1.765888</text:p>
          </table:table-cell>
          <table:table-cell office:value-type="float" office:value="0.012304" calcext:value-type="float">
            <text:p>0.0123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1.766408" calcext:value-type="float">
            <text:p>1.766408</text:p>
          </table:table-cell>
          <table:table-cell office:value-type="float" office:value="0.012296" calcext:value-type="float">
            <text:p>0.0122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808" calcext:value-type="float">
            <text:p>808</text:p>
          </table:table-cell>
          <table:table-cell office:value-type="float" office:value="1.767152" calcext:value-type="float">
            <text:p>1.767152</text:p>
          </table:table-cell>
          <table:table-cell office:value-type="float" office:value="0.012048" calcext:value-type="float">
            <text:p>0.0120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816" calcext:value-type="float">
            <text:p>816</text:p>
          </table:table-cell>
          <table:table-cell office:value-type="float" office:value="1.766648" calcext:value-type="float">
            <text:p>1.766648</text:p>
          </table:table-cell>
          <table:table-cell office:value-type="float" office:value="0.012528" calcext:value-type="float">
            <text:p>0.0125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824" calcext:value-type="float">
            <text:p>824</text:p>
          </table:table-cell>
          <table:table-cell office:value-type="float" office:value="1.769216" calcext:value-type="float">
            <text:p>1.769216</text:p>
          </table:table-cell>
          <table:table-cell office:value-type="float" office:value="0.012808" calcext:value-type="float">
            <text:p>0.0128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832" calcext:value-type="float">
            <text:p>832</text:p>
          </table:table-cell>
          <table:table-cell office:value-type="float" office:value="1.769232" calcext:value-type="float">
            <text:p>1.769232</text:p>
          </table:table-cell>
          <table:table-cell office:value-type="float" office:value="0.012552" calcext:value-type="float">
            <text:p>0.0125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840" calcext:value-type="float">
            <text:p>840</text:p>
          </table:table-cell>
          <table:table-cell office:value-type="float" office:value="1.770248" calcext:value-type="float">
            <text:p>1.770248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848" calcext:value-type="float">
            <text:p>848</text:p>
          </table:table-cell>
          <table:table-cell office:value-type="float" office:value="1.772032" calcext:value-type="float">
            <text:p>1.772032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856" calcext:value-type="float">
            <text:p>856</text:p>
          </table:table-cell>
          <table:table-cell office:value-type="float" office:value="1.772784" calcext:value-type="float">
            <text:p>1.772784</text:p>
          </table:table-cell>
          <table:table-cell office:value-type="float" office:value="0.013064" calcext:value-type="float">
            <text:p>0.0130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864" calcext:value-type="float">
            <text:p>864</text:p>
          </table:table-cell>
          <table:table-cell office:value-type="float" office:value="1.772296" calcext:value-type="float">
            <text:p>1.772296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872" calcext:value-type="float">
            <text:p>872</text:p>
          </table:table-cell>
          <table:table-cell office:value-type="float" office:value="1.7728" calcext:value-type="float">
            <text:p>1.7728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880" calcext:value-type="float">
            <text:p>880</text:p>
          </table:table-cell>
          <table:table-cell office:value-type="float" office:value="1.77256" calcext:value-type="float">
            <text:p>1.77256</text:p>
          </table:table-cell>
          <table:table-cell office:value-type="float" office:value="0.01332" calcext:value-type="float">
            <text:p>0.013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888" calcext:value-type="float">
            <text:p>888</text:p>
          </table:table-cell>
          <table:table-cell office:value-type="float" office:value="1.773056" calcext:value-type="float">
            <text:p>1.773056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896" calcext:value-type="float">
            <text:p>896</text:p>
          </table:table-cell>
          <table:table-cell office:value-type="float" office:value="1.774344" calcext:value-type="float">
            <text:p>1.774344</text:p>
          </table:table-cell>
          <table:table-cell office:value-type="float" office:value="0.01304" calcext:value-type="float">
            <text:p>0.0130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904" calcext:value-type="float">
            <text:p>904</text:p>
          </table:table-cell>
          <table:table-cell office:value-type="float" office:value="1.962768" calcext:value-type="float">
            <text:p>1.962768</text:p>
          </table:table-cell>
          <table:table-cell office:value-type="float" office:value="0.013296" calcext:value-type="float">
            <text:p>0.0132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912" calcext:value-type="float">
            <text:p>912</text:p>
          </table:table-cell>
          <table:table-cell office:value-type="float" office:value="1.965048" calcext:value-type="float">
            <text:p>1.965048</text:p>
          </table:table-cell>
          <table:table-cell office:value-type="float" office:value="0.013832" calcext:value-type="float">
            <text:p>0.0138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920" calcext:value-type="float">
            <text:p>920</text:p>
          </table:table-cell>
          <table:table-cell office:value-type="float" office:value="1.980416" calcext:value-type="float">
            <text:p>1.980416</text:p>
          </table:table-cell>
          <table:table-cell office:value-type="float" office:value="0.013576" calcext:value-type="float">
            <text:p>0.0135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928" calcext:value-type="float">
            <text:p>928</text:p>
          </table:table-cell>
          <table:table-cell office:value-type="float" office:value="1.983728" calcext:value-type="float">
            <text:p>1.983728</text:p>
          </table:table-cell>
          <table:table-cell office:value-type="float" office:value="0.013312" calcext:value-type="float">
            <text:p>0.0133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936" calcext:value-type="float">
            <text:p>936</text:p>
          </table:table-cell>
          <table:table-cell office:value-type="float" office:value="1.981968" calcext:value-type="float">
            <text:p>1.981968</text:p>
          </table:table-cell>
          <table:table-cell office:value-type="float" office:value="0.013552" calcext:value-type="float">
            <text:p>0.0135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944" calcext:value-type="float">
            <text:p>944</text:p>
          </table:table-cell>
          <table:table-cell office:value-type="float" office:value="1.97888" calcext:value-type="float">
            <text:p>1.97888</text:p>
          </table:table-cell>
          <table:table-cell office:value-type="float" office:value="0.014088" calcext:value-type="float">
            <text:p>0.01408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952" calcext:value-type="float">
            <text:p>952</text:p>
          </table:table-cell>
          <table:table-cell office:value-type="float" office:value="1.9886" calcext:value-type="float">
            <text:p>1.9886</text:p>
          </table:table-cell>
          <table:table-cell office:value-type="float" office:value="0.013824" calcext:value-type="float">
            <text:p>0.0138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960" calcext:value-type="float">
            <text:p>960</text:p>
          </table:table-cell>
          <table:table-cell office:value-type="float" office:value="1.987584" calcext:value-type="float">
            <text:p>1.987584</text:p>
          </table:table-cell>
          <table:table-cell office:value-type="float" office:value="0.013576" calcext:value-type="float">
            <text:p>0.0135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968" calcext:value-type="float">
            <text:p>968</text:p>
          </table:table-cell>
          <table:table-cell office:value-type="float" office:value="1.989384" calcext:value-type="float">
            <text:p>1.989384</text:p>
          </table:table-cell>
          <table:table-cell office:value-type="float" office:value="0.013568" calcext:value-type="float">
            <text:p>0.0135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976" calcext:value-type="float">
            <text:p>976</text:p>
          </table:table-cell>
          <table:table-cell office:value-type="float" office:value="1.989392" calcext:value-type="float">
            <text:p>1.989392</text:p>
          </table:table-cell>
          <table:table-cell office:value-type="float" office:value="0.014072" calcext:value-type="float">
            <text:p>0.01407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984" calcext:value-type="float">
            <text:p>984</text:p>
          </table:table-cell>
          <table:table-cell office:value-type="float" office:value="1.988872" calcext:value-type="float">
            <text:p>1.988872</text:p>
          </table:table-cell>
          <table:table-cell office:value-type="float" office:value="0.014312" calcext:value-type="float">
            <text:p>0.0143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992" calcext:value-type="float">
            <text:p>992</text:p>
          </table:table-cell>
          <table:table-cell office:value-type="float" office:value="1.99088" calcext:value-type="float">
            <text:p>1.99088</text:p>
          </table:table-cell>
          <table:table-cell office:value-type="float" office:value="0.013072" calcext:value-type="float">
            <text:p>0.01307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.991424" calcext:value-type="float">
            <text:p>1.991424</text:p>
          </table:table-cell>
          <table:table-cell office:value-type="float" office:value="0.013856" calcext:value-type="float">
            <text:p>0.0138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08" calcext:value-type="float">
            <text:p>1008</text:p>
          </table:table-cell>
          <table:table-cell office:value-type="float" office:value="1.989888" calcext:value-type="float">
            <text:p>1.989888</text:p>
          </table:table-cell>
          <table:table-cell office:value-type="float" office:value="0.013824" calcext:value-type="float">
            <text:p>0.0138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16" calcext:value-type="float">
            <text:p>1016</text:p>
          </table:table-cell>
          <table:table-cell office:value-type="float" office:value="1.99272" calcext:value-type="float">
            <text:p>1.99272</text:p>
          </table:table-cell>
          <table:table-cell office:value-type="float" office:value="0.013824" calcext:value-type="float">
            <text:p>0.0138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.99268" calcext:value-type="float">
            <text:p>1.99268</text:p>
          </table:table-cell>
          <table:table-cell office:value-type="float" office:value="0.013592" calcext:value-type="float">
            <text:p>0.01359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75" calcext:value-type="float">
            <text:p>375</text:p>
          </table:table-cell>
          <table:table-cell office:value-type="float" office:value="8" calcext:value-type="float">
            <text:p>8</text:p>
          </table:table-cell>
          <table:table-cell office:value-type="float" office:value="8.619504" calcext:value-type="float">
            <text:p>8.619504</text:p>
          </table:table-cell>
          <table:table-cell office:value-type="float" office:value="0.012048" calcext:value-type="float">
            <text:p>0.01204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88" calcext:value-type="float">
            <text:p>188</text:p>
          </table:table-cell>
          <table:table-cell office:value-type="float" office:value="16" calcext:value-type="float">
            <text:p>16</text:p>
          </table:table-cell>
          <table:table-cell office:value-type="float" office:value="5.030928" calcext:value-type="float">
            <text:p>5.030928</text:p>
          </table:table-cell>
          <table:table-cell office:value-type="float" office:value="0.011248" calcext:value-type="float">
            <text:p>0.01124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2.889208" calcext:value-type="float">
            <text:p>2.889208</text:p>
          </table:table-cell>
          <table:table-cell office:value-type="float" office:value="0.012296" calcext:value-type="float">
            <text:p>0.01229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4" calcext:value-type="float">
            <text:p>94</text:p>
          </table:table-cell>
          <table:table-cell office:value-type="float" office:value="32" calcext:value-type="float">
            <text:p>32</text:p>
          </table:table-cell>
          <table:table-cell office:value-type="float" office:value="2.414088" calcext:value-type="float">
            <text:p>2.414088</text:p>
          </table:table-cell>
          <table:table-cell office:value-type="float" office:value="0.012792" calcext:value-type="float">
            <text:p>0.01279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3.581456" calcext:value-type="float">
            <text:p>3.581456</text:p>
          </table:table-cell>
          <table:table-cell office:value-type="float" office:value="0.012288" calcext:value-type="float">
            <text:p>0.01228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2.888696" calcext:value-type="float">
            <text:p>2.888696</text:p>
          </table:table-cell>
          <table:table-cell office:value-type="float" office:value="0.012016" calcext:value-type="float">
            <text:p>0.01201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2.63296" calcext:value-type="float">
            <text:p>2.63296</text:p>
          </table:table-cell>
          <table:table-cell office:value-type="float" office:value="0.012544" calcext:value-type="float">
            <text:p>0.01254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2.41332" calcext:value-type="float">
            <text:p>2.41332</text:p>
          </table:table-cell>
          <table:table-cell office:value-type="float" office:value="0.012272" calcext:value-type="float">
            <text:p>0.01227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3.187976" calcext:value-type="float">
            <text:p>3.187976</text:p>
          </table:table-cell>
          <table:table-cell office:value-type="float" office:value="0.012544" calcext:value-type="float">
            <text:p>0.01254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2.878736" calcext:value-type="float">
            <text:p>2.878736</text:p>
          </table:table-cell>
          <table:table-cell office:value-type="float" office:value="0.012288" calcext:value-type="float">
            <text:p>0.01228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office:value-type="float" office:value="2.668032" calcext:value-type="float">
            <text:p>2.668032</text:p>
          </table:table-cell>
          <table:table-cell office:value-type="float" office:value="0.012792" calcext:value-type="float">
            <text:p>0.01279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2.415624" calcext:value-type="float">
            <text:p>2.415624</text:p>
          </table:table-cell>
          <table:table-cell office:value-type="float" office:value="0.01204" calcext:value-type="float">
            <text:p>0.0120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" calcext:value-type="float">
            <text:p>29</text:p>
          </table:table-cell>
          <table:table-cell office:value-type="float" office:value="104" calcext:value-type="float">
            <text:p>104</text:p>
          </table:table-cell>
          <table:table-cell office:value-type="float" office:value="2.888944" calcext:value-type="float">
            <text:p>2.888944</text:p>
          </table:table-cell>
          <table:table-cell office:value-type="float" office:value="0.012552" calcext:value-type="float">
            <text:p>0.01255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7" calcext:value-type="float">
            <text:p>27</text:p>
          </table:table-cell>
          <table:table-cell office:value-type="float" office:value="112" calcext:value-type="float">
            <text:p>112</text:p>
          </table:table-cell>
          <table:table-cell office:value-type="float" office:value="2.633216" calcext:value-type="float">
            <text:p>2.633216</text:p>
          </table:table-cell>
          <table:table-cell office:value-type="float" office:value="0.012272" calcext:value-type="float">
            <text:p>0.01227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.630632" calcext:value-type="float">
            <text:p>2.630632</text:p>
          </table:table-cell>
          <table:table-cell office:value-type="float" office:value="0.012304" calcext:value-type="float">
            <text:p>0.01230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4" calcext:value-type="float">
            <text:p>24</text:p>
          </table:table-cell>
          <table:table-cell office:value-type="float" office:value="128" calcext:value-type="float">
            <text:p>128</text:p>
          </table:table-cell>
          <table:table-cell office:value-type="float" office:value="2.415864" calcext:value-type="float">
            <text:p>2.415864</text:p>
          </table:table-cell>
          <table:table-cell office:value-type="float" office:value="0.01204" calcext:value-type="float">
            <text:p>0.0120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3" calcext:value-type="float">
            <text:p>23</text:p>
          </table:table-cell>
          <table:table-cell office:value-type="float" office:value="136" calcext:value-type="float">
            <text:p>136</text:p>
          </table:table-cell>
          <table:table-cell office:value-type="float" office:value="2.8918" calcext:value-type="float">
            <text:p>2.8918</text:p>
          </table:table-cell>
          <table:table-cell office:value-type="float" office:value="0.012528" calcext:value-type="float">
            <text:p>0.0125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1" calcext:value-type="float">
            <text:p>21</text:p>
          </table:table-cell>
          <table:table-cell office:value-type="float" office:value="144" calcext:value-type="float">
            <text:p>144</text:p>
          </table:table-cell>
          <table:table-cell office:value-type="float" office:value="2.886392" calcext:value-type="float">
            <text:p>2.886392</text:p>
          </table:table-cell>
          <table:table-cell office:value-type="float" office:value="0.012816" calcext:value-type="float">
            <text:p>0.01281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" calcext:value-type="float">
            <text:p>20</text:p>
          </table:table-cell>
          <table:table-cell office:value-type="float" office:value="152" calcext:value-type="float">
            <text:p>152</text:p>
          </table:table-cell>
          <table:table-cell office:value-type="float" office:value="2.631184" calcext:value-type="float">
            <text:p>2.631184</text:p>
          </table:table-cell>
          <table:table-cell office:value-type="float" office:value="0.012528" calcext:value-type="float">
            <text:p>0.0125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" calcext:value-type="float">
            <text:p>19</text:p>
          </table:table-cell>
          <table:table-cell office:value-type="float" office:value="160" calcext:value-type="float">
            <text:p>160</text:p>
          </table:table-cell>
          <table:table-cell office:value-type="float" office:value="2.627064" calcext:value-type="float">
            <text:p>2.627064</text:p>
          </table:table-cell>
          <table:table-cell office:value-type="float" office:value="0.012544" calcext:value-type="float">
            <text:p>0.01254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8" calcext:value-type="float">
            <text:p>18</text:p>
          </table:table-cell>
          <table:table-cell office:value-type="float" office:value="168" calcext:value-type="float">
            <text:p>168</text:p>
          </table:table-cell>
          <table:table-cell office:value-type="float" office:value="2.884872" calcext:value-type="float">
            <text:p>2.884872</text:p>
          </table:table-cell>
          <table:table-cell office:value-type="float" office:value="0.012792" calcext:value-type="float">
            <text:p>0.01279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8" calcext:value-type="float">
            <text:p>18</text:p>
          </table:table-cell>
          <table:table-cell office:value-type="float" office:value="176" calcext:value-type="float">
            <text:p>176</text:p>
          </table:table-cell>
          <table:table-cell office:value-type="float" office:value="2.886672" calcext:value-type="float">
            <text:p>2.886672</text:p>
          </table:table-cell>
          <table:table-cell office:value-type="float" office:value="0.013296" calcext:value-type="float">
            <text:p>0.01329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7" calcext:value-type="float">
            <text:p>17</text:p>
          </table:table-cell>
          <table:table-cell office:value-type="float" office:value="184" calcext:value-type="float">
            <text:p>184</text:p>
          </table:table-cell>
          <table:table-cell office:value-type="float" office:value="2.918144" calcext:value-type="float">
            <text:p>2.918144</text:p>
          </table:table-cell>
          <table:table-cell office:value-type="float" office:value="0.013832" calcext:value-type="float">
            <text:p>0.01383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office:value-type="float" office:value="2.41384" calcext:value-type="float">
            <text:p>2.41384</text:p>
          </table:table-cell>
          <table:table-cell office:value-type="float" office:value="0.012528" calcext:value-type="float">
            <text:p>0.0125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2.636552" calcext:value-type="float">
            <text:p>2.636552</text:p>
          </table:table-cell>
          <table:table-cell office:value-type="float" office:value="0.012792" calcext:value-type="float">
            <text:p>0.01279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" calcext:value-type="float">
            <text:p>15</text:p>
          </table:table-cell>
          <table:table-cell office:value-type="float" office:value="208" calcext:value-type="float">
            <text:p>208</text:p>
          </table:table-cell>
          <table:table-cell office:value-type="float" office:value="2.63552" calcext:value-type="float">
            <text:p>2.63552</text:p>
          </table:table-cell>
          <table:table-cell office:value-type="float" office:value="0.011784" calcext:value-type="float">
            <text:p>0.01178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" calcext:value-type="float">
            <text:p>14</text:p>
          </table:table-cell>
          <table:table-cell office:value-type="float" office:value="216" calcext:value-type="float">
            <text:p>216</text:p>
          </table:table-cell>
          <table:table-cell office:value-type="float" office:value="2.634232" calcext:value-type="float">
            <text:p>2.634232</text:p>
          </table:table-cell>
          <table:table-cell office:value-type="float" office:value="0.01356" calcext:value-type="float">
            <text:p>0.0135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2.63628" calcext:value-type="float">
            <text:p>2.63628</text:p>
          </table:table-cell>
          <table:table-cell office:value-type="float" office:value="0.013312" calcext:value-type="float">
            <text:p>0.01331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3" calcext:value-type="float">
            <text:p>13</text:p>
          </table:table-cell>
          <table:table-cell office:value-type="float" office:value="232" calcext:value-type="float">
            <text:p>232</text:p>
          </table:table-cell>
          <table:table-cell office:value-type="float" office:value="2.90356" calcext:value-type="float">
            <text:p>2.90356</text:p>
          </table:table-cell>
          <table:table-cell office:value-type="float" office:value="0.013048" calcext:value-type="float">
            <text:p>0.01304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office:value-type="float" office:value="2.895872" calcext:value-type="float">
            <text:p>2.895872</text:p>
          </table:table-cell>
          <table:table-cell office:value-type="float" office:value="0.013312" calcext:value-type="float">
            <text:p>0.01331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3" calcext:value-type="float">
            <text:p>13</text:p>
          </table:table-cell>
          <table:table-cell office:value-type="float" office:value="248" calcext:value-type="float">
            <text:p>248</text:p>
          </table:table-cell>
          <table:table-cell office:value-type="float" office:value="2.892536" calcext:value-type="float">
            <text:p>2.892536</text:p>
          </table:table-cell>
          <table:table-cell office:value-type="float" office:value="0.014056" calcext:value-type="float">
            <text:p>0.01405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" calcext:value-type="float">
            <text:p>12</text:p>
          </table:table-cell>
          <table:table-cell office:value-type="float" office:value="256" calcext:value-type="float">
            <text:p>256</text:p>
          </table:table-cell>
          <table:table-cell office:value-type="float" office:value="2.414592" calcext:value-type="float">
            <text:p>2.414592</text:p>
          </table:table-cell>
          <table:table-cell office:value-type="float" office:value="0.012296" calcext:value-type="float">
            <text:p>0.01229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" calcext:value-type="float">
            <text:p>12</text:p>
          </table:table-cell>
          <table:table-cell office:value-type="float" office:value="264" calcext:value-type="float">
            <text:p>264</text:p>
          </table:table-cell>
          <table:table-cell office:value-type="float" office:value="2.636296" calcext:value-type="float">
            <text:p>2.636296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" calcext:value-type="float">
            <text:p>12</text:p>
          </table:table-cell>
          <table:table-cell office:value-type="float" office:value="272" calcext:value-type="float">
            <text:p>272</text:p>
          </table:table-cell>
          <table:table-cell office:value-type="float" office:value="2.637816" calcext:value-type="float">
            <text:p>2.637816</text:p>
          </table:table-cell>
          <table:table-cell office:value-type="float" office:value="0.013056" calcext:value-type="float">
            <text:p>0.01305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office:value-type="float" office:value="2.67364" calcext:value-type="float">
            <text:p>2.67364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" calcext:value-type="float">
            <text:p>11</text:p>
          </table:table-cell>
          <table:table-cell office:value-type="float" office:value="288" calcext:value-type="float">
            <text:p>288</text:p>
          </table:table-cell>
          <table:table-cell office:value-type="float" office:value="2.635776" calcext:value-type="float">
            <text:p>2.635776</text:p>
          </table:table-cell>
          <table:table-cell office:value-type="float" office:value="0.012808" calcext:value-type="float">
            <text:p>0.01280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" calcext:value-type="float">
            <text:p>11</text:p>
          </table:table-cell>
          <table:table-cell office:value-type="float" office:value="296" calcext:value-type="float">
            <text:p>296</text:p>
          </table:table-cell>
          <table:table-cell office:value-type="float" office:value="2.90148" calcext:value-type="float">
            <text:p>2.90148</text:p>
          </table:table-cell>
          <table:table-cell office:value-type="float" office:value="0.013328" calcext:value-type="float">
            <text:p>0.0133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304" calcext:value-type="float">
            <text:p>304</text:p>
          </table:table-cell>
          <table:table-cell office:value-type="float" office:value="2.899192" calcext:value-type="float">
            <text:p>2.899192</text:p>
          </table:table-cell>
          <table:table-cell office:value-type="float" office:value="0.013312" calcext:value-type="float">
            <text:p>0.01331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312" calcext:value-type="float">
            <text:p>312</text:p>
          </table:table-cell>
          <table:table-cell office:value-type="float" office:value="2.903064" calcext:value-type="float">
            <text:p>2.903064</text:p>
          </table:table-cell>
          <table:table-cell office:value-type="float" office:value="0.0138" calcext:value-type="float">
            <text:p>0.013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2.905864" calcext:value-type="float">
            <text:p>2.905864</text:p>
          </table:table-cell>
          <table:table-cell office:value-type="float" office:value="0.013568" calcext:value-type="float">
            <text:p>0.01356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office:value-type="float" office:value="328" calcext:value-type="float">
            <text:p>328</text:p>
          </table:table-cell>
          <table:table-cell office:value-type="float" office:value="3.222552" calcext:value-type="float">
            <text:p>3.222552</text:p>
          </table:table-cell>
          <table:table-cell office:value-type="float" office:value="0.014568" calcext:value-type="float">
            <text:p>0.01456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" calcext:value-type="float">
            <text:p>9</text:p>
          </table:table-cell>
          <table:table-cell office:value-type="float" office:value="336" calcext:value-type="float">
            <text:p>336</text:p>
          </table:table-cell>
          <table:table-cell office:value-type="float" office:value="3.220752" calcext:value-type="float">
            <text:p>3.220752</text:p>
          </table:table-cell>
          <table:table-cell office:value-type="float" office:value="0.013824" calcext:value-type="float">
            <text:p>0.01382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" calcext:value-type="float">
            <text:p>9</text:p>
          </table:table-cell>
          <table:table-cell office:value-type="float" office:value="344" calcext:value-type="float">
            <text:p>344</text:p>
          </table:table-cell>
          <table:table-cell office:value-type="float" office:value="3.22868" calcext:value-type="float">
            <text:p>3.22868</text:p>
          </table:table-cell>
          <table:table-cell office:value-type="float" office:value="0.014088" calcext:value-type="float">
            <text:p>0.01408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" calcext:value-type="float">
            <text:p>9</text:p>
          </table:table-cell>
          <table:table-cell office:value-type="float" office:value="352" calcext:value-type="float">
            <text:p>352</text:p>
          </table:table-cell>
          <table:table-cell office:value-type="float" office:value="3.240952" calcext:value-type="float">
            <text:p>3.240952</text:p>
          </table:table-cell>
          <table:table-cell office:value-type="float" office:value="0.01484" calcext:value-type="float">
            <text:p>0.0148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" calcext:value-type="float">
            <text:p>9</text:p>
          </table:table-cell>
          <table:table-cell office:value-type="float" office:value="360" calcext:value-type="float">
            <text:p>360</text:p>
          </table:table-cell>
          <table:table-cell office:value-type="float" office:value="3.256312" calcext:value-type="float">
            <text:p>3.256312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" calcext:value-type="float">
            <text:p>9</text:p>
          </table:table-cell>
          <table:table-cell office:value-type="float" office:value="368" calcext:value-type="float">
            <text:p>368</text:p>
          </table:table-cell>
          <table:table-cell office:value-type="float" office:value="3.256048" calcext:value-type="float">
            <text:p>3.256048</text:p>
          </table:table-cell>
          <table:table-cell office:value-type="float" office:value="0.014864" calcext:value-type="float">
            <text:p>0.01486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376" calcext:value-type="float">
            <text:p>376</text:p>
          </table:table-cell>
          <table:table-cell office:value-type="float" office:value="2.45172" calcext:value-type="float">
            <text:p>2.45172</text:p>
          </table:table-cell>
          <table:table-cell office:value-type="float" office:value="0.012536" calcext:value-type="float">
            <text:p>0.01253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384" calcext:value-type="float">
            <text:p>384</text:p>
          </table:table-cell>
          <table:table-cell office:value-type="float" office:value="2.412824" calcext:value-type="float">
            <text:p>2.412824</text:p>
          </table:table-cell>
          <table:table-cell office:value-type="float" office:value="0.012536" calcext:value-type="float">
            <text:p>0.01253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.635528" calcext:value-type="float">
            <text:p>2.635528</text:p>
          </table:table-cell>
          <table:table-cell office:value-type="float" office:value="0.012544" calcext:value-type="float">
            <text:p>0.01254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2.637056" calcext:value-type="float">
            <text:p>2.637056</text:p>
          </table:table-cell>
          <table:table-cell office:value-type="float" office:value="0.013072" calcext:value-type="float">
            <text:p>0.01307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408" calcext:value-type="float">
            <text:p>408</text:p>
          </table:table-cell>
          <table:table-cell office:value-type="float" office:value="2.637568" calcext:value-type="float">
            <text:p>2.637568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416" calcext:value-type="float">
            <text:p>416</text:p>
          </table:table-cell>
          <table:table-cell office:value-type="float" office:value="2.640656" calcext:value-type="float">
            <text:p>2.640656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424" calcext:value-type="float">
            <text:p>424</text:p>
          </table:table-cell>
          <table:table-cell office:value-type="float" office:value="2.641152" calcext:value-type="float">
            <text:p>2.641152</text:p>
          </table:table-cell>
          <table:table-cell office:value-type="float" office:value="0.01332" calcext:value-type="float">
            <text:p>0.0133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 office:value-type="float" office:value="432" calcext:value-type="float">
            <text:p>432</text:p>
          </table:table-cell>
          <table:table-cell office:value-type="float" office:value="2.643456" calcext:value-type="float">
            <text:p>2.643456</text:p>
          </table:table-cell>
          <table:table-cell office:value-type="float" office:value="0.012808" calcext:value-type="float">
            <text:p>0.01280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office:value-type="float" office:value="2.640912" calcext:value-type="float">
            <text:p>2.640912</text:p>
          </table:table-cell>
          <table:table-cell office:value-type="float" office:value="0.013304" calcext:value-type="float">
            <text:p>0.01330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 office:value-type="float" office:value="448" calcext:value-type="float">
            <text:p>448</text:p>
          </table:table-cell>
          <table:table-cell office:value-type="float" office:value="2.64344" calcext:value-type="float">
            <text:p>2.64344</text:p>
          </table:table-cell>
          <table:table-cell office:value-type="float" office:value="0.013328" calcext:value-type="float">
            <text:p>0.0133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 office:value-type="float" office:value="456" calcext:value-type="float">
            <text:p>456</text:p>
          </table:table-cell>
          <table:table-cell office:value-type="float" office:value="2.925056" calcext:value-type="float">
            <text:p>2.925056</text:p>
          </table:table-cell>
          <table:table-cell office:value-type="float" office:value="0.013568" calcext:value-type="float">
            <text:p>0.01356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 office:value-type="float" office:value="464" calcext:value-type="float">
            <text:p>464</text:p>
          </table:table-cell>
          <table:table-cell office:value-type="float" office:value="2.920448" calcext:value-type="float">
            <text:p>2.920448</text:p>
          </table:table-cell>
          <table:table-cell office:value-type="float" office:value="0.013816" calcext:value-type="float">
            <text:p>0.01381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 office:value-type="float" office:value="472" calcext:value-type="float">
            <text:p>472</text:p>
          </table:table-cell>
          <table:table-cell office:value-type="float" office:value="2.966512" calcext:value-type="float">
            <text:p>2.966512</text:p>
          </table:table-cell>
          <table:table-cell office:value-type="float" office:value="0.014088" calcext:value-type="float">
            <text:p>0.01408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 office:value-type="float" office:value="480" calcext:value-type="float">
            <text:p>480</text:p>
          </table:table-cell>
          <table:table-cell office:value-type="float" office:value="2.931448" calcext:value-type="float">
            <text:p>2.931448</text:p>
          </table:table-cell>
          <table:table-cell office:value-type="float" office:value="0.013824" calcext:value-type="float">
            <text:p>0.01382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 office:value-type="float" office:value="488" calcext:value-type="float">
            <text:p>488</text:p>
          </table:table-cell>
          <table:table-cell office:value-type="float" office:value="2.93504" calcext:value-type="float">
            <text:p>2.93504</text:p>
          </table:table-cell>
          <table:table-cell office:value-type="float" office:value="0.014088" calcext:value-type="float">
            <text:p>0.01408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" calcext:value-type="float">
            <text:p>7</text:p>
          </table:table-cell>
          <table:table-cell office:value-type="float" office:value="496" calcext:value-type="float">
            <text:p>496</text:p>
          </table:table-cell>
          <table:table-cell office:value-type="float" office:value="2.932992" calcext:value-type="float">
            <text:p>2.932992</text:p>
          </table:table-cell>
          <table:table-cell office:value-type="float" office:value="0.014096" calcext:value-type="float">
            <text:p>0.01409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504" calcext:value-type="float">
            <text:p>504</text:p>
          </table:table-cell>
          <table:table-cell office:value-type="float" office:value="2.932992" calcext:value-type="float">
            <text:p>2.932992</text:p>
          </table:table-cell>
          <table:table-cell office:value-type="float" office:value="0.014328" calcext:value-type="float">
            <text:p>0.0143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2.932472" calcext:value-type="float">
            <text:p>2.932472</text:p>
          </table:table-cell>
          <table:table-cell office:value-type="float" office:value="0.01384" calcext:value-type="float">
            <text:p>0.0138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520" calcext:value-type="float">
            <text:p>520</text:p>
          </table:table-cell>
          <table:table-cell office:value-type="float" office:value="3.297016" calcext:value-type="float">
            <text:p>3.297016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text:p>528</text:p>
          </table:table-cell>
          <table:table-cell office:value-type="float" office:value="3.299088" calcext:value-type="float">
            <text:p>3.299088</text:p>
          </table:table-cell>
          <table:table-cell office:value-type="float" office:value="0.014848" calcext:value-type="float">
            <text:p>0.01484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536" calcext:value-type="float">
            <text:p>536</text:p>
          </table:table-cell>
          <table:table-cell office:value-type="float" office:value="3.312112" calcext:value-type="float">
            <text:p>3.312112</text:p>
          </table:table-cell>
          <table:table-cell office:value-type="float" office:value="0.014608" calcext:value-type="float">
            <text:p>0.01460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544" calcext:value-type="float">
            <text:p>544</text:p>
          </table:table-cell>
          <table:table-cell office:value-type="float" office:value="3.309056" calcext:value-type="float">
            <text:p>3.309056</text:p>
          </table:table-cell>
          <table:table-cell office:value-type="float" office:value="0.01484" calcext:value-type="float">
            <text:p>0.0148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552" calcext:value-type="float">
            <text:p>552</text:p>
          </table:table-cell>
          <table:table-cell office:value-type="float" office:value="3.312376" calcext:value-type="float">
            <text:p>3.312376</text:p>
          </table:table-cell>
          <table:table-cell office:value-type="float" office:value="0.015112" calcext:value-type="float">
            <text:p>0.01511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office:value-type="float" office:value="3.313664" calcext:value-type="float">
            <text:p>3.313664</text:p>
          </table:table-cell>
          <table:table-cell office:value-type="float" office:value="0.014848" calcext:value-type="float">
            <text:p>0.01484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568" calcext:value-type="float">
            <text:p>568</text:p>
          </table:table-cell>
          <table:table-cell office:value-type="float" office:value="3.3572" calcext:value-type="float">
            <text:p>3.3572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576" calcext:value-type="float">
            <text:p>576</text:p>
          </table:table-cell>
          <table:table-cell office:value-type="float" office:value="3.32008" calcext:value-type="float">
            <text:p>3.32008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584" calcext:value-type="float">
            <text:p>584</text:p>
          </table:table-cell>
          <table:table-cell office:value-type="float" office:value="3.715304" calcext:value-type="float">
            <text:p>3.715304</text:p>
          </table:table-cell>
          <table:table-cell office:value-type="float" office:value="0.016128" calcext:value-type="float">
            <text:p>0.0161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592" calcext:value-type="float">
            <text:p>592</text:p>
          </table:table-cell>
          <table:table-cell office:value-type="float" office:value="3.719408" calcext:value-type="float">
            <text:p>3.719408</text:p>
          </table:table-cell>
          <table:table-cell office:value-type="float" office:value="0.015632" calcext:value-type="float">
            <text:p>0.01563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3.722752" calcext:value-type="float">
            <text:p>3.722752</text:p>
          </table:table-cell>
          <table:table-cell office:value-type="float" office:value="0.015368" calcext:value-type="float">
            <text:p>0.01536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608" calcext:value-type="float">
            <text:p>608</text:p>
          </table:table-cell>
          <table:table-cell office:value-type="float" office:value="3.715352" calcext:value-type="float">
            <text:p>3.715352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616" calcext:value-type="float">
            <text:p>616</text:p>
          </table:table-cell>
          <table:table-cell office:value-type="float" office:value="3.7166" calcext:value-type="float">
            <text:p>3.7166</text:p>
          </table:table-cell>
          <table:table-cell office:value-type="float" office:value="0.015368" calcext:value-type="float">
            <text:p>0.01536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624" calcext:value-type="float">
            <text:p>624</text:p>
          </table:table-cell>
          <table:table-cell office:value-type="float" office:value="3.715824" calcext:value-type="float">
            <text:p>3.715824</text:p>
          </table:table-cell>
          <table:table-cell office:value-type="float" office:value="0.016128" calcext:value-type="float">
            <text:p>0.0161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632" calcext:value-type="float">
            <text:p>632</text:p>
          </table:table-cell>
          <table:table-cell office:value-type="float" office:value="3.714816" calcext:value-type="float">
            <text:p>3.714816</text:p>
          </table:table-cell>
          <table:table-cell office:value-type="float" office:value="0.015888" calcext:value-type="float">
            <text:p>0.01588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3.713792" calcext:value-type="float">
            <text:p>3.713792</text:p>
          </table:table-cell>
          <table:table-cell office:value-type="float" office:value="0.016152" calcext:value-type="float">
            <text:p>0.01615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648" calcext:value-type="float">
            <text:p>648</text:p>
          </table:table-cell>
          <table:table-cell office:value-type="float" office:value="4.096016" calcext:value-type="float">
            <text:p>4.096016</text:p>
          </table:table-cell>
          <table:table-cell office:value-type="float" office:value="0.015864" calcext:value-type="float">
            <text:p>0.01586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656" calcext:value-type="float">
            <text:p>656</text:p>
          </table:table-cell>
          <table:table-cell office:value-type="float" office:value="4.091904" calcext:value-type="float">
            <text:p>4.091904</text:p>
          </table:table-cell>
          <table:table-cell office:value-type="float" office:value="0.016648" calcext:value-type="float">
            <text:p>0.01664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664" calcext:value-type="float">
            <text:p>664</text:p>
          </table:table-cell>
          <table:table-cell office:value-type="float" office:value="4.098296" calcext:value-type="float">
            <text:p>4.098296</text:p>
          </table:table-cell>
          <table:table-cell office:value-type="float" office:value="0.01664" calcext:value-type="float">
            <text:p>0.0166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672" calcext:value-type="float">
            <text:p>672</text:p>
          </table:table-cell>
          <table:table-cell office:value-type="float" office:value="4.091648" calcext:value-type="float">
            <text:p>4.091648</text:p>
          </table:table-cell>
          <table:table-cell office:value-type="float" office:value="0.01664" calcext:value-type="float">
            <text:p>0.0166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4.11544" calcext:value-type="float">
            <text:p>4.11544</text:p>
          </table:table-cell>
          <table:table-cell office:value-type="float" office:value="0.016144" calcext:value-type="float">
            <text:p>0.01614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688" calcext:value-type="float">
            <text:p>688</text:p>
          </table:table-cell>
          <table:table-cell office:value-type="float" office:value="4.114704" calcext:value-type="float">
            <text:p>4.114704</text:p>
          </table:table-cell>
          <table:table-cell office:value-type="float" office:value="0.016632" calcext:value-type="float">
            <text:p>0.01663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696" calcext:value-type="float">
            <text:p>696</text:p>
          </table:table-cell>
          <table:table-cell office:value-type="float" office:value="4.123392" calcext:value-type="float">
            <text:p>4.123392</text:p>
          </table:table-cell>
          <table:table-cell office:value-type="float" office:value="0.016888" calcext:value-type="float">
            <text:p>0.01688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704" calcext:value-type="float">
            <text:p>704</text:p>
          </table:table-cell>
          <table:table-cell office:value-type="float" office:value="4.120576" calcext:value-type="float">
            <text:p>4.120576</text:p>
          </table:table-cell>
          <table:table-cell office:value-type="float" office:value="0.01716" calcext:value-type="float">
            <text:p>0.0171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712" calcext:value-type="float">
            <text:p>712</text:p>
          </table:table-cell>
          <table:table-cell office:value-type="float" office:value="4.47388" calcext:value-type="float">
            <text:p>4.47388</text:p>
          </table:table-cell>
          <table:table-cell office:value-type="float" office:value="0.017384" calcext:value-type="float">
            <text:p>0.01738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720" calcext:value-type="float">
            <text:p>720</text:p>
          </table:table-cell>
          <table:table-cell office:value-type="float" office:value="4.471808" calcext:value-type="float">
            <text:p>4.471808</text:p>
          </table:table-cell>
          <table:table-cell office:value-type="float" office:value="0.016896" calcext:value-type="float">
            <text:p>0.01689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728" calcext:value-type="float">
            <text:p>728</text:p>
          </table:table-cell>
          <table:table-cell office:value-type="float" office:value="4.475888" calcext:value-type="float">
            <text:p>4.475888</text:p>
          </table:table-cell>
          <table:table-cell office:value-type="float" office:value="0.017424" calcext:value-type="float">
            <text:p>0.01742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736" calcext:value-type="float">
            <text:p>736</text:p>
          </table:table-cell>
          <table:table-cell office:value-type="float" office:value="4.478488" calcext:value-type="float">
            <text:p>4.478488</text:p>
          </table:table-cell>
          <table:table-cell office:value-type="float" office:value="0.017656" calcext:value-type="float">
            <text:p>0.01765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744" calcext:value-type="float">
            <text:p>744</text:p>
          </table:table-cell>
          <table:table-cell office:value-type="float" office:value="4.475632" calcext:value-type="float">
            <text:p>4.475632</text:p>
          </table:table-cell>
          <table:table-cell office:value-type="float" office:value="0.017408" calcext:value-type="float">
            <text:p>0.01740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752" calcext:value-type="float">
            <text:p>752</text:p>
          </table:table-cell>
          <table:table-cell office:value-type="float" office:value="2.407936" calcext:value-type="float">
            <text:p>2.407936</text:p>
          </table:table-cell>
          <table:table-cell office:value-type="float" office:value="0.011784" calcext:value-type="float">
            <text:p>0.01178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760" calcext:value-type="float">
            <text:p>760</text:p>
          </table:table-cell>
          <table:table-cell office:value-type="float" office:value="2.404592" calcext:value-type="float">
            <text:p>2.404592</text:p>
          </table:table-cell>
          <table:table-cell office:value-type="float" office:value="0.012048" calcext:value-type="float">
            <text:p>0.01204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768" calcext:value-type="float">
            <text:p>768</text:p>
          </table:table-cell>
          <table:table-cell office:value-type="float" office:value="2.404376" calcext:value-type="float">
            <text:p>2.404376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776" calcext:value-type="float">
            <text:p>776</text:p>
          </table:table-cell>
          <table:table-cell office:value-type="float" office:value="2.633456" calcext:value-type="float">
            <text:p>2.633456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784" calcext:value-type="float">
            <text:p>784</text:p>
          </table:table-cell>
          <table:table-cell office:value-type="float" office:value="2.632704" calcext:value-type="float">
            <text:p>2.632704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792" calcext:value-type="float">
            <text:p>792</text:p>
          </table:table-cell>
          <table:table-cell office:value-type="float" office:value="2.641928" calcext:value-type="float">
            <text:p>2.641928</text:p>
          </table:table-cell>
          <table:table-cell office:value-type="float" office:value="0.012544" calcext:value-type="float">
            <text:p>0.01254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2.644728" calcext:value-type="float">
            <text:p>2.644728</text:p>
          </table:table-cell>
          <table:table-cell office:value-type="float" office:value="0.012544" calcext:value-type="float">
            <text:p>0.01254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808" calcext:value-type="float">
            <text:p>808</text:p>
          </table:table-cell>
          <table:table-cell office:value-type="float" office:value="2.643712" calcext:value-type="float">
            <text:p>2.643712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816" calcext:value-type="float">
            <text:p>816</text:p>
          </table:table-cell>
          <table:table-cell office:value-type="float" office:value="2.64396" calcext:value-type="float">
            <text:p>2.64396</text:p>
          </table:table-cell>
          <table:table-cell office:value-type="float" office:value="0.012816" calcext:value-type="float">
            <text:p>0.01281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824" calcext:value-type="float">
            <text:p>824</text:p>
          </table:table-cell>
          <table:table-cell office:value-type="float" office:value="2.647312" calcext:value-type="float">
            <text:p>2.647312</text:p>
          </table:table-cell>
          <table:table-cell office:value-type="float" office:value="0.012808" calcext:value-type="float">
            <text:p>0.01280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832" calcext:value-type="float">
            <text:p>832</text:p>
          </table:table-cell>
          <table:table-cell office:value-type="float" office:value="2.649832" calcext:value-type="float">
            <text:p>2.649832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840" calcext:value-type="float">
            <text:p>840</text:p>
          </table:table-cell>
          <table:table-cell office:value-type="float" office:value="2.64832" calcext:value-type="float">
            <text:p>2.64832</text:p>
          </table:table-cell>
          <table:table-cell office:value-type="float" office:value="0.013312" calcext:value-type="float">
            <text:p>0.01331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848" calcext:value-type="float">
            <text:p>848</text:p>
          </table:table-cell>
          <table:table-cell office:value-type="float" office:value="2.651152" calcext:value-type="float">
            <text:p>2.651152</text:p>
          </table:table-cell>
          <table:table-cell office:value-type="float" office:value="0.013072" calcext:value-type="float">
            <text:p>0.01307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856" calcext:value-type="float">
            <text:p>856</text:p>
          </table:table-cell>
          <table:table-cell office:value-type="float" office:value="2.650368" calcext:value-type="float">
            <text:p>2.650368</text:p>
          </table:table-cell>
          <table:table-cell office:value-type="float" office:value="0.013792" calcext:value-type="float">
            <text:p>0.01379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864" calcext:value-type="float">
            <text:p>864</text:p>
          </table:table-cell>
          <table:table-cell office:value-type="float" office:value="2.651888" calcext:value-type="float">
            <text:p>2.651888</text:p>
          </table:table-cell>
          <table:table-cell office:value-type="float" office:value="0.01356" calcext:value-type="float">
            <text:p>0.0135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872" calcext:value-type="float">
            <text:p>872</text:p>
          </table:table-cell>
          <table:table-cell office:value-type="float" office:value="2.652408" calcext:value-type="float">
            <text:p>2.652408</text:p>
          </table:table-cell>
          <table:table-cell office:value-type="float" office:value="0.013824" calcext:value-type="float">
            <text:p>0.01382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880" calcext:value-type="float">
            <text:p>880</text:p>
          </table:table-cell>
          <table:table-cell office:value-type="float" office:value="2.65192" calcext:value-type="float">
            <text:p>2.65192</text:p>
          </table:table-cell>
          <table:table-cell office:value-type="float" office:value="0.013568" calcext:value-type="float">
            <text:p>0.01356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888" calcext:value-type="float">
            <text:p>888</text:p>
          </table:table-cell>
          <table:table-cell office:value-type="float" office:value="2.653712" calcext:value-type="float">
            <text:p>2.653712</text:p>
          </table:table-cell>
          <table:table-cell office:value-type="float" office:value="0.013568" calcext:value-type="float">
            <text:p>0.01356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896" calcext:value-type="float">
            <text:p>896</text:p>
          </table:table-cell>
          <table:table-cell office:value-type="float" office:value="2.653688" calcext:value-type="float">
            <text:p>2.653688</text:p>
          </table:table-cell>
          <table:table-cell office:value-type="float" office:value="0.013328" calcext:value-type="float">
            <text:p>0.0133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904" calcext:value-type="float">
            <text:p>904</text:p>
          </table:table-cell>
          <table:table-cell office:value-type="float" office:value="2.9366" calcext:value-type="float">
            <text:p>2.9366</text:p>
          </table:table-cell>
          <table:table-cell office:value-type="float" office:value="0.013808" calcext:value-type="float">
            <text:p>0.01380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912" calcext:value-type="float">
            <text:p>912</text:p>
          </table:table-cell>
          <table:table-cell office:value-type="float" office:value="2.940672" calcext:value-type="float">
            <text:p>2.940672</text:p>
          </table:table-cell>
          <table:table-cell office:value-type="float" office:value="0.014064" calcext:value-type="float">
            <text:p>0.01406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office:value-type="float" office:value="2.961912" calcext:value-type="float">
            <text:p>2.961912</text:p>
          </table:table-cell>
          <table:table-cell office:value-type="float" office:value="0.014088" calcext:value-type="float">
            <text:p>0.01408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928" calcext:value-type="float">
            <text:p>928</text:p>
          </table:table-cell>
          <table:table-cell office:value-type="float" office:value="2.968328" calcext:value-type="float">
            <text:p>2.968328</text:p>
          </table:table-cell>
          <table:table-cell office:value-type="float" office:value="0.013304" calcext:value-type="float">
            <text:p>0.01330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936" calcext:value-type="float">
            <text:p>936</text:p>
          </table:table-cell>
          <table:table-cell office:value-type="float" office:value="2.964992" calcext:value-type="float">
            <text:p>2.964992</text:p>
          </table:table-cell>
          <table:table-cell office:value-type="float" office:value="0.014104" calcext:value-type="float">
            <text:p>0.01410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944" calcext:value-type="float">
            <text:p>944</text:p>
          </table:table-cell>
          <table:table-cell office:value-type="float" office:value="2.967544" calcext:value-type="float">
            <text:p>2.967544</text:p>
          </table:table-cell>
          <table:table-cell office:value-type="float" office:value="0.014328" calcext:value-type="float">
            <text:p>0.0143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952" calcext:value-type="float">
            <text:p>952</text:p>
          </table:table-cell>
          <table:table-cell office:value-type="float" office:value="2.972688" calcext:value-type="float">
            <text:p>2.972688</text:p>
          </table:table-cell>
          <table:table-cell office:value-type="float" office:value="0.014056" calcext:value-type="float">
            <text:p>0.01405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960" calcext:value-type="float">
            <text:p>960</text:p>
          </table:table-cell>
          <table:table-cell office:value-type="float" office:value="2.973944" calcext:value-type="float">
            <text:p>2.973944</text:p>
          </table:table-cell>
          <table:table-cell office:value-type="float" office:value="0.014088" calcext:value-type="float">
            <text:p>0.01408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968" calcext:value-type="float">
            <text:p>968</text:p>
          </table:table-cell>
          <table:table-cell office:value-type="float" office:value="2.977544" calcext:value-type="float">
            <text:p>2.977544</text:p>
          </table:table-cell>
          <table:table-cell office:value-type="float" office:value="0.01432" calcext:value-type="float">
            <text:p>0.0143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976" calcext:value-type="float">
            <text:p>976</text:p>
          </table:table-cell>
          <table:table-cell office:value-type="float" office:value="2.977528" calcext:value-type="float">
            <text:p>2.977528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984" calcext:value-type="float">
            <text:p>984</text:p>
          </table:table-cell>
          <table:table-cell office:value-type="float" office:value="2.976024" calcext:value-type="float">
            <text:p>2.976024</text:p>
          </table:table-cell>
          <table:table-cell office:value-type="float" office:value="0.014568" calcext:value-type="float">
            <text:p>0.01456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office:value-type="float" office:value="992" calcext:value-type="float">
            <text:p>992</text:p>
          </table:table-cell>
          <table:table-cell office:value-type="float" office:value="2.977296" calcext:value-type="float">
            <text:p>2.977296</text:p>
          </table:table-cell>
          <table:table-cell office:value-type="float" office:value="0.01408" calcext:value-type="float">
            <text:p>0.0140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2.978072" calcext:value-type="float">
            <text:p>2.978072</text:p>
          </table:table-cell>
          <table:table-cell office:value-type="float" office:value="0.014568" calcext:value-type="float">
            <text:p>0.01456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1008" calcext:value-type="float">
            <text:p>1008</text:p>
          </table:table-cell>
          <table:table-cell office:value-type="float" office:value="2.978312" calcext:value-type="float">
            <text:p>2.978312</text:p>
          </table:table-cell>
          <table:table-cell office:value-type="float" office:value="0.014848" calcext:value-type="float">
            <text:p>0.01484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1016" calcext:value-type="float">
            <text:p>1016</text:p>
          </table:table-cell>
          <table:table-cell office:value-type="float" office:value="2.977272" calcext:value-type="float">
            <text:p>2.977272</text:p>
          </table:table-cell>
          <table:table-cell office:value-type="float" office:value="0.014848" calcext:value-type="float">
            <text:p>0.01484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2.980112" calcext:value-type="float">
            <text:p>2.980112</text:p>
          </table:table-cell>
          <table:table-cell office:value-type="float" office:value="0.01432" calcext:value-type="float">
            <text:p>0.0143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13.792257" calcext:value-type="float">
            <text:p>13.792257</text:p>
          </table:table-cell>
          <table:table-cell office:value-type="float" office:value="0.013312" calcext:value-type="float">
            <text:p>0.01331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6.993664" calcext:value-type="float">
            <text:p>6.993664</text:p>
          </table:table-cell>
          <table:table-cell office:value-type="float" office:value="0.012032" calcext:value-type="float">
            <text:p>0.01203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7" calcext:value-type="float">
            <text:p>167</text:p>
          </table:table-cell>
          <table:table-cell office:value-type="float" office:value="24" calcext:value-type="float">
            <text:p>24</text:p>
          </table:table-cell>
          <table:table-cell office:value-type="float" office:value="6.023169" calcext:value-type="float">
            <text:p>6.023169</text:p>
          </table:table-cell>
          <table:table-cell office:value-type="float" office:value="0.013568" calcext:value-type="float">
            <text:p>0.01356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3.46496" calcext:value-type="float">
            <text:p>3.46496</text:p>
          </table:table-cell>
          <table:table-cell office:value-type="float" office:value="0.013312" calcext:value-type="float">
            <text:p>0.01331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5.7472" calcext:value-type="float">
            <text:p>5.7472</text:p>
          </table:table-cell>
          <table:table-cell office:value-type="float" office:value="0.013568" calcext:value-type="float">
            <text:p>0.01356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4.783104" calcext:value-type="float">
            <text:p>4.783104</text:p>
          </table:table-cell>
          <table:table-cell office:value-type="float" office:value="0.013056" calcext:value-type="float">
            <text:p>0.01305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3.864064" calcext:value-type="float">
            <text:p>3.864064</text:p>
          </table:table-cell>
          <table:table-cell office:value-type="float" office:value="0.013824" calcext:value-type="float">
            <text:p>0.01382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3.468544" calcext:value-type="float">
            <text:p>3.468544</text:p>
          </table:table-cell>
          <table:table-cell office:value-type="float" office:value="0.013056" calcext:value-type="float">
            <text:p>0.01305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4.768512" calcext:value-type="float">
            <text:p>4.768512</text:p>
          </table:table-cell>
          <table:table-cell office:value-type="float" office:value="0.013312" calcext:value-type="float">
            <text:p>0.01331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.293888" calcext:value-type="float">
            <text:p>4.293888</text:p>
          </table:table-cell>
          <table:table-cell office:value-type="float" office:value="0.01408" calcext:value-type="float">
            <text:p>0.014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6" calcext:value-type="float">
            <text:p>46</text:p>
          </table:table-cell>
          <table:table-cell office:value-type="float" office:value="88" calcext:value-type="float">
            <text:p>88</text:p>
          </table:table-cell>
          <table:table-cell office:value-type="float" office:value="3.8592" calcext:value-type="float">
            <text:p>3.8592</text:p>
          </table:table-cell>
          <table:table-cell office:value-type="float" office:value="0.013568" calcext:value-type="float">
            <text:p>0.01356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3.846912" calcext:value-type="float">
            <text:p>3.846912</text:p>
          </table:table-cell>
          <table:table-cell office:value-type="float" office:value="0.013568" calcext:value-type="float">
            <text:p>0.01356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" calcext:value-type="float">
            <text:p>39</text:p>
          </table:table-cell>
          <table:table-cell office:value-type="float" office:value="104" calcext:value-type="float">
            <text:p>104</text:p>
          </table:table-cell>
          <table:table-cell office:value-type="float" office:value="4.260608" calcext:value-type="float">
            <text:p>4.260608</text:p>
          </table:table-cell>
          <table:table-cell office:value-type="float" office:value="0.013568" calcext:value-type="float">
            <text:p>0.01356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6" calcext:value-type="float">
            <text:p>36</text:p>
          </table:table-cell>
          <table:table-cell office:value-type="float" office:value="112" calcext:value-type="float">
            <text:p>112</text:p>
          </table:table-cell>
          <table:table-cell office:value-type="float" office:value="3.877376" calcext:value-type="float">
            <text:p>3.877376</text:p>
          </table:table-cell>
          <table:table-cell office:value-type="float" office:value="0.013056" calcext:value-type="float">
            <text:p>0.01305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3.840512" calcext:value-type="float">
            <text:p>3.840512</text:p>
          </table:table-cell>
          <table:table-cell office:value-type="float" office:value="0.013832" calcext:value-type="float">
            <text:p>0.01383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.4752" calcext:value-type="float">
            <text:p>3.4752</text:p>
          </table:table-cell>
          <table:table-cell office:value-type="float" office:value="0.013312" calcext:value-type="float">
            <text:p>0.01331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0" calcext:value-type="float">
            <text:p>30</text:p>
          </table:table-cell>
          <table:table-cell office:value-type="float" office:value="136" calcext:value-type="float">
            <text:p>136</text:p>
          </table:table-cell>
          <table:table-cell office:value-type="float" office:value="4.315648" calcext:value-type="float">
            <text:p>4.315648</text:p>
          </table:table-cell>
          <table:table-cell office:value-type="float" office:value="0.014336" calcext:value-type="float">
            <text:p>0.0143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8" calcext:value-type="float">
            <text:p>28</text:p>
          </table:table-cell>
          <table:table-cell office:value-type="float" office:value="144" calcext:value-type="float">
            <text:p>144</text:p>
          </table:table-cell>
          <table:table-cell office:value-type="float" office:value="3.869952" calcext:value-type="float">
            <text:p>3.869952</text:p>
          </table:table-cell>
          <table:table-cell office:value-type="float" office:value="0.013056" calcext:value-type="float">
            <text:p>0.01305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7" calcext:value-type="float">
            <text:p>27</text:p>
          </table:table-cell>
          <table:table-cell office:value-type="float" office:value="152" calcext:value-type="float">
            <text:p>152</text:p>
          </table:table-cell>
          <table:table-cell office:value-type="float" office:value="3.859456" calcext:value-type="float">
            <text:p>3.859456</text:p>
          </table:table-cell>
          <table:table-cell office:value-type="float" office:value="0.013824" calcext:value-type="float">
            <text:p>0.01382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3.856128" calcext:value-type="float">
            <text:p>3.856128</text:p>
          </table:table-cell>
          <table:table-cell office:value-type="float" office:value="0.013824" calcext:value-type="float">
            <text:p>0.01382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office:value-type="float" office:value="3.857408" calcext:value-type="float">
            <text:p>3.857408</text:p>
          </table:table-cell>
          <table:table-cell office:value-type="float" office:value="0.013824" calcext:value-type="float">
            <text:p>0.01382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3" calcext:value-type="float">
            <text:p>23</text:p>
          </table:table-cell>
          <table:table-cell office:value-type="float" office:value="176" calcext:value-type="float">
            <text:p>176</text:p>
          </table:table-cell>
          <table:table-cell office:value-type="float" office:value="3.855104" calcext:value-type="float">
            <text:p>3.855104</text:p>
          </table:table-cell>
          <table:table-cell office:value-type="float" office:value="0.01408" calcext:value-type="float">
            <text:p>0.014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2" calcext:value-type="float">
            <text:p>22</text:p>
          </table:table-cell>
          <table:table-cell office:value-type="float" office:value="184" calcext:value-type="float">
            <text:p>184</text:p>
          </table:table-cell>
          <table:table-cell office:value-type="float" office:value="3.854336" calcext:value-type="float">
            <text:p>3.854336</text:p>
          </table:table-cell>
          <table:table-cell office:value-type="float" office:value="0.014592" calcext:value-type="float">
            <text:p>0.01459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3.856128" calcext:value-type="float">
            <text:p>3.856128</text:p>
          </table:table-cell>
          <table:table-cell office:value-type="float" office:value="0.01408" calcext:value-type="float">
            <text:p>0.014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3.860224" calcext:value-type="float">
            <text:p>3.860224</text:p>
          </table:table-cell>
          <table:table-cell office:value-type="float" office:value="0.013568" calcext:value-type="float">
            <text:p>0.01356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" calcext:value-type="float">
            <text:p>20</text:p>
          </table:table-cell>
          <table:table-cell office:value-type="float" office:value="208" calcext:value-type="float">
            <text:p>208</text:p>
          </table:table-cell>
          <table:table-cell office:value-type="float" office:value="3.895552" calcext:value-type="float">
            <text:p>3.895552</text:p>
          </table:table-cell>
          <table:table-cell office:value-type="float" office:value="0.013312" calcext:value-type="float">
            <text:p>0.01331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office:value-type="float" office:value="3.871488" calcext:value-type="float">
            <text:p>3.871488</text:p>
          </table:table-cell>
          <table:table-cell office:value-type="float" office:value="0.01408" calcext:value-type="float">
            <text:p>0.014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8" calcext:value-type="float">
            <text:p>18</text:p>
          </table:table-cell>
          <table:table-cell office:value-type="float" office:value="224" calcext:value-type="float">
            <text:p>224</text:p>
          </table:table-cell>
          <table:table-cell office:value-type="float" office:value="3.871744" calcext:value-type="float">
            <text:p>3.871744</text:p>
          </table:table-cell>
          <table:table-cell office:value-type="float" office:value="0.013824" calcext:value-type="float">
            <text:p>0.01382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office:value-type="float" office:value="4.29696" calcext:value-type="float">
            <text:p>4.29696</text:p>
          </table:table-cell>
          <table:table-cell office:value-type="float" office:value="0.014848" calcext:value-type="float">
            <text:p>0.01484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7" calcext:value-type="float">
            <text:p>17</text:p>
          </table:table-cell>
          <table:table-cell office:value-type="float" office:value="240" calcext:value-type="float">
            <text:p>240</text:p>
          </table:table-cell>
          <table:table-cell office:value-type="float" office:value="4.29952" calcext:value-type="float">
            <text:p>4.29952</text:p>
          </table:table-cell>
          <table:table-cell office:value-type="float" office:value="0.013824" calcext:value-type="float">
            <text:p>0.01382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7" calcext:value-type="float">
            <text:p>17</text:p>
          </table:table-cell>
          <table:table-cell office:value-type="float" office:value="248" calcext:value-type="float">
            <text:p>248</text:p>
          </table:table-cell>
          <table:table-cell office:value-type="float" office:value="4.295424" calcext:value-type="float">
            <text:p>4.295424</text:p>
          </table:table-cell>
          <table:table-cell office:value-type="float" office:value="0.014848" calcext:value-type="float">
            <text:p>0.01484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3.490304" calcext:value-type="float">
            <text:p>3.490304</text:p>
          </table:table-cell>
          <table:table-cell office:value-type="float" office:value="0.013568" calcext:value-type="float">
            <text:p>0.01356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264" calcext:value-type="float">
            <text:p>264</text:p>
          </table:table-cell>
          <table:table-cell office:value-type="float" office:value="3.907328" calcext:value-type="float">
            <text:p>3.907328</text:p>
          </table:table-cell>
          <table:table-cell office:value-type="float" office:value="0.013568" calcext:value-type="float">
            <text:p>0.01356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5" calcext:value-type="float">
            <text:p>15</text:p>
          </table:table-cell>
          <table:table-cell office:value-type="float" office:value="272" calcext:value-type="float">
            <text:p>272</text:p>
          </table:table-cell>
          <table:table-cell office:value-type="float" office:value="3.906816" calcext:value-type="float">
            <text:p>3.906816</text:p>
          </table:table-cell>
          <table:table-cell office:value-type="float" office:value="0.013824" calcext:value-type="float">
            <text:p>0.01382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5" calcext:value-type="float">
            <text:p>15</text:p>
          </table:table-cell>
          <table:table-cell office:value-type="float" office:value="280" calcext:value-type="float">
            <text:p>280</text:p>
          </table:table-cell>
          <table:table-cell office:value-type="float" office:value="3.90656" calcext:value-type="float">
            <text:p>3.90656</text:p>
          </table:table-cell>
          <table:table-cell office:value-type="float" office:value="0.014336" calcext:value-type="float">
            <text:p>0.0143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4" calcext:value-type="float">
            <text:p>14</text:p>
          </table:table-cell>
          <table:table-cell office:value-type="float" office:value="288" calcext:value-type="float">
            <text:p>288</text:p>
          </table:table-cell>
          <table:table-cell office:value-type="float" office:value="3.908608" calcext:value-type="float">
            <text:p>3.908608</text:p>
          </table:table-cell>
          <table:table-cell office:value-type="float" office:value="0.01408" calcext:value-type="float">
            <text:p>0.014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4" calcext:value-type="float">
            <text:p>14</text:p>
          </table:table-cell>
          <table:table-cell office:value-type="float" office:value="296" calcext:value-type="float">
            <text:p>296</text:p>
          </table:table-cell>
          <table:table-cell office:value-type="float" office:value="4.365824" calcext:value-type="float">
            <text:p>4.365824</text:p>
          </table:table-cell>
          <table:table-cell office:value-type="float" office:value="0.015104" calcext:value-type="float">
            <text:p>0.01510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4" calcext:value-type="float">
            <text:p>14</text:p>
          </table:table-cell>
          <table:table-cell office:value-type="float" office:value="304" calcext:value-type="float">
            <text:p>304</text:p>
          </table:table-cell>
          <table:table-cell office:value-type="float" office:value="4.401152" calcext:value-type="float">
            <text:p>4.401152</text:p>
          </table:table-cell>
          <table:table-cell office:value-type="float" office:value="0.015104" calcext:value-type="float">
            <text:p>0.01510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3" calcext:value-type="float">
            <text:p>13</text:p>
          </table:table-cell>
          <table:table-cell office:value-type="float" office:value="312" calcext:value-type="float">
            <text:p>312</text:p>
          </table:table-cell>
          <table:table-cell office:value-type="float" office:value="4.342016" calcext:value-type="float">
            <text:p>4.342016</text:p>
          </table:table-cell>
          <table:table-cell office:value-type="float" office:value="0.014592" calcext:value-type="float">
            <text:p>0.01459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3" calcext:value-type="float">
            <text:p>13</text:p>
          </table:table-cell>
          <table:table-cell office:value-type="float" office:value="320" calcext:value-type="float">
            <text:p>320</text:p>
          </table:table-cell>
          <table:table-cell office:value-type="float" office:value="4.360704" calcext:value-type="float">
            <text:p>4.360704</text:p>
          </table:table-cell>
          <table:table-cell office:value-type="float" office:value="0.015104" calcext:value-type="float">
            <text:p>0.01510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3" calcext:value-type="float">
            <text:p>13</text:p>
          </table:table-cell>
          <table:table-cell office:value-type="float" office:value="328" calcext:value-type="float">
            <text:p>328</text:p>
          </table:table-cell>
          <table:table-cell office:value-type="float" office:value="4.883712" calcext:value-type="float">
            <text:p>4.883712</text:p>
          </table:table-cell>
          <table:table-cell office:value-type="float" office:value="0.015104" calcext:value-type="float">
            <text:p>0.01510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" calcext:value-type="float">
            <text:p>12</text:p>
          </table:table-cell>
          <table:table-cell office:value-type="float" office:value="336" calcext:value-type="float">
            <text:p>336</text:p>
          </table:table-cell>
          <table:table-cell office:value-type="float" office:value="3.877376" calcext:value-type="float">
            <text:p>3.877376</text:p>
          </table:table-cell>
          <table:table-cell office:value-type="float" office:value="0.013568" calcext:value-type="float">
            <text:p>0.01356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" calcext:value-type="float">
            <text:p>12</text:p>
          </table:table-cell>
          <table:table-cell office:value-type="float" office:value="344" calcext:value-type="float">
            <text:p>344</text:p>
          </table:table-cell>
          <table:table-cell office:value-type="float" office:value="3.909632" calcext:value-type="float">
            <text:p>3.909632</text:p>
          </table:table-cell>
          <table:table-cell office:value-type="float" office:value="0.01408" calcext:value-type="float">
            <text:p>0.014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" calcext:value-type="float">
            <text:p>12</text:p>
          </table:table-cell>
          <table:table-cell office:value-type="float" office:value="352" calcext:value-type="float">
            <text:p>352</text:p>
          </table:table-cell>
          <table:table-cell office:value-type="float" office:value="3.907328" calcext:value-type="float">
            <text:p>3.907328</text:p>
          </table:table-cell>
          <table:table-cell office:value-type="float" office:value="0.013312" calcext:value-type="float">
            <text:p>0.01331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office:value-type="float" office:value="3.926272" calcext:value-type="float">
            <text:p>3.926272</text:p>
          </table:table-cell>
          <table:table-cell office:value-type="float" office:value="0.01408" calcext:value-type="float">
            <text:p>0.014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" calcext:value-type="float">
            <text:p>11</text:p>
          </table:table-cell>
          <table:table-cell office:value-type="float" office:value="368" calcext:value-type="float">
            <text:p>368</text:p>
          </table:table-cell>
          <table:table-cell office:value-type="float" office:value="3.92448" calcext:value-type="float">
            <text:p>3.92448</text:p>
          </table:table-cell>
          <table:table-cell office:value-type="float" office:value="0.01408" calcext:value-type="float">
            <text:p>0.014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" calcext:value-type="float">
            <text:p>11</text:p>
          </table:table-cell>
          <table:table-cell office:value-type="float" office:value="376" calcext:value-type="float">
            <text:p>376</text:p>
          </table:table-cell>
          <table:table-cell office:value-type="float" office:value="3.921408" calcext:value-type="float">
            <text:p>3.921408</text:p>
          </table:table-cell>
          <table:table-cell office:value-type="float" office:value="0.014592" calcext:value-type="float">
            <text:p>0.01459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" calcext:value-type="float">
            <text:p>11</text:p>
          </table:table-cell>
          <table:table-cell office:value-type="float" office:value="384" calcext:value-type="float">
            <text:p>384</text:p>
          </table:table-cell>
          <table:table-cell office:value-type="float" office:value="3.921152" calcext:value-type="float">
            <text:p>3.921152</text:p>
          </table:table-cell>
          <table:table-cell office:value-type="float" office:value="0.01408" calcext:value-type="float">
            <text:p>0.014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" calcext:value-type="float">
            <text:p>11</text:p>
          </table:table-cell>
          <table:table-cell office:value-type="float" office:value="392" calcext:value-type="float">
            <text:p>392</text:p>
          </table:table-cell>
          <table:table-cell office:value-type="float" office:value="4.397056" calcext:value-type="float">
            <text:p>4.397056</text:p>
          </table:table-cell>
          <table:table-cell office:value-type="float" office:value="0.014848" calcext:value-type="float">
            <text:p>0.01484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4.434432" calcext:value-type="float">
            <text:p>4.434432</text:p>
          </table:table-cell>
          <table:table-cell office:value-type="float" office:value="0.014848" calcext:value-type="float">
            <text:p>0.01484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 office:value-type="float" office:value="408" calcext:value-type="float">
            <text:p>408</text:p>
          </table:table-cell>
          <table:table-cell office:value-type="float" office:value="4.398848" calcext:value-type="float">
            <text:p>4.398848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 office:value-type="float" office:value="416" calcext:value-type="float">
            <text:p>416</text:p>
          </table:table-cell>
          <table:table-cell office:value-type="float" office:value="4.40192" calcext:value-type="float">
            <text:p>4.40192</text:p>
          </table:table-cell>
          <table:table-cell office:value-type="float" office:value="0.014848" calcext:value-type="float">
            <text:p>0.01484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 office:value-type="float" office:value="424" calcext:value-type="float">
            <text:p>424</text:p>
          </table:table-cell>
          <table:table-cell office:value-type="float" office:value="4.826624" calcext:value-type="float">
            <text:p>4.826624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 office:value-type="float" office:value="432" calcext:value-type="float">
            <text:p>432</text:p>
          </table:table-cell>
          <table:table-cell office:value-type="float" office:value="4.820736" calcext:value-type="float">
            <text:p>4.820736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" calcext:value-type="float">
            <text:p>10</text:p>
          </table:table-cell>
          <table:table-cell office:value-type="float" office:value="440" calcext:value-type="float">
            <text:p>440</text:p>
          </table:table-cell>
          <table:table-cell office:value-type="float" office:value="4.831488" calcext:value-type="float">
            <text:p>4.831488</text:p>
          </table:table-cell>
          <table:table-cell office:value-type="float" office:value="0.015616" calcext:value-type="float">
            <text:p>0.01561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448" calcext:value-type="float">
            <text:p>448</text:p>
          </table:table-cell>
          <table:table-cell office:value-type="float" office:value="4.826112" calcext:value-type="float">
            <text:p>4.826112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456" calcext:value-type="float">
            <text:p>456</text:p>
          </table:table-cell>
          <table:table-cell office:value-type="float" office:value="5.238272" calcext:value-type="float">
            <text:p>5.238272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464" calcext:value-type="float">
            <text:p>464</text:p>
          </table:table-cell>
          <table:table-cell office:value-type="float" office:value="5.22496" calcext:value-type="float">
            <text:p>5.22496</text:p>
          </table:table-cell>
          <table:table-cell office:value-type="float" office:value="0.015616" calcext:value-type="float">
            <text:p>0.01561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472" calcext:value-type="float">
            <text:p>472</text:p>
          </table:table-cell>
          <table:table-cell office:value-type="float" office:value="5.236224" calcext:value-type="float">
            <text:p>5.236224</text:p>
          </table:table-cell>
          <table:table-cell office:value-type="float" office:value="0.015616" calcext:value-type="float">
            <text:p>0.01561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480" calcext:value-type="float">
            <text:p>480</text:p>
          </table:table-cell>
          <table:table-cell office:value-type="float" office:value="5.244928" calcext:value-type="float">
            <text:p>5.244928</text:p>
          </table:table-cell>
          <table:table-cell office:value-type="float" office:value="0.015872" calcext:value-type="float">
            <text:p>0.01587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488" calcext:value-type="float">
            <text:p>488</text:p>
          </table:table-cell>
          <table:table-cell office:value-type="float" office:value="5.3056" calcext:value-type="float">
            <text:p>5.3056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496" calcext:value-type="float">
            <text:p>496</text:p>
          </table:table-cell>
          <table:table-cell office:value-type="float" office:value="5.340928" calcext:value-type="float">
            <text:p>5.340928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504" calcext:value-type="float">
            <text:p>504</text:p>
          </table:table-cell>
          <table:table-cell office:value-type="float" office:value="3.525888" calcext:value-type="float">
            <text:p>3.525888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3.524352" calcext:value-type="float">
            <text:p>3.524352</text:p>
          </table:table-cell>
          <table:table-cell office:value-type="float" office:value="0.01408" calcext:value-type="float">
            <text:p>0.014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520" calcext:value-type="float">
            <text:p>520</text:p>
          </table:table-cell>
          <table:table-cell office:value-type="float" office:value="3.96544" calcext:value-type="float">
            <text:p>3.96544</text:p>
          </table:table-cell>
          <table:table-cell office:value-type="float" office:value="0.013824" calcext:value-type="float">
            <text:p>0.01382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528" calcext:value-type="float">
            <text:p>528</text:p>
          </table:table-cell>
          <table:table-cell office:value-type="float" office:value="3.968256" calcext:value-type="float">
            <text:p>3.968256</text:p>
          </table:table-cell>
          <table:table-cell office:value-type="float" office:value="0.01408" calcext:value-type="float">
            <text:p>0.014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536" calcext:value-type="float">
            <text:p>536</text:p>
          </table:table-cell>
          <table:table-cell office:value-type="float" office:value="3.984384" calcext:value-type="float">
            <text:p>3.984384</text:p>
          </table:table-cell>
          <table:table-cell office:value-type="float" office:value="0.013824" calcext:value-type="float">
            <text:p>0.01382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544" calcext:value-type="float">
            <text:p>544</text:p>
          </table:table-cell>
          <table:table-cell office:value-type="float" office:value="3.983104" calcext:value-type="float">
            <text:p>3.983104</text:p>
          </table:table-cell>
          <table:table-cell office:value-type="float" office:value="0.01408" calcext:value-type="float">
            <text:p>0.014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552" calcext:value-type="float">
            <text:p>552</text:p>
          </table:table-cell>
          <table:table-cell office:value-type="float" office:value="3.985152" calcext:value-type="float">
            <text:p>3.985152</text:p>
          </table:table-cell>
          <table:table-cell office:value-type="float" office:value="0.014336" calcext:value-type="float">
            <text:p>0.0143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560" calcext:value-type="float">
            <text:p>560</text:p>
          </table:table-cell>
          <table:table-cell office:value-type="float" office:value="3.986432" calcext:value-type="float">
            <text:p>3.986432</text:p>
          </table:table-cell>
          <table:table-cell office:value-type="float" office:value="0.014336" calcext:value-type="float">
            <text:p>0.0143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568" calcext:value-type="float">
            <text:p>568</text:p>
          </table:table-cell>
          <table:table-cell office:value-type="float" office:value="3.992832" calcext:value-type="float">
            <text:p>3.992832</text:p>
          </table:table-cell>
          <table:table-cell office:value-type="float" office:value="0.015104" calcext:value-type="float">
            <text:p>0.01510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" calcext:value-type="float">
            <text:p>7</text:p>
          </table:table-cell>
          <table:table-cell office:value-type="float" office:value="576" calcext:value-type="float">
            <text:p>576</text:p>
          </table:table-cell>
          <table:table-cell office:value-type="float" office:value="3.992576" calcext:value-type="float">
            <text:p>3.992576</text:p>
          </table:table-cell>
          <table:table-cell office:value-type="float" office:value="0.014336" calcext:value-type="float">
            <text:p>0.0143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" calcext:value-type="float">
            <text:p>7</text:p>
          </table:table-cell>
          <table:table-cell office:value-type="float" office:value="584" calcext:value-type="float">
            <text:p>584</text:p>
          </table:table-cell>
          <table:table-cell office:value-type="float" office:value="4.465664" calcext:value-type="float">
            <text:p>4.465664</text:p>
          </table:table-cell>
          <table:table-cell office:value-type="float" office:value="0.014848" calcext:value-type="float">
            <text:p>0.01484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" calcext:value-type="float">
            <text:p>7</text:p>
          </table:table-cell>
          <table:table-cell office:value-type="float" office:value="592" calcext:value-type="float">
            <text:p>592</text:p>
          </table:table-cell>
          <table:table-cell office:value-type="float" office:value="4.507392" calcext:value-type="float">
            <text:p>4.507392</text:p>
          </table:table-cell>
          <table:table-cell office:value-type="float" office:value="0.015104" calcext:value-type="float">
            <text:p>0.01510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4.475136" calcext:value-type="float">
            <text:p>4.475136</text:p>
          </table:table-cell>
          <table:table-cell office:value-type="float" office:value="0.015104" calcext:value-type="float">
            <text:p>0.01510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" calcext:value-type="float">
            <text:p>7</text:p>
          </table:table-cell>
          <table:table-cell office:value-type="float" office:value="608" calcext:value-type="float">
            <text:p>608</text:p>
          </table:table-cell>
          <table:table-cell office:value-type="float" office:value="4.47616" calcext:value-type="float">
            <text:p>4.47616</text:p>
          </table:table-cell>
          <table:table-cell office:value-type="float" office:value="0.014344" calcext:value-type="float">
            <text:p>0.01434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" calcext:value-type="float">
            <text:p>7</text:p>
          </table:table-cell>
          <table:table-cell office:value-type="float" office:value="616" calcext:value-type="float">
            <text:p>616</text:p>
          </table:table-cell>
          <table:table-cell office:value-type="float" office:value="4.476672" calcext:value-type="float">
            <text:p>4.476672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" calcext:value-type="float">
            <text:p>7</text:p>
          </table:table-cell>
          <table:table-cell office:value-type="float" office:value="624" calcext:value-type="float">
            <text:p>624</text:p>
          </table:table-cell>
          <table:table-cell office:value-type="float" office:value="4.479488" calcext:value-type="float">
            <text:p>4.479488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" calcext:value-type="float">
            <text:p>7</text:p>
          </table:table-cell>
          <table:table-cell office:value-type="float" office:value="632" calcext:value-type="float">
            <text:p>632</text:p>
          </table:table-cell>
          <table:table-cell office:value-type="float" office:value="4.476416" calcext:value-type="float">
            <text:p>4.476416</text:p>
          </table:table-cell>
          <table:table-cell office:value-type="float" office:value="0.015616" calcext:value-type="float">
            <text:p>0.01561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</text:p>
          </table:table-cell>
          <table:table-cell office:value-type="float" office:value="4.478208" calcext:value-type="float">
            <text:p>4.478208</text:p>
          </table:table-cell>
          <table:table-cell office:value-type="float" office:value="0.015104" calcext:value-type="float">
            <text:p>0.01510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" calcext:value-type="float">
            <text:p>7</text:p>
          </table:table-cell>
          <table:table-cell office:value-type="float" office:value="648" calcext:value-type="float">
            <text:p>648</text:p>
          </table:table-cell>
          <table:table-cell office:value-type="float" office:value="4.930304" calcext:value-type="float">
            <text:p>4.930304</text:p>
          </table:table-cell>
          <table:table-cell office:value-type="float" office:value="0.015616" calcext:value-type="float">
            <text:p>0.01561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" calcext:value-type="float">
            <text:p>7</text:p>
          </table:table-cell>
          <table:table-cell office:value-type="float" office:value="656" calcext:value-type="float">
            <text:p>656</text:p>
          </table:table-cell>
          <table:table-cell office:value-type="float" office:value="4.941056" calcext:value-type="float">
            <text:p>4.941056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" calcext:value-type="float">
            <text:p>7</text:p>
          </table:table-cell>
          <table:table-cell office:value-type="float" office:value="664" calcext:value-type="float">
            <text:p>664</text:p>
          </table:table-cell>
          <table:table-cell office:value-type="float" office:value="4.955904" calcext:value-type="float">
            <text:p>4.955904</text:p>
          </table:table-cell>
          <table:table-cell office:value-type="float" office:value="0.016128" calcext:value-type="float">
            <text:p>0.01612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" calcext:value-type="float">
            <text:p>6</text:p>
          </table:table-cell>
          <table:table-cell office:value-type="float" office:value="672" calcext:value-type="float">
            <text:p>672</text:p>
          </table:table-cell>
          <table:table-cell office:value-type="float" office:value="4.942848" calcext:value-type="float">
            <text:p>4.942848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" calcext:value-type="float">
            <text:p>6</text:p>
          </table:table-cell>
          <table:table-cell office:value-type="float" office:value="680" calcext:value-type="float">
            <text:p>680</text:p>
          </table:table-cell>
          <table:table-cell office:value-type="float" office:value="4.958464" calcext:value-type="float">
            <text:p>4.958464</text:p>
          </table:table-cell>
          <table:table-cell office:value-type="float" office:value="0.015872" calcext:value-type="float">
            <text:p>0.01587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" calcext:value-type="float">
            <text:p>6</text:p>
          </table:table-cell>
          <table:table-cell office:value-type="float" office:value="688" calcext:value-type="float">
            <text:p>688</text:p>
          </table:table-cell>
          <table:table-cell office:value-type="float" office:value="4.989184" calcext:value-type="float">
            <text:p>4.989184</text:p>
          </table:table-cell>
          <table:table-cell office:value-type="float" office:value="0.015872" calcext:value-type="float">
            <text:p>0.01587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" calcext:value-type="float">
            <text:p>6</text:p>
          </table:table-cell>
          <table:table-cell office:value-type="float" office:value="696" calcext:value-type="float">
            <text:p>696</text:p>
          </table:table-cell>
          <table:table-cell office:value-type="float" office:value="4.961024" calcext:value-type="float">
            <text:p>4.961024</text:p>
          </table:table-cell>
          <table:table-cell office:value-type="float" office:value="0.01664" calcext:value-type="float">
            <text:p>0.0166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" calcext:value-type="float">
            <text:p>6</text:p>
          </table:table-cell>
          <table:table-cell office:value-type="float" office:value="704" calcext:value-type="float">
            <text:p>704</text:p>
          </table:table-cell>
          <table:table-cell office:value-type="float" office:value="4.962048" calcext:value-type="float">
            <text:p>4.962048</text:p>
          </table:table-cell>
          <table:table-cell office:value-type="float" office:value="0.015872" calcext:value-type="float">
            <text:p>0.01587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" calcext:value-type="float">
            <text:p>6</text:p>
          </table:table-cell>
          <table:table-cell office:value-type="float" office:value="712" calcext:value-type="float">
            <text:p>712</text:p>
          </table:table-cell>
          <table:table-cell office:value-type="float" office:value="5.39392" calcext:value-type="float">
            <text:p>5.39392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" calcext:value-type="float">
            <text:p>6</text:p>
          </table:table-cell>
          <table:table-cell office:value-type="float" office:value="720" calcext:value-type="float">
            <text:p>720</text:p>
          </table:table-cell>
          <table:table-cell office:value-type="float" office:value="5.393664" calcext:value-type="float">
            <text:p>5.393664</text:p>
          </table:table-cell>
          <table:table-cell office:value-type="float" office:value="0.016128" calcext:value-type="float">
            <text:p>0.01612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" calcext:value-type="float">
            <text:p>6</text:p>
          </table:table-cell>
          <table:table-cell office:value-type="float" office:value="728" calcext:value-type="float">
            <text:p>728</text:p>
          </table:table-cell>
          <table:table-cell office:value-type="float" office:value="5.403392" calcext:value-type="float">
            <text:p>5.403392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" calcext:value-type="float">
            <text:p>6</text:p>
          </table:table-cell>
          <table:table-cell office:value-type="float" office:value="736" calcext:value-type="float">
            <text:p>736</text:p>
          </table:table-cell>
          <table:table-cell office:value-type="float" office:value="5.404672" calcext:value-type="float">
            <text:p>5.404672</text:p>
          </table:table-cell>
          <table:table-cell office:value-type="float" office:value="0.015872" calcext:value-type="float">
            <text:p>0.01587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" calcext:value-type="float">
            <text:p>6</text:p>
          </table:table-cell>
          <table:table-cell office:value-type="float" office:value="744" calcext:value-type="float">
            <text:p>744</text:p>
          </table:table-cell>
          <table:table-cell office:value-type="float" office:value="5.404416" calcext:value-type="float">
            <text:p>5.404416</text:p>
          </table:table-cell>
          <table:table-cell office:value-type="float" office:value="0.016896" calcext:value-type="float">
            <text:p>0.01689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" calcext:value-type="float">
            <text:p>6</text:p>
          </table:table-cell>
          <table:table-cell office:value-type="float" office:value="752" calcext:value-type="float">
            <text:p>752</text:p>
          </table:table-cell>
          <table:table-cell office:value-type="float" office:value="5.405184" calcext:value-type="float">
            <text:p>5.405184</text:p>
          </table:table-cell>
          <table:table-cell office:value-type="float" office:value="0.01664" calcext:value-type="float">
            <text:p>0.0166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" calcext:value-type="float">
            <text:p>6</text:p>
          </table:table-cell>
          <table:table-cell office:value-type="float" office:value="760" calcext:value-type="float">
            <text:p>760</text:p>
          </table:table-cell>
          <table:table-cell office:value-type="float" office:value="5.40416" calcext:value-type="float">
            <text:p>5.40416</text:p>
          </table:table-cell>
          <table:table-cell office:value-type="float" office:value="0.017152" calcext:value-type="float">
            <text:p>0.01715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" calcext:value-type="float">
            <text:p>6</text:p>
          </table:table-cell>
          <table:table-cell office:value-type="float" office:value="768" calcext:value-type="float">
            <text:p>768</text:p>
          </table:table-cell>
          <table:table-cell office:value-type="float" office:value="5.404928" calcext:value-type="float">
            <text:p>5.404928</text:p>
          </table:table-cell>
          <table:table-cell office:value-type="float" office:value="0.01664" calcext:value-type="float">
            <text:p>0.0166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" calcext:value-type="float">
            <text:p>6</text:p>
          </table:table-cell>
          <table:table-cell office:value-type="float" office:value="776" calcext:value-type="float">
            <text:p>776</text:p>
          </table:table-cell>
          <table:table-cell office:value-type="float" office:value="5.841152" calcext:value-type="float">
            <text:p>5.841152</text:p>
          </table:table-cell>
          <table:table-cell office:value-type="float" office:value="0.017408" calcext:value-type="float">
            <text:p>0.0174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" calcext:value-type="float">
            <text:p>6</text:p>
          </table:table-cell>
          <table:table-cell office:value-type="float" office:value="784" calcext:value-type="float">
            <text:p>784</text:p>
          </table:table-cell>
          <table:table-cell office:value-type="float" office:value="5.881344" calcext:value-type="float">
            <text:p>5.881344</text:p>
          </table:table-cell>
          <table:table-cell office:value-type="float" office:value="0.017664" calcext:value-type="float">
            <text:p>0.01766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" calcext:value-type="float">
            <text:p>6</text:p>
          </table:table-cell>
          <table:table-cell office:value-type="float" office:value="792" calcext:value-type="float">
            <text:p>792</text:p>
          </table:table-cell>
          <table:table-cell office:value-type="float" office:value="5.856" calcext:value-type="float">
            <text:p>5.856</text:p>
          </table:table-cell>
          <table:table-cell office:value-type="float" office:value="0.017664" calcext:value-type="float">
            <text:p>0.01766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5.860096" calcext:value-type="float">
            <text:p>5.860096</text:p>
          </table:table-cell>
          <table:table-cell office:value-type="float" office:value="0.017408" calcext:value-type="float">
            <text:p>0.0174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808" calcext:value-type="float">
            <text:p>808</text:p>
          </table:table-cell>
          <table:table-cell office:value-type="float" office:value="5.850624" calcext:value-type="float">
            <text:p>5.850624</text:p>
          </table:table-cell>
          <table:table-cell office:value-type="float" office:value="0.017408" calcext:value-type="float">
            <text:p>0.0174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816" calcext:value-type="float">
            <text:p>816</text:p>
          </table:table-cell>
          <table:table-cell office:value-type="float" office:value="5.85728" calcext:value-type="float">
            <text:p>5.85728</text:p>
          </table:table-cell>
          <table:table-cell office:value-type="float" office:value="0.017152" calcext:value-type="float">
            <text:p>0.01715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824" calcext:value-type="float">
            <text:p>824</text:p>
          </table:table-cell>
          <table:table-cell office:value-type="float" office:value="5.85984" calcext:value-type="float">
            <text:p>5.85984</text:p>
          </table:table-cell>
          <table:table-cell office:value-type="float" office:value="0.016896" calcext:value-type="float">
            <text:p>0.01689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832" calcext:value-type="float">
            <text:p>832</text:p>
          </table:table-cell>
          <table:table-cell office:value-type="float" office:value="5.857792" calcext:value-type="float">
            <text:p>5.857792</text:p>
          </table:table-cell>
          <table:table-cell office:value-type="float" office:value="0.017152" calcext:value-type="float">
            <text:p>0.01715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840" calcext:value-type="float">
            <text:p>840</text:p>
          </table:table-cell>
          <table:table-cell office:value-type="float" office:value="6.257664" calcext:value-type="float">
            <text:p>6.257664</text:p>
          </table:table-cell>
          <table:table-cell office:value-type="float" office:value="0.017664" calcext:value-type="float">
            <text:p>0.01766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848" calcext:value-type="float">
            <text:p>848</text:p>
          </table:table-cell>
          <table:table-cell office:value-type="float" office:value="6.244864" calcext:value-type="float">
            <text:p>6.244864</text:p>
          </table:table-cell>
          <table:table-cell office:value-type="float" office:value="0.017664" calcext:value-type="float">
            <text:p>0.01766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856" calcext:value-type="float">
            <text:p>856</text:p>
          </table:table-cell>
          <table:table-cell office:value-type="float" office:value="6.25792" calcext:value-type="float">
            <text:p>6.25792</text:p>
          </table:table-cell>
          <table:table-cell office:value-type="float" office:value="0.01792" calcext:value-type="float">
            <text:p>0.0179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864" calcext:value-type="float">
            <text:p>864</text:p>
          </table:table-cell>
          <table:table-cell office:value-type="float" office:value="6.261249" calcext:value-type="float">
            <text:p>6.261249</text:p>
          </table:table-cell>
          <table:table-cell office:value-type="float" office:value="0.01792" calcext:value-type="float">
            <text:p>0.0179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872" calcext:value-type="float">
            <text:p>872</text:p>
          </table:table-cell>
          <table:table-cell office:value-type="float" office:value="6.257664" calcext:value-type="float">
            <text:p>6.257664</text:p>
          </table:table-cell>
          <table:table-cell office:value-type="float" office:value="0.018176" calcext:value-type="float">
            <text:p>0.01817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880" calcext:value-type="float">
            <text:p>880</text:p>
          </table:table-cell>
          <table:table-cell office:value-type="float" office:value="6.292992" calcext:value-type="float">
            <text:p>6.292992</text:p>
          </table:table-cell>
          <table:table-cell office:value-type="float" office:value="0.018176" calcext:value-type="float">
            <text:p>0.01817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888" calcext:value-type="float">
            <text:p>888</text:p>
          </table:table-cell>
          <table:table-cell office:value-type="float" office:value="6.26048" calcext:value-type="float">
            <text:p>6.26048</text:p>
          </table:table-cell>
          <table:table-cell office:value-type="float" office:value="0.018176" calcext:value-type="float">
            <text:p>0.01817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896" calcext:value-type="float">
            <text:p>896</text:p>
          </table:table-cell>
          <table:table-cell office:value-type="float" office:value="6.261504" calcext:value-type="float">
            <text:p>6.261504</text:p>
          </table:table-cell>
          <table:table-cell office:value-type="float" office:value="0.01844" calcext:value-type="float">
            <text:p>0.0184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904" calcext:value-type="float">
            <text:p>904</text:p>
          </table:table-cell>
          <table:table-cell office:value-type="float" office:value="6.657024" calcext:value-type="float">
            <text:p>6.657024</text:p>
          </table:table-cell>
          <table:table-cell office:value-type="float" office:value="0.018688" calcext:value-type="float">
            <text:p>0.01868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912" calcext:value-type="float">
            <text:p>912</text:p>
          </table:table-cell>
          <table:table-cell office:value-type="float" office:value="6.640128" calcext:value-type="float">
            <text:p>6.640128</text:p>
          </table:table-cell>
          <table:table-cell office:value-type="float" office:value="0.018944" calcext:value-type="float">
            <text:p>0.01894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920" calcext:value-type="float">
            <text:p>920</text:p>
          </table:table-cell>
          <table:table-cell office:value-type="float" office:value="6.658816" calcext:value-type="float">
            <text:p>6.658816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928" calcext:value-type="float">
            <text:p>928</text:p>
          </table:table-cell>
          <table:table-cell office:value-type="float" office:value="6.664192" calcext:value-type="float">
            <text:p>6.664192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936" calcext:value-type="float">
            <text:p>936</text:p>
          </table:table-cell>
          <table:table-cell office:value-type="float" office:value="6.676736" calcext:value-type="float">
            <text:p>6.676736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944" calcext:value-type="float">
            <text:p>944</text:p>
          </table:table-cell>
          <table:table-cell office:value-type="float" office:value="6.679296" calcext:value-type="float">
            <text:p>6.679296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952" calcext:value-type="float">
            <text:p>952</text:p>
          </table:table-cell>
          <table:table-cell office:value-type="float" office:value="6.702081" calcext:value-type="float">
            <text:p>6.702081</text:p>
          </table:table-cell>
          <table:table-cell office:value-type="float" office:value="0.019456" calcext:value-type="float">
            <text:p>0.01945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960" calcext:value-type="float">
            <text:p>960</text:p>
          </table:table-cell>
          <table:table-cell office:value-type="float" office:value="6.68288" calcext:value-type="float">
            <text:p>6.68288</text:p>
          </table:table-cell>
          <table:table-cell office:value-type="float" office:value="0.019456" calcext:value-type="float">
            <text:p>0.01945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968" calcext:value-type="float">
            <text:p>968</text:p>
          </table:table-cell>
          <table:table-cell office:value-type="float" office:value="7.069696" calcext:value-type="float">
            <text:p>7.069696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976" calcext:value-type="float">
            <text:p>976</text:p>
          </table:table-cell>
          <table:table-cell office:value-type="float" office:value="7.097344" calcext:value-type="float">
            <text:p>7.097344</text:p>
          </table:table-cell>
          <table:table-cell office:value-type="float" office:value="0.019968" calcext:value-type="float">
            <text:p>0.01996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984" calcext:value-type="float">
            <text:p>984</text:p>
          </table:table-cell>
          <table:table-cell office:value-type="float" office:value="7.059456" calcext:value-type="float">
            <text:p>7.059456</text:p>
          </table:table-cell>
          <table:table-cell office:value-type="float" office:value="0.019712" calcext:value-type="float">
            <text:p>0.01971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992" calcext:value-type="float">
            <text:p>992</text:p>
          </table:table-cell>
          <table:table-cell office:value-type="float" office:value="7.065344" calcext:value-type="float">
            <text:p>7.065344</text:p>
          </table:table-cell>
          <table:table-cell office:value-type="float" office:value="0.020224" calcext:value-type="float">
            <text:p>0.02022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3.58144" calcext:value-type="float">
            <text:p>3.58144</text:p>
          </table:table-cell>
          <table:table-cell office:value-type="float" office:value="0.013568" calcext:value-type="float">
            <text:p>0.01356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008" calcext:value-type="float">
            <text:p>1008</text:p>
          </table:table-cell>
          <table:table-cell office:value-type="float" office:value="3.583488" calcext:value-type="float">
            <text:p>3.583488</text:p>
          </table:table-cell>
          <table:table-cell office:value-type="float" office:value="0.013568" calcext:value-type="float">
            <text:p>0.01356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016" calcext:value-type="float">
            <text:p>1016</text:p>
          </table:table-cell>
          <table:table-cell office:value-type="float" office:value="3.582208" calcext:value-type="float">
            <text:p>3.582208</text:p>
          </table:table-cell>
          <table:table-cell office:value-type="float" office:value="0.013568" calcext:value-type="float">
            <text:p>0.01356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3.582208" calcext:value-type="float">
            <text:p>3.582208</text:p>
          </table:table-cell>
          <table:table-cell office:value-type="float" office:value="0.013568" calcext:value-type="float">
            <text:p>0.01356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25" calcext:value-type="float">
            <text:p>625</text:p>
          </table:table-cell>
          <table:table-cell office:value-type="float" office:value="8" calcext:value-type="float">
            <text:p>8</text:p>
          </table:table-cell>
          <table:table-cell office:value-type="float" office:value="23.835632" calcext:value-type="float">
            <text:p>23.835632</text:p>
          </table:table-cell>
          <table:table-cell office:value-type="float" office:value="0.015632" calcext:value-type="float">
            <text:p>0.01563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13" calcext:value-type="float">
            <text:p>313</text:p>
          </table:table-cell>
          <table:table-cell office:value-type="float" office:value="16" calcext:value-type="float">
            <text:p>16</text:p>
          </table:table-cell>
          <table:table-cell office:value-type="float" office:value="13.084433" calcext:value-type="float">
            <text:p>13.084433</text:p>
          </table:table-cell>
          <table:table-cell office:value-type="float" office:value="0.01408" calcext:value-type="float">
            <text:p>0.0140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9" calcext:value-type="float">
            <text:p>209</text:p>
          </table:table-cell>
          <table:table-cell office:value-type="float" office:value="24" calcext:value-type="float">
            <text:p>24</text:p>
          </table:table-cell>
          <table:table-cell office:value-type="float" office:value="8.106497" calcext:value-type="float">
            <text:p>8.106497</text:p>
          </table:table-cell>
          <table:table-cell office:value-type="float" office:value="0.015624" calcext:value-type="float">
            <text:p>0.01562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7" calcext:value-type="float">
            <text:p>157</text:p>
          </table:table-cell>
          <table:table-cell office:value-type="float" office:value="32" calcext:value-type="float">
            <text:p>32</text:p>
          </table:table-cell>
          <table:table-cell office:value-type="float" office:value="7.486208" calcext:value-type="float">
            <text:p>7.486208</text:p>
          </table:table-cell>
          <table:table-cell office:value-type="float" office:value="0.014848" calcext:value-type="float">
            <text:p>0.01484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8.584192" calcext:value-type="float">
            <text:p>8.584192</text:p>
          </table:table-cell>
          <table:table-cell office:value-type="float" office:value="0.015616" calcext:value-type="float">
            <text:p>0.01561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5" calcext:value-type="float">
            <text:p>105</text:p>
          </table:table-cell>
          <table:table-cell office:value-type="float" office:value="48" calcext:value-type="float">
            <text:p>48</text:p>
          </table:table-cell>
          <table:table-cell office:value-type="float" office:value="7.567616" calcext:value-type="float">
            <text:p>7.567616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6.587648" calcext:value-type="float">
            <text:p>6.587648</text:p>
          </table:table-cell>
          <table:table-cell office:value-type="float" office:value="0.015872" calcext:value-type="float">
            <text:p>0.01587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5.365761" calcext:value-type="float">
            <text:p>5.365761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.648768" calcext:value-type="float">
            <text:p>7.648768</text:p>
          </table:table-cell>
          <table:table-cell office:value-type="float" office:value="0.015872" calcext:value-type="float">
            <text:p>0.01587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.56768" calcext:value-type="float">
            <text:p>6.56768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6.564352" calcext:value-type="float">
            <text:p>6.564352</text:p>
          </table:table-cell>
          <table:table-cell office:value-type="float" office:value="0.015616" calcext:value-type="float">
            <text:p>0.01561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office:value-type="float" office:value="6.006272" calcext:value-type="float">
            <text:p>6.006272</text:p>
          </table:table-cell>
          <table:table-cell office:value-type="float" office:value="0.016128" calcext:value-type="float">
            <text:p>0.01612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" calcext:value-type="float">
            <text:p>49</text:p>
          </table:table-cell>
          <table:table-cell office:value-type="float" office:value="104" calcext:value-type="float">
            <text:p>104</text:p>
          </table:table-cell>
          <table:table-cell office:value-type="float" office:value="7.018752" calcext:value-type="float">
            <text:p>7.018752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  <table:table-cell office:value-type="float" office:value="112" calcext:value-type="float">
            <text:p>112</text:p>
          </table:table-cell>
          <table:table-cell office:value-type="float" office:value="6.467584" calcext:value-type="float">
            <text:p>6.467584</text:p>
          </table:table-cell>
          <table:table-cell office:value-type="float" office:value="0.015616" calcext:value-type="float">
            <text:p>0.01561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5.895424" calcext:value-type="float">
            <text:p>5.895424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5.320704" calcext:value-type="float">
            <text:p>5.320704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office:value-type="float" office:value="136" calcext:value-type="float">
            <text:p>136</text:p>
          </table:table-cell>
          <table:table-cell office:value-type="float" office:value="7.066112" calcext:value-type="float">
            <text:p>7.066112</text:p>
          </table:table-cell>
          <table:table-cell office:value-type="float" office:value="0.015616" calcext:value-type="float">
            <text:p>0.01561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office:value-type="float" office:value="144" calcext:value-type="float">
            <text:p>144</text:p>
          </table:table-cell>
          <table:table-cell office:value-type="float" office:value="6.43968" calcext:value-type="float">
            <text:p>6.43968</text:p>
          </table:table-cell>
          <table:table-cell office:value-type="float" office:value="0.015872" calcext:value-type="float">
            <text:p>0.01587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3" calcext:value-type="float">
            <text:p>33</text:p>
          </table:table-cell>
          <table:table-cell office:value-type="float" office:value="152" calcext:value-type="float">
            <text:p>152</text:p>
          </table:table-cell>
          <table:table-cell office:value-type="float" office:value="6.413056" calcext:value-type="float">
            <text:p>6.413056</text:p>
          </table:table-cell>
          <table:table-cell office:value-type="float" office:value="0.015616" calcext:value-type="float">
            <text:p>0.01561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office:value-type="float" office:value="5.384192" calcext:value-type="float">
            <text:p>5.384192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office:value-type="float" office:value="168" calcext:value-type="float">
            <text:p>168</text:p>
          </table:table-cell>
          <table:table-cell office:value-type="float" office:value="6.495488" calcext:value-type="float">
            <text:p>6.495488</text:p>
          </table:table-cell>
          <table:table-cell office:value-type="float" office:value="0.016128" calcext:value-type="float">
            <text:p>0.01612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office:value-type="float" office:value="176" calcext:value-type="float">
            <text:p>176</text:p>
          </table:table-cell>
          <table:table-cell office:value-type="float" office:value="6.491904" calcext:value-type="float">
            <text:p>6.491904</text:p>
          </table:table-cell>
          <table:table-cell office:value-type="float" office:value="0.016128" calcext:value-type="float">
            <text:p>0.01612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office:value-type="float" office:value="184" calcext:value-type="float">
            <text:p>184</text:p>
          </table:table-cell>
          <table:table-cell office:value-type="float" office:value="5.935872" calcext:value-type="float">
            <text:p>5.935872</text:p>
          </table:table-cell>
          <table:table-cell office:value-type="float" office:value="0.015872" calcext:value-type="float">
            <text:p>0.01587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office:value-type="float" office:value="192" calcext:value-type="float">
            <text:p>192</text:p>
          </table:table-cell>
          <table:table-cell office:value-type="float" office:value="5.9712" calcext:value-type="float">
            <text:p>5.9712</text:p>
          </table:table-cell>
          <table:table-cell office:value-type="float" office:value="0.016128" calcext:value-type="float">
            <text:p>0.01612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7.067136" calcext:value-type="float">
            <text:p>7.067136</text:p>
          </table:table-cell>
          <table:table-cell office:value-type="float" office:value="0.015616" calcext:value-type="float">
            <text:p>0.01561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5" calcext:value-type="float">
            <text:p>25</text:p>
          </table:table-cell>
          <table:table-cell office:value-type="float" office:value="208" calcext:value-type="float">
            <text:p>208</text:p>
          </table:table-cell>
          <table:table-cell office:value-type="float" office:value="7.073536" calcext:value-type="float">
            <text:p>7.073536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office:value-type="float" office:value="5.916928" calcext:value-type="float">
            <text:p>5.916928</text:p>
          </table:table-cell>
          <table:table-cell office:value-type="float" office:value="0.016128" calcext:value-type="float">
            <text:p>0.01612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3" calcext:value-type="float">
            <text:p>23</text:p>
          </table:table-cell>
          <table:table-cell office:value-type="float" office:value="224" calcext:value-type="float">
            <text:p>224</text:p>
          </table:table-cell>
          <table:table-cell office:value-type="float" office:value="5.92" calcext:value-type="float">
            <text:p>5.92</text:p>
          </table:table-cell>
          <table:table-cell office:value-type="float" office:value="0.015872" calcext:value-type="float">
            <text:p>0.01587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2" calcext:value-type="float">
            <text:p>22</text:p>
          </table:table-cell>
          <table:table-cell office:value-type="float" office:value="232" calcext:value-type="float">
            <text:p>232</text:p>
          </table:table-cell>
          <table:table-cell office:value-type="float" office:value="6.42176" calcext:value-type="float">
            <text:p>6.42176</text:p>
          </table:table-cell>
          <table:table-cell office:value-type="float" office:value="0.01664" calcext:value-type="float">
            <text:p>0.016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office:value-type="float" office:value="240" calcext:value-type="float">
            <text:p>240</text:p>
          </table:table-cell>
          <table:table-cell office:value-type="float" office:value="6.422527" calcext:value-type="float">
            <text:p>6.422527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office:value-type="float" office:value="248" calcext:value-type="float">
            <text:p>248</text:p>
          </table:table-cell>
          <table:table-cell office:value-type="float" office:value="6.414336" calcext:value-type="float">
            <text:p>6.414336</text:p>
          </table:table-cell>
          <table:table-cell office:value-type="float" office:value="0.016896" calcext:value-type="float">
            <text:p>0.01689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office:value-type="float" office:value="256" calcext:value-type="float">
            <text:p>256</text:p>
          </table:table-cell>
          <table:table-cell office:value-type="float" office:value="5.372672" calcext:value-type="float">
            <text:p>5.372672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" calcext:value-type="float">
            <text:p>19</text:p>
          </table:table-cell>
          <table:table-cell office:value-type="float" office:value="264" calcext:value-type="float">
            <text:p>264</text:p>
          </table:table-cell>
          <table:table-cell office:value-type="float" office:value="6.562816" calcext:value-type="float">
            <text:p>6.562816</text:p>
          </table:table-cell>
          <table:table-cell office:value-type="float" office:value="0.015616" calcext:value-type="float">
            <text:p>0.01561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" calcext:value-type="float">
            <text:p>19</text:p>
          </table:table-cell>
          <table:table-cell office:value-type="float" office:value="272" calcext:value-type="float">
            <text:p>272</text:p>
          </table:table-cell>
          <table:table-cell office:value-type="float" office:value="6.563072" calcext:value-type="float">
            <text:p>6.563072</text:p>
          </table:table-cell>
          <table:table-cell office:value-type="float" office:value="0.01664" calcext:value-type="float">
            <text:p>0.016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8" calcext:value-type="float">
            <text:p>18</text:p>
          </table:table-cell>
          <table:table-cell office:value-type="float" office:value="280" calcext:value-type="float">
            <text:p>280</text:p>
          </table:table-cell>
          <table:table-cell office:value-type="float" office:value="6.541568" calcext:value-type="float">
            <text:p>6.541568</text:p>
          </table:table-cell>
          <table:table-cell office:value-type="float" office:value="0.017152" calcext:value-type="float">
            <text:p>0.01715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8" calcext:value-type="float">
            <text:p>18</text:p>
          </table:table-cell>
          <table:table-cell office:value-type="float" office:value="288" calcext:value-type="float">
            <text:p>288</text:p>
          </table:table-cell>
          <table:table-cell office:value-type="float" office:value="6.575872" calcext:value-type="float">
            <text:p>6.575872</text:p>
          </table:table-cell>
          <table:table-cell office:value-type="float" office:value="0.016128" calcext:value-type="float">
            <text:p>0.01612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7" calcext:value-type="float">
            <text:p>17</text:p>
          </table:table-cell>
          <table:table-cell office:value-type="float" office:value="296" calcext:value-type="float">
            <text:p>296</text:p>
          </table:table-cell>
          <table:table-cell office:value-type="float" office:value="7.01184" calcext:value-type="float">
            <text:p>7.01184</text:p>
          </table:table-cell>
          <table:table-cell office:value-type="float" office:value="0.016896" calcext:value-type="float">
            <text:p>0.01689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7" calcext:value-type="float">
            <text:p>17</text:p>
          </table:table-cell>
          <table:table-cell office:value-type="float" office:value="304" calcext:value-type="float">
            <text:p>304</text:p>
          </table:table-cell>
          <table:table-cell office:value-type="float" office:value="7.035648" calcext:value-type="float">
            <text:p>7.035648</text:p>
          </table:table-cell>
          <table:table-cell office:value-type="float" office:value="0.01664" calcext:value-type="float">
            <text:p>0.016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7" calcext:value-type="float">
            <text:p>17</text:p>
          </table:table-cell>
          <table:table-cell office:value-type="float" office:value="312" calcext:value-type="float">
            <text:p>312</text:p>
          </table:table-cell>
          <table:table-cell office:value-type="float" office:value="7.057664" calcext:value-type="float">
            <text:p>7.057664</text:p>
          </table:table-cell>
          <table:table-cell office:value-type="float" office:value="0.017152" calcext:value-type="float">
            <text:p>0.01715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5.466368" calcext:value-type="float">
            <text:p>5.466368</text:p>
          </table:table-cell>
          <table:table-cell office:value-type="float" office:value="0.015104" calcext:value-type="float">
            <text:p>0.01510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6" calcext:value-type="float">
            <text:p>16</text:p>
          </table:table-cell>
          <table:table-cell office:value-type="float" office:value="328" calcext:value-type="float">
            <text:p>328</text:p>
          </table:table-cell>
          <table:table-cell office:value-type="float" office:value="6.121984" calcext:value-type="float">
            <text:p>6.121984</text:p>
          </table:table-cell>
          <table:table-cell office:value-type="float" office:value="0.015872" calcext:value-type="float">
            <text:p>0.01587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office:value-type="float" office:value="336" calcext:value-type="float">
            <text:p>336</text:p>
          </table:table-cell>
          <table:table-cell office:value-type="float" office:value="6.106112" calcext:value-type="float">
            <text:p>6.106112</text:p>
          </table:table-cell>
          <table:table-cell office:value-type="float" office:value="0.016128" calcext:value-type="float">
            <text:p>0.01612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office:value-type="float" office:value="344" calcext:value-type="float">
            <text:p>344</text:p>
          </table:table-cell>
          <table:table-cell office:value-type="float" office:value="6.10944" calcext:value-type="float">
            <text:p>6.10944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6.108928" calcext:value-type="float">
            <text:p>6.108928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" calcext:value-type="float">
            <text:p>14</text:p>
          </table:table-cell>
          <table:table-cell office:value-type="float" office:value="360" calcext:value-type="float">
            <text:p>360</text:p>
          </table:table-cell>
          <table:table-cell office:value-type="float" office:value="6.647808" calcext:value-type="float">
            <text:p>6.647808</text:p>
          </table:table-cell>
          <table:table-cell office:value-type="float" office:value="0.01664" calcext:value-type="float">
            <text:p>0.016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" calcext:value-type="float">
            <text:p>14</text:p>
          </table:table-cell>
          <table:table-cell office:value-type="float" office:value="368" calcext:value-type="float">
            <text:p>368</text:p>
          </table:table-cell>
          <table:table-cell office:value-type="float" office:value="6.644736" calcext:value-type="float">
            <text:p>6.644736</text:p>
          </table:table-cell>
          <table:table-cell office:value-type="float" office:value="0.017408" calcext:value-type="float">
            <text:p>0.01740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" calcext:value-type="float">
            <text:p>14</text:p>
          </table:table-cell>
          <table:table-cell office:value-type="float" office:value="376" calcext:value-type="float">
            <text:p>376</text:p>
          </table:table-cell>
          <table:table-cell office:value-type="float" office:value="6.642432" calcext:value-type="float">
            <text:p>6.642432</text:p>
          </table:table-cell>
          <table:table-cell office:value-type="float" office:value="0.017408" calcext:value-type="float">
            <text:p>0.01740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" calcext:value-type="float">
            <text:p>14</text:p>
          </table:table-cell>
          <table:table-cell office:value-type="float" office:value="384" calcext:value-type="float">
            <text:p>384</text:p>
          </table:table-cell>
          <table:table-cell office:value-type="float" office:value="6.679296" calcext:value-type="float">
            <text:p>6.679296</text:p>
          </table:table-cell>
          <table:table-cell office:value-type="float" office:value="0.017408" calcext:value-type="float">
            <text:p>0.01740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3" calcext:value-type="float">
            <text:p>13</text:p>
          </table:table-cell>
          <table:table-cell office:value-type="float" office:value="392" calcext:value-type="float">
            <text:p>392</text:p>
          </table:table-cell>
          <table:table-cell office:value-type="float" office:value="7.195904" calcext:value-type="float">
            <text:p>7.195904</text:p>
          </table:table-cell>
          <table:table-cell office:value-type="float" office:value="0.017664" calcext:value-type="float">
            <text:p>0.0176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 office:value-type="float" office:value="7.200511" calcext:value-type="float">
            <text:p>7.200511</text:p>
          </table:table-cell>
          <table:table-cell office:value-type="float" office:value="0.017408" calcext:value-type="float">
            <text:p>0.01740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3" calcext:value-type="float">
            <text:p>13</text:p>
          </table:table-cell>
          <table:table-cell office:value-type="float" office:value="408" calcext:value-type="float">
            <text:p>408</text:p>
          </table:table-cell>
          <table:table-cell office:value-type="float" office:value="7.212032" calcext:value-type="float">
            <text:p>7.212032</text:p>
          </table:table-cell>
          <table:table-cell office:value-type="float" office:value="0.017664" calcext:value-type="float">
            <text:p>0.0176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3" calcext:value-type="float">
            <text:p>13</text:p>
          </table:table-cell>
          <table:table-cell office:value-type="float" office:value="416" calcext:value-type="float">
            <text:p>416</text:p>
          </table:table-cell>
          <table:table-cell office:value-type="float" office:value="7.204864" calcext:value-type="float">
            <text:p>7.204864</text:p>
          </table:table-cell>
          <table:table-cell office:value-type="float" office:value="0.017664" calcext:value-type="float">
            <text:p>0.0176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" calcext:value-type="float">
            <text:p>12</text:p>
          </table:table-cell>
          <table:table-cell office:value-type="float" office:value="424" calcext:value-type="float">
            <text:p>424</text:p>
          </table:table-cell>
          <table:table-cell office:value-type="float" office:value="6.03264" calcext:value-type="float">
            <text:p>6.03264</text:p>
          </table:table-cell>
          <table:table-cell office:value-type="float" office:value="0.016128" calcext:value-type="float">
            <text:p>0.01612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" calcext:value-type="float">
            <text:p>12</text:p>
          </table:table-cell>
          <table:table-cell office:value-type="float" office:value="432" calcext:value-type="float">
            <text:p>432</text:p>
          </table:table-cell>
          <table:table-cell office:value-type="float" office:value="6.030335" calcext:value-type="float">
            <text:p>6.030335</text:p>
          </table:table-cell>
          <table:table-cell office:value-type="float" office:value="0.016128" calcext:value-type="float">
            <text:p>0.01612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" calcext:value-type="float">
            <text:p>12</text:p>
          </table:table-cell>
          <table:table-cell office:value-type="float" office:value="440" calcext:value-type="float">
            <text:p>440</text:p>
          </table:table-cell>
          <table:table-cell office:value-type="float" office:value="6.04032" calcext:value-type="float">
            <text:p>6.04032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" calcext:value-type="float">
            <text:p>12</text:p>
          </table:table-cell>
          <table:table-cell office:value-type="float" office:value="448" calcext:value-type="float">
            <text:p>448</text:p>
          </table:table-cell>
          <table:table-cell office:value-type="float" office:value="6.04032" calcext:value-type="float">
            <text:p>6.04032</text:p>
          </table:table-cell>
          <table:table-cell office:value-type="float" office:value="0.015616" calcext:value-type="float">
            <text:p>0.01561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" calcext:value-type="float">
            <text:p>11</text:p>
          </table:table-cell>
          <table:table-cell office:value-type="float" office:value="456" calcext:value-type="float">
            <text:p>456</text:p>
          </table:table-cell>
          <table:table-cell office:value-type="float" office:value="6.508544" calcext:value-type="float">
            <text:p>6.508544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" calcext:value-type="float">
            <text:p>11</text:p>
          </table:table-cell>
          <table:table-cell office:value-type="float" office:value="464" calcext:value-type="float">
            <text:p>464</text:p>
          </table:table-cell>
          <table:table-cell office:value-type="float" office:value="6.514176" calcext:value-type="float">
            <text:p>6.514176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" calcext:value-type="float">
            <text:p>11</text:p>
          </table:table-cell>
          <table:table-cell office:value-type="float" office:value="472" calcext:value-type="float">
            <text:p>472</text:p>
          </table:table-cell>
          <table:table-cell office:value-type="float" office:value="6.52672" calcext:value-type="float">
            <text:p>6.52672</text:p>
          </table:table-cell>
          <table:table-cell office:value-type="float" office:value="0.017408" calcext:value-type="float">
            <text:p>0.01740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" calcext:value-type="float">
            <text:p>11</text:p>
          </table:table-cell>
          <table:table-cell office:value-type="float" office:value="480" calcext:value-type="float">
            <text:p>480</text:p>
          </table:table-cell>
          <table:table-cell office:value-type="float" office:value="6.56256" calcext:value-type="float">
            <text:p>6.56256</text:p>
          </table:table-cell>
          <table:table-cell office:value-type="float" office:value="0.01664" calcext:value-type="float">
            <text:p>0.016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" calcext:value-type="float">
            <text:p>11</text:p>
          </table:table-cell>
          <table:table-cell office:value-type="float" office:value="488" calcext:value-type="float">
            <text:p>488</text:p>
          </table:table-cell>
          <table:table-cell office:value-type="float" office:value="6.561024" calcext:value-type="float">
            <text:p>6.561024</text:p>
          </table:table-cell>
          <table:table-cell office:value-type="float" office:value="0.017408" calcext:value-type="float">
            <text:p>0.01740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" calcext:value-type="float">
            <text:p>11</text:p>
          </table:table-cell>
          <table:table-cell office:value-type="float" office:value="496" calcext:value-type="float">
            <text:p>496</text:p>
          </table:table-cell>
          <table:table-cell office:value-type="float" office:value="6.560512" calcext:value-type="float">
            <text:p>6.560512</text:p>
          </table:table-cell>
          <table:table-cell office:value-type="float" office:value="0.017408" calcext:value-type="float">
            <text:p>0.01740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504" calcext:value-type="float">
            <text:p>504</text:p>
          </table:table-cell>
          <table:table-cell office:value-type="float" office:value="6.557952" calcext:value-type="float">
            <text:p>6.557952</text:p>
          </table:table-cell>
          <table:table-cell office:value-type="float" office:value="0.017408" calcext:value-type="float">
            <text:p>0.01740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6.55744" calcext:value-type="float">
            <text:p>6.55744</text:p>
          </table:table-cell>
          <table:table-cell office:value-type="float" office:value="0.017408" calcext:value-type="float">
            <text:p>0.01740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520" calcext:value-type="float">
            <text:p>520</text:p>
          </table:table-cell>
          <table:table-cell office:value-type="float" office:value="7.137024" calcext:value-type="float">
            <text:p>7.137024</text:p>
          </table:table-cell>
          <table:table-cell office:value-type="float" office:value="0.017664" calcext:value-type="float">
            <text:p>0.0176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office:value-type="float" office:value="7.138824" calcext:value-type="float">
            <text:p>7.138824</text:p>
          </table:table-cell>
          <table:table-cell office:value-type="float" office:value="0.018424" calcext:value-type="float">
            <text:p>0.01842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536" calcext:value-type="float">
            <text:p>536</text:p>
          </table:table-cell>
          <table:table-cell office:value-type="float" office:value="7.149056" calcext:value-type="float">
            <text:p>7.149056</text:p>
          </table:table-cell>
          <table:table-cell office:value-type="float" office:value="0.01792" calcext:value-type="float">
            <text:p>0.0179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office:value-type="float" office:value="7.162624" calcext:value-type="float">
            <text:p>7.162624</text:p>
          </table:table-cell>
          <table:table-cell office:value-type="float" office:value="0.017408" calcext:value-type="float">
            <text:p>0.01740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552" calcext:value-type="float">
            <text:p>552</text:p>
          </table:table-cell>
          <table:table-cell office:value-type="float" office:value="7.604735" calcext:value-type="float">
            <text:p>7.604735</text:p>
          </table:table-cell>
          <table:table-cell office:value-type="float" office:value="0.018432" calcext:value-type="float">
            <text:p>0.01843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float" office:value="560" calcext:value-type="float">
            <text:p>560</text:p>
          </table:table-cell>
          <table:table-cell office:value-type="float" office:value="7.607296" calcext:value-type="float">
            <text:p>7.607296</text:p>
          </table:table-cell>
          <table:table-cell office:value-type="float" office:value="0.01792" calcext:value-type="float">
            <text:p>0.0179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float" office:value="568" calcext:value-type="float">
            <text:p>568</text:p>
          </table:table-cell>
          <table:table-cell office:value-type="float" office:value="7.602176" calcext:value-type="float">
            <text:p>7.602176</text:p>
          </table:table-cell>
          <table:table-cell office:value-type="float" office:value="0.01792" calcext:value-type="float">
            <text:p>0.0179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float" office:value="576" calcext:value-type="float">
            <text:p>576</text:p>
          </table:table-cell>
          <table:table-cell office:value-type="float" office:value="7.63648" calcext:value-type="float">
            <text:p>7.63648</text:p>
          </table:table-cell>
          <table:table-cell office:value-type="float" office:value="0.01792" calcext:value-type="float">
            <text:p>0.0179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float" office:value="584" calcext:value-type="float">
            <text:p>584</text:p>
          </table:table-cell>
          <table:table-cell office:value-type="float" office:value="8.098048" calcext:value-type="float">
            <text:p>8.098048</text:p>
          </table:table-cell>
          <table:table-cell office:value-type="float" office:value="0.018944" calcext:value-type="float">
            <text:p>0.01894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float" office:value="592" calcext:value-type="float">
            <text:p>592</text:p>
          </table:table-cell>
          <table:table-cell office:value-type="float" office:value="8.089088" calcext:value-type="float">
            <text:p>8.089088</text:p>
          </table:table-cell>
          <table:table-cell office:value-type="float" office:value="0.018688" calcext:value-type="float">
            <text:p>0.01868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float" office:value="600" calcext:value-type="float">
            <text:p>600</text:p>
          </table:table-cell>
          <table:table-cell office:value-type="float" office:value="8.083968" calcext:value-type="float">
            <text:p>8.083968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float" office:value="608" calcext:value-type="float">
            <text:p>608</text:p>
          </table:table-cell>
          <table:table-cell office:value-type="float" office:value="8.082944" calcext:value-type="float">
            <text:p>8.082944</text:p>
          </table:table-cell>
          <table:table-cell office:value-type="float" office:value="0.018944" calcext:value-type="float">
            <text:p>0.01894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float" office:value="616" calcext:value-type="float">
            <text:p>616</text:p>
          </table:table-cell>
          <table:table-cell office:value-type="float" office:value="8.077568" calcext:value-type="float">
            <text:p>8.077568</text:p>
          </table:table-cell>
          <table:table-cell office:value-type="float" office:value="0.019456" calcext:value-type="float">
            <text:p>0.01945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float" office:value="624" calcext:value-type="float">
            <text:p>624</text:p>
          </table:table-cell>
          <table:table-cell office:value-type="float" office:value="8.077056" calcext:value-type="float">
            <text:p>8.077056</text:p>
          </table:table-cell>
          <table:table-cell office:value-type="float" office:value="0.019712" calcext:value-type="float">
            <text:p>0.01971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632" calcext:value-type="float">
            <text:p>632</text:p>
          </table:table-cell>
          <table:table-cell office:value-type="float" office:value="5.594624" calcext:value-type="float">
            <text:p>5.594624</text:p>
          </table:table-cell>
          <table:table-cell office:value-type="float" office:value="0.015872" calcext:value-type="float">
            <text:p>0.01587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640" calcext:value-type="float">
            <text:p>640</text:p>
          </table:table-cell>
          <table:table-cell office:value-type="float" office:value="5.595904" calcext:value-type="float">
            <text:p>5.595904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648" calcext:value-type="float">
            <text:p>648</text:p>
          </table:table-cell>
          <table:table-cell office:value-type="float" office:value="6.17472" calcext:value-type="float">
            <text:p>6.17472</text:p>
          </table:table-cell>
          <table:table-cell office:value-type="float" office:value="0.015872" calcext:value-type="float">
            <text:p>0.01587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656" calcext:value-type="float">
            <text:p>656</text:p>
          </table:table-cell>
          <table:table-cell office:value-type="float" office:value="6.178816" calcext:value-type="float">
            <text:p>6.178816</text:p>
          </table:table-cell>
          <table:table-cell office:value-type="float" office:value="0.016128" calcext:value-type="float">
            <text:p>0.01612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664" calcext:value-type="float">
            <text:p>664</text:p>
          </table:table-cell>
          <table:table-cell office:value-type="float" office:value="6.1888" calcext:value-type="float">
            <text:p>6.1888</text:p>
          </table:table-cell>
          <table:table-cell office:value-type="float" office:value="0.016128" calcext:value-type="float">
            <text:p>0.01612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672" calcext:value-type="float">
            <text:p>672</text:p>
          </table:table-cell>
          <table:table-cell office:value-type="float" office:value="6.21952" calcext:value-type="float">
            <text:p>6.21952</text:p>
          </table:table-cell>
          <table:table-cell office:value-type="float" office:value="0.015872" calcext:value-type="float">
            <text:p>0.01587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680" calcext:value-type="float">
            <text:p>680</text:p>
          </table:table-cell>
          <table:table-cell office:value-type="float" office:value="6.204672" calcext:value-type="float">
            <text:p>6.204672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688" calcext:value-type="float">
            <text:p>688</text:p>
          </table:table-cell>
          <table:table-cell office:value-type="float" office:value="6.208256" calcext:value-type="float">
            <text:p>6.208256</text:p>
          </table:table-cell>
          <table:table-cell office:value-type="float" office:value="0.016384" calcext:value-type="float">
            <text:p>0.01638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696" calcext:value-type="float">
            <text:p>696</text:p>
          </table:table-cell>
          <table:table-cell office:value-type="float" office:value="6.20928" calcext:value-type="float">
            <text:p>6.20928</text:p>
          </table:table-cell>
          <table:table-cell office:value-type="float" office:value="0.01664" calcext:value-type="float">
            <text:p>0.016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704" calcext:value-type="float">
            <text:p>704</text:p>
          </table:table-cell>
          <table:table-cell office:value-type="float" office:value="6.21184" calcext:value-type="float">
            <text:p>6.21184</text:p>
          </table:table-cell>
          <table:table-cell office:value-type="float" office:value="0.016128" calcext:value-type="float">
            <text:p>0.01612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712" calcext:value-type="float">
            <text:p>712</text:p>
          </table:table-cell>
          <table:table-cell office:value-type="float" office:value="6.745856" calcext:value-type="float">
            <text:p>6.745856</text:p>
          </table:table-cell>
          <table:table-cell office:value-type="float" office:value="0.01664" calcext:value-type="float">
            <text:p>0.016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720" calcext:value-type="float">
            <text:p>720</text:p>
          </table:table-cell>
          <table:table-cell office:value-type="float" office:value="6.75584" calcext:value-type="float">
            <text:p>6.75584</text:p>
          </table:table-cell>
          <table:table-cell office:value-type="float" office:value="0.01664" calcext:value-type="float">
            <text:p>0.016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728" calcext:value-type="float">
            <text:p>728</text:p>
          </table:table-cell>
          <table:table-cell office:value-type="float" office:value="6.752512" calcext:value-type="float">
            <text:p>6.752512</text:p>
          </table:table-cell>
          <table:table-cell office:value-type="float" office:value="0.017408" calcext:value-type="float">
            <text:p>0.01740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736" calcext:value-type="float">
            <text:p>736</text:p>
          </table:table-cell>
          <table:table-cell office:value-type="float" office:value="6.756608" calcext:value-type="float">
            <text:p>6.756608</text:p>
          </table:table-cell>
          <table:table-cell office:value-type="float" office:value="0.016128" calcext:value-type="float">
            <text:p>0.01612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744" calcext:value-type="float">
            <text:p>744</text:p>
          </table:table-cell>
          <table:table-cell office:value-type="float" office:value="6.76352" calcext:value-type="float">
            <text:p>6.76352</text:p>
          </table:table-cell>
          <table:table-cell office:value-type="float" office:value="0.017408" calcext:value-type="float">
            <text:p>0.01740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752" calcext:value-type="float">
            <text:p>752</text:p>
          </table:table-cell>
          <table:table-cell office:value-type="float" office:value="6.761984" calcext:value-type="float">
            <text:p>6.761984</text:p>
          </table:table-cell>
          <table:table-cell office:value-type="float" office:value="0.01792" calcext:value-type="float">
            <text:p>0.0179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760" calcext:value-type="float">
            <text:p>760</text:p>
          </table:table-cell>
          <table:table-cell office:value-type="float" office:value="6.762752" calcext:value-type="float">
            <text:p>6.762752</text:p>
          </table:table-cell>
          <table:table-cell office:value-type="float" office:value="0.017664" calcext:value-type="float">
            <text:p>0.0176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768" calcext:value-type="float">
            <text:p>768</text:p>
          </table:table-cell>
          <table:table-cell office:value-type="float" office:value="6.798336" calcext:value-type="float">
            <text:p>6.798336</text:p>
          </table:table-cell>
          <table:table-cell office:value-type="float" office:value="0.016896" calcext:value-type="float">
            <text:p>0.01689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776" calcext:value-type="float">
            <text:p>776</text:p>
          </table:table-cell>
          <table:table-cell office:value-type="float" office:value="7.312896" calcext:value-type="float">
            <text:p>7.312896</text:p>
          </table:table-cell>
          <table:table-cell office:value-type="float" office:value="0.01792" calcext:value-type="float">
            <text:p>0.0179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784" calcext:value-type="float">
            <text:p>784</text:p>
          </table:table-cell>
          <table:table-cell office:value-type="float" office:value="7.313152" calcext:value-type="float">
            <text:p>7.313152</text:p>
          </table:table-cell>
          <table:table-cell office:value-type="float" office:value="0.017664" calcext:value-type="float">
            <text:p>0.0176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792" calcext:value-type="float">
            <text:p>792</text:p>
          </table:table-cell>
          <table:table-cell office:value-type="float" office:value="7.329536" calcext:value-type="float">
            <text:p>7.329536</text:p>
          </table:table-cell>
          <table:table-cell office:value-type="float" office:value="0.01792" calcext:value-type="float">
            <text:p>0.0179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office:value-type="float" office:value="7.32928" calcext:value-type="float">
            <text:p>7.32928</text:p>
          </table:table-cell>
          <table:table-cell office:value-type="float" office:value="0.017664" calcext:value-type="float">
            <text:p>0.0176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808" calcext:value-type="float">
            <text:p>808</text:p>
          </table:table-cell>
          <table:table-cell office:value-type="float" office:value="7.344128" calcext:value-type="float">
            <text:p>7.344128</text:p>
          </table:table-cell>
          <table:table-cell office:value-type="float" office:value="0.018176" calcext:value-type="float">
            <text:p>0.01817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816" calcext:value-type="float">
            <text:p>816</text:p>
          </table:table-cell>
          <table:table-cell office:value-type="float" office:value="7.329016" calcext:value-type="float">
            <text:p>7.329016</text:p>
          </table:table-cell>
          <table:table-cell office:value-type="float" office:value="0.018176" calcext:value-type="float">
            <text:p>0.01817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824" calcext:value-type="float">
            <text:p>824</text:p>
          </table:table-cell>
          <table:table-cell office:value-type="float" office:value="7.343104" calcext:value-type="float">
            <text:p>7.343104</text:p>
          </table:table-cell>
          <table:table-cell office:value-type="float" office:value="0.018432" calcext:value-type="float">
            <text:p>0.01843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832" calcext:value-type="float">
            <text:p>832</text:p>
          </table:table-cell>
          <table:table-cell office:value-type="float" office:value="7.343616" calcext:value-type="float">
            <text:p>7.343616</text:p>
          </table:table-cell>
          <table:table-cell office:value-type="float" office:value="0.018176" calcext:value-type="float">
            <text:p>0.01817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840" calcext:value-type="float">
            <text:p>840</text:p>
          </table:table-cell>
          <table:table-cell office:value-type="float" office:value="7.842048" calcext:value-type="float">
            <text:p>7.842048</text:p>
          </table:table-cell>
          <table:table-cell office:value-type="float" office:value="0.018432" calcext:value-type="float">
            <text:p>0.01843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848" calcext:value-type="float">
            <text:p>848</text:p>
          </table:table-cell>
          <table:table-cell office:value-type="float" office:value="7.833088" calcext:value-type="float">
            <text:p>7.833088</text:p>
          </table:table-cell>
          <table:table-cell office:value-type="float" office:value="0.018432" calcext:value-type="float">
            <text:p>0.01843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856" calcext:value-type="float">
            <text:p>856</text:p>
          </table:table-cell>
          <table:table-cell office:value-type="float" office:value="7.84256" calcext:value-type="float">
            <text:p>7.84256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864" calcext:value-type="float">
            <text:p>864</text:p>
          </table:table-cell>
          <table:table-cell office:value-type="float" office:value="7.883008" calcext:value-type="float">
            <text:p>7.883008</text:p>
          </table:table-cell>
          <table:table-cell office:value-type="float" office:value="0.018688" calcext:value-type="float">
            <text:p>0.01868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872" calcext:value-type="float">
            <text:p>872</text:p>
          </table:table-cell>
          <table:table-cell office:value-type="float" office:value="7.847168" calcext:value-type="float">
            <text:p>7.847168</text:p>
          </table:table-cell>
          <table:table-cell office:value-type="float" office:value="0.0192" calcext:value-type="float">
            <text:p>0.019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880" calcext:value-type="float">
            <text:p>880</text:p>
          </table:table-cell>
          <table:table-cell office:value-type="float" office:value="7.848192" calcext:value-type="float">
            <text:p>7.848192</text:p>
          </table:table-cell>
          <table:table-cell office:value-type="float" office:value="0.018944" calcext:value-type="float">
            <text:p>0.01894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888" calcext:value-type="float">
            <text:p>888</text:p>
          </table:table-cell>
          <table:table-cell office:value-type="float" office:value="7.847937" calcext:value-type="float">
            <text:p>7.847937</text:p>
          </table:table-cell>
          <table:table-cell office:value-type="float" office:value="0.019456" calcext:value-type="float">
            <text:p>0.01945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896" calcext:value-type="float">
            <text:p>896</text:p>
          </table:table-cell>
          <table:table-cell office:value-type="float" office:value="7.853568" calcext:value-type="float">
            <text:p>7.853568</text:p>
          </table:table-cell>
          <table:table-cell office:value-type="float" office:value="0.018944" calcext:value-type="float">
            <text:p>0.01894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904" calcext:value-type="float">
            <text:p>904</text:p>
          </table:table-cell>
          <table:table-cell office:value-type="float" office:value="8.340224" calcext:value-type="float">
            <text:p>8.340224</text:p>
          </table:table-cell>
          <table:table-cell office:value-type="float" office:value="0.019712" calcext:value-type="float">
            <text:p>0.01971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912" calcext:value-type="float">
            <text:p>912</text:p>
          </table:table-cell>
          <table:table-cell office:value-type="float" office:value="8.335104" calcext:value-type="float">
            <text:p>8.335104</text:p>
          </table:table-cell>
          <table:table-cell office:value-type="float" office:value="0.019712" calcext:value-type="float">
            <text:p>0.01971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920" calcext:value-type="float">
            <text:p>920</text:p>
          </table:table-cell>
          <table:table-cell office:value-type="float" office:value="8.362495" calcext:value-type="float">
            <text:p>8.362495</text:p>
          </table:table-cell>
          <table:table-cell office:value-type="float" office:value="0.019712" calcext:value-type="float">
            <text:p>0.01971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928" calcext:value-type="float">
            <text:p>928</text:p>
          </table:table-cell>
          <table:table-cell office:value-type="float" office:value="8.376064" calcext:value-type="float">
            <text:p>8.376064</text:p>
          </table:table-cell>
          <table:table-cell office:value-type="float" office:value="0.019456" calcext:value-type="float">
            <text:p>0.01945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936" calcext:value-type="float">
            <text:p>936</text:p>
          </table:table-cell>
          <table:table-cell office:value-type="float" office:value="8.380159" calcext:value-type="float">
            <text:p>8.380159</text:p>
          </table:table-cell>
          <table:table-cell office:value-type="float" office:value="0.02048" calcext:value-type="float">
            <text:p>0.0204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944" calcext:value-type="float">
            <text:p>944</text:p>
          </table:table-cell>
          <table:table-cell office:value-type="float" office:value="8.388608" calcext:value-type="float">
            <text:p>8.388608</text:p>
          </table:table-cell>
          <table:table-cell office:value-type="float" office:value="0.02048" calcext:value-type="float">
            <text:p>0.0204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952" calcext:value-type="float">
            <text:p>952</text:p>
          </table:table-cell>
          <table:table-cell office:value-type="float" office:value="8.399616" calcext:value-type="float">
            <text:p>8.399616</text:p>
          </table:table-cell>
          <table:table-cell office:value-type="float" office:value="0.02048" calcext:value-type="float">
            <text:p>0.0204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960" calcext:value-type="float">
            <text:p>960</text:p>
          </table:table-cell>
          <table:table-cell office:value-type="float" office:value="8.4352" calcext:value-type="float">
            <text:p>8.4352</text:p>
          </table:table-cell>
          <table:table-cell office:value-type="float" office:value="0.019456" calcext:value-type="float">
            <text:p>0.01945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968" calcext:value-type="float">
            <text:p>968</text:p>
          </table:table-cell>
          <table:table-cell office:value-type="float" office:value="8.837632" calcext:value-type="float">
            <text:p>8.837632</text:p>
          </table:table-cell>
          <table:table-cell office:value-type="float" office:value="0.02048" calcext:value-type="float">
            <text:p>0.0204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976" calcext:value-type="float">
            <text:p>976</text:p>
          </table:table-cell>
          <table:table-cell office:value-type="float" office:value="8.874496" calcext:value-type="float">
            <text:p>8.874496</text:p>
          </table:table-cell>
          <table:table-cell office:value-type="float" office:value="0.02048" calcext:value-type="float">
            <text:p>0.0204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984" calcext:value-type="float">
            <text:p>984</text:p>
          </table:table-cell>
          <table:table-cell office:value-type="float" office:value="8.8064" calcext:value-type="float">
            <text:p>8.8064</text:p>
          </table:table-cell>
          <table:table-cell office:value-type="float" office:value="0.02048" calcext:value-type="float">
            <text:p>0.0204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992" calcext:value-type="float">
            <text:p>992</text:p>
          </table:table-cell>
          <table:table-cell office:value-type="float" office:value="8.80768" calcext:value-type="float">
            <text:p>8.80768</text:p>
          </table:table-cell>
          <table:table-cell office:value-type="float" office:value="0.020224" calcext:value-type="float">
            <text:p>0.02022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8.732672" calcext:value-type="float">
            <text:p>8.732672</text:p>
          </table:table-cell>
          <table:table-cell office:value-type="float" office:value="0.02048" calcext:value-type="float">
            <text:p>0.0204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1008" calcext:value-type="float">
            <text:p>1008</text:p>
          </table:table-cell>
          <table:table-cell office:value-type="float" office:value="8.730624" calcext:value-type="float">
            <text:p>8.730624</text:p>
          </table:table-cell>
          <table:table-cell office:value-type="float" office:value="0.02048" calcext:value-type="float">
            <text:p>0.0204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1016" calcext:value-type="float">
            <text:p>1016</text:p>
          </table:table-cell>
          <table:table-cell office:value-type="float" office:value="8.729344" calcext:value-type="float">
            <text:p>8.729344</text:p>
          </table:table-cell>
          <table:table-cell office:value-type="float" office:value="0.02048" calcext:value-type="float">
            <text:p>0.0204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8.724736" calcext:value-type="float">
            <text:p>8.724736</text:p>
          </table:table-cell>
          <table:table-cell office:value-type="float" office:value="0.02048" calcext:value-type="float">
            <text:p>0.0204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50" calcext:value-type="float">
            <text:p>1250</text:p>
          </table:table-cell>
          <table:table-cell office:value-type="float" office:value="8" calcext:value-type="float">
            <text:p>8</text:p>
          </table:table-cell>
          <table:table-cell office:value-type="float" office:value="88.507912" calcext:value-type="float">
            <text:p>88.507912</text:p>
          </table:table-cell>
          <table:table-cell office:value-type="float" office:value="0.02432" calcext:value-type="float">
            <text:p>0.0243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25" calcext:value-type="float">
            <text:p>625</text:p>
          </table:table-cell>
          <table:table-cell office:value-type="float" office:value="16" calcext:value-type="float">
            <text:p>16</text:p>
          </table:table-cell>
          <table:table-cell office:value-type="float" office:value="42.525696" calcext:value-type="float">
            <text:p>42.525696</text:p>
          </table:table-cell>
          <table:table-cell office:value-type="float" office:value="0.020992" calcext:value-type="float">
            <text:p>0.02099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17" calcext:value-type="float">
            <text:p>417</text:p>
          </table:table-cell>
          <table:table-cell office:value-type="float" office:value="24" calcext:value-type="float">
            <text:p>24</text:p>
          </table:table-cell>
          <table:table-cell office:value-type="float" office:value="31.961601" calcext:value-type="float">
            <text:p>31.961601</text:p>
          </table:table-cell>
          <table:table-cell office:value-type="float" office:value="0.02432" calcext:value-type="float">
            <text:p>0.0243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13" calcext:value-type="float">
            <text:p>313</text:p>
          </table:table-cell>
          <table:table-cell office:value-type="float" office:value="32" calcext:value-type="float">
            <text:p>32</text:p>
          </table:table-cell>
          <table:table-cell office:value-type="float" office:value="23.578625" calcext:value-type="float">
            <text:p>23.578625</text:p>
          </table:table-cell>
          <table:table-cell office:value-type="float" office:value="0.02432" calcext:value-type="float">
            <text:p>0.0243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office:value-type="float" office:value="33.554688" calcext:value-type="float">
            <text:p>33.554688</text:p>
          </table:table-cell>
          <table:table-cell office:value-type="float" office:value="0.024576" calcext:value-type="float">
            <text:p>0.02457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9" calcext:value-type="float">
            <text:p>209</text:p>
          </table:table-cell>
          <table:table-cell office:value-type="float" office:value="48" calcext:value-type="float">
            <text:p>48</text:p>
          </table:table-cell>
          <table:table-cell office:value-type="float" office:value="30.311682" calcext:value-type="float">
            <text:p>30.311682</text:p>
          </table:table-cell>
          <table:table-cell office:value-type="float" office:value="0.024064" calcext:value-type="float">
            <text:p>0.02406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79" calcext:value-type="float">
            <text:p>179</text:p>
          </table:table-cell>
          <table:table-cell office:value-type="float" office:value="56" calcext:value-type="float">
            <text:p>56</text:p>
          </table:table-cell>
          <table:table-cell office:value-type="float" office:value="24.721409" calcext:value-type="float">
            <text:p>24.721409</text:p>
          </table:table-cell>
          <table:table-cell office:value-type="float" office:value="0.025344" calcext:value-type="float">
            <text:p>0.02534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57" calcext:value-type="float">
            <text:p>157</text:p>
          </table:table-cell>
          <table:table-cell office:value-type="float" office:value="64" calcext:value-type="float">
            <text:p>64</text:p>
          </table:table-cell>
          <table:table-cell office:value-type="float" office:value="23.288065" calcext:value-type="float">
            <text:p>23.288065</text:p>
          </table:table-cell>
          <table:table-cell office:value-type="float" office:value="0.025088" calcext:value-type="float">
            <text:p>0.02508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9" calcext:value-type="float">
            <text:p>139</text:p>
          </table:table-cell>
          <table:table-cell office:value-type="float" office:value="72" calcext:value-type="float">
            <text:p>72</text:p>
          </table:table-cell>
          <table:table-cell office:value-type="float" office:value="28.516609" calcext:value-type="float">
            <text:p>28.516609</text:p>
          </table:table-cell>
          <table:table-cell office:value-type="float" office:value="0.025088" calcext:value-type="float">
            <text:p>0.02508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25.772289" calcext:value-type="float">
            <text:p>25.772289</text:p>
          </table:table-cell>
          <table:table-cell office:value-type="float" office:value="0.024832" calcext:value-type="float">
            <text:p>0.02483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4" calcext:value-type="float">
            <text:p>114</text:p>
          </table:table-cell>
          <table:table-cell office:value-type="float" office:value="88" calcext:value-type="float">
            <text:p>88</text:p>
          </table:table-cell>
          <table:table-cell office:value-type="float" office:value="24.531969" calcext:value-type="float">
            <text:p>24.531969</text:p>
          </table:table-cell>
          <table:table-cell office:value-type="float" office:value="0.025344" calcext:value-type="float">
            <text:p>0.02534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office:value-type="float" office:value="23.368704" calcext:value-type="float">
            <text:p>23.368704</text:p>
          </table:table-cell>
          <table:table-cell office:value-type="float" office:value="0.025856" calcext:value-type="float">
            <text:p>0.02585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office:value-type="float" office:value="26.514177" calcext:value-type="float">
            <text:p>26.514177</text:p>
          </table:table-cell>
          <table:table-cell office:value-type="float" office:value="0.026112" calcext:value-type="float">
            <text:p>0.02611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24.739841" calcext:value-type="float">
            <text:p>24.739841</text:p>
          </table:table-cell>
          <table:table-cell office:value-type="float" office:value="0.024576" calcext:value-type="float">
            <text:p>0.02457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4" calcext:value-type="float">
            <text:p>84</text:p>
          </table:table-cell>
          <table:table-cell office:value-type="float" office:value="120" calcext:value-type="float">
            <text:p>120</text:p>
          </table:table-cell>
          <table:table-cell office:value-type="float" office:value="23.204865" calcext:value-type="float">
            <text:p>23.204865</text:p>
          </table:table-cell>
          <table:table-cell office:value-type="float" office:value="0.0256" calcext:value-type="float">
            <text:p>0.025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9" calcext:value-type="float">
            <text:p>79</text:p>
          </table:table-cell>
          <table:table-cell office:value-type="float" office:value="128" calcext:value-type="float">
            <text:p>128</text:p>
          </table:table-cell>
          <table:table-cell office:value-type="float" office:value="22.939905" calcext:value-type="float">
            <text:p>22.939905</text:p>
          </table:table-cell>
          <table:table-cell office:value-type="float" office:value="0.025344" calcext:value-type="float">
            <text:p>0.02534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4" calcext:value-type="float">
            <text:p>74</text:p>
          </table:table-cell>
          <table:table-cell office:value-type="float" office:value="136" calcext:value-type="float">
            <text:p>136</text:p>
          </table:table-cell>
          <table:table-cell office:value-type="float" office:value="25.547007" calcext:value-type="float">
            <text:p>25.547007</text:p>
          </table:table-cell>
          <table:table-cell office:value-type="float" office:value="0.025856" calcext:value-type="float">
            <text:p>0.02585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0" calcext:value-type="float">
            <text:p>70</text:p>
          </table:table-cell>
          <table:table-cell office:value-type="float" office:value="144" calcext:value-type="float">
            <text:p>144</text:p>
          </table:table-cell>
          <table:table-cell office:value-type="float" office:value="24.367617" calcext:value-type="float">
            <text:p>24.367617</text:p>
          </table:table-cell>
          <table:table-cell office:value-type="float" office:value="0.0256" calcext:value-type="float">
            <text:p>0.025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6" calcext:value-type="float">
            <text:p>66</text:p>
          </table:table-cell>
          <table:table-cell office:value-type="float" office:value="152" calcext:value-type="float">
            <text:p>152</text:p>
          </table:table-cell>
          <table:table-cell office:value-type="float" office:value="23.339264" calcext:value-type="float">
            <text:p>23.339264</text:p>
          </table:table-cell>
          <table:table-cell office:value-type="float" office:value="0.026624" calcext:value-type="float">
            <text:p>0.02662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3" calcext:value-type="float">
            <text:p>63</text:p>
          </table:table-cell>
          <table:table-cell office:value-type="float" office:value="160" calcext:value-type="float">
            <text:p>160</text:p>
          </table:table-cell>
          <table:table-cell office:value-type="float" office:value="22.788607" calcext:value-type="float">
            <text:p>22.788607</text:p>
          </table:table-cell>
          <table:table-cell office:value-type="float" office:value="0.025344" calcext:value-type="float">
            <text:p>0.02534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0" calcext:value-type="float">
            <text:p>60</text:p>
          </table:table-cell>
          <table:table-cell office:value-type="float" office:value="168" calcext:value-type="float">
            <text:p>168</text:p>
          </table:table-cell>
          <table:table-cell office:value-type="float" office:value="25.249792" calcext:value-type="float">
            <text:p>25.249792</text:p>
          </table:table-cell>
          <table:table-cell office:value-type="float" office:value="0.025344" calcext:value-type="float">
            <text:p>0.02534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7" calcext:value-type="float">
            <text:p>57</text:p>
          </table:table-cell>
          <table:table-cell office:value-type="float" office:value="176" calcext:value-type="float">
            <text:p>176</text:p>
          </table:table-cell>
          <table:table-cell office:value-type="float" office:value="24.286465" calcext:value-type="float">
            <text:p>24.286465</text:p>
          </table:table-cell>
          <table:table-cell office:value-type="float" office:value="0.025856" calcext:value-type="float">
            <text:p>0.02585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5" calcext:value-type="float">
            <text:p>55</text:p>
          </table:table-cell>
          <table:table-cell office:value-type="float" office:value="184" calcext:value-type="float">
            <text:p>184</text:p>
          </table:table-cell>
          <table:table-cell office:value-type="float" office:value="22.794752" calcext:value-type="float">
            <text:p>22.794752</text:p>
          </table:table-cell>
          <table:table-cell office:value-type="float" office:value="0.026624" calcext:value-type="float">
            <text:p>0.02662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3" calcext:value-type="float">
            <text:p>53</text:p>
          </table:table-cell>
          <table:table-cell office:value-type="float" office:value="192" calcext:value-type="float">
            <text:p>192</text:p>
          </table:table-cell>
          <table:table-cell office:value-type="float" office:value="22.752769" calcext:value-type="float">
            <text:p>22.752769</text:p>
          </table:table-cell>
          <table:table-cell office:value-type="float" office:value="0.025856" calcext:value-type="float">
            <text:p>0.02585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24.930304" calcext:value-type="float">
            <text:p>24.930304</text:p>
          </table:table-cell>
          <table:table-cell office:value-type="float" office:value="0.025856" calcext:value-type="float">
            <text:p>0.02585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9" calcext:value-type="float">
            <text:p>49</text:p>
          </table:table-cell>
          <table:table-cell office:value-type="float" office:value="208" calcext:value-type="float">
            <text:p>208</text:p>
          </table:table-cell>
          <table:table-cell office:value-type="float" office:value="24.559103" calcext:value-type="float">
            <text:p>24.559103</text:p>
          </table:table-cell>
          <table:table-cell office:value-type="float" office:value="0.0256" calcext:value-type="float">
            <text:p>0.025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7" calcext:value-type="float">
            <text:p>47</text:p>
          </table:table-cell>
          <table:table-cell office:value-type="float" office:value="216" calcext:value-type="float">
            <text:p>216</text:p>
          </table:table-cell>
          <table:table-cell office:value-type="float" office:value="23.109121" calcext:value-type="float">
            <text:p>23.109121</text:p>
          </table:table-cell>
          <table:table-cell office:value-type="float" office:value="0.02688" calcext:value-type="float">
            <text:p>0.0268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5" calcext:value-type="float">
            <text:p>45</text:p>
          </table:table-cell>
          <table:table-cell office:value-type="float" office:value="224" calcext:value-type="float">
            <text:p>224</text:p>
          </table:table-cell>
          <table:table-cell office:value-type="float" office:value="23.110401" calcext:value-type="float">
            <text:p>23.110401</text:p>
          </table:table-cell>
          <table:table-cell office:value-type="float" office:value="0.025344" calcext:value-type="float">
            <text:p>0.02534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4" calcext:value-type="float">
            <text:p>44</text:p>
          </table:table-cell>
          <table:table-cell office:value-type="float" office:value="232" calcext:value-type="float">
            <text:p>232</text:p>
          </table:table-cell>
          <table:table-cell office:value-type="float" office:value="25.369087" calcext:value-type="float">
            <text:p>25.369087</text:p>
          </table:table-cell>
          <table:table-cell office:value-type="float" office:value="0.026112" calcext:value-type="float">
            <text:p>0.02611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2" calcext:value-type="float">
            <text:p>42</text:p>
          </table:table-cell>
          <table:table-cell office:value-type="float" office:value="240" calcext:value-type="float">
            <text:p>240</text:p>
          </table:table-cell>
          <table:table-cell office:value-type="float" office:value="25.365759" calcext:value-type="float">
            <text:p>25.365759</text:p>
          </table:table-cell>
          <table:table-cell office:value-type="float" office:value="0.025856" calcext:value-type="float">
            <text:p>0.02585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1" calcext:value-type="float">
            <text:p>41</text:p>
          </table:table-cell>
          <table:table-cell office:value-type="float" office:value="248" calcext:value-type="float">
            <text:p>248</text:p>
          </table:table-cell>
          <table:table-cell office:value-type="float" office:value="25.270271" calcext:value-type="float">
            <text:p>25.270271</text:p>
          </table:table-cell>
          <table:table-cell office:value-type="float" office:value="0.026112" calcext:value-type="float">
            <text:p>0.02611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 office:value-type="float" office:value="24.986626" calcext:value-type="float">
            <text:p>24.986626</text:p>
          </table:table-cell>
          <table:table-cell office:value-type="float" office:value="0.027136" calcext:value-type="float">
            <text:p>0.02713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8" calcext:value-type="float">
            <text:p>38</text:p>
          </table:table-cell>
          <table:table-cell office:value-type="float" office:value="264" calcext:value-type="float">
            <text:p>264</text:p>
          </table:table-cell>
          <table:table-cell office:value-type="float" office:value="25.484545" calcext:value-type="float">
            <text:p>25.484545</text:p>
          </table:table-cell>
          <table:table-cell office:value-type="float" office:value="0.026624" calcext:value-type="float">
            <text:p>0.02662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7" calcext:value-type="float">
            <text:p>37</text:p>
          </table:table-cell>
          <table:table-cell office:value-type="float" office:value="272" calcext:value-type="float">
            <text:p>272</text:p>
          </table:table-cell>
          <table:table-cell office:value-type="float" office:value="24.326145" calcext:value-type="float">
            <text:p>24.326145</text:p>
          </table:table-cell>
          <table:table-cell office:value-type="float" office:value="0.026112" calcext:value-type="float">
            <text:p>0.02611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6" calcext:value-type="float">
            <text:p>36</text:p>
          </table:table-cell>
          <table:table-cell office:value-type="float" office:value="280" calcext:value-type="float">
            <text:p>280</text:p>
          </table:table-cell>
          <table:table-cell office:value-type="float" office:value="24.336897" calcext:value-type="float">
            <text:p>24.336897</text:p>
          </table:table-cell>
          <table:table-cell office:value-type="float" office:value="0.026624" calcext:value-type="float">
            <text:p>0.02662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5" calcext:value-type="float">
            <text:p>35</text:p>
          </table:table-cell>
          <table:table-cell office:value-type="float" office:value="288" calcext:value-type="float">
            <text:p>288</text:p>
          </table:table-cell>
          <table:table-cell office:value-type="float" office:value="24.338177" calcext:value-type="float">
            <text:p>24.338177</text:p>
          </table:table-cell>
          <table:table-cell office:value-type="float" office:value="0.026112" calcext:value-type="float">
            <text:p>0.02611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4" calcext:value-type="float">
            <text:p>34</text:p>
          </table:table-cell>
          <table:table-cell office:value-type="float" office:value="296" calcext:value-type="float">
            <text:p>296</text:p>
          </table:table-cell>
          <table:table-cell office:value-type="float" office:value="25.009151" calcext:value-type="float">
            <text:p>25.009151</text:p>
          </table:table-cell>
          <table:table-cell office:value-type="float" office:value="0.027136" calcext:value-type="float">
            <text:p>0.02713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3" calcext:value-type="float">
            <text:p>33</text:p>
          </table:table-cell>
          <table:table-cell office:value-type="float" office:value="304" calcext:value-type="float">
            <text:p>304</text:p>
          </table:table-cell>
          <table:table-cell office:value-type="float" office:value="24.091391" calcext:value-type="float">
            <text:p>24.091391</text:p>
          </table:table-cell>
          <table:table-cell office:value-type="float" office:value="0.026112" calcext:value-type="float">
            <text:p>0.02611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3" calcext:value-type="float">
            <text:p>33</text:p>
          </table:table-cell>
          <table:table-cell office:value-type="float" office:value="312" calcext:value-type="float">
            <text:p>312</text:p>
          </table:table-cell>
          <table:table-cell office:value-type="float" office:value="26.45632" calcext:value-type="float">
            <text:p>26.45632</text:p>
          </table:table-cell>
          <table:table-cell office:value-type="float" office:value="0.028672" calcext:value-type="float">
            <text:p>0.02867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320" calcext:value-type="float">
            <text:p>320</text:p>
          </table:table-cell>
          <table:table-cell office:value-type="float" office:value="24.716545" calcext:value-type="float">
            <text:p>24.716545</text:p>
          </table:table-cell>
          <table:table-cell office:value-type="float" office:value="0.02688" calcext:value-type="float">
            <text:p>0.0268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1" calcext:value-type="float">
            <text:p>31</text:p>
          </table:table-cell>
          <table:table-cell office:value-type="float" office:value="328" calcext:value-type="float">
            <text:p>328</text:p>
          </table:table-cell>
          <table:table-cell office:value-type="float" office:value="23.319296" calcext:value-type="float">
            <text:p>23.319296</text:p>
          </table:table-cell>
          <table:table-cell office:value-type="float" office:value="0.02688" calcext:value-type="float">
            <text:p>0.0268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  <table:table-cell office:value-type="float" office:value="336" calcext:value-type="float">
            <text:p>336</text:p>
          </table:table-cell>
          <table:table-cell office:value-type="float" office:value="23.320065" calcext:value-type="float">
            <text:p>23.320065</text:p>
          </table:table-cell>
          <table:table-cell office:value-type="float" office:value="0.026368" calcext:value-type="float">
            <text:p>0.02636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  <table:table-cell office:value-type="float" office:value="344" calcext:value-type="float">
            <text:p>344</text:p>
          </table:table-cell>
          <table:table-cell office:value-type="float" office:value="23.371008" calcext:value-type="float">
            <text:p>23.371008</text:p>
          </table:table-cell>
          <table:table-cell office:value-type="float" office:value="0.027904" calcext:value-type="float">
            <text:p>0.02790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9" calcext:value-type="float">
            <text:p>29</text:p>
          </table:table-cell>
          <table:table-cell office:value-type="float" office:value="352" calcext:value-type="float">
            <text:p>352</text:p>
          </table:table-cell>
          <table:table-cell office:value-type="float" office:value="23.374081" calcext:value-type="float">
            <text:p>23.374081</text:p>
          </table:table-cell>
          <table:table-cell office:value-type="float" office:value="0.02688" calcext:value-type="float">
            <text:p>0.0268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8" calcext:value-type="float">
            <text:p>28</text:p>
          </table:table-cell>
          <table:table-cell office:value-type="float" office:value="360" calcext:value-type="float">
            <text:p>360</text:p>
          </table:table-cell>
          <table:table-cell office:value-type="float" office:value="22.797056" calcext:value-type="float">
            <text:p>22.797056</text:p>
          </table:table-cell>
          <table:table-cell office:value-type="float" office:value="0.026368" calcext:value-type="float">
            <text:p>0.02636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8" calcext:value-type="float">
            <text:p>28</text:p>
          </table:table-cell>
          <table:table-cell office:value-type="float" office:value="368" calcext:value-type="float">
            <text:p>368</text:p>
          </table:table-cell>
          <table:table-cell office:value-type="float" office:value="22.715904" calcext:value-type="float">
            <text:p>22.715904</text:p>
          </table:table-cell>
          <table:table-cell office:value-type="float" office:value="0.027392" calcext:value-type="float">
            <text:p>0.02739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7" calcext:value-type="float">
            <text:p>27</text:p>
          </table:table-cell>
          <table:table-cell office:value-type="float" office:value="376" calcext:value-type="float">
            <text:p>376</text:p>
          </table:table-cell>
          <table:table-cell office:value-type="float" office:value="22.703615" calcext:value-type="float">
            <text:p>22.703615</text:p>
          </table:table-cell>
          <table:table-cell office:value-type="float" office:value="0.027648" calcext:value-type="float">
            <text:p>0.02764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7" calcext:value-type="float">
            <text:p>27</text:p>
          </table:table-cell>
          <table:table-cell office:value-type="float" office:value="384" calcext:value-type="float">
            <text:p>384</text:p>
          </table:table-cell>
          <table:table-cell office:value-type="float" office:value="22.709248" calcext:value-type="float">
            <text:p>22.709248</text:p>
          </table:table-cell>
          <table:table-cell office:value-type="float" office:value="0.027904" calcext:value-type="float">
            <text:p>0.02790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6" calcext:value-type="float">
            <text:p>26</text:p>
          </table:table-cell>
          <table:table-cell office:value-type="float" office:value="392" calcext:value-type="float">
            <text:p>392</text:p>
          </table:table-cell>
          <table:table-cell office:value-type="float" office:value="24.333822" calcext:value-type="float">
            <text:p>24.333822</text:p>
          </table:table-cell>
          <table:table-cell office:value-type="float" office:value="0.02816" calcext:value-type="float">
            <text:p>0.028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office:value-type="float" office:value="24.343807" calcext:value-type="float">
            <text:p>24.343807</text:p>
          </table:table-cell>
          <table:table-cell office:value-type="float" office:value="0.026624" calcext:value-type="float">
            <text:p>0.02662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408" calcext:value-type="float">
            <text:p>408</text:p>
          </table:table-cell>
          <table:table-cell office:value-type="float" office:value="24.379135" calcext:value-type="float">
            <text:p>24.379135</text:p>
          </table:table-cell>
          <table:table-cell office:value-type="float" office:value="0.027392" calcext:value-type="float">
            <text:p>0.02739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416" calcext:value-type="float">
            <text:p>416</text:p>
          </table:table-cell>
          <table:table-cell office:value-type="float" office:value="24.394241" calcext:value-type="float">
            <text:p>24.394241</text:p>
          </table:table-cell>
          <table:table-cell office:value-type="float" office:value="0.027136" calcext:value-type="float">
            <text:p>0.02713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4" calcext:value-type="float">
            <text:p>24</text:p>
          </table:table-cell>
          <table:table-cell office:value-type="float" office:value="424" calcext:value-type="float">
            <text:p>424</text:p>
          </table:table-cell>
          <table:table-cell office:value-type="float" office:value="22.392063" calcext:value-type="float">
            <text:p>22.392063</text:p>
          </table:table-cell>
          <table:table-cell office:value-type="float" office:value="0.02816" calcext:value-type="float">
            <text:p>0.028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4" calcext:value-type="float">
            <text:p>24</text:p>
          </table:table-cell>
          <table:table-cell office:value-type="float" office:value="432" calcext:value-type="float">
            <text:p>432</text:p>
          </table:table-cell>
          <table:table-cell office:value-type="float" office:value="22.39616" calcext:value-type="float">
            <text:p>22.39616</text:p>
          </table:table-cell>
          <table:table-cell office:value-type="float" office:value="0.028416" calcext:value-type="float">
            <text:p>0.0284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" calcext:value-type="float">
            <text:p>23</text:p>
          </table:table-cell>
          <table:table-cell office:value-type="float" office:value="440" calcext:value-type="float">
            <text:p>440</text:p>
          </table:table-cell>
          <table:table-cell office:value-type="float" office:value="22.395393" calcext:value-type="float">
            <text:p>22.395393</text:p>
          </table:table-cell>
          <table:table-cell office:value-type="float" office:value="0.028928" calcext:value-type="float">
            <text:p>0.02892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" calcext:value-type="float">
            <text:p>23</text:p>
          </table:table-cell>
          <table:table-cell office:value-type="float" office:value="448" calcext:value-type="float">
            <text:p>448</text:p>
          </table:table-cell>
          <table:table-cell office:value-type="float" office:value="22.385408" calcext:value-type="float">
            <text:p>22.385408</text:p>
          </table:table-cell>
          <table:table-cell office:value-type="float" office:value="0.027648" calcext:value-type="float">
            <text:p>0.02764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2" calcext:value-type="float">
            <text:p>22</text:p>
          </table:table-cell>
          <table:table-cell office:value-type="float" office:value="456" calcext:value-type="float">
            <text:p>456</text:p>
          </table:table-cell>
          <table:table-cell office:value-type="float" office:value="24.302082" calcext:value-type="float">
            <text:p>24.302082</text:p>
          </table:table-cell>
          <table:table-cell office:value-type="float" office:value="0.026624" calcext:value-type="float">
            <text:p>0.02662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2" calcext:value-type="float">
            <text:p>22</text:p>
          </table:table-cell>
          <table:table-cell office:value-type="float" office:value="464" calcext:value-type="float">
            <text:p>464</text:p>
          </table:table-cell>
          <table:table-cell office:value-type="float" office:value="24.32819" calcext:value-type="float">
            <text:p>24.32819</text:p>
          </table:table-cell>
          <table:table-cell office:value-type="float" office:value="0.02688" calcext:value-type="float">
            <text:p>0.0268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2" calcext:value-type="float">
            <text:p>22</text:p>
          </table:table-cell>
          <table:table-cell office:value-type="float" office:value="472" calcext:value-type="float">
            <text:p>472</text:p>
          </table:table-cell>
          <table:table-cell office:value-type="float" office:value="24.324863" calcext:value-type="float">
            <text:p>24.324863</text:p>
          </table:table-cell>
          <table:table-cell office:value-type="float" office:value="0.027648" calcext:value-type="float">
            <text:p>0.02764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1" calcext:value-type="float">
            <text:p>21</text:p>
          </table:table-cell>
          <table:table-cell office:value-type="float" office:value="480" calcext:value-type="float">
            <text:p>480</text:p>
          </table:table-cell>
          <table:table-cell office:value-type="float" office:value="24.327936" calcext:value-type="float">
            <text:p>24.327936</text:p>
          </table:table-cell>
          <table:table-cell office:value-type="float" office:value="0.02688" calcext:value-type="float">
            <text:p>0.0268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1" calcext:value-type="float">
            <text:p>21</text:p>
          </table:table-cell>
          <table:table-cell office:value-type="float" office:value="488" calcext:value-type="float">
            <text:p>488</text:p>
          </table:table-cell>
          <table:table-cell office:value-type="float" office:value="25.36397" calcext:value-type="float">
            <text:p>25.36397</text:p>
          </table:table-cell>
          <table:table-cell office:value-type="float" office:value="0.027648" calcext:value-type="float">
            <text:p>0.02764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1" calcext:value-type="float">
            <text:p>21</text:p>
          </table:table-cell>
          <table:table-cell office:value-type="float" office:value="496" calcext:value-type="float">
            <text:p>496</text:p>
          </table:table-cell>
          <table:table-cell office:value-type="float" office:value="25.349632" calcext:value-type="float">
            <text:p>25.349632</text:p>
          </table:table-cell>
          <table:table-cell office:value-type="float" office:value="0.02816" calcext:value-type="float">
            <text:p>0.028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504" calcext:value-type="float">
            <text:p>504</text:p>
          </table:table-cell>
          <table:table-cell office:value-type="float" office:value="22.544897" calcext:value-type="float">
            <text:p>22.544897</text:p>
          </table:table-cell>
          <table:table-cell office:value-type="float" office:value="0.027904" calcext:value-type="float">
            <text:p>0.02790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22.539776" calcext:value-type="float">
            <text:p>22.539776</text:p>
          </table:table-cell>
          <table:table-cell office:value-type="float" office:value="0.027656" calcext:value-type="float">
            <text:p>0.02765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520" calcext:value-type="float">
            <text:p>520</text:p>
          </table:table-cell>
          <table:table-cell office:value-type="float" office:value="23.343872" calcext:value-type="float">
            <text:p>23.343872</text:p>
          </table:table-cell>
          <table:table-cell office:value-type="float" office:value="0.029184" calcext:value-type="float">
            <text:p>0.02918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9" calcext:value-type="float">
            <text:p>19</text:p>
          </table:table-cell>
          <table:table-cell office:value-type="float" office:value="528" calcext:value-type="float">
            <text:p>528</text:p>
          </table:table-cell>
          <table:table-cell office:value-type="float" office:value="25.17581" calcext:value-type="float">
            <text:p>25.17581</text:p>
          </table:table-cell>
          <table:table-cell office:value-type="float" office:value="0.028416" calcext:value-type="float">
            <text:p>0.0284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9" calcext:value-type="float">
            <text:p>19</text:p>
          </table:table-cell>
          <table:table-cell office:value-type="float" office:value="536" calcext:value-type="float">
            <text:p>536</text:p>
          </table:table-cell>
          <table:table-cell office:value-type="float" office:value="23.400192" calcext:value-type="float">
            <text:p>23.400192</text:p>
          </table:table-cell>
          <table:table-cell office:value-type="float" office:value="0.028672" calcext:value-type="float">
            <text:p>0.02867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9" calcext:value-type="float">
            <text:p>19</text:p>
          </table:table-cell>
          <table:table-cell office:value-type="float" office:value="544" calcext:value-type="float">
            <text:p>544</text:p>
          </table:table-cell>
          <table:table-cell office:value-type="float" office:value="23.360512" calcext:value-type="float">
            <text:p>23.360512</text:p>
          </table:table-cell>
          <table:table-cell office:value-type="float" office:value="0.025856" calcext:value-type="float">
            <text:p>0.02585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9" calcext:value-type="float">
            <text:p>19</text:p>
          </table:table-cell>
          <table:table-cell office:value-type="float" office:value="552" calcext:value-type="float">
            <text:p>552</text:p>
          </table:table-cell>
          <table:table-cell office:value-type="float" office:value="24.447489" calcext:value-type="float">
            <text:p>24.447489</text:p>
          </table:table-cell>
          <table:table-cell office:value-type="float" office:value="0.029952" calcext:value-type="float">
            <text:p>0.02995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8" calcext:value-type="float">
            <text:p>18</text:p>
          </table:table-cell>
          <table:table-cell office:value-type="float" office:value="560" calcext:value-type="float">
            <text:p>560</text:p>
          </table:table-cell>
          <table:table-cell office:value-type="float" office:value="24.453632" calcext:value-type="float">
            <text:p>24.453632</text:p>
          </table:table-cell>
          <table:table-cell office:value-type="float" office:value="0.028416" calcext:value-type="float">
            <text:p>0.0284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8" calcext:value-type="float">
            <text:p>18</text:p>
          </table:table-cell>
          <table:table-cell office:value-type="float" office:value="568" calcext:value-type="float">
            <text:p>568</text:p>
          </table:table-cell>
          <table:table-cell office:value-type="float" office:value="24.455423" calcext:value-type="float">
            <text:p>24.455423</text:p>
          </table:table-cell>
          <table:table-cell office:value-type="float" office:value="0.02944" calcext:value-type="float">
            <text:p>0.0294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8" calcext:value-type="float">
            <text:p>18</text:p>
          </table:table-cell>
          <table:table-cell office:value-type="float" office:value="576" calcext:value-type="float">
            <text:p>576</text:p>
          </table:table-cell>
          <table:table-cell office:value-type="float" office:value="24.452864" calcext:value-type="float">
            <text:p>24.452864</text:p>
          </table:table-cell>
          <table:table-cell office:value-type="float" office:value="0.027648" calcext:value-type="float">
            <text:p>0.02764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8" calcext:value-type="float">
            <text:p>18</text:p>
          </table:table-cell>
          <table:table-cell office:value-type="float" office:value="584" calcext:value-type="float">
            <text:p>584</text:p>
          </table:table-cell>
          <table:table-cell office:value-type="float" office:value="26.221825" calcext:value-type="float">
            <text:p>26.221825</text:p>
          </table:table-cell>
          <table:table-cell office:value-type="float" office:value="0.02816" calcext:value-type="float">
            <text:p>0.028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7" calcext:value-type="float">
            <text:p>17</text:p>
          </table:table-cell>
          <table:table-cell office:value-type="float" office:value="592" calcext:value-type="float">
            <text:p>592</text:p>
          </table:table-cell>
          <table:table-cell office:value-type="float" office:value="25.981951" calcext:value-type="float">
            <text:p>25.981951</text:p>
          </table:table-cell>
          <table:table-cell office:value-type="float" office:value="0.028416" calcext:value-type="float">
            <text:p>0.0284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float" office:value="26.114561" calcext:value-type="float">
            <text:p>26.114561</text:p>
          </table:table-cell>
          <table:table-cell office:value-type="float" office:value="0.028672" calcext:value-type="float">
            <text:p>0.02867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7" calcext:value-type="float">
            <text:p>17</text:p>
          </table:table-cell>
          <table:table-cell office:value-type="float" office:value="608" calcext:value-type="float">
            <text:p>608</text:p>
          </table:table-cell>
          <table:table-cell office:value-type="float" office:value="26.12352" calcext:value-type="float">
            <text:p>26.12352</text:p>
          </table:table-cell>
          <table:table-cell office:value-type="float" office:value="0.02816" calcext:value-type="float">
            <text:p>0.028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7" calcext:value-type="float">
            <text:p>17</text:p>
          </table:table-cell>
          <table:table-cell office:value-type="float" office:value="616" calcext:value-type="float">
            <text:p>616</text:p>
          </table:table-cell>
          <table:table-cell office:value-type="float" office:value="26.746624" calcext:value-type="float">
            <text:p>26.746624</text:p>
          </table:table-cell>
          <table:table-cell office:value-type="float" office:value="0.028928" calcext:value-type="float">
            <text:p>0.02892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7" calcext:value-type="float">
            <text:p>17</text:p>
          </table:table-cell>
          <table:table-cell office:value-type="float" office:value="624" calcext:value-type="float">
            <text:p>624</text:p>
          </table:table-cell>
          <table:table-cell office:value-type="float" office:value="26.789886" calcext:value-type="float">
            <text:p>26.789886</text:p>
          </table:table-cell>
          <table:table-cell office:value-type="float" office:value="0.028672" calcext:value-type="float">
            <text:p>0.02867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632" calcext:value-type="float">
            <text:p>632</text:p>
          </table:table-cell>
          <table:table-cell office:value-type="float" office:value="26.742783" calcext:value-type="float">
            <text:p>26.742783</text:p>
          </table:table-cell>
          <table:table-cell office:value-type="float" office:value="0.029952" calcext:value-type="float">
            <text:p>0.02995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office:value-type="float" office:value="26.764801" calcext:value-type="float">
            <text:p>26.764801</text:p>
          </table:table-cell>
          <table:table-cell office:value-type="float" office:value="0.02944" calcext:value-type="float">
            <text:p>0.0294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648" calcext:value-type="float">
            <text:p>648</text:p>
          </table:table-cell>
          <table:table-cell office:value-type="float" office:value="28.812033" calcext:value-type="float">
            <text:p>28.812033</text:p>
          </table:table-cell>
          <table:table-cell office:value-type="float" office:value="0.027648" calcext:value-type="float">
            <text:p>0.02764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656" calcext:value-type="float">
            <text:p>656</text:p>
          </table:table-cell>
          <table:table-cell office:value-type="float" office:value="28.904448" calcext:value-type="float">
            <text:p>28.904448</text:p>
          </table:table-cell>
          <table:table-cell office:value-type="float" office:value="0.028928" calcext:value-type="float">
            <text:p>0.02892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664" calcext:value-type="float">
            <text:p>664</text:p>
          </table:table-cell>
          <table:table-cell office:value-type="float" office:value="28.937984" calcext:value-type="float">
            <text:p>28.937984</text:p>
          </table:table-cell>
          <table:table-cell office:value-type="float" office:value="0.02688" calcext:value-type="float">
            <text:p>0.0268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5" calcext:value-type="float">
            <text:p>15</text:p>
          </table:table-cell>
          <table:table-cell office:value-type="float" office:value="672" calcext:value-type="float">
            <text:p>672</text:p>
          </table:table-cell>
          <table:table-cell office:value-type="float" office:value="28.98048" calcext:value-type="float">
            <text:p>28.98048</text:p>
          </table:table-cell>
          <table:table-cell office:value-type="float" office:value="0.028416" calcext:value-type="float">
            <text:p>0.0284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5" calcext:value-type="float">
            <text:p>15</text:p>
          </table:table-cell>
          <table:table-cell office:value-type="float" office:value="680" calcext:value-type="float">
            <text:p>680</text:p>
          </table:table-cell>
          <table:table-cell office:value-type="float" office:value="24.100351" calcext:value-type="float">
            <text:p>24.100351</text:p>
          </table:table-cell>
          <table:table-cell office:value-type="float" office:value="0.02688" calcext:value-type="float">
            <text:p>0.0268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5" calcext:value-type="float">
            <text:p>15</text:p>
          </table:table-cell>
          <table:table-cell office:value-type="float" office:value="688" calcext:value-type="float">
            <text:p>688</text:p>
          </table:table-cell>
          <table:table-cell office:value-type="float" office:value="24.062208" calcext:value-type="float">
            <text:p>24.062208</text:p>
          </table:table-cell>
          <table:table-cell office:value-type="float" office:value="0.027136" calcext:value-type="float">
            <text:p>0.02713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5" calcext:value-type="float">
            <text:p>15</text:p>
          </table:table-cell>
          <table:table-cell office:value-type="float" office:value="696" calcext:value-type="float">
            <text:p>696</text:p>
          </table:table-cell>
          <table:table-cell office:value-type="float" office:value="24.067329" calcext:value-type="float">
            <text:p>24.067329</text:p>
          </table:table-cell>
          <table:table-cell office:value-type="float" office:value="0.027392" calcext:value-type="float">
            <text:p>0.02739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5" calcext:value-type="float">
            <text:p>15</text:p>
          </table:table-cell>
          <table:table-cell office:value-type="float" office:value="704" calcext:value-type="float">
            <text:p>704</text:p>
          </table:table-cell>
          <table:table-cell office:value-type="float" office:value="24.067072" calcext:value-type="float">
            <text:p>24.067072</text:p>
          </table:table-cell>
          <table:table-cell office:value-type="float" office:value="0.02688" calcext:value-type="float">
            <text:p>0.0268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5" calcext:value-type="float">
            <text:p>15</text:p>
          </table:table-cell>
          <table:table-cell office:value-type="float" office:value="712" calcext:value-type="float">
            <text:p>712</text:p>
          </table:table-cell>
          <table:table-cell office:value-type="float" office:value="25.546753" calcext:value-type="float">
            <text:p>25.546753</text:p>
          </table:table-cell>
          <table:table-cell office:value-type="float" office:value="0.027392" calcext:value-type="float">
            <text:p>0.02739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office:value-type="float" office:value="720" calcext:value-type="float">
            <text:p>720</text:p>
          </table:table-cell>
          <table:table-cell office:value-type="float" office:value="25.517311" calcext:value-type="float">
            <text:p>25.517311</text:p>
          </table:table-cell>
          <table:table-cell office:value-type="float" office:value="0.027648" calcext:value-type="float">
            <text:p>0.02764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office:value-type="float" office:value="728" calcext:value-type="float">
            <text:p>728</text:p>
          </table:table-cell>
          <table:table-cell office:value-type="float" office:value="25.499647" calcext:value-type="float">
            <text:p>25.499647</text:p>
          </table:table-cell>
          <table:table-cell office:value-type="float" office:value="0.027656" calcext:value-type="float">
            <text:p>0.02765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office:value-type="float" office:value="736" calcext:value-type="float">
            <text:p>736</text:p>
          </table:table-cell>
          <table:table-cell office:value-type="float" office:value="25.478912" calcext:value-type="float">
            <text:p>25.478912</text:p>
          </table:table-cell>
          <table:table-cell office:value-type="float" office:value="0.027392" calcext:value-type="float">
            <text:p>0.02739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office:value-type="float" office:value="744" calcext:value-type="float">
            <text:p>744</text:p>
          </table:table-cell>
          <table:table-cell office:value-type="float" office:value="25.912321" calcext:value-type="float">
            <text:p>25.912321</text:p>
          </table:table-cell>
          <table:table-cell office:value-type="float" office:value="0.028928" calcext:value-type="float">
            <text:p>0.02892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office:value-type="float" office:value="752" calcext:value-type="float">
            <text:p>752</text:p>
          </table:table-cell>
          <table:table-cell office:value-type="float" office:value="25.907455" calcext:value-type="float">
            <text:p>25.907455</text:p>
          </table:table-cell>
          <table:table-cell office:value-type="float" office:value="0.028416" calcext:value-type="float">
            <text:p>0.0284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office:value-type="float" office:value="760" calcext:value-type="float">
            <text:p>760</text:p>
          </table:table-cell>
          <table:table-cell office:value-type="float" office:value="25.894144" calcext:value-type="float">
            <text:p>25.894144</text:p>
          </table:table-cell>
          <table:table-cell office:value-type="float" office:value="0.028416" calcext:value-type="float">
            <text:p>0.0284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office:value-type="float" office:value="768" calcext:value-type="float">
            <text:p>768</text:p>
          </table:table-cell>
          <table:table-cell office:value-type="float" office:value="25.888767" calcext:value-type="float">
            <text:p>25.888767</text:p>
          </table:table-cell>
          <table:table-cell office:value-type="float" office:value="0.028672" calcext:value-type="float">
            <text:p>0.02867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" calcext:value-type="float">
            <text:p>13</text:p>
          </table:table-cell>
          <table:table-cell office:value-type="float" office:value="776" calcext:value-type="float">
            <text:p>776</text:p>
          </table:table-cell>
          <table:table-cell office:value-type="float" office:value="27.398401" calcext:value-type="float">
            <text:p>27.398401</text:p>
          </table:table-cell>
          <table:table-cell office:value-type="float" office:value="0.029696" calcext:value-type="float">
            <text:p>0.02969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" calcext:value-type="float">
            <text:p>13</text:p>
          </table:table-cell>
          <table:table-cell office:value-type="float" office:value="784" calcext:value-type="float">
            <text:p>784</text:p>
          </table:table-cell>
          <table:table-cell office:value-type="float" office:value="27.396862" calcext:value-type="float">
            <text:p>27.396862</text:p>
          </table:table-cell>
          <table:table-cell office:value-type="float" office:value="0.029184" calcext:value-type="float">
            <text:p>0.02918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" calcext:value-type="float">
            <text:p>13</text:p>
          </table:table-cell>
          <table:table-cell office:value-type="float" office:value="792" calcext:value-type="float">
            <text:p>792</text:p>
          </table:table-cell>
          <table:table-cell office:value-type="float" office:value="27.434496" calcext:value-type="float">
            <text:p>27.434496</text:p>
          </table:table-cell>
          <table:table-cell office:value-type="float" office:value="0.029696" calcext:value-type="float">
            <text:p>0.02969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" calcext:value-type="float">
            <text:p>13</text:p>
          </table:table-cell>
          <table:table-cell office:value-type="float" office:value="800" calcext:value-type="float">
            <text:p>800</text:p>
          </table:table-cell>
          <table:table-cell office:value-type="float" office:value="27.426815" calcext:value-type="float">
            <text:p>27.426815</text:p>
          </table:table-cell>
          <table:table-cell office:value-type="float" office:value="0.02944" calcext:value-type="float">
            <text:p>0.0294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" calcext:value-type="float">
            <text:p>13</text:p>
          </table:table-cell>
          <table:table-cell office:value-type="float" office:value="808" calcext:value-type="float">
            <text:p>808</text:p>
          </table:table-cell>
          <table:table-cell office:value-type="float" office:value="27.951105" calcext:value-type="float">
            <text:p>27.951105</text:p>
          </table:table-cell>
          <table:table-cell office:value-type="float" office:value="0.030464" calcext:value-type="float">
            <text:p>0.03046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" calcext:value-type="float">
            <text:p>13</text:p>
          </table:table-cell>
          <table:table-cell office:value-type="float" office:value="816" calcext:value-type="float">
            <text:p>816</text:p>
          </table:table-cell>
          <table:table-cell office:value-type="float" office:value="27.982336" calcext:value-type="float">
            <text:p>27.982336</text:p>
          </table:table-cell>
          <table:table-cell office:value-type="float" office:value="0.029952" calcext:value-type="float">
            <text:p>0.02995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" calcext:value-type="float">
            <text:p>13</text:p>
          </table:table-cell>
          <table:table-cell office:value-type="float" office:value="824" calcext:value-type="float">
            <text:p>824</text:p>
          </table:table-cell>
          <table:table-cell office:value-type="float" office:value="27.980801" calcext:value-type="float">
            <text:p>27.980801</text:p>
          </table:table-cell>
          <table:table-cell office:value-type="float" office:value="0.03072" calcext:value-type="float">
            <text:p>0.0307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" calcext:value-type="float">
            <text:p>13</text:p>
          </table:table-cell>
          <table:table-cell office:value-type="float" office:value="832" calcext:value-type="float">
            <text:p>832</text:p>
          </table:table-cell>
          <table:table-cell office:value-type="float" office:value="27.980543" calcext:value-type="float">
            <text:p>27.980543</text:p>
          </table:table-cell>
          <table:table-cell office:value-type="float" office:value="0.030464" calcext:value-type="float">
            <text:p>0.03046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840" calcext:value-type="float">
            <text:p>840</text:p>
          </table:table-cell>
          <table:table-cell office:value-type="float" office:value="22.388992" calcext:value-type="float">
            <text:p>22.388992</text:p>
          </table:table-cell>
          <table:table-cell office:value-type="float" office:value="0.03072" calcext:value-type="float">
            <text:p>0.0307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848" calcext:value-type="float">
            <text:p>848</text:p>
          </table:table-cell>
          <table:table-cell office:value-type="float" office:value="22.388735" calcext:value-type="float">
            <text:p>22.388735</text:p>
          </table:table-cell>
          <table:table-cell office:value-type="float" office:value="0.031232" calcext:value-type="float">
            <text:p>0.03123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856" calcext:value-type="float">
            <text:p>856</text:p>
          </table:table-cell>
          <table:table-cell office:value-type="float" office:value="22.435583" calcext:value-type="float">
            <text:p>22.435583</text:p>
          </table:table-cell>
          <table:table-cell office:value-type="float" office:value="0.031488" calcext:value-type="float">
            <text:p>0.03148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864" calcext:value-type="float">
            <text:p>864</text:p>
          </table:table-cell>
          <table:table-cell office:value-type="float" office:value="22.436354" calcext:value-type="float">
            <text:p>22.436354</text:p>
          </table:table-cell>
          <table:table-cell office:value-type="float" office:value="0.03072" calcext:value-type="float">
            <text:p>0.0307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872" calcext:value-type="float">
            <text:p>872</text:p>
          </table:table-cell>
          <table:table-cell office:value-type="float" office:value="22.454016" calcext:value-type="float">
            <text:p>22.454016</text:p>
          </table:table-cell>
          <table:table-cell office:value-type="float" office:value="0.031744" calcext:value-type="float">
            <text:p>0.03174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880" calcext:value-type="float">
            <text:p>880</text:p>
          </table:table-cell>
          <table:table-cell office:value-type="float" office:value="22.452736" calcext:value-type="float">
            <text:p>22.452736</text:p>
          </table:table-cell>
          <table:table-cell office:value-type="float" office:value="0.029696" calcext:value-type="float">
            <text:p>0.02969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888" calcext:value-type="float">
            <text:p>888</text:p>
          </table:table-cell>
          <table:table-cell office:value-type="float" office:value="22.454016" calcext:value-type="float">
            <text:p>22.454016</text:p>
          </table:table-cell>
          <table:table-cell office:value-type="float" office:value="0.030208" calcext:value-type="float">
            <text:p>0.03020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896" calcext:value-type="float">
            <text:p>896</text:p>
          </table:table-cell>
          <table:table-cell office:value-type="float" office:value="22.456575" calcext:value-type="float">
            <text:p>22.456575</text:p>
          </table:table-cell>
          <table:table-cell office:value-type="float" office:value="0.02944" calcext:value-type="float">
            <text:p>0.0294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" calcext:value-type="float">
            <text:p>12</text:p>
          </table:table-cell>
          <table:table-cell office:value-type="float" office:value="904" calcext:value-type="float">
            <text:p>904</text:p>
          </table:table-cell>
          <table:table-cell office:value-type="float" office:value="23.598593" calcext:value-type="float">
            <text:p>23.598593</text:p>
          </table:table-cell>
          <table:table-cell office:value-type="float" office:value="0.029184" calcext:value-type="float">
            <text:p>0.02918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" calcext:value-type="float">
            <text:p>11</text:p>
          </table:table-cell>
          <table:table-cell office:value-type="float" office:value="912" calcext:value-type="float">
            <text:p>912</text:p>
          </table:table-cell>
          <table:table-cell office:value-type="float" office:value="23.559935" calcext:value-type="float">
            <text:p>23.559935</text:p>
          </table:table-cell>
          <table:table-cell office:value-type="float" office:value="0.026624" calcext:value-type="float">
            <text:p>0.02662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" calcext:value-type="float">
            <text:p>11</text:p>
          </table:table-cell>
          <table:table-cell office:value-type="float" office:value="920" calcext:value-type="float">
            <text:p>920</text:p>
          </table:table-cell>
          <table:table-cell office:value-type="float" office:value="23.672319" calcext:value-type="float">
            <text:p>23.672319</text:p>
          </table:table-cell>
          <table:table-cell office:value-type="float" office:value="0.028416" calcext:value-type="float">
            <text:p>0.0284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" calcext:value-type="float">
            <text:p>11</text:p>
          </table:table-cell>
          <table:table-cell office:value-type="float" office:value="928" calcext:value-type="float">
            <text:p>928</text:p>
          </table:table-cell>
          <table:table-cell office:value-type="float" office:value="23.626751" calcext:value-type="float">
            <text:p>23.626751</text:p>
          </table:table-cell>
          <table:table-cell office:value-type="float" office:value="0.026368" calcext:value-type="float">
            <text:p>0.02636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" calcext:value-type="float">
            <text:p>11</text:p>
          </table:table-cell>
          <table:table-cell office:value-type="float" office:value="936" calcext:value-type="float">
            <text:p>936</text:p>
          </table:table-cell>
          <table:table-cell office:value-type="float" office:value="24.501503" calcext:value-type="float">
            <text:p>24.501503</text:p>
          </table:table-cell>
          <table:table-cell office:value-type="float" office:value="0.027392" calcext:value-type="float">
            <text:p>0.02739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" calcext:value-type="float">
            <text:p>11</text:p>
          </table:table-cell>
          <table:table-cell office:value-type="float" office:value="944" calcext:value-type="float">
            <text:p>944</text:p>
          </table:table-cell>
          <table:table-cell office:value-type="float" office:value="24.498432" calcext:value-type="float">
            <text:p>24.498432</text:p>
          </table:table-cell>
          <table:table-cell office:value-type="float" office:value="0.027392" calcext:value-type="float">
            <text:p>0.02739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" calcext:value-type="float">
            <text:p>11</text:p>
          </table:table-cell>
          <table:table-cell office:value-type="float" office:value="952" calcext:value-type="float">
            <text:p>952</text:p>
          </table:table-cell>
          <table:table-cell office:value-type="float" office:value="24.508928" calcext:value-type="float">
            <text:p>24.508928</text:p>
          </table:table-cell>
          <table:table-cell office:value-type="float" office:value="0.02816" calcext:value-type="float">
            <text:p>0.028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" calcext:value-type="float">
            <text:p>11</text:p>
          </table:table-cell>
          <table:table-cell office:value-type="float" office:value="960" calcext:value-type="float">
            <text:p>960</text:p>
          </table:table-cell>
          <table:table-cell office:value-type="float" office:value="24.50688" calcext:value-type="float">
            <text:p>24.50688</text:p>
          </table:table-cell>
          <table:table-cell office:value-type="float" office:value="0.027648" calcext:value-type="float">
            <text:p>0.02764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" calcext:value-type="float">
            <text:p>11</text:p>
          </table:table-cell>
          <table:table-cell office:value-type="float" office:value="968" calcext:value-type="float">
            <text:p>968</text:p>
          </table:table-cell>
          <table:table-cell office:value-type="float" office:value="25.496832" calcext:value-type="float">
            <text:p>25.496832</text:p>
          </table:table-cell>
          <table:table-cell office:value-type="float" office:value="0.027904" calcext:value-type="float">
            <text:p>0.02790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" calcext:value-type="float">
            <text:p>11</text:p>
          </table:table-cell>
          <table:table-cell office:value-type="float" office:value="976" calcext:value-type="float">
            <text:p>976</text:p>
          </table:table-cell>
          <table:table-cell office:value-type="float" office:value="25.509377" calcext:value-type="float">
            <text:p>25.509377</text:p>
          </table:table-cell>
          <table:table-cell office:value-type="float" office:value="0.02816" calcext:value-type="float">
            <text:p>0.028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" calcext:value-type="float">
            <text:p>11</text:p>
          </table:table-cell>
          <table:table-cell office:value-type="float" office:value="984" calcext:value-type="float">
            <text:p>984</text:p>
          </table:table-cell>
          <table:table-cell office:value-type="float" office:value="25.482754" calcext:value-type="float">
            <text:p>25.482754</text:p>
          </table:table-cell>
          <table:table-cell office:value-type="float" office:value="0.02816" calcext:value-type="float">
            <text:p>0.028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" calcext:value-type="float">
            <text:p>11</text:p>
          </table:table-cell>
          <table:table-cell office:value-type="float" office:value="992" calcext:value-type="float">
            <text:p>992</text:p>
          </table:table-cell>
          <table:table-cell office:value-type="float" office:value="25.567745" calcext:value-type="float">
            <text:p>25.567745</text:p>
          </table:table-cell>
          <table:table-cell office:value-type="float" office:value="0.027136" calcext:value-type="float">
            <text:p>0.02713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25.537025" calcext:value-type="float">
            <text:p>25.537025</text:p>
          </table:table-cell>
          <table:table-cell office:value-type="float" office:value="0.028672" calcext:value-type="float">
            <text:p>0.02867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8" calcext:value-type="float">
            <text:p>1008</text:p>
          </table:table-cell>
          <table:table-cell office:value-type="float" office:value="25.541887" calcext:value-type="float">
            <text:p>25.541887</text:p>
          </table:table-cell>
          <table:table-cell office:value-type="float" office:value="0.03072" calcext:value-type="float">
            <text:p>0.0307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16" calcext:value-type="float">
            <text:p>1016</text:p>
          </table:table-cell>
          <table:table-cell office:value-type="float" office:value="25.549057" calcext:value-type="float">
            <text:p>25.549057</text:p>
          </table:table-cell>
          <table:table-cell office:value-type="float" office:value="0.028672" calcext:value-type="float">
            <text:p>0.02867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25.5424" calcext:value-type="float">
            <text:p>25.5424</text:p>
          </table:table-cell>
          <table:table-cell office:value-type="float" office:value="0.02816" calcext:value-type="float">
            <text:p>0.0281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339.450378" calcext:value-type="float">
            <text:p>339.450378</text:p>
          </table:table-cell>
          <table:table-cell office:value-type="float" office:value="0.041472" calcext:value-type="float">
            <text:p>0.04147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250" calcext:value-type="float">
            <text:p>1250</text:p>
          </table:table-cell>
          <table:table-cell office:value-type="float" office:value="16" calcext:value-type="float">
            <text:p>16</text:p>
          </table:table-cell>
          <table:table-cell office:value-type="float" office:value="168.423691" calcext:value-type="float">
            <text:p>168.423691</text:p>
          </table:table-cell>
          <table:table-cell office:value-type="float" office:value="0.03712" calcext:value-type="float">
            <text:p>0.0371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34" calcext:value-type="float">
            <text:p>834</text:p>
          </table:table-cell>
          <table:table-cell office:value-type="float" office:value="24" calcext:value-type="float">
            <text:p>24</text:p>
          </table:table-cell>
          <table:table-cell office:value-type="float" office:value="115.548668" calcext:value-type="float">
            <text:p>115.548668</text:p>
          </table:table-cell>
          <table:table-cell office:value-type="float" office:value="0.043008" calcext:value-type="float">
            <text:p>0.04300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25" calcext:value-type="float">
            <text:p>625</text:p>
          </table:table-cell>
          <table:table-cell office:value-type="float" office:value="32" calcext:value-type="float">
            <text:p>32</text:p>
          </table:table-cell>
          <table:table-cell office:value-type="float" office:value="85.376251" calcext:value-type="float">
            <text:p>85.376251</text:p>
          </table:table-cell>
          <table:table-cell office:value-type="float" office:value="0.043264" calcext:value-type="float">
            <text:p>0.04326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133.218552" calcext:value-type="float">
            <text:p>133.218552</text:p>
          </table:table-cell>
          <table:table-cell office:value-type="float" office:value="0.043264" calcext:value-type="float">
            <text:p>0.04326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17" calcext:value-type="float">
            <text:p>417</text:p>
          </table:table-cell>
          <table:table-cell office:value-type="float" office:value="48" calcext:value-type="float">
            <text:p>48</text:p>
          </table:table-cell>
          <table:table-cell office:value-type="float" office:value="113.424904" calcext:value-type="float">
            <text:p>113.424904</text:p>
          </table:table-cell>
          <table:table-cell office:value-type="float" office:value="0.041984" calcext:value-type="float">
            <text:p>0.04198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58" calcext:value-type="float">
            <text:p>358</text:p>
          </table:table-cell>
          <table:table-cell office:value-type="float" office:value="56" calcext:value-type="float">
            <text:p>56</text:p>
          </table:table-cell>
          <table:table-cell office:value-type="float" office:value="98.29657" calcext:value-type="float">
            <text:p>98.29657</text:p>
          </table:table-cell>
          <table:table-cell office:value-type="float" office:value="0.0448" calcext:value-type="float">
            <text:p>0.044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13" calcext:value-type="float">
            <text:p>313</text:p>
          </table:table-cell>
          <table:table-cell office:value-type="float" office:value="64" calcext:value-type="float">
            <text:p>64</text:p>
          </table:table-cell>
          <table:table-cell office:value-type="float" office:value="83.88839" calcext:value-type="float">
            <text:p>83.88839</text:p>
          </table:table-cell>
          <table:table-cell office:value-type="float" office:value="0.04352" calcext:value-type="float">
            <text:p>0.0435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78" calcext:value-type="float">
            <text:p>278</text:p>
          </table:table-cell>
          <table:table-cell office:value-type="float" office:value="72" calcext:value-type="float">
            <text:p>72</text:p>
          </table:table-cell>
          <table:table-cell office:value-type="float" office:value="113.60614" calcext:value-type="float">
            <text:p>113.60614</text:p>
          </table:table-cell>
          <table:table-cell office:value-type="float" office:value="0.044288" calcext:value-type="float">
            <text:p>0.04428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  <table:table-cell office:value-type="float" office:value="100.276733" calcext:value-type="float">
            <text:p>100.276733</text:p>
          </table:table-cell>
          <table:table-cell office:value-type="float" office:value="0.042496" calcext:value-type="float">
            <text:p>0.04249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28" calcext:value-type="float">
            <text:p>228</text:p>
          </table:table-cell>
          <table:table-cell office:value-type="float" office:value="88" calcext:value-type="float">
            <text:p>88</text:p>
          </table:table-cell>
          <table:table-cell office:value-type="float" office:value="92.444679" calcext:value-type="float">
            <text:p>92.444679</text:p>
          </table:table-cell>
          <table:table-cell office:value-type="float" office:value="0.044544" calcext:value-type="float">
            <text:p>0.04454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09" calcext:value-type="float">
            <text:p>209</text:p>
          </table:table-cell>
          <table:table-cell office:value-type="float" office:value="96" calcext:value-type="float">
            <text:p>96</text:p>
          </table:table-cell>
          <table:table-cell office:value-type="float" office:value="85.168381" calcext:value-type="float">
            <text:p>85.168381</text:p>
          </table:table-cell>
          <table:table-cell office:value-type="float" office:value="0.043776" calcext:value-type="float">
            <text:p>0.04377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93" calcext:value-type="float">
            <text:p>193</text:p>
          </table:table-cell>
          <table:table-cell office:value-type="float" office:value="104" calcext:value-type="float">
            <text:p>104</text:p>
          </table:table-cell>
          <table:table-cell office:value-type="float" office:value="108.961029" calcext:value-type="float">
            <text:p>108.961029</text:p>
          </table:table-cell>
          <table:table-cell office:value-type="float" office:value="0.044544" calcext:value-type="float">
            <text:p>0.04454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79" calcext:value-type="float">
            <text:p>179</text:p>
          </table:table-cell>
          <table:table-cell office:value-type="float" office:value="112" calcext:value-type="float">
            <text:p>112</text:p>
          </table:table-cell>
          <table:table-cell office:value-type="float" office:value="96.688904" calcext:value-type="float">
            <text:p>96.688904</text:p>
          </table:table-cell>
          <table:table-cell office:value-type="float" office:value="0.04352" calcext:value-type="float">
            <text:p>0.0435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67" calcext:value-type="float">
            <text:p>167</text:p>
          </table:table-cell>
          <table:table-cell office:value-type="float" office:value="120" calcext:value-type="float">
            <text:p>120</text:p>
          </table:table-cell>
          <table:table-cell office:value-type="float" office:value="90.378242" calcext:value-type="float">
            <text:p>90.378242</text:p>
          </table:table-cell>
          <table:table-cell office:value-type="float" office:value="0.045312" calcext:value-type="float">
            <text:p>0.04531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57" calcext:value-type="float">
            <text:p>157</text:p>
          </table:table-cell>
          <table:table-cell office:value-type="float" office:value="128" calcext:value-type="float">
            <text:p>128</text:p>
          </table:table-cell>
          <table:table-cell office:value-type="float" office:value="84.175613" calcext:value-type="float">
            <text:p>84.175613</text:p>
          </table:table-cell>
          <table:table-cell office:value-type="float" office:value="0.04352" calcext:value-type="float">
            <text:p>0.0435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48" calcext:value-type="float">
            <text:p>148</text:p>
          </table:table-cell>
          <table:table-cell office:value-type="float" office:value="136" calcext:value-type="float">
            <text:p>136</text:p>
          </table:table-cell>
          <table:table-cell office:value-type="float" office:value="104.279808" calcext:value-type="float">
            <text:p>104.279808</text:p>
          </table:table-cell>
          <table:table-cell office:value-type="float" office:value="0.045568" calcext:value-type="float">
            <text:p>0.04556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float" office:value="94.306046" calcext:value-type="float">
            <text:p>94.306046</text:p>
          </table:table-cell>
          <table:table-cell office:value-type="float" office:value="0.044032" calcext:value-type="float">
            <text:p>0.04403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32" calcext:value-type="float">
            <text:p>132</text:p>
          </table:table-cell>
          <table:table-cell office:value-type="float" office:value="152" calcext:value-type="float">
            <text:p>152</text:p>
          </table:table-cell>
          <table:table-cell office:value-type="float" office:value="89.477119" calcext:value-type="float">
            <text:p>89.477119</text:p>
          </table:table-cell>
          <table:table-cell office:value-type="float" office:value="0.045056" calcext:value-type="float">
            <text:p>0.04505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85.508606" calcext:value-type="float">
            <text:p>85.508606</text:p>
          </table:table-cell>
          <table:table-cell office:value-type="float" office:value="0.04352" calcext:value-type="float">
            <text:p>0.0435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20" calcext:value-type="float">
            <text:p>120</text:p>
          </table:table-cell>
          <table:table-cell office:value-type="float" office:value="168" calcext:value-type="float">
            <text:p>168</text:p>
          </table:table-cell>
          <table:table-cell office:value-type="float" office:value="95.492355" calcext:value-type="float">
            <text:p>95.492355</text:p>
          </table:table-cell>
          <table:table-cell office:value-type="float" office:value="0.0448" calcext:value-type="float">
            <text:p>0.044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14" calcext:value-type="float">
            <text:p>114</text:p>
          </table:table-cell>
          <table:table-cell office:value-type="float" office:value="176" calcext:value-type="float">
            <text:p>176</text:p>
          </table:table-cell>
          <table:table-cell office:value-type="float" office:value="91.828995" calcext:value-type="float">
            <text:p>91.828995</text:p>
          </table:table-cell>
          <table:table-cell office:value-type="float" office:value="0.04352" calcext:value-type="float">
            <text:p>0.0435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9" calcext:value-type="float">
            <text:p>109</text:p>
          </table:table-cell>
          <table:table-cell office:value-type="float" office:value="184" calcext:value-type="float">
            <text:p>184</text:p>
          </table:table-cell>
          <table:table-cell office:value-type="float" office:value="88.878342" calcext:value-type="float">
            <text:p>88.878342</text:p>
          </table:table-cell>
          <table:table-cell office:value-type="float" office:value="0.0448" calcext:value-type="float">
            <text:p>0.044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5" calcext:value-type="float">
            <text:p>105</text:p>
          </table:table-cell>
          <table:table-cell office:value-type="float" office:value="192" calcext:value-type="float">
            <text:p>192</text:p>
          </table:table-cell>
          <table:table-cell office:value-type="float" office:value="85.464325" calcext:value-type="float">
            <text:p>85.464325</text:p>
          </table:table-cell>
          <table:table-cell office:value-type="float" office:value="0.044288" calcext:value-type="float">
            <text:p>0.04428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94.377472" calcext:value-type="float">
            <text:p>94.377472</text:p>
          </table:table-cell>
          <table:table-cell office:value-type="float" office:value="0.044288" calcext:value-type="float">
            <text:p>0.04428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97" calcext:value-type="float">
            <text:p>97</text:p>
          </table:table-cell>
          <table:table-cell office:value-type="float" office:value="208" calcext:value-type="float">
            <text:p>208</text:p>
          </table:table-cell>
          <table:table-cell office:value-type="float" office:value="92.009476" calcext:value-type="float">
            <text:p>92.009476</text:p>
          </table:table-cell>
          <table:table-cell office:value-type="float" office:value="0.044032" calcext:value-type="float">
            <text:p>0.04403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93" calcext:value-type="float">
            <text:p>93</text:p>
          </table:table-cell>
          <table:table-cell office:value-type="float" office:value="216" calcext:value-type="float">
            <text:p>216</text:p>
          </table:table-cell>
          <table:table-cell office:value-type="float" office:value="88.757256" calcext:value-type="float">
            <text:p>88.757256</text:p>
          </table:table-cell>
          <table:table-cell office:value-type="float" office:value="0.0448" calcext:value-type="float">
            <text:p>0.044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90" calcext:value-type="float">
            <text:p>90</text:p>
          </table:table-cell>
          <table:table-cell office:value-type="float" office:value="224" calcext:value-type="float">
            <text:p>224</text:p>
          </table:table-cell>
          <table:table-cell office:value-type="float" office:value="85.446144" calcext:value-type="float">
            <text:p>85.446144</text:p>
          </table:table-cell>
          <table:table-cell office:value-type="float" office:value="0.044032" calcext:value-type="float">
            <text:p>0.04403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7" calcext:value-type="float">
            <text:p>87</text:p>
          </table:table-cell>
          <table:table-cell office:value-type="float" office:value="232" calcext:value-type="float">
            <text:p>232</text:p>
          </table:table-cell>
          <table:table-cell office:value-type="float" office:value="93.913345" calcext:value-type="float">
            <text:p>93.913345</text:p>
          </table:table-cell>
          <table:table-cell office:value-type="float" office:value="0.044544" calcext:value-type="float">
            <text:p>0.04454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float" office:value="91.616768" calcext:value-type="float">
            <text:p>91.616768</text:p>
          </table:table-cell>
          <table:table-cell office:value-type="float" office:value="0.044544" calcext:value-type="float">
            <text:p>0.04454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1" calcext:value-type="float">
            <text:p>81</text:p>
          </table:table-cell>
          <table:table-cell office:value-type="float" office:value="248" calcext:value-type="float">
            <text:p>248</text:p>
          </table:table-cell>
          <table:table-cell office:value-type="float" office:value="87.438583" calcext:value-type="float">
            <text:p>87.438583</text:p>
          </table:table-cell>
          <table:table-cell office:value-type="float" office:value="0.044544" calcext:value-type="float">
            <text:p>0.04454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79" calcext:value-type="float">
            <text:p>79</text:p>
          </table:table-cell>
          <table:table-cell office:value-type="float" office:value="256" calcext:value-type="float">
            <text:p>256</text:p>
          </table:table-cell>
          <table:table-cell office:value-type="float" office:value="84.630783" calcext:value-type="float">
            <text:p>84.630783</text:p>
          </table:table-cell>
          <table:table-cell office:value-type="float" office:value="0.044032" calcext:value-type="float">
            <text:p>0.04403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76" calcext:value-type="float">
            <text:p>76</text:p>
          </table:table-cell>
          <table:table-cell office:value-type="float" office:value="264" calcext:value-type="float">
            <text:p>264</text:p>
          </table:table-cell>
          <table:table-cell office:value-type="float" office:value="92.262146" calcext:value-type="float">
            <text:p>92.262146</text:p>
          </table:table-cell>
          <table:table-cell office:value-type="float" office:value="0.044544" calcext:value-type="float">
            <text:p>0.04454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74" calcext:value-type="float">
            <text:p>74</text:p>
          </table:table-cell>
          <table:table-cell office:value-type="float" office:value="272" calcext:value-type="float">
            <text:p>272</text:p>
          </table:table-cell>
          <table:table-cell office:value-type="float" office:value="90.158073" calcext:value-type="float">
            <text:p>90.158073</text:p>
          </table:table-cell>
          <table:table-cell office:value-type="float" office:value="0.044288" calcext:value-type="float">
            <text:p>0.04428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72" calcext:value-type="float">
            <text:p>72</text:p>
          </table:table-cell>
          <table:table-cell office:value-type="float" office:value="280" calcext:value-type="float">
            <text:p>280</text:p>
          </table:table-cell>
          <table:table-cell office:value-type="float" office:value="88.732414" calcext:value-type="float">
            <text:p>88.732414</text:p>
          </table:table-cell>
          <table:table-cell office:value-type="float" office:value="0.0448" calcext:value-type="float">
            <text:p>0.044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70" calcext:value-type="float">
            <text:p>70</text:p>
          </table:table-cell>
          <table:table-cell office:value-type="float" office:value="288" calcext:value-type="float">
            <text:p>288</text:p>
          </table:table-cell>
          <table:table-cell office:value-type="float" office:value="86.693634" calcext:value-type="float">
            <text:p>86.693634</text:p>
          </table:table-cell>
          <table:table-cell office:value-type="float" office:value="0.044288" calcext:value-type="float">
            <text:p>0.04428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8" calcext:value-type="float">
            <text:p>68</text:p>
          </table:table-cell>
          <table:table-cell office:value-type="float" office:value="296" calcext:value-type="float">
            <text:p>296</text:p>
          </table:table-cell>
          <table:table-cell office:value-type="float" office:value="93.0112" calcext:value-type="float">
            <text:p>93.0112</text:p>
          </table:table-cell>
          <table:table-cell office:value-type="float" office:value="0.0448" calcext:value-type="float">
            <text:p>0.044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6" calcext:value-type="float">
            <text:p>66</text:p>
          </table:table-cell>
          <table:table-cell office:value-type="float" office:value="304" calcext:value-type="float">
            <text:p>304</text:p>
          </table:table-cell>
          <table:table-cell office:value-type="float" office:value="90.97139" calcext:value-type="float">
            <text:p>90.97139</text:p>
          </table:table-cell>
          <table:table-cell office:value-type="float" office:value="0.044544" calcext:value-type="float">
            <text:p>0.04454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5" calcext:value-type="float">
            <text:p>65</text:p>
          </table:table-cell>
          <table:table-cell office:value-type="float" office:value="312" calcext:value-type="float">
            <text:p>312</text:p>
          </table:table-cell>
          <table:table-cell office:value-type="float" office:value="90.465279" calcext:value-type="float">
            <text:p>90.465279</text:p>
          </table:table-cell>
          <table:table-cell office:value-type="float" office:value="0.04608" calcext:value-type="float">
            <text:p>0.0460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3" calcext:value-type="float">
            <text:p>63</text:p>
          </table:table-cell>
          <table:table-cell office:value-type="float" office:value="320" calcext:value-type="float">
            <text:p>320</text:p>
          </table:table-cell>
          <table:table-cell office:value-type="float" office:value="90.419968" calcext:value-type="float">
            <text:p>90.419968</text:p>
          </table:table-cell>
          <table:table-cell office:value-type="float" office:value="0.043776" calcext:value-type="float">
            <text:p>0.04377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1" calcext:value-type="float">
            <text:p>61</text:p>
          </table:table-cell>
          <table:table-cell office:value-type="float" office:value="328" calcext:value-type="float">
            <text:p>328</text:p>
          </table:table-cell>
          <table:table-cell office:value-type="float" office:value="96.824066" calcext:value-type="float">
            <text:p>96.824066</text:p>
          </table:table-cell>
          <table:table-cell office:value-type="float" office:value="0.045824" calcext:value-type="float">
            <text:p>0.04582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0" calcext:value-type="float">
            <text:p>60</text:p>
          </table:table-cell>
          <table:table-cell office:value-type="float" office:value="336" calcext:value-type="float">
            <text:p>336</text:p>
          </table:table-cell>
          <table:table-cell office:value-type="float" office:value="88.668159" calcext:value-type="float">
            <text:p>88.668159</text:p>
          </table:table-cell>
          <table:table-cell office:value-type="float" office:value="0.044544" calcext:value-type="float">
            <text:p>0.04454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9" calcext:value-type="float">
            <text:p>59</text:p>
          </table:table-cell>
          <table:table-cell office:value-type="float" office:value="344" calcext:value-type="float">
            <text:p>344</text:p>
          </table:table-cell>
          <table:table-cell office:value-type="float" office:value="88.046593" calcext:value-type="float">
            <text:p>88.046593</text:p>
          </table:table-cell>
          <table:table-cell office:value-type="float" office:value="0.045824" calcext:value-type="float">
            <text:p>0.04582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7" calcext:value-type="float">
            <text:p>57</text:p>
          </table:table-cell>
          <table:table-cell office:value-type="float" office:value="352" calcext:value-type="float">
            <text:p>352</text:p>
          </table:table-cell>
          <table:table-cell office:value-type="float" office:value="87.892471" calcext:value-type="float">
            <text:p>87.892471</text:p>
          </table:table-cell>
          <table:table-cell office:value-type="float" office:value="0.045056" calcext:value-type="float">
            <text:p>0.04505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6" calcext:value-type="float">
            <text:p>56</text:p>
          </table:table-cell>
          <table:table-cell office:value-type="float" office:value="360" calcext:value-type="float">
            <text:p>360</text:p>
          </table:table-cell>
          <table:table-cell office:value-type="float" office:value="89.900543" calcext:value-type="float">
            <text:p>89.900543</text:p>
          </table:table-cell>
          <table:table-cell office:value-type="float" office:value="0.0448" calcext:value-type="float">
            <text:p>0.044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5" calcext:value-type="float">
            <text:p>55</text:p>
          </table:table-cell>
          <table:table-cell office:value-type="float" office:value="368" calcext:value-type="float">
            <text:p>368</text:p>
          </table:table-cell>
          <table:table-cell office:value-type="float" office:value="89.988617" calcext:value-type="float">
            <text:p>89.988617</text:p>
          </table:table-cell>
          <table:table-cell office:value-type="float" office:value="0.045056" calcext:value-type="float">
            <text:p>0.04505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4" calcext:value-type="float">
            <text:p>54</text:p>
          </table:table-cell>
          <table:table-cell office:value-type="float" office:value="376" calcext:value-type="float">
            <text:p>376</text:p>
          </table:table-cell>
          <table:table-cell office:value-type="float" office:value="88.856323" calcext:value-type="float">
            <text:p>88.856323</text:p>
          </table:table-cell>
          <table:table-cell office:value-type="float" office:value="0.04608" calcext:value-type="float">
            <text:p>0.0460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3" calcext:value-type="float">
            <text:p>53</text:p>
          </table:table-cell>
          <table:table-cell office:value-type="float" office:value="384" calcext:value-type="float">
            <text:p>384</text:p>
          </table:table-cell>
          <table:table-cell office:value-type="float" office:value="88.572159" calcext:value-type="float">
            <text:p>88.572159</text:p>
          </table:table-cell>
          <table:table-cell office:value-type="float" office:value="0.045568" calcext:value-type="float">
            <text:p>0.04556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2" calcext:value-type="float">
            <text:p>52</text:p>
          </table:table-cell>
          <table:table-cell office:value-type="float" office:value="392" calcext:value-type="float">
            <text:p>392</text:p>
          </table:table-cell>
          <table:table-cell office:value-type="float" office:value="98.096893" calcext:value-type="float">
            <text:p>98.096893</text:p>
          </table:table-cell>
          <table:table-cell office:value-type="float" office:value="0.047872" calcext:value-type="float">
            <text:p>0.04787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95.780098" calcext:value-type="float">
            <text:p>95.780098</text:p>
          </table:table-cell>
          <table:table-cell office:value-type="float" office:value="0.047104" calcext:value-type="float">
            <text:p>0.04710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0" calcext:value-type="float">
            <text:p>50</text:p>
          </table:table-cell>
          <table:table-cell office:value-type="float" office:value="408" calcext:value-type="float">
            <text:p>408</text:p>
          </table:table-cell>
          <table:table-cell office:value-type="float" office:value="96.568069" calcext:value-type="float">
            <text:p>96.568069</text:p>
          </table:table-cell>
          <table:table-cell office:value-type="float" office:value="0.048128" calcext:value-type="float">
            <text:p>0.04812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9" calcext:value-type="float">
            <text:p>49</text:p>
          </table:table-cell>
          <table:table-cell office:value-type="float" office:value="416" calcext:value-type="float">
            <text:p>416</text:p>
          </table:table-cell>
          <table:table-cell office:value-type="float" office:value="92.711166" calcext:value-type="float">
            <text:p>92.711166</text:p>
          </table:table-cell>
          <table:table-cell office:value-type="float" office:value="0.045568" calcext:value-type="float">
            <text:p>0.04556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8" calcext:value-type="float">
            <text:p>48</text:p>
          </table:table-cell>
          <table:table-cell office:value-type="float" office:value="424" calcext:value-type="float">
            <text:p>424</text:p>
          </table:table-cell>
          <table:table-cell office:value-type="float" office:value="88.870651" calcext:value-type="float">
            <text:p>88.870651</text:p>
          </table:table-cell>
          <table:table-cell office:value-type="float" office:value="0.045056" calcext:value-type="float">
            <text:p>0.04505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7" calcext:value-type="float">
            <text:p>47</text:p>
          </table:table-cell>
          <table:table-cell office:value-type="float" office:value="432" calcext:value-type="float">
            <text:p>432</text:p>
          </table:table-cell>
          <table:table-cell office:value-type="float" office:value="88.485886" calcext:value-type="float">
            <text:p>88.485886</text:p>
          </table:table-cell>
          <table:table-cell office:value-type="float" office:value="0.045312" calcext:value-type="float">
            <text:p>0.04531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6" calcext:value-type="float">
            <text:p>46</text:p>
          </table:table-cell>
          <table:table-cell office:value-type="float" office:value="440" calcext:value-type="float">
            <text:p>440</text:p>
          </table:table-cell>
          <table:table-cell office:value-type="float" office:value="88.555008" calcext:value-type="float">
            <text:p>88.555008</text:p>
          </table:table-cell>
          <table:table-cell office:value-type="float" office:value="0.046592" calcext:value-type="float">
            <text:p>0.04659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5" calcext:value-type="float">
            <text:p>45</text:p>
          </table:table-cell>
          <table:table-cell office:value-type="float" office:value="448" calcext:value-type="float">
            <text:p>448</text:p>
          </table:table-cell>
          <table:table-cell office:value-type="float" office:value="88.606972" calcext:value-type="float">
            <text:p>88.606972</text:p>
          </table:table-cell>
          <table:table-cell office:value-type="float" office:value="0.045312" calcext:value-type="float">
            <text:p>0.04531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4" calcext:value-type="float">
            <text:p>44</text:p>
          </table:table-cell>
          <table:table-cell office:value-type="float" office:value="456" calcext:value-type="float">
            <text:p>456</text:p>
          </table:table-cell>
          <table:table-cell office:value-type="float" office:value="94.603775" calcext:value-type="float">
            <text:p>94.603775</text:p>
          </table:table-cell>
          <table:table-cell office:value-type="float" office:value="0.045056" calcext:value-type="float">
            <text:p>0.04505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4" calcext:value-type="float">
            <text:p>44</text:p>
          </table:table-cell>
          <table:table-cell office:value-type="float" office:value="464" calcext:value-type="float">
            <text:p>464</text:p>
          </table:table-cell>
          <table:table-cell office:value-type="float" office:value="91.322624" calcext:value-type="float">
            <text:p>91.322624</text:p>
          </table:table-cell>
          <table:table-cell office:value-type="float" office:value="0.045056" calcext:value-type="float">
            <text:p>0.04505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3" calcext:value-type="float">
            <text:p>43</text:p>
          </table:table-cell>
          <table:table-cell office:value-type="float" office:value="472" calcext:value-type="float">
            <text:p>472</text:p>
          </table:table-cell>
          <table:table-cell office:value-type="float" office:value="91.159294" calcext:value-type="float">
            <text:p>91.159294</text:p>
          </table:table-cell>
          <table:table-cell office:value-type="float" office:value="0.046336" calcext:value-type="float">
            <text:p>0.04633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2" calcext:value-type="float">
            <text:p>42</text:p>
          </table:table-cell>
          <table:table-cell office:value-type="float" office:value="480" calcext:value-type="float">
            <text:p>480</text:p>
          </table:table-cell>
          <table:table-cell office:value-type="float" office:value="88.745987" calcext:value-type="float">
            <text:p>88.745987</text:p>
          </table:table-cell>
          <table:table-cell office:value-type="float" office:value="0.045568" calcext:value-type="float">
            <text:p>0.04556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1" calcext:value-type="float">
            <text:p>41</text:p>
          </table:table-cell>
          <table:table-cell office:value-type="float" office:value="488" calcext:value-type="float">
            <text:p>488</text:p>
          </table:table-cell>
          <table:table-cell office:value-type="float" office:value="93.269249" calcext:value-type="float">
            <text:p>93.269249</text:p>
          </table:table-cell>
          <table:table-cell office:value-type="float" office:value="0.04608" calcext:value-type="float">
            <text:p>0.0460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1" calcext:value-type="float">
            <text:p>41</text:p>
          </table:table-cell>
          <table:table-cell office:value-type="float" office:value="496" calcext:value-type="float">
            <text:p>496</text:p>
          </table:table-cell>
          <table:table-cell office:value-type="float" office:value="92.764671" calcext:value-type="float">
            <text:p>92.764671</text:p>
          </table:table-cell>
          <table:table-cell office:value-type="float" office:value="0.046336" calcext:value-type="float">
            <text:p>0.04633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0" calcext:value-type="float">
            <text:p>40</text:p>
          </table:table-cell>
          <table:table-cell office:value-type="float" office:value="504" calcext:value-type="float">
            <text:p>504</text:p>
          </table:table-cell>
          <table:table-cell office:value-type="float" office:value="84.912895" calcext:value-type="float">
            <text:p>84.912895</text:p>
          </table:table-cell>
          <table:table-cell office:value-type="float" office:value="0.045568" calcext:value-type="float">
            <text:p>0.04556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0" calcext:value-type="float">
            <text:p>40</text:p>
          </table:table-cell>
          <table:table-cell office:value-type="float" office:value="512" calcext:value-type="float">
            <text:p>512</text:p>
          </table:table-cell>
          <table:table-cell office:value-type="float" office:value="85.080833" calcext:value-type="float">
            <text:p>85.080833</text:p>
          </table:table-cell>
          <table:table-cell office:value-type="float" office:value="0.044544" calcext:value-type="float">
            <text:p>0.04454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9" calcext:value-type="float">
            <text:p>39</text:p>
          </table:table-cell>
          <table:table-cell office:value-type="float" office:value="520" calcext:value-type="float">
            <text:p>520</text:p>
          </table:table-cell>
          <table:table-cell office:value-type="float" office:value="98.153473" calcext:value-type="float">
            <text:p>98.153473</text:p>
          </table:table-cell>
          <table:table-cell office:value-type="float" office:value="0.04736" calcext:value-type="float">
            <text:p>0.0473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8" calcext:value-type="float">
            <text:p>38</text:p>
          </table:table-cell>
          <table:table-cell office:value-type="float" office:value="528" calcext:value-type="float">
            <text:p>528</text:p>
          </table:table-cell>
          <table:table-cell office:value-type="float" office:value="92.482811" calcext:value-type="float">
            <text:p>92.482811</text:p>
          </table:table-cell>
          <table:table-cell office:value-type="float" office:value="0.046336" calcext:value-type="float">
            <text:p>0.04633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8" calcext:value-type="float">
            <text:p>38</text:p>
          </table:table-cell>
          <table:table-cell office:value-type="float" office:value="536" calcext:value-type="float">
            <text:p>536</text:p>
          </table:table-cell>
          <table:table-cell office:value-type="float" office:value="93.585922" calcext:value-type="float">
            <text:p>93.585922</text:p>
          </table:table-cell>
          <table:table-cell office:value-type="float" office:value="0.048896" calcext:value-type="float">
            <text:p>0.04889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7" calcext:value-type="float">
            <text:p>37</text:p>
          </table:table-cell>
          <table:table-cell office:value-type="float" office:value="544" calcext:value-type="float">
            <text:p>544</text:p>
          </table:table-cell>
          <table:table-cell office:value-type="float" office:value="91.7929" calcext:value-type="float">
            <text:p>91.7929</text:p>
          </table:table-cell>
          <table:table-cell office:value-type="float" office:value="0.045824" calcext:value-type="float">
            <text:p>0.04582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7" calcext:value-type="float">
            <text:p>37</text:p>
          </table:table-cell>
          <table:table-cell office:value-type="float" office:value="552" calcext:value-type="float">
            <text:p>552</text:p>
          </table:table-cell>
          <table:table-cell office:value-type="float" office:value="96.15847" calcext:value-type="float">
            <text:p>96.15847</text:p>
          </table:table-cell>
          <table:table-cell office:value-type="float" office:value="0.04736" calcext:value-type="float">
            <text:p>0.0473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6" calcext:value-type="float">
            <text:p>36</text:p>
          </table:table-cell>
          <table:table-cell office:value-type="float" office:value="560" calcext:value-type="float">
            <text:p>560</text:p>
          </table:table-cell>
          <table:table-cell office:value-type="float" office:value="86.922752" calcext:value-type="float">
            <text:p>86.922752</text:p>
          </table:table-cell>
          <table:table-cell office:value-type="float" office:value="0.044544" calcext:value-type="float">
            <text:p>0.04454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6" calcext:value-type="float">
            <text:p>36</text:p>
          </table:table-cell>
          <table:table-cell office:value-type="float" office:value="568" calcext:value-type="float">
            <text:p>568</text:p>
          </table:table-cell>
          <table:table-cell office:value-type="float" office:value="86.99955" calcext:value-type="float">
            <text:p>86.99955</text:p>
          </table:table-cell>
          <table:table-cell office:value-type="float" office:value="0.045824" calcext:value-type="float">
            <text:p>0.04582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5" calcext:value-type="float">
            <text:p>35</text:p>
          </table:table-cell>
          <table:table-cell office:value-type="float" office:value="576" calcext:value-type="float">
            <text:p>576</text:p>
          </table:table-cell>
          <table:table-cell office:value-type="float" office:value="87.018494" calcext:value-type="float">
            <text:p>87.018494</text:p>
          </table:table-cell>
          <table:table-cell office:value-type="float" office:value="0.044544" calcext:value-type="float">
            <text:p>0.04454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5" calcext:value-type="float">
            <text:p>35</text:p>
          </table:table-cell>
          <table:table-cell office:value-type="float" office:value="584" calcext:value-type="float">
            <text:p>584</text:p>
          </table:table-cell>
          <table:table-cell office:value-type="float" office:value="92.125435" calcext:value-type="float">
            <text:p>92.125435</text:p>
          </table:table-cell>
          <table:table-cell office:value-type="float" office:value="0.046592" calcext:value-type="float">
            <text:p>0.04659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4" calcext:value-type="float">
            <text:p>34</text:p>
          </table:table-cell>
          <table:table-cell office:value-type="float" office:value="592" calcext:value-type="float">
            <text:p>592</text:p>
          </table:table-cell>
          <table:table-cell office:value-type="float" office:value="91.504639" calcext:value-type="float">
            <text:p>91.504639</text:p>
          </table:table-cell>
          <table:table-cell office:value-type="float" office:value="0.04608" calcext:value-type="float">
            <text:p>0.0460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4" calcext:value-type="float">
            <text:p>34</text:p>
          </table:table-cell>
          <table:table-cell office:value-type="float" office:value="600" calcext:value-type="float">
            <text:p>600</text:p>
          </table:table-cell>
          <table:table-cell office:value-type="float" office:value="92.219391" calcext:value-type="float">
            <text:p>92.219391</text:p>
          </table:table-cell>
          <table:table-cell office:value-type="float" office:value="0.046848" calcext:value-type="float">
            <text:p>0.04684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3" calcext:value-type="float">
            <text:p>33</text:p>
          </table:table-cell>
          <table:table-cell office:value-type="float" office:value="608" calcext:value-type="float">
            <text:p>608</text:p>
          </table:table-cell>
          <table:table-cell office:value-type="float" office:value="91.632126" calcext:value-type="float">
            <text:p>91.632126</text:p>
          </table:table-cell>
          <table:table-cell office:value-type="float" office:value="0.04608" calcext:value-type="float">
            <text:p>0.0460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3" calcext:value-type="float">
            <text:p>33</text:p>
          </table:table-cell>
          <table:table-cell office:value-type="float" office:value="616" calcext:value-type="float">
            <text:p>616</text:p>
          </table:table-cell>
          <table:table-cell office:value-type="float" office:value="95.133186" calcext:value-type="float">
            <text:p>95.133186</text:p>
          </table:table-cell>
          <table:table-cell office:value-type="float" office:value="0.04736" calcext:value-type="float">
            <text:p>0.0473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3" calcext:value-type="float">
            <text:p>33</text:p>
          </table:table-cell>
          <table:table-cell office:value-type="float" office:value="624" calcext:value-type="float">
            <text:p>624</text:p>
          </table:table-cell>
          <table:table-cell office:value-type="float" office:value="95.034882" calcext:value-type="float">
            <text:p>95.034882</text:p>
          </table:table-cell>
          <table:table-cell office:value-type="float" office:value="0.04736" calcext:value-type="float">
            <text:p>0.0473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2" calcext:value-type="float">
            <text:p>32</text:p>
          </table:table-cell>
          <table:table-cell office:value-type="float" office:value="632" calcext:value-type="float">
            <text:p>632</text:p>
          </table:table-cell>
          <table:table-cell office:value-type="float" office:value="84.749054" calcext:value-type="float">
            <text:p>84.749054</text:p>
          </table:table-cell>
          <table:table-cell office:value-type="float" office:value="0.045056" calcext:value-type="float">
            <text:p>0.04505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2" calcext:value-type="float">
            <text:p>32</text:p>
          </table:table-cell>
          <table:table-cell office:value-type="float" office:value="640" calcext:value-type="float">
            <text:p>640</text:p>
          </table:table-cell>
          <table:table-cell office:value-type="float" office:value="84.824577" calcext:value-type="float">
            <text:p>84.824577</text:p>
          </table:table-cell>
          <table:table-cell office:value-type="float" office:value="0.044544" calcext:value-type="float">
            <text:p>0.04454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1" calcext:value-type="float">
            <text:p>31</text:p>
          </table:table-cell>
          <table:table-cell office:value-type="float" office:value="648" calcext:value-type="float">
            <text:p>648</text:p>
          </table:table-cell>
          <table:table-cell office:value-type="float" office:value="90.489594" calcext:value-type="float">
            <text:p>90.489594</text:p>
          </table:table-cell>
          <table:table-cell office:value-type="float" office:value="0.045824" calcext:value-type="float">
            <text:p>0.04582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1" calcext:value-type="float">
            <text:p>31</text:p>
          </table:table-cell>
          <table:table-cell office:value-type="float" office:value="656" calcext:value-type="float">
            <text:p>656</text:p>
          </table:table-cell>
          <table:table-cell office:value-type="float" office:value="89.695236" calcext:value-type="float">
            <text:p>89.695236</text:p>
          </table:table-cell>
          <table:table-cell office:value-type="float" office:value="0.045312" calcext:value-type="float">
            <text:p>0.04531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1" calcext:value-type="float">
            <text:p>31</text:p>
          </table:table-cell>
          <table:table-cell office:value-type="float" office:value="664" calcext:value-type="float">
            <text:p>664</text:p>
          </table:table-cell>
          <table:table-cell office:value-type="float" office:value="89.936386" calcext:value-type="float">
            <text:p>89.936386</text:p>
          </table:table-cell>
          <table:table-cell office:value-type="float" office:value="0.046848" calcext:value-type="float">
            <text:p>0.04684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0" calcext:value-type="float">
            <text:p>30</text:p>
          </table:table-cell>
          <table:table-cell office:value-type="float" office:value="672" calcext:value-type="float">
            <text:p>672</text:p>
          </table:table-cell>
          <table:table-cell office:value-type="float" office:value="89.983994" calcext:value-type="float">
            <text:p>89.983994</text:p>
          </table:table-cell>
          <table:table-cell office:value-type="float" office:value="0.045312" calcext:value-type="float">
            <text:p>0.04531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0" calcext:value-type="float">
            <text:p>30</text:p>
          </table:table-cell>
          <table:table-cell office:value-type="float" office:value="680" calcext:value-type="float">
            <text:p>680</text:p>
          </table:table-cell>
          <table:table-cell office:value-type="float" office:value="94.154236" calcext:value-type="float">
            <text:p>94.154236</text:p>
          </table:table-cell>
          <table:table-cell office:value-type="float" office:value="0.048896" calcext:value-type="float">
            <text:p>0.04889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0" calcext:value-type="float">
            <text:p>30</text:p>
          </table:table-cell>
          <table:table-cell office:value-type="float" office:value="688" calcext:value-type="float">
            <text:p>688</text:p>
          </table:table-cell>
          <table:table-cell office:value-type="float" office:value="94.112511" calcext:value-type="float">
            <text:p>94.112511</text:p>
          </table:table-cell>
          <table:table-cell office:value-type="float" office:value="0.048896" calcext:value-type="float">
            <text:p>0.04889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9" calcext:value-type="float">
            <text:p>29</text:p>
          </table:table-cell>
          <table:table-cell office:value-type="float" office:value="696" calcext:value-type="float">
            <text:p>696</text:p>
          </table:table-cell>
          <table:table-cell office:value-type="float" office:value="94.256378" calcext:value-type="float">
            <text:p>94.256378</text:p>
          </table:table-cell>
          <table:table-cell office:value-type="float" office:value="0.049408" calcext:value-type="float">
            <text:p>0.04940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9" calcext:value-type="float">
            <text:p>29</text:p>
          </table:table-cell>
          <table:table-cell office:value-type="float" office:value="704" calcext:value-type="float">
            <text:p>704</text:p>
          </table:table-cell>
          <table:table-cell office:value-type="float" office:value="94.23436" calcext:value-type="float">
            <text:p>94.23436</text:p>
          </table:table-cell>
          <table:table-cell office:value-type="float" office:value="0.048128" calcext:value-type="float">
            <text:p>0.04812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9" calcext:value-type="float">
            <text:p>29</text:p>
          </table:table-cell>
          <table:table-cell office:value-type="float" office:value="712" calcext:value-type="float">
            <text:p>712</text:p>
          </table:table-cell>
          <table:table-cell office:value-type="float" office:value="99.622147" calcext:value-type="float">
            <text:p>99.622147</text:p>
          </table:table-cell>
          <table:table-cell office:value-type="float" office:value="0.048896" calcext:value-type="float">
            <text:p>0.04889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8" calcext:value-type="float">
            <text:p>28</text:p>
          </table:table-cell>
          <table:table-cell office:value-type="float" office:value="720" calcext:value-type="float">
            <text:p>720</text:p>
          </table:table-cell>
          <table:table-cell office:value-type="float" office:value="99.62471" calcext:value-type="float">
            <text:p>99.62471</text:p>
          </table:table-cell>
          <table:table-cell office:value-type="float" office:value="0.04736" calcext:value-type="float">
            <text:p>0.0473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8" calcext:value-type="float">
            <text:p>28</text:p>
          </table:table-cell>
          <table:table-cell office:value-type="float" office:value="728" calcext:value-type="float">
            <text:p>728</text:p>
          </table:table-cell>
          <table:table-cell office:value-type="float" office:value="99.608322" calcext:value-type="float">
            <text:p>99.608322</text:p>
          </table:table-cell>
          <table:table-cell office:value-type="float" office:value="0.046848" calcext:value-type="float">
            <text:p>0.04684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8" calcext:value-type="float">
            <text:p>28</text:p>
          </table:table-cell>
          <table:table-cell office:value-type="float" office:value="736" calcext:value-type="float">
            <text:p>736</text:p>
          </table:table-cell>
          <table:table-cell office:value-type="float" office:value="99.652351" calcext:value-type="float">
            <text:p>99.652351</text:p>
          </table:table-cell>
          <table:table-cell office:value-type="float" office:value="0.046848" calcext:value-type="float">
            <text:p>0.04684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7" calcext:value-type="float">
            <text:p>27</text:p>
          </table:table-cell>
          <table:table-cell office:value-type="float" office:value="744" calcext:value-type="float">
            <text:p>744</text:p>
          </table:table-cell>
          <table:table-cell office:value-type="float" office:value="101.794815" calcext:value-type="float">
            <text:p>101.794815</text:p>
          </table:table-cell>
          <table:table-cell office:value-type="float" office:value="0.046848" calcext:value-type="float">
            <text:p>0.04684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7" calcext:value-type="float">
            <text:p>27</text:p>
          </table:table-cell>
          <table:table-cell office:value-type="float" office:value="752" calcext:value-type="float">
            <text:p>752</text:p>
          </table:table-cell>
          <table:table-cell office:value-type="float" office:value="101.844986" calcext:value-type="float">
            <text:p>101.844986</text:p>
          </table:table-cell>
          <table:table-cell office:value-type="float" office:value="0.047616" calcext:value-type="float">
            <text:p>0.04761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7" calcext:value-type="float">
            <text:p>27</text:p>
          </table:table-cell>
          <table:table-cell office:value-type="float" office:value="760" calcext:value-type="float">
            <text:p>760</text:p>
          </table:table-cell>
          <table:table-cell office:value-type="float" office:value="101.805565" calcext:value-type="float">
            <text:p>101.805565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7" calcext:value-type="float">
            <text:p>27</text:p>
          </table:table-cell>
          <table:table-cell office:value-type="float" office:value="768" calcext:value-type="float">
            <text:p>768</text:p>
          </table:table-cell>
          <table:table-cell office:value-type="float" office:value="99.65696" calcext:value-type="float">
            <text:p>99.65696</text:p>
          </table:table-cell>
          <table:table-cell office:value-type="float" office:value="0.04736" calcext:value-type="float">
            <text:p>0.0473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6" calcext:value-type="float">
            <text:p>26</text:p>
          </table:table-cell>
          <table:table-cell office:value-type="float" office:value="776" calcext:value-type="float">
            <text:p>776</text:p>
          </table:table-cell>
          <table:table-cell office:value-type="float" office:value="94.434555" calcext:value-type="float">
            <text:p>94.434555</text:p>
          </table:table-cell>
          <table:table-cell office:value-type="float" office:value="0.047616" calcext:value-type="float">
            <text:p>0.04761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6" calcext:value-type="float">
            <text:p>26</text:p>
          </table:table-cell>
          <table:table-cell office:value-type="float" office:value="784" calcext:value-type="float">
            <text:p>784</text:p>
          </table:table-cell>
          <table:table-cell office:value-type="float" office:value="94.743805" calcext:value-type="float">
            <text:p>94.743805</text:p>
          </table:table-cell>
          <table:table-cell office:value-type="float" office:value="0.04864" calcext:value-type="float">
            <text:p>0.0486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6" calcext:value-type="float">
            <text:p>26</text:p>
          </table:table-cell>
          <table:table-cell office:value-type="float" office:value="792" calcext:value-type="float">
            <text:p>792</text:p>
          </table:table-cell>
          <table:table-cell office:value-type="float" office:value="95.109375" calcext:value-type="float">
            <text:p>95.109375</text:p>
          </table:table-cell>
          <table:table-cell office:value-type="float" office:value="0.048896" calcext:value-type="float">
            <text:p>0.04889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" calcext:value-type="float">
            <text:p>25</text:p>
          </table:table-cell>
          <table:table-cell office:value-type="float" office:value="800" calcext:value-type="float">
            <text:p>800</text:p>
          </table:table-cell>
          <table:table-cell office:value-type="float" office:value="94.491646" calcext:value-type="float">
            <text:p>94.491646</text:p>
          </table:table-cell>
          <table:table-cell office:value-type="float" office:value="0.04736" calcext:value-type="float">
            <text:p>0.0473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" calcext:value-type="float">
            <text:p>25</text:p>
          </table:table-cell>
          <table:table-cell office:value-type="float" office:value="808" calcext:value-type="float">
            <text:p>808</text:p>
          </table:table-cell>
          <table:table-cell office:value-type="float" office:value="97.177094" calcext:value-type="float">
            <text:p>97.177094</text:p>
          </table:table-cell>
          <table:table-cell office:value-type="float" office:value="0.048128" calcext:value-type="float">
            <text:p>0.04812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" calcext:value-type="float">
            <text:p>25</text:p>
          </table:table-cell>
          <table:table-cell office:value-type="float" office:value="816" calcext:value-type="float">
            <text:p>816</text:p>
          </table:table-cell>
          <table:table-cell office:value-type="float" office:value="96.778496" calcext:value-type="float">
            <text:p>96.778496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" calcext:value-type="float">
            <text:p>25</text:p>
          </table:table-cell>
          <table:table-cell office:value-type="float" office:value="824" calcext:value-type="float">
            <text:p>824</text:p>
          </table:table-cell>
          <table:table-cell office:value-type="float" office:value="96.864517" calcext:value-type="float">
            <text:p>96.864517</text:p>
          </table:table-cell>
          <table:table-cell office:value-type="float" office:value="0.049664" calcext:value-type="float">
            <text:p>0.04966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" calcext:value-type="float">
            <text:p>25</text:p>
          </table:table-cell>
          <table:table-cell office:value-type="float" office:value="832" calcext:value-type="float">
            <text:p>832</text:p>
          </table:table-cell>
          <table:table-cell office:value-type="float" office:value="97.261307" calcext:value-type="float">
            <text:p>97.261307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4" calcext:value-type="float">
            <text:p>24</text:p>
          </table:table-cell>
          <table:table-cell office:value-type="float" office:value="840" calcext:value-type="float">
            <text:p>840</text:p>
          </table:table-cell>
          <table:table-cell office:value-type="float" office:value="86.612991" calcext:value-type="float">
            <text:p>86.612991</text:p>
          </table:table-cell>
          <table:table-cell office:value-type="float" office:value="0.045824" calcext:value-type="float">
            <text:p>0.04582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4" calcext:value-type="float">
            <text:p>24</text:p>
          </table:table-cell>
          <table:table-cell office:value-type="float" office:value="848" calcext:value-type="float">
            <text:p>848</text:p>
          </table:table-cell>
          <table:table-cell office:value-type="float" office:value="87.189507" calcext:value-type="float">
            <text:p>87.189507</text:p>
          </table:table-cell>
          <table:table-cell office:value-type="float" office:value="0.04608" calcext:value-type="float">
            <text:p>0.0460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4" calcext:value-type="float">
            <text:p>24</text:p>
          </table:table-cell>
          <table:table-cell office:value-type="float" office:value="856" calcext:value-type="float">
            <text:p>856</text:p>
          </table:table-cell>
          <table:table-cell office:value-type="float" office:value="86.717438" calcext:value-type="float">
            <text:p>86.717438</text:p>
          </table:table-cell>
          <table:table-cell office:value-type="float" office:value="0.04608" calcext:value-type="float">
            <text:p>0.0460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4" calcext:value-type="float">
            <text:p>24</text:p>
          </table:table-cell>
          <table:table-cell office:value-type="float" office:value="864" calcext:value-type="float">
            <text:p>864</text:p>
          </table:table-cell>
          <table:table-cell office:value-type="float" office:value="87.243271" calcext:value-type="float">
            <text:p>87.243271</text:p>
          </table:table-cell>
          <table:table-cell office:value-type="float" office:value="0.045568" calcext:value-type="float">
            <text:p>0.04556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88.570114" calcext:value-type="float">
            <text:p>88.570114</text:p>
          </table:table-cell>
          <table:table-cell office:value-type="float" office:value="0.046336" calcext:value-type="float">
            <text:p>0.04633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" calcext:value-type="float">
            <text:p>23</text:p>
          </table:table-cell>
          <table:table-cell office:value-type="float" office:value="880" calcext:value-type="float">
            <text:p>880</text:p>
          </table:table-cell>
          <table:table-cell office:value-type="float" office:value="88.565758" calcext:value-type="float">
            <text:p>88.565758</text:p>
          </table:table-cell>
          <table:table-cell office:value-type="float" office:value="0.046336" calcext:value-type="float">
            <text:p>0.04633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" calcext:value-type="float">
            <text:p>23</text:p>
          </table:table-cell>
          <table:table-cell office:value-type="float" office:value="888" calcext:value-type="float">
            <text:p>888</text:p>
          </table:table-cell>
          <table:table-cell office:value-type="float" office:value="89.009918" calcext:value-type="float">
            <text:p>89.009918</text:p>
          </table:table-cell>
          <table:table-cell office:value-type="float" office:value="0.047872" calcext:value-type="float">
            <text:p>0.04787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" calcext:value-type="float">
            <text:p>23</text:p>
          </table:table-cell>
          <table:table-cell office:value-type="float" office:value="896" calcext:value-type="float">
            <text:p>896</text:p>
          </table:table-cell>
          <table:table-cell office:value-type="float" office:value="88.576508" calcext:value-type="float">
            <text:p>88.576508</text:p>
          </table:table-cell>
          <table:table-cell office:value-type="float" office:value="0.046336" calcext:value-type="float">
            <text:p>0.04633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" calcext:value-type="float">
            <text:p>23</text:p>
          </table:table-cell>
          <table:table-cell office:value-type="float" office:value="904" calcext:value-type="float">
            <text:p>904</text:p>
          </table:table-cell>
          <table:table-cell office:value-type="float" office:value="93.183235" calcext:value-type="float">
            <text:p>93.183235</text:p>
          </table:table-cell>
          <table:table-cell office:value-type="float" office:value="0.047872" calcext:value-type="float">
            <text:p>0.04787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2" calcext:value-type="float">
            <text:p>22</text:p>
          </table:table-cell>
          <table:table-cell office:value-type="float" office:value="912" calcext:value-type="float">
            <text:p>912</text:p>
          </table:table-cell>
          <table:table-cell office:value-type="float" office:value="93.478142" calcext:value-type="float">
            <text:p>93.478142</text:p>
          </table:table-cell>
          <table:table-cell office:value-type="float" office:value="0.046848" calcext:value-type="float">
            <text:p>0.04684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2" calcext:value-type="float">
            <text:p>22</text:p>
          </table:table-cell>
          <table:table-cell office:value-type="float" office:value="920" calcext:value-type="float">
            <text:p>920</text:p>
          </table:table-cell>
          <table:table-cell office:value-type="float" office:value="92.577805" calcext:value-type="float">
            <text:p>92.577805</text:p>
          </table:table-cell>
          <table:table-cell office:value-type="float" office:value="0.048384" calcext:value-type="float">
            <text:p>0.04838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2" calcext:value-type="float">
            <text:p>22</text:p>
          </table:table-cell>
          <table:table-cell office:value-type="float" office:value="928" calcext:value-type="float">
            <text:p>928</text:p>
          </table:table-cell>
          <table:table-cell office:value-type="float" office:value="93.182976" calcext:value-type="float">
            <text:p>93.182976</text:p>
          </table:table-cell>
          <table:table-cell office:value-type="float" office:value="0.04736" calcext:value-type="float">
            <text:p>0.0473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2" calcext:value-type="float">
            <text:p>22</text:p>
          </table:table-cell>
          <table:table-cell office:value-type="float" office:value="936" calcext:value-type="float">
            <text:p>936</text:p>
          </table:table-cell>
          <table:table-cell office:value-type="float" office:value="95.081734" calcext:value-type="float">
            <text:p>95.081734</text:p>
          </table:table-cell>
          <table:table-cell office:value-type="float" office:value="0.048896" calcext:value-type="float">
            <text:p>0.04889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2" calcext:value-type="float">
            <text:p>22</text:p>
          </table:table-cell>
          <table:table-cell office:value-type="float" office:value="944" calcext:value-type="float">
            <text:p>944</text:p>
          </table:table-cell>
          <table:table-cell office:value-type="float" office:value="95.341827" calcext:value-type="float">
            <text:p>95.341827</text:p>
          </table:table-cell>
          <table:table-cell office:value-type="float" office:value="0.048384" calcext:value-type="float">
            <text:p>0.04838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2" calcext:value-type="float">
            <text:p>22</text:p>
          </table:table-cell>
          <table:table-cell office:value-type="float" office:value="952" calcext:value-type="float">
            <text:p>952</text:p>
          </table:table-cell>
          <table:table-cell office:value-type="float" office:value="95.177475" calcext:value-type="float">
            <text:p>95.177475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95.455994" calcext:value-type="float">
            <text:p>95.455994</text:p>
          </table:table-cell>
          <table:table-cell office:value-type="float" office:value="0.047872" calcext:value-type="float">
            <text:p>0.04787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1" calcext:value-type="float">
            <text:p>21</text:p>
          </table:table-cell>
          <table:table-cell office:value-type="float" office:value="968" calcext:value-type="float">
            <text:p>968</text:p>
          </table:table-cell>
          <table:table-cell office:value-type="float" office:value="98.964478" calcext:value-type="float">
            <text:p>98.964478</text:p>
          </table:table-cell>
          <table:table-cell office:value-type="float" office:value="0.049152" calcext:value-type="float">
            <text:p>0.04915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1" calcext:value-type="float">
            <text:p>21</text:p>
          </table:table-cell>
          <table:table-cell office:value-type="float" office:value="976" calcext:value-type="float">
            <text:p>976</text:p>
          </table:table-cell>
          <table:table-cell office:value-type="float" office:value="98.97139" calcext:value-type="float">
            <text:p>98.97139</text:p>
          </table:table-cell>
          <table:table-cell office:value-type="float" office:value="0.049664" calcext:value-type="float">
            <text:p>0.04966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1" calcext:value-type="float">
            <text:p>21</text:p>
          </table:table-cell>
          <table:table-cell office:value-type="float" office:value="984" calcext:value-type="float">
            <text:p>984</text:p>
          </table:table-cell>
          <table:table-cell office:value-type="float" office:value="99.475456" calcext:value-type="float">
            <text:p>99.475456</text:p>
          </table:table-cell>
          <table:table-cell office:value-type="float" office:value="0.050432" calcext:value-type="float">
            <text:p>0.05043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1" calcext:value-type="float">
            <text:p>21</text:p>
          </table:table-cell>
          <table:table-cell office:value-type="float" office:value="992" calcext:value-type="float">
            <text:p>992</text:p>
          </table:table-cell>
          <table:table-cell office:value-type="float" office:value="98.979324" calcext:value-type="float">
            <text:p>98.979324</text:p>
          </table:table-cell>
          <table:table-cell office:value-type="float" office:value="0.049408" calcext:value-type="float">
            <text:p>0.04940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84.699905" calcext:value-type="float">
            <text:p>84.699905</text:p>
          </table:table-cell>
          <table:table-cell office:value-type="float" office:value="0.045056" calcext:value-type="float">
            <text:p>0.04505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0" calcext:value-type="float">
            <text:p>20</text:p>
          </table:table-cell>
          <table:table-cell office:value-type="float" office:value="1008" calcext:value-type="float">
            <text:p>1008</text:p>
          </table:table-cell>
          <table:table-cell office:value-type="float" office:value="84.51635" calcext:value-type="float">
            <text:p>84.51635</text:p>
          </table:table-cell>
          <table:table-cell office:value-type="float" office:value="0.0448" calcext:value-type="float">
            <text:p>0.044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0" calcext:value-type="float">
            <text:p>20</text:p>
          </table:table-cell>
          <table:table-cell office:value-type="float" office:value="1016" calcext:value-type="float">
            <text:p>1016</text:p>
          </table:table-cell>
          <table:table-cell office:value-type="float" office:value="84.514046" calcext:value-type="float">
            <text:p>84.514046</text:p>
          </table:table-cell>
          <table:table-cell office:value-type="float" office:value="0.045824" calcext:value-type="float">
            <text:p>0.04582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0" calcext:value-type="float">
            <text:p>20</text:p>
          </table:table-cell>
          <table:table-cell office:value-type="float" office:value="1024" calcext:value-type="float">
            <text:p>1024</text:p>
          </table:table-cell>
          <table:table-cell office:value-type="float" office:value="84.707848" calcext:value-type="float">
            <text:p>84.707848</text:p>
          </table:table-cell>
          <table:table-cell office:value-type="float" office:value="0.045056" calcext:value-type="float">
            <text:p>0.045056</text:p>
          </table:table-cell>
        </table:table-row>
      </table:table>
      <table:named-expressions/>
      <table:database-ranges>
        <table:database-range table:name="__Anonymous_Sheet_DB__0" table:target-range-address="data_2.A1:data_2.A1047519" table:display-filter-buttons="true" table:orientation="column"/>
        <table:database-range table:name="__Anonymous_Sheet_DB__1" table:target-range-address="data.A1:data.E89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4"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1">00/00/0000</text:date>, <text:time style:data-style-name="N2" text:time-value="19:08:44.239434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1T19:18:11.507555203</dc:date>
    <meta:editing-duration>PT18M15S</meta:editing-duration>
    <meta:editing-cycles>3</meta:editing-cycles>
    <meta:generator>LibreOffice/4.3.1.2$Linux_X86_64 LibreOffice_project/430m0$Build-2</meta:generator>
    <meta:document-statistic meta:table-count="2" meta:cell-count="6420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minimum="0" chart:maximum="1024" chart:interval-major="128" chart:interval-minor-divisor="4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20">
      <style:chart-properties chart:display-label="true" chart:logarithmic="false" chart:minimum="0" chart:maximum="1.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61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61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6" style:family="chart" style:data-style-name="N61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7" style:family="chart" style:data-style-name="N61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3.119cm" svg:height="14.006cm" xlink:href=".." xlink:type="simple" chart:class="chart:scatter" chart:style-name="ch1">
        <chart:title svg:x="4.281cm" svg:y="0.416cm" chart:style-name="ch2">
          <text:p>N-Body performance by block size (using minimum necessary block count)</text:p>
        </chart:title>
        <chart:legend chart:legend-position="end" svg:x="20.399cm" svg:y="5.21cm" style:legend-expansion="high" chart:style-name="ch3"/>
        <chart:plot-area chart:style-name="ch4" table:cell-range-address="data_2.A2:data_2.A129 data_2.J1:data_2.P129" chart:data-source-has-labels="row" svg:x="1.473cm" svg:y="1.475cm" svg:width="18.464cm" svg:height="11.27cm">
          <chartooo:coordinate-region svg:x="2.756cm" svg:y="1.674cm" svg:width="16.809cm" svg:height="10.424cm"/>
          <chart:axis chart:dimension="x" chart:name="primary-x" chart:style-name="ch5">
            <chart:title svg:x="9.92cm" svg:y="13.025cm" chart:style-name="ch6">
              <text:p>Block size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10.594cm" chart:style-name="ch10">
              <text:p>Average time per pair of planets (nanoseconds)</text:p>
            </chart:title>
            <chart:grid chart:style-name="ch7" chart:class="major"/>
          </chart:axis>
          <chart:series chart:style-name="ch11" chart:values-cell-range-address="data_2.J2:data_2.J129" chart:label-cell-address="data_2.J1:data_2.J1" chart:class="chart:scatter">
            <chart:domain table:cell-range-address="data_2.A2:data_2.A129"/>
            <chart:data-point chart:repeated="128"/>
          </chart:series>
          <chart:series chart:style-name="ch12" chart:values-cell-range-address="data_2.K2:data_2.K129" chart:label-cell-address="data_2.K1:data_2.K1" chart:class="chart:scatter">
            <chart:data-point chart:repeated="128"/>
          </chart:series>
          <chart:series chart:style-name="ch13" chart:values-cell-range-address="data_2.L2:data_2.L129" chart:label-cell-address="data_2.L1:data_2.L1" chart:class="chart:scatter">
            <chart:data-point chart:repeated="128"/>
          </chart:series>
          <chart:series chart:style-name="ch14" chart:values-cell-range-address="data_2.M2:data_2.M129" chart:label-cell-address="data_2.M1:data_2.M1" chart:class="chart:scatter">
            <chart:data-point chart:repeated="128"/>
          </chart:series>
          <chart:series chart:style-name="ch15" chart:values-cell-range-address="data_2.N2:data_2.N129" chart:label-cell-address="data_2.N1:data_2.N1" chart:class="chart:scatter">
            <chart:data-point chart:repeated="128"/>
          </chart:series>
          <chart:series chart:style-name="ch16" chart:values-cell-range-address="data_2.O2:data_2.O129" chart:label-cell-address="data_2.O1:data_2.O1" chart:class="chart:scatter">
            <chart:data-point chart:repeated="128"/>
          </chart:series>
          <chart:series chart:style-name="ch17" chart:values-cell-range-address="data_2.P2:data_2.P129" chart:label-cell-address="data_2.P1:data_2.P1" chart:class="chart:scatter">
            <chart:data-point chart:repeated="12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=1000</text:p>
                <draw:g>
                  <svg:desc>data_2.J1:data_2.J1</svg:desc>
                </draw:g>
              </table:table-cell>
              <table:table-cell office:value-type="string">
                <text:p>N=2000</text:p>
                <draw:g>
                  <svg:desc>data_2.K1:data_2.K1</svg:desc>
                </draw:g>
              </table:table-cell>
              <table:table-cell office:value-type="string">
                <text:p>N=3000</text:p>
                <draw:g>
                  <svg:desc>data_2.L1:data_2.L1</svg:desc>
                </draw:g>
              </table:table-cell>
              <table:table-cell office:value-type="string">
                <text:p>N=4000</text:p>
                <draw:g>
                  <svg:desc>data_2.M1:data_2.M1</svg:desc>
                </draw:g>
              </table:table-cell>
              <table:table-cell office:value-type="string">
                <text:p>N=5000</text:p>
                <draw:g>
                  <svg:desc>data_2.N1:data_2.N1</svg:desc>
                </draw:g>
              </table:table-cell>
              <table:table-cell office:value-type="string">
                <text:p>N=10000</text:p>
                <draw:g>
                  <svg:desc>data_2.O1:data_2.O1</svg:desc>
                </draw:g>
              </table:table-cell>
              <table:table-cell office:value-type="string">
                <text:p>N=20000</text:p>
                <draw:g>
                  <svg:desc>data_2.P1:data_2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data_2.A2:data_2.A129</svg:desc>
                </draw:g>
              </table:table-cell>
              <table:table-cell office:value-type="float" office:value="0.969456">
                <text:p>0.969456</text:p>
                <draw:g>
                  <svg:desc>data_2.J2:data_2.J129</svg:desc>
                </draw:g>
              </table:table-cell>
              <table:table-cell office:value-type="float" office:value="0.962176">
                <text:p>0.962176</text:p>
                <draw:g>
                  <svg:desc>data_2.K2:data_2.K129</svg:desc>
                </draw:g>
              </table:table-cell>
              <table:table-cell office:value-type="float" office:value="0.957722666666667">
                <text:p>0.957722666666667</text:p>
                <draw:g>
                  <svg:desc>data_2.L2:data_2.L129</svg:desc>
                </draw:g>
              </table:table-cell>
              <table:table-cell office:value-type="float" office:value="0.8620160625">
                <text:p>0.8620160625</text:p>
                <draw:g>
                  <svg:desc>data_2.M2:data_2.M129</svg:desc>
                </draw:g>
              </table:table-cell>
              <table:table-cell office:value-type="float" office:value="0.95342528">
                <text:p>0.95342528</text:p>
                <draw:g>
                  <svg:desc>data_2.N2:data_2.N129</svg:desc>
                </draw:g>
              </table:table-cell>
              <table:table-cell office:value-type="float" office:value="0.88507912">
                <text:p>0.88507912</text:p>
                <draw:g>
                  <svg:desc>data_2.O2:data_2.O129</svg:desc>
                </draw:g>
              </table:table-cell>
              <table:table-cell office:value-type="float" office:value="0.848625945">
                <text:p>0.848625945</text:p>
                <draw:g>
                  <svg:desc>data_2.P2:data_2.P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727544">
                <text:p>0.727544</text:p>
              </table:table-cell>
              <table:table-cell office:value-type="float" office:value="0.481534">
                <text:p>0.481534</text:p>
              </table:table-cell>
              <table:table-cell office:value-type="float" office:value="0.558992">
                <text:p>0.558992</text:p>
              </table:table-cell>
              <table:table-cell office:value-type="float" office:value="0.437104">
                <text:p>0.437104</text:p>
              </table:table-cell>
              <table:table-cell office:value-type="float" office:value="0.52337732">
                <text:p>0.52337732</text:p>
              </table:table-cell>
              <table:table-cell office:value-type="float" office:value="0.42525696">
                <text:p>0.42525696</text:p>
              </table:table-cell>
              <table:table-cell office:value-type="float" office:value="0.4210592275">
                <text:p>0.4210592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0.725496">
                <text:p>0.725496</text:p>
              </table:table-cell>
              <table:table-cell office:value-type="float" office:value="0.402694">
                <text:p>0.402694</text:p>
              </table:table-cell>
              <table:table-cell office:value-type="float" office:value="0.321023111111111">
                <text:p>0.321023111111111</text:p>
              </table:table-cell>
              <table:table-cell office:value-type="float" office:value="0.3764480625">
                <text:p>0.3764480625</text:p>
              </table:table-cell>
              <table:table-cell office:value-type="float" office:value="0.32425988">
                <text:p>0.32425988</text:p>
              </table:table-cell>
              <table:table-cell office:value-type="float" office:value="0.31961601">
                <text:p>0.31961601</text:p>
              </table:table-cell>
              <table:table-cell office:value-type="float" office:value="0.28887167">
                <text:p>0.288871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0.712208">
                <text:p>0.712208</text:p>
              </table:table-cell>
              <table:table-cell office:value-type="float" office:value="0.366082">
                <text:p>0.366082</text:p>
              </table:table-cell>
              <table:table-cell office:value-type="float" office:value="0.268232">
                <text:p>0.268232</text:p>
              </table:table-cell>
              <table:table-cell office:value-type="float" office:value="0.21656">
                <text:p>0.21656</text:p>
              </table:table-cell>
              <table:table-cell office:value-type="float" office:value="0.29944832">
                <text:p>0.29944832</text:p>
              </table:table-cell>
              <table:table-cell office:value-type="float" office:value="0.23578625">
                <text:p>0.23578625</text:p>
              </table:table-cell>
              <table:table-cell office:value-type="float" office:value="0.2134406275">
                <text:p>0.2134406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73804">
                <text:p>0.73804</text:p>
              </table:table-cell>
              <table:table-cell office:value-type="float" office:value="0.438778">
                <text:p>0.438778</text:p>
              </table:table-cell>
              <table:table-cell office:value-type="float" office:value="0.397939555555556">
                <text:p>0.397939555555556</text:p>
              </table:table-cell>
              <table:table-cell office:value-type="float" office:value="0.3592">
                <text:p>0.3592</text:p>
              </table:table-cell>
              <table:table-cell office:value-type="float" office:value="0.34336768">
                <text:p>0.34336768</text:p>
              </table:table-cell>
              <table:table-cell office:value-type="float" office:value="0.33554688">
                <text:p>0.33554688</text:p>
              </table:table-cell>
              <table:table-cell office:value-type="float" office:value="0.33304638">
                <text:p>0.333046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0.725232">
                <text:p>0.725232</text:p>
              </table:table-cell>
              <table:table-cell office:value-type="float" office:value="0.402374">
                <text:p>0.402374</text:p>
              </table:table-cell>
              <table:table-cell office:value-type="float" office:value="0.320966222222222">
                <text:p>0.320966222222222</text:p>
              </table:table-cell>
              <table:table-cell office:value-type="float" office:value="0.298944">
                <text:p>0.298944</text:p>
              </table:table-cell>
              <table:table-cell office:value-type="float" office:value="0.30270464">
                <text:p>0.30270464</text:p>
              </table:table-cell>
              <table:table-cell office:value-type="float" office:value="0.30311682">
                <text:p>0.30311682</text:p>
              </table:table-cell>
              <table:table-cell office:value-type="float" office:value="0.28356226">
                <text:p>0.283562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">
                <text:p>56</text:p>
              </table:table-cell>
              <table:table-cell office:value-type="float" office:value="0.724216">
                <text:p>0.724216</text:p>
              </table:table-cell>
              <table:table-cell office:value-type="float" office:value="0.378244">
                <text:p>0.378244</text:p>
              </table:table-cell>
              <table:table-cell office:value-type="float" office:value="0.292551111111111">
                <text:p>0.292551111111111</text:p>
              </table:table-cell>
              <table:table-cell office:value-type="float" office:value="0.241504">
                <text:p>0.241504</text:p>
              </table:table-cell>
              <table:table-cell office:value-type="float" office:value="0.26350592">
                <text:p>0.26350592</text:p>
              </table:table-cell>
              <table:table-cell office:value-type="float" office:value="0.24721409">
                <text:p>0.24721409</text:p>
              </table:table-cell>
              <table:table-cell office:value-type="float" office:value="0.245741425">
                <text:p>0.2457414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0.712696">
                <text:p>0.712696</text:p>
              </table:table-cell>
              <table:table-cell office:value-type="float" office:value="0.366468">
                <text:p>0.366468</text:p>
              </table:table-cell>
              <table:table-cell office:value-type="float" office:value="0.268146666666667">
                <text:p>0.268146666666667</text:p>
              </table:table-cell>
              <table:table-cell office:value-type="float" office:value="0.216784">
                <text:p>0.216784</text:p>
              </table:table-cell>
              <table:table-cell office:value-type="float" office:value="0.21463044">
                <text:p>0.21463044</text:p>
              </table:table-cell>
              <table:table-cell office:value-type="float" office:value="0.23288065">
                <text:p>0.23288065</text:p>
              </table:table-cell>
              <table:table-cell office:value-type="float" office:value="0.209720975">
                <text:p>0.2097209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0.727296">
                <text:p>0.727296</text:p>
              </table:table-cell>
              <table:table-cell office:value-type="float" office:value="0.403582">
                <text:p>0.403582</text:p>
              </table:table-cell>
              <table:table-cell office:value-type="float" office:value="0.354219555555556">
                <text:p>0.354219555555556</text:p>
              </table:table-cell>
              <table:table-cell office:value-type="float" office:value="0.298032">
                <text:p>0.298032</text:p>
              </table:table-cell>
              <table:table-cell office:value-type="float" office:value="0.30595072">
                <text:p>0.30595072</text:p>
              </table:table-cell>
              <table:table-cell office:value-type="float" office:value="0.28516609">
                <text:p>0.28516609</text:p>
              </table:table-cell>
              <table:table-cell office:value-type="float" office:value="0.28401535">
                <text:p>0.284015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0.727032">
                <text:p>0.727032</text:p>
              </table:table-cell>
              <table:table-cell office:value-type="float" office:value="0.402624">
                <text:p>0.402624</text:p>
              </table:table-cell>
              <table:table-cell office:value-type="float" office:value="0.319859555555556">
                <text:p>0.319859555555556</text:p>
              </table:table-cell>
              <table:table-cell office:value-type="float" office:value="0.268368">
                <text:p>0.268368</text:p>
              </table:table-cell>
              <table:table-cell office:value-type="float" office:value="0.2627072">
                <text:p>0.2627072</text:p>
              </table:table-cell>
              <table:table-cell office:value-type="float" office:value="0.25772289">
                <text:p>0.25772289</text:p>
              </table:table-cell>
              <table:table-cell office:value-type="float" office:value="0.2506918325">
                <text:p>0.25069183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">
                <text:p>88</text:p>
              </table:table-cell>
              <table:table-cell office:value-type="float" office:value="0.72552">
                <text:p>0.72552</text:p>
              </table:table-cell>
              <table:table-cell office:value-type="float" office:value="0.377856">
                <text:p>0.377856</text:p>
              </table:table-cell>
              <table:table-cell office:value-type="float" office:value="0.296448">
                <text:p>0.296448</text:p>
              </table:table-cell>
              <table:table-cell office:value-type="float" office:value="0.2412">
                <text:p>0.2412</text:p>
              </table:table-cell>
              <table:table-cell office:value-type="float" office:value="0.26257408">
                <text:p>0.26257408</text:p>
              </table:table-cell>
              <table:table-cell office:value-type="float" office:value="0.24531969">
                <text:p>0.24531969</text:p>
              </table:table-cell>
              <table:table-cell office:value-type="float" office:value="0.2311116975">
                <text:p>0.2311116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">
                <text:p>96</text:p>
              </table:table-cell>
              <table:table-cell office:value-type="float" office:value="0.725008">
                <text:p>0.725008</text:p>
              </table:table-cell>
              <table:table-cell office:value-type="float" office:value="0.377086">
                <text:p>0.377086</text:p>
              </table:table-cell>
              <table:table-cell office:value-type="float" office:value="0.268402666666667">
                <text:p>0.268402666666667</text:p>
              </table:table-cell>
              <table:table-cell office:value-type="float" office:value="0.240432">
                <text:p>0.240432</text:p>
              </table:table-cell>
              <table:table-cell office:value-type="float" office:value="0.24025088">
                <text:p>0.24025088</text:p>
              </table:table-cell>
              <table:table-cell office:value-type="float" office:value="0.23368704">
                <text:p>0.23368704</text:p>
              </table:table-cell>
              <table:table-cell office:value-type="float" office:value="0.2129209525">
                <text:p>0.2129209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4">
                <text:p>104</text:p>
              </table:table-cell>
              <table:table-cell office:value-type="float" office:value="0.725752">
                <text:p>0.725752</text:p>
              </table:table-cell>
              <table:table-cell office:value-type="float" office:value="0.37894">
                <text:p>0.37894</text:p>
              </table:table-cell>
              <table:table-cell office:value-type="float" office:value="0.320993777777778">
                <text:p>0.320993777777778</text:p>
              </table:table-cell>
              <table:table-cell office:value-type="float" office:value="0.266288">
                <text:p>0.266288</text:p>
              </table:table-cell>
              <table:table-cell office:value-type="float" office:value="0.28075008">
                <text:p>0.28075008</text:p>
              </table:table-cell>
              <table:table-cell office:value-type="float" office:value="0.26514177">
                <text:p>0.26514177</text:p>
              </table:table-cell>
              <table:table-cell office:value-type="float" office:value="0.2724025725">
                <text:p>0.2724025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2">
                <text:p>112</text:p>
              </table:table-cell>
              <table:table-cell office:value-type="float" office:value="0.725744">
                <text:p>0.725744</text:p>
              </table:table-cell>
              <table:table-cell office:value-type="float" office:value="0.37747">
                <text:p>0.37747</text:p>
              </table:table-cell>
              <table:table-cell office:value-type="float" office:value="0.292579555555556">
                <text:p>0.292579555555556</text:p>
              </table:table-cell>
              <table:table-cell office:value-type="float" office:value="0.242336">
                <text:p>0.242336</text:p>
              </table:table-cell>
              <table:table-cell office:value-type="float" office:value="0.25870336">
                <text:p>0.25870336</text:p>
              </table:table-cell>
              <table:table-cell office:value-type="float" office:value="0.24739841">
                <text:p>0.24739841</text:p>
              </table:table-cell>
              <table:table-cell office:value-type="float" office:value="0.24172226">
                <text:p>0.241722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">
                <text:p>120</text:p>
              </table:table-cell>
              <table:table-cell office:value-type="float" office:value="0.725488">
                <text:p>0.725488</text:p>
              </table:table-cell>
              <table:table-cell office:value-type="float" office:value="0.377026">
                <text:p>0.377026</text:p>
              </table:table-cell>
              <table:table-cell office:value-type="float" office:value="0.292292444444444">
                <text:p>0.292292444444444</text:p>
              </table:table-cell>
              <table:table-cell office:value-type="float" office:value="0.240032">
                <text:p>0.240032</text:p>
              </table:table-cell>
              <table:table-cell office:value-type="float" office:value="0.23581696">
                <text:p>0.23581696</text:p>
              </table:table-cell>
              <table:table-cell office:value-type="float" office:value="0.23204865">
                <text:p>0.23204865</text:p>
              </table:table-cell>
              <table:table-cell office:value-type="float" office:value="0.225945605">
                <text:p>0.2259456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8">
                <text:p>128</text:p>
              </table:table-cell>
              <table:table-cell office:value-type="float" office:value="0.713472">
                <text:p>0.713472</text:p>
              </table:table-cell>
              <table:table-cell office:value-type="float" office:value="0.366716">
                <text:p>0.366716</text:p>
              </table:table-cell>
              <table:table-cell office:value-type="float" office:value="0.268429333333333">
                <text:p>0.268429333333333</text:p>
              </table:table-cell>
              <table:table-cell office:value-type="float" office:value="0.2172">
                <text:p>0.2172</text:p>
              </table:table-cell>
              <table:table-cell office:value-type="float" office:value="0.21282816">
                <text:p>0.21282816</text:p>
              </table:table-cell>
              <table:table-cell office:value-type="float" office:value="0.22939905">
                <text:p>0.22939905</text:p>
              </table:table-cell>
              <table:table-cell office:value-type="float" office:value="0.2104390325">
                <text:p>0.21043903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6">
                <text:p>136</text:p>
              </table:table-cell>
              <table:table-cell office:value-type="float" office:value="0.726776">
                <text:p>0.726776</text:p>
              </table:table-cell>
              <table:table-cell office:value-type="float" office:value="0.378946">
                <text:p>0.378946</text:p>
              </table:table-cell>
              <table:table-cell office:value-type="float" office:value="0.321311111111111">
                <text:p>0.321311111111111</text:p>
              </table:table-cell>
              <table:table-cell office:value-type="float" office:value="0.269728">
                <text:p>0.269728</text:p>
              </table:table-cell>
              <table:table-cell office:value-type="float" office:value="0.28264448">
                <text:p>0.28264448</text:p>
              </table:table-cell>
              <table:table-cell office:value-type="float" office:value="0.25547007">
                <text:p>0.25547007</text:p>
              </table:table-cell>
              <table:table-cell office:value-type="float" office:value="0.26069952">
                <text:p>0.260699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4">
                <text:p>144</text:p>
              </table:table-cell>
              <table:table-cell office:value-type="float" office:value="0.726528">
                <text:p>0.726528</text:p>
              </table:table-cell>
              <table:table-cell office:value-type="float" office:value="0.378044">
                <text:p>0.378044</text:p>
              </table:table-cell>
              <table:table-cell office:value-type="float" office:value="0.320710222222222">
                <text:p>0.320710222222222</text:p>
              </table:table-cell>
              <table:table-cell office:value-type="float" office:value="0.241872">
                <text:p>0.241872</text:p>
              </table:table-cell>
              <table:table-cell office:value-type="float" office:value="0.2575872">
                <text:p>0.2575872</text:p>
              </table:table-cell>
              <table:table-cell office:value-type="float" office:value="0.24367617">
                <text:p>0.24367617</text:p>
              </table:table-cell>
              <table:table-cell office:value-type="float" office:value="0.235765115">
                <text:p>0.2357651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2">
                <text:p>152</text:p>
              </table:table-cell>
              <table:table-cell office:value-type="float" office:value="0.725512">
                <text:p>0.725512</text:p>
              </table:table-cell>
              <table:table-cell office:value-type="float" office:value="0.376826">
                <text:p>0.376826</text:p>
              </table:table-cell>
              <table:table-cell office:value-type="float" office:value="0.292353777777778">
                <text:p>0.292353777777778</text:p>
              </table:table-cell>
              <table:table-cell office:value-type="float" office:value="0.241216">
                <text:p>0.241216</text:p>
              </table:table-cell>
              <table:table-cell office:value-type="float" office:value="0.25652224">
                <text:p>0.25652224</text:p>
              </table:table-cell>
              <table:table-cell office:value-type="float" office:value="0.23339264">
                <text:p>0.23339264</text:p>
              </table:table-cell>
              <table:table-cell office:value-type="float" office:value="0.2236927975">
                <text:p>0.22369279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0">
                <text:p>160</text:p>
              </table:table-cell>
              <table:table-cell office:value-type="float" office:value="0.726752">
                <text:p>0.726752</text:p>
              </table:table-cell>
              <table:table-cell office:value-type="float" office:value="0.377086">
                <text:p>0.377086</text:p>
              </table:table-cell>
              <table:table-cell office:value-type="float" office:value="0.291896">
                <text:p>0.291896</text:p>
              </table:table-cell>
              <table:table-cell office:value-type="float" office:value="0.241008">
                <text:p>0.241008</text:p>
              </table:table-cell>
              <table:table-cell office:value-type="float" office:value="0.21536768">
                <text:p>0.21536768</text:p>
              </table:table-cell>
              <table:table-cell office:value-type="float" office:value="0.22788607">
                <text:p>0.22788607</text:p>
              </table:table-cell>
              <table:table-cell office:value-type="float" office:value="0.213771515">
                <text:p>0.2137715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8">
                <text:p>168</text:p>
              </table:table-cell>
              <table:table-cell office:value-type="float" office:value="0.72576">
                <text:p>0.72576</text:p>
              </table:table-cell>
              <table:table-cell office:value-type="float" office:value="0.379012">
                <text:p>0.379012</text:p>
              </table:table-cell>
              <table:table-cell office:value-type="float" office:value="0.320541333333333">
                <text:p>0.320541333333333</text:p>
              </table:table-cell>
              <table:table-cell office:value-type="float" office:value="0.241088">
                <text:p>0.241088</text:p>
              </table:table-cell>
              <table:table-cell office:value-type="float" office:value="0.25981952">
                <text:p>0.25981952</text:p>
              </table:table-cell>
              <table:table-cell office:value-type="float" office:value="0.25249792">
                <text:p>0.25249792</text:p>
              </table:table-cell>
              <table:table-cell office:value-type="float" office:value="0.2387308875">
                <text:p>0.2387308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6">
                <text:p>176</text:p>
              </table:table-cell>
              <table:table-cell office:value-type="float" office:value="0.72628">
                <text:p>0.72628</text:p>
              </table:table-cell>
              <table:table-cell office:value-type="float" office:value="0.379134">
                <text:p>0.379134</text:p>
              </table:table-cell>
              <table:table-cell office:value-type="float" office:value="0.320741333333333">
                <text:p>0.320741333333333</text:p>
              </table:table-cell>
              <table:table-cell office:value-type="float" office:value="0.240944">
                <text:p>0.240944</text:p>
              </table:table-cell>
              <table:table-cell office:value-type="float" office:value="0.25967616">
                <text:p>0.25967616</text:p>
              </table:table-cell>
              <table:table-cell office:value-type="float" office:value="0.24286465">
                <text:p>0.24286465</text:p>
              </table:table-cell>
              <table:table-cell office:value-type="float" office:value="0.2295724875">
                <text:p>0.2295724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4">
                <text:p>184</text:p>
              </table:table-cell>
              <table:table-cell office:value-type="float" office:value="0.724968">
                <text:p>0.724968</text:p>
              </table:table-cell>
              <table:table-cell office:value-type="float" office:value="0.377278">
                <text:p>0.377278</text:p>
              </table:table-cell>
              <table:table-cell office:value-type="float" office:value="0.324238222222222">
                <text:p>0.324238222222222</text:p>
              </table:table-cell>
              <table:table-cell office:value-type="float" office:value="0.240896">
                <text:p>0.240896</text:p>
              </table:table-cell>
              <table:table-cell office:value-type="float" office:value="0.23743488">
                <text:p>0.23743488</text:p>
              </table:table-cell>
              <table:table-cell office:value-type="float" office:value="0.22794752">
                <text:p>0.22794752</text:p>
              </table:table-cell>
              <table:table-cell office:value-type="float" office:value="0.222195855">
                <text:p>0.2221958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2">
                <text:p>192</text:p>
              </table:table-cell>
              <table:table-cell office:value-type="float" office:value="0.724224">
                <text:p>0.724224</text:p>
              </table:table-cell>
              <table:table-cell office:value-type="float" office:value="0.37709">
                <text:p>0.37709</text:p>
              </table:table-cell>
              <table:table-cell office:value-type="float" office:value="0.268204444444444">
                <text:p>0.268204444444444</text:p>
              </table:table-cell>
              <table:table-cell office:value-type="float" office:value="0.241008">
                <text:p>0.241008</text:p>
              </table:table-cell>
              <table:table-cell office:value-type="float" office:value="0.238848">
                <text:p>0.238848</text:p>
              </table:table-cell>
              <table:table-cell office:value-type="float" office:value="0.22752769">
                <text:p>0.22752769</text:p>
              </table:table-cell>
              <table:table-cell office:value-type="float" office:value="0.2136608125">
                <text:p>0.2136608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">
                <text:p>200</text:p>
              </table:table-cell>
              <table:table-cell office:value-type="float" office:value="0.738552">
                <text:p>0.738552</text:p>
              </table:table-cell>
              <table:table-cell office:value-type="float" office:value="0.402684">
                <text:p>0.402684</text:p>
              </table:table-cell>
              <table:table-cell office:value-type="float" office:value="0.292950222222222">
                <text:p>0.292950222222222</text:p>
              </table:table-cell>
              <table:table-cell office:value-type="float" office:value="0.241264">
                <text:p>0.241264</text:p>
              </table:table-cell>
              <table:table-cell office:value-type="float" office:value="0.28268544">
                <text:p>0.28268544</text:p>
              </table:table-cell>
              <table:table-cell office:value-type="float" office:value="0.24930304">
                <text:p>0.24930304</text:p>
              </table:table-cell>
              <table:table-cell office:value-type="float" office:value="0.23594368">
                <text:p>0.235943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8">
                <text:p>208</text:p>
              </table:table-cell>
              <table:table-cell office:value-type="float" office:value="0.738584">
                <text:p>0.738584</text:p>
              </table:table-cell>
              <table:table-cell office:value-type="float" office:value="0.40268">
                <text:p>0.40268</text:p>
              </table:table-cell>
              <table:table-cell office:value-type="float" office:value="0.292835555555556">
                <text:p>0.292835555555556</text:p>
              </table:table-cell>
              <table:table-cell office:value-type="float" office:value="0.243472">
                <text:p>0.243472</text:p>
              </table:table-cell>
              <table:table-cell office:value-type="float" office:value="0.28294144">
                <text:p>0.28294144</text:p>
              </table:table-cell>
              <table:table-cell office:value-type="float" office:value="0.24559103">
                <text:p>0.24559103</text:p>
              </table:table-cell>
              <table:table-cell office:value-type="float" office:value="0.23002369">
                <text:p>0.230023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6">
                <text:p>216</text:p>
              </table:table-cell>
              <table:table-cell office:value-type="float" office:value="0.738048">
                <text:p>0.738048</text:p>
              </table:table-cell>
              <table:table-cell office:value-type="float" office:value="0.40268">
                <text:p>0.40268</text:p>
              </table:table-cell>
              <table:table-cell office:value-type="float" office:value="0.292692444444444">
                <text:p>0.292692444444444</text:p>
              </table:table-cell>
              <table:table-cell office:value-type="float" office:value="0.241968">
                <text:p>0.241968</text:p>
              </table:table-cell>
              <table:table-cell office:value-type="float" office:value="0.23667712">
                <text:p>0.23667712</text:p>
              </table:table-cell>
              <table:table-cell office:value-type="float" office:value="0.23109121">
                <text:p>0.23109121</text:p>
              </table:table-cell>
              <table:table-cell office:value-type="float" office:value="0.22189314">
                <text:p>0.221893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4">
                <text:p>224</text:p>
              </table:table-cell>
              <table:table-cell office:value-type="float" office:value="0.738576">
                <text:p>0.738576</text:p>
              </table:table-cell>
              <table:table-cell office:value-type="float" office:value="0.402178">
                <text:p>0.402178</text:p>
              </table:table-cell>
              <table:table-cell office:value-type="float" office:value="0.29292">
                <text:p>0.29292</text:p>
              </table:table-cell>
              <table:table-cell office:value-type="float" office:value="0.241984">
                <text:p>0.241984</text:p>
              </table:table-cell>
              <table:table-cell office:value-type="float" office:value="0.2368">
                <text:p>0.2368</text:p>
              </table:table-cell>
              <table:table-cell office:value-type="float" office:value="0.23110401">
                <text:p>0.23110401</text:p>
              </table:table-cell>
              <table:table-cell office:value-type="float" office:value="0.21361536">
                <text:p>0.213615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2">
                <text:p>232</text:p>
              </table:table-cell>
              <table:table-cell office:value-type="float" office:value="0.73908">
                <text:p>0.73908</text:p>
              </table:table-cell>
              <table:table-cell office:value-type="float" office:value="0.403202">
                <text:p>0.403202</text:p>
              </table:table-cell>
              <table:table-cell office:value-type="float" office:value="0.322617777777778">
                <text:p>0.322617777777778</text:p>
              </table:table-cell>
              <table:table-cell office:value-type="float" office:value="0.26856">
                <text:p>0.26856</text:p>
              </table:table-cell>
              <table:table-cell office:value-type="float" office:value="0.2568704">
                <text:p>0.2568704</text:p>
              </table:table-cell>
              <table:table-cell office:value-type="float" office:value="0.25369087">
                <text:p>0.25369087</text:p>
              </table:table-cell>
              <table:table-cell office:value-type="float" office:value="0.2347833625">
                <text:p>0.2347833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">
                <text:p>240</text:p>
              </table:table-cell>
              <table:table-cell office:value-type="float" office:value="0.739096">
                <text:p>0.739096</text:p>
              </table:table-cell>
              <table:table-cell office:value-type="float" office:value="0.402944">
                <text:p>0.402944</text:p>
              </table:table-cell>
              <table:table-cell office:value-type="float" office:value="0.321763555555555">
                <text:p>0.321763555555555</text:p>
              </table:table-cell>
              <table:table-cell office:value-type="float" office:value="0.26872">
                <text:p>0.26872</text:p>
              </table:table-cell>
              <table:table-cell office:value-type="float" office:value="0.25690108">
                <text:p>0.25690108</text:p>
              </table:table-cell>
              <table:table-cell office:value-type="float" office:value="0.25365759">
                <text:p>0.25365759</text:p>
              </table:table-cell>
              <table:table-cell office:value-type="float" office:value="0.22904192">
                <text:p>0.229041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8">
                <text:p>248</text:p>
              </table:table-cell>
              <table:table-cell office:value-type="float" office:value="0.739328">
                <text:p>0.739328</text:p>
              </table:table-cell>
              <table:table-cell office:value-type="float" office:value="0.402686">
                <text:p>0.402686</text:p>
              </table:table-cell>
              <table:table-cell office:value-type="float" office:value="0.321392888888889">
                <text:p>0.321392888888889</text:p>
              </table:table-cell>
              <table:table-cell office:value-type="float" office:value="0.268464">
                <text:p>0.268464</text:p>
              </table:table-cell>
              <table:table-cell office:value-type="float" office:value="0.25657344">
                <text:p>0.25657344</text:p>
              </table:table-cell>
              <table:table-cell office:value-type="float" office:value="0.25270271">
                <text:p>0.25270271</text:p>
              </table:table-cell>
              <table:table-cell office:value-type="float" office:value="0.2185964575">
                <text:p>0.21859645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6">
                <text:p>256</text:p>
              </table:table-cell>
              <table:table-cell office:value-type="float" office:value="0.713456">
                <text:p>0.713456</text:p>
              </table:table-cell>
              <table:table-cell office:value-type="float" office:value="0.366974">
                <text:p>0.366974</text:p>
              </table:table-cell>
              <table:table-cell office:value-type="float" office:value="0.268288">
                <text:p>0.268288</text:p>
              </table:table-cell>
              <table:table-cell office:value-type="float" office:value="0.218144">
                <text:p>0.218144</text:p>
              </table:table-cell>
              <table:table-cell office:value-type="float" office:value="0.21490688">
                <text:p>0.21490688</text:p>
              </table:table-cell>
              <table:table-cell office:value-type="float" office:value="0.24986626">
                <text:p>0.24986626</text:p>
              </table:table-cell>
              <table:table-cell office:value-type="float" office:value="0.2115769575">
                <text:p>0.21157695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4">
                <text:p>264</text:p>
              </table:table-cell>
              <table:table-cell office:value-type="float" office:value="0.72704">
                <text:p>0.72704</text:p>
              </table:table-cell>
              <table:table-cell office:value-type="float" office:value="0.377858">
                <text:p>0.377858</text:p>
              </table:table-cell>
              <table:table-cell office:value-type="float" office:value="0.292921777777778">
                <text:p>0.292921777777778</text:p>
              </table:table-cell>
              <table:table-cell office:value-type="float" office:value="0.244208">
                <text:p>0.244208</text:p>
              </table:table-cell>
              <table:table-cell office:value-type="float" office:value="0.26251264">
                <text:p>0.26251264</text:p>
              </table:table-cell>
              <table:table-cell office:value-type="float" office:value="0.25484545">
                <text:p>0.25484545</text:p>
              </table:table-cell>
              <table:table-cell office:value-type="float" office:value="0.230655365">
                <text:p>0.2306553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">
                <text:p>272</text:p>
              </table:table-cell>
              <table:table-cell office:value-type="float" office:value="0.726544">
                <text:p>0.726544</text:p>
              </table:table-cell>
              <table:table-cell office:value-type="float" office:value="0.37805">
                <text:p>0.37805</text:p>
              </table:table-cell>
              <table:table-cell office:value-type="float" office:value="0.293090666666667">
                <text:p>0.293090666666667</text:p>
              </table:table-cell>
              <table:table-cell office:value-type="float" office:value="0.244176">
                <text:p>0.244176</text:p>
              </table:table-cell>
              <table:table-cell office:value-type="float" office:value="0.26252288">
                <text:p>0.26252288</text:p>
              </table:table-cell>
              <table:table-cell office:value-type="float" office:value="0.24326145">
                <text:p>0.24326145</text:p>
              </table:table-cell>
              <table:table-cell office:value-type="float" office:value="0.2253951825">
                <text:p>0.22539518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0">
                <text:p>280</text:p>
              </table:table-cell>
              <table:table-cell office:value-type="float" office:value="0.72552">
                <text:p>0.72552</text:p>
              </table:table-cell>
              <table:table-cell office:value-type="float" office:value="0.376832">
                <text:p>0.376832</text:p>
              </table:table-cell>
              <table:table-cell office:value-type="float" office:value="0.297071111111111">
                <text:p>0.297071111111111</text:p>
              </table:table-cell>
              <table:table-cell office:value-type="float" office:value="0.24416">
                <text:p>0.24416</text:p>
              </table:table-cell>
              <table:table-cell office:value-type="float" office:value="0.26166272">
                <text:p>0.26166272</text:p>
              </table:table-cell>
              <table:table-cell office:value-type="float" office:value="0.24336897">
                <text:p>0.24336897</text:p>
              </table:table-cell>
              <table:table-cell office:value-type="float" office:value="0.221831035">
                <text:p>0.2218310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8">
                <text:p>288</text:p>
              </table:table-cell>
              <table:table-cell office:value-type="float" office:value="0.725248">
                <text:p>0.725248</text:p>
              </table:table-cell>
              <table:table-cell office:value-type="float" office:value="0.376508">
                <text:p>0.376508</text:p>
              </table:table-cell>
              <table:table-cell office:value-type="float" office:value="0.292864">
                <text:p>0.292864</text:p>
              </table:table-cell>
              <table:table-cell office:value-type="float" office:value="0.244288">
                <text:p>0.244288</text:p>
              </table:table-cell>
              <table:table-cell office:value-type="float" office:value="0.26303488">
                <text:p>0.26303488</text:p>
              </table:table-cell>
              <table:table-cell office:value-type="float" office:value="0.24338177">
                <text:p>0.24338177</text:p>
              </table:table-cell>
              <table:table-cell office:value-type="float" office:value="0.216734085">
                <text:p>0.2167340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6">
                <text:p>296</text:p>
              </table:table-cell>
              <table:table-cell office:value-type="float" office:value="0.726784">
                <text:p>0.726784</text:p>
              </table:table-cell>
              <table:table-cell office:value-type="float" office:value="0.377606">
                <text:p>0.377606</text:p>
              </table:table-cell>
              <table:table-cell office:value-type="float" office:value="0.322386666666667">
                <text:p>0.322386666666667</text:p>
              </table:table-cell>
              <table:table-cell office:value-type="float" office:value="0.272864">
                <text:p>0.272864</text:p>
              </table:table-cell>
              <table:table-cell office:value-type="float" office:value="0.2804736">
                <text:p>0.2804736</text:p>
              </table:table-cell>
              <table:table-cell office:value-type="float" office:value="0.25009151">
                <text:p>0.25009151</text:p>
              </table:table-cell>
              <table:table-cell office:value-type="float" office:value="0.232528">
                <text:p>0.2325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4">
                <text:p>304</text:p>
              </table:table-cell>
              <table:table-cell office:value-type="float" office:value="0.72652">
                <text:p>0.72652</text:p>
              </table:table-cell>
              <table:table-cell office:value-type="float" office:value="0.377798">
                <text:p>0.377798</text:p>
              </table:table-cell>
              <table:table-cell office:value-type="float" office:value="0.322132444444444">
                <text:p>0.322132444444444</text:p>
              </table:table-cell>
              <table:table-cell office:value-type="float" office:value="0.275072">
                <text:p>0.275072</text:p>
              </table:table-cell>
              <table:table-cell office:value-type="float" office:value="0.28142592">
                <text:p>0.28142592</text:p>
              </table:table-cell>
              <table:table-cell office:value-type="float" office:value="0.24091391">
                <text:p>0.24091391</text:p>
              </table:table-cell>
              <table:table-cell office:value-type="float" office:value="0.227428475">
                <text:p>0.227428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2">
                <text:p>312</text:p>
              </table:table-cell>
              <table:table-cell office:value-type="float" office:value="0.726032">
                <text:p>0.726032</text:p>
              </table:table-cell>
              <table:table-cell office:value-type="float" office:value="0.376642">
                <text:p>0.376642</text:p>
              </table:table-cell>
              <table:table-cell office:value-type="float" office:value="0.322562666666667">
                <text:p>0.322562666666667</text:p>
              </table:table-cell>
              <table:table-cell office:value-type="float" office:value="0.271376">
                <text:p>0.271376</text:p>
              </table:table-cell>
              <table:table-cell office:value-type="float" office:value="0.28230656">
                <text:p>0.28230656</text:p>
              </table:table-cell>
              <table:table-cell office:value-type="float" office:value="0.2645632">
                <text:p>0.2645632</text:p>
              </table:table-cell>
              <table:table-cell office:value-type="float" office:value="0.2261631975">
                <text:p>0.22616319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0">
                <text:p>320</text:p>
              </table:table-cell>
              <table:table-cell office:value-type="float" office:value="0.726008">
                <text:p>0.726008</text:p>
              </table:table-cell>
              <table:table-cell office:value-type="float" office:value="0.37645">
                <text:p>0.37645</text:p>
              </table:table-cell>
              <table:table-cell office:value-type="float" office:value="0.322873777777778">
                <text:p>0.322873777777778</text:p>
              </table:table-cell>
              <table:table-cell office:value-type="float" office:value="0.272544">
                <text:p>0.272544</text:p>
              </table:table-cell>
              <table:table-cell office:value-type="float" office:value="0.21865472">
                <text:p>0.21865472</text:p>
              </table:table-cell>
              <table:table-cell office:value-type="float" office:value="0.24716545">
                <text:p>0.24716545</text:p>
              </table:table-cell>
              <table:table-cell office:value-type="float" office:value="0.22604992">
                <text:p>0.226049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8">
                <text:p>328</text:p>
              </table:table-cell>
              <table:table-cell office:value-type="float" office:value="0.72628">
                <text:p>0.72628</text:p>
              </table:table-cell>
              <table:table-cell office:value-type="float" office:value="0.402816">
                <text:p>0.402816</text:p>
              </table:table-cell>
              <table:table-cell office:value-type="float" office:value="0.358061333333333">
                <text:p>0.358061333333333</text:p>
              </table:table-cell>
              <table:table-cell office:value-type="float" office:value="0.305232">
                <text:p>0.305232</text:p>
              </table:table-cell>
              <table:table-cell office:value-type="float" office:value="0.24487936">
                <text:p>0.24487936</text:p>
              </table:table-cell>
              <table:table-cell office:value-type="float" office:value="0.23319296">
                <text:p>0.23319296</text:p>
              </table:table-cell>
              <table:table-cell office:value-type="float" office:value="0.242060165">
                <text:p>0.2420601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6">
                <text:p>336</text:p>
              </table:table-cell>
              <table:table-cell office:value-type="float" office:value="0.726528">
                <text:p>0.726528</text:p>
              </table:table-cell>
              <table:table-cell office:value-type="float" office:value="0.402944">
                <text:p>0.402944</text:p>
              </table:table-cell>
              <table:table-cell office:value-type="float" office:value="0.357861333333333">
                <text:p>0.357861333333333</text:p>
              </table:table-cell>
              <table:table-cell office:value-type="float" office:value="0.242336">
                <text:p>0.242336</text:p>
              </table:table-cell>
              <table:table-cell office:value-type="float" office:value="0.24424448">
                <text:p>0.24424448</text:p>
              </table:table-cell>
              <table:table-cell office:value-type="float" office:value="0.23320065">
                <text:p>0.23320065</text:p>
              </table:table-cell>
              <table:table-cell office:value-type="float" office:value="0.2216703975">
                <text:p>0.22167039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4">
                <text:p>344</text:p>
              </table:table-cell>
              <table:table-cell office:value-type="float" office:value="0.726008">
                <text:p>0.726008</text:p>
              </table:table-cell>
              <table:table-cell office:value-type="float" office:value="0.402752">
                <text:p>0.402752</text:p>
              </table:table-cell>
              <table:table-cell office:value-type="float" office:value="0.358742222222222">
                <text:p>0.358742222222222</text:p>
              </table:table-cell>
              <table:table-cell office:value-type="float" office:value="0.244352">
                <text:p>0.244352</text:p>
              </table:table-cell>
              <table:table-cell office:value-type="float" office:value="0.2443776">
                <text:p>0.2443776</text:p>
              </table:table-cell>
              <table:table-cell office:value-type="float" office:value="0.23371008">
                <text:p>0.23371008</text:p>
              </table:table-cell>
              <table:table-cell office:value-type="float" office:value="0.2201164825">
                <text:p>0.22011648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2">
                <text:p>352</text:p>
              </table:table-cell>
              <table:table-cell office:value-type="float" office:value="0.725784">
                <text:p>0.725784</text:p>
              </table:table-cell>
              <table:table-cell office:value-type="float" office:value="0.402944">
                <text:p>0.402944</text:p>
              </table:table-cell>
              <table:table-cell office:value-type="float" office:value="0.360105777777778">
                <text:p>0.360105777777778</text:p>
              </table:table-cell>
              <table:table-cell office:value-type="float" office:value="0.244208">
                <text:p>0.244208</text:p>
              </table:table-cell>
              <table:table-cell office:value-type="float" office:value="0.24435712">
                <text:p>0.24435712</text:p>
              </table:table-cell>
              <table:table-cell office:value-type="float" office:value="0.23374081">
                <text:p>0.23374081</text:p>
              </table:table-cell>
              <table:table-cell office:value-type="float" office:value="0.2197311775">
                <text:p>0.21973117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0">
                <text:p>360</text:p>
              </table:table-cell>
              <table:table-cell office:value-type="float" office:value="0.726264">
                <text:p>0.726264</text:p>
              </table:table-cell>
              <table:table-cell office:value-type="float" office:value="0.403198">
                <text:p>0.403198</text:p>
              </table:table-cell>
              <table:table-cell office:value-type="float" office:value="0.361812444444444">
                <text:p>0.361812444444444</text:p>
              </table:table-cell>
              <table:table-cell office:value-type="float" office:value="0.245392">
                <text:p>0.245392</text:p>
              </table:table-cell>
              <table:table-cell office:value-type="float" office:value="0.26591232">
                <text:p>0.26591232</text:p>
              </table:table-cell>
              <table:table-cell office:value-type="float" office:value="0.22797056">
                <text:p>0.22797056</text:p>
              </table:table-cell>
              <table:table-cell office:value-type="float" office:value="0.2247513575">
                <text:p>0.22475135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8">
                <text:p>368</text:p>
              </table:table-cell>
              <table:table-cell office:value-type="float" office:value="0.726256">
                <text:p>0.726256</text:p>
              </table:table-cell>
              <table:table-cell office:value-type="float" office:value="0.403006">
                <text:p>0.403006</text:p>
              </table:table-cell>
              <table:table-cell office:value-type="float" office:value="0.361783111111111">
                <text:p>0.361783111111111</text:p>
              </table:table-cell>
              <table:table-cell office:value-type="float" office:value="0.24528">
                <text:p>0.24528</text:p>
              </table:table-cell>
              <table:table-cell office:value-type="float" office:value="0.26578944">
                <text:p>0.26578944</text:p>
              </table:table-cell>
              <table:table-cell office:value-type="float" office:value="0.22715904">
                <text:p>0.22715904</text:p>
              </table:table-cell>
              <table:table-cell office:value-type="float" office:value="0.2249715425">
                <text:p>0.22497154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6">
                <text:p>376</text:p>
              </table:table-cell>
              <table:table-cell office:value-type="float" office:value="0.72576">
                <text:p>0.72576</text:p>
              </table:table-cell>
              <table:table-cell office:value-type="float" office:value="0.403006">
                <text:p>0.403006</text:p>
              </table:table-cell>
              <table:table-cell office:value-type="float" office:value="0.272413333333333">
                <text:p>0.272413333333333</text:p>
              </table:table-cell>
              <table:table-cell office:value-type="float" office:value="0.245088">
                <text:p>0.245088</text:p>
              </table:table-cell>
              <table:table-cell office:value-type="float" office:value="0.26569728">
                <text:p>0.26569728</text:p>
              </table:table-cell>
              <table:table-cell office:value-type="float" office:value="0.22703615">
                <text:p>0.22703615</text:p>
              </table:table-cell>
              <table:table-cell office:value-type="float" office:value="0.2221408075">
                <text:p>0.22214080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4">
                <text:p>384</text:p>
              </table:table-cell>
              <table:table-cell office:value-type="float" office:value="0.726256">
                <text:p>0.726256</text:p>
              </table:table-cell>
              <table:table-cell office:value-type="float" office:value="0.403138">
                <text:p>0.403138</text:p>
              </table:table-cell>
              <table:table-cell office:value-type="float" office:value="0.268091555555556">
                <text:p>0.268091555555556</text:p>
              </table:table-cell>
              <table:table-cell office:value-type="float" office:value="0.245072">
                <text:p>0.245072</text:p>
              </table:table-cell>
              <table:table-cell office:value-type="float" office:value="0.26717184">
                <text:p>0.26717184</text:p>
              </table:table-cell>
              <table:table-cell office:value-type="float" office:value="0.22709248">
                <text:p>0.22709248</text:p>
              </table:table-cell>
              <table:table-cell office:value-type="float" office:value="0.2214303975">
                <text:p>0.22143039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2">
                <text:p>392</text:p>
              </table:table-cell>
              <table:table-cell office:value-type="float" office:value="0.739048">
                <text:p>0.739048</text:p>
              </table:table-cell>
              <table:table-cell office:value-type="float" office:value="0.440258">
                <text:p>0.440258</text:p>
              </table:table-cell>
              <table:table-cell office:value-type="float" office:value="0.292836444444444">
                <text:p>0.292836444444444</text:p>
              </table:table-cell>
              <table:table-cell office:value-type="float" office:value="0.274816">
                <text:p>0.274816</text:p>
              </table:table-cell>
              <table:table-cell office:value-type="float" office:value="0.28783616">
                <text:p>0.28783616</text:p>
              </table:table-cell>
              <table:table-cell office:value-type="float" office:value="0.24333822">
                <text:p>0.24333822</text:p>
              </table:table-cell>
              <table:table-cell office:value-type="float" office:value="0.2452422325">
                <text:p>0.24524223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0">
                <text:p>400</text:p>
              </table:table-cell>
              <table:table-cell office:value-type="float" office:value="0.738328">
                <text:p>0.738328</text:p>
              </table:table-cell>
              <table:table-cell office:value-type="float" office:value="0.44032">
                <text:p>0.44032</text:p>
              </table:table-cell>
              <table:table-cell office:value-type="float" office:value="0.293006222222222">
                <text:p>0.293006222222222</text:p>
              </table:table-cell>
              <table:table-cell office:value-type="float" office:value="0.277152">
                <text:p>0.277152</text:p>
              </table:table-cell>
              <table:table-cell office:value-type="float" office:value="0.28802044">
                <text:p>0.28802044</text:p>
              </table:table-cell>
              <table:table-cell office:value-type="float" office:value="0.24343807">
                <text:p>0.24343807</text:p>
              </table:table-cell>
              <table:table-cell office:value-type="float" office:value="0.239450245">
                <text:p>0.2394502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8">
                <text:p>408</text:p>
              </table:table-cell>
              <table:table-cell office:value-type="float" office:value="0.738312">
                <text:p>0.738312</text:p>
              </table:table-cell>
              <table:table-cell office:value-type="float" office:value="0.439364">
                <text:p>0.439364</text:p>
              </table:table-cell>
              <table:table-cell office:value-type="float" office:value="0.293063111111111">
                <text:p>0.293063111111111</text:p>
              </table:table-cell>
              <table:table-cell office:value-type="float" office:value="0.274928">
                <text:p>0.274928</text:p>
              </table:table-cell>
              <table:table-cell office:value-type="float" office:value="0.28848128">
                <text:p>0.28848128</text:p>
              </table:table-cell>
              <table:table-cell office:value-type="float" office:value="0.24379135">
                <text:p>0.24379135</text:p>
              </table:table-cell>
              <table:table-cell office:value-type="float" office:value="0.2414201725">
                <text:p>0.24142017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6">
                <text:p>416</text:p>
              </table:table-cell>
              <table:table-cell office:value-type="float" office:value="0.73908">
                <text:p>0.73908</text:p>
              </table:table-cell>
              <table:table-cell office:value-type="float" office:value="0.439936">
                <text:p>0.439936</text:p>
              </table:table-cell>
              <table:table-cell office:value-type="float" office:value="0.293406222222222">
                <text:p>0.293406222222222</text:p>
              </table:table-cell>
              <table:table-cell office:value-type="float" office:value="0.27512">
                <text:p>0.27512</text:p>
              </table:table-cell>
              <table:table-cell office:value-type="float" office:value="0.28819456">
                <text:p>0.28819456</text:p>
              </table:table-cell>
              <table:table-cell office:value-type="float" office:value="0.24394241">
                <text:p>0.24394241</text:p>
              </table:table-cell>
              <table:table-cell office:value-type="float" office:value="0.231777915">
                <text:p>0.2317779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4">
                <text:p>424</text:p>
              </table:table-cell>
              <table:table-cell office:value-type="float" office:value="0.73984">
                <text:p>0.73984</text:p>
              </table:table-cell>
              <table:table-cell office:value-type="float" office:value="0.440454">
                <text:p>0.440454</text:p>
              </table:table-cell>
              <table:table-cell office:value-type="float" office:value="0.293461333333333">
                <text:p>0.293461333333333</text:p>
              </table:table-cell>
              <table:table-cell office:value-type="float" office:value="0.301664">
                <text:p>0.301664</text:p>
              </table:table-cell>
              <table:table-cell office:value-type="float" office:value="0.2413056">
                <text:p>0.2413056</text:p>
              </table:table-cell>
              <table:table-cell office:value-type="float" office:value="0.22392063">
                <text:p>0.22392063</text:p>
              </table:table-cell>
              <table:table-cell office:value-type="float" office:value="0.2221766275">
                <text:p>0.22217662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2">
                <text:p>432</text:p>
              </table:table-cell>
              <table:table-cell office:value-type="float" office:value="0.739056">
                <text:p>0.739056</text:p>
              </table:table-cell>
              <table:table-cell office:value-type="float" office:value="0.440514">
                <text:p>0.440514</text:p>
              </table:table-cell>
              <table:table-cell office:value-type="float" office:value="0.293717333333333">
                <text:p>0.293717333333333</text:p>
              </table:table-cell>
              <table:table-cell office:value-type="float" office:value="0.301296">
                <text:p>0.301296</text:p>
              </table:table-cell>
              <table:table-cell office:value-type="float" office:value="0.2412134">
                <text:p>0.2412134</text:p>
              </table:table-cell>
              <table:table-cell office:value-type="float" office:value="0.2239616">
                <text:p>0.2239616</text:p>
              </table:table-cell>
              <table:table-cell office:value-type="float" office:value="0.221214715">
                <text:p>0.2212147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0">
                <text:p>440</text:p>
              </table:table-cell>
              <table:table-cell office:value-type="float" office:value="0.738584">
                <text:p>0.738584</text:p>
              </table:table-cell>
              <table:table-cell office:value-type="float" office:value="0.440068">
                <text:p>0.440068</text:p>
              </table:table-cell>
              <table:table-cell office:value-type="float" office:value="0.293434666666667">
                <text:p>0.293434666666667</text:p>
              </table:table-cell>
              <table:table-cell office:value-type="float" office:value="0.301968">
                <text:p>0.301968</text:p>
              </table:table-cell>
              <table:table-cell office:value-type="float" office:value="0.2416128">
                <text:p>0.2416128</text:p>
              </table:table-cell>
              <table:table-cell office:value-type="float" office:value="0.22395393">
                <text:p>0.22395393</text:p>
              </table:table-cell>
              <table:table-cell office:value-type="float" office:value="0.22138752">
                <text:p>0.221387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8">
                <text:p>448</text:p>
              </table:table-cell>
              <table:table-cell office:value-type="float" office:value="0.739344">
                <text:p>0.739344</text:p>
              </table:table-cell>
              <table:table-cell office:value-type="float" office:value="0.440582">
                <text:p>0.440582</text:p>
              </table:table-cell>
              <table:table-cell office:value-type="float" office:value="0.293715555555556">
                <text:p>0.293715555555556</text:p>
              </table:table-cell>
              <table:table-cell office:value-type="float" office:value="0.301632">
                <text:p>0.301632</text:p>
              </table:table-cell>
              <table:table-cell office:value-type="float" office:value="0.2416128">
                <text:p>0.2416128</text:p>
              </table:table-cell>
              <table:table-cell office:value-type="float" office:value="0.22385408">
                <text:p>0.22385408</text:p>
              </table:table-cell>
              <table:table-cell office:value-type="float" office:value="0.22151743">
                <text:p>0.221517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6">
                <text:p>456</text:p>
              </table:table-cell>
              <table:table-cell office:value-type="float" office:value="0.739584">
                <text:p>0.739584</text:p>
              </table:table-cell>
              <table:table-cell office:value-type="float" office:value="0.48582">
                <text:p>0.48582</text:p>
              </table:table-cell>
              <table:table-cell office:value-type="float" office:value="0.325006222222222">
                <text:p>0.325006222222222</text:p>
              </table:table-cell>
              <table:table-cell office:value-type="float" office:value="0.327392">
                <text:p>0.327392</text:p>
              </table:table-cell>
              <table:table-cell office:value-type="float" office:value="0.26034176">
                <text:p>0.26034176</text:p>
              </table:table-cell>
              <table:table-cell office:value-type="float" office:value="0.24302082">
                <text:p>0.24302082</text:p>
              </table:table-cell>
              <table:table-cell office:value-type="float" office:value="0.2365094375">
                <text:p>0.2365094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64">
                <text:p>464</text:p>
              </table:table-cell>
              <table:table-cell office:value-type="float" office:value="0.738536">
                <text:p>0.738536</text:p>
              </table:table-cell>
              <table:table-cell office:value-type="float" office:value="0.4857">
                <text:p>0.4857</text:p>
              </table:table-cell>
              <table:table-cell office:value-type="float" office:value="0.324494222222222">
                <text:p>0.324494222222222</text:p>
              </table:table-cell>
              <table:table-cell office:value-type="float" office:value="0.32656">
                <text:p>0.32656</text:p>
              </table:table-cell>
              <table:table-cell office:value-type="float" office:value="0.26056704">
                <text:p>0.26056704</text:p>
              </table:table-cell>
              <table:table-cell office:value-type="float" office:value="0.2432819">
                <text:p>0.2432819</text:p>
              </table:table-cell>
              <table:table-cell office:value-type="float" office:value="0.22830656">
                <text:p>0.228306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72">
                <text:p>472</text:p>
              </table:table-cell>
              <table:table-cell office:value-type="float" office:value="0.739592">
                <text:p>0.739592</text:p>
              </table:table-cell>
              <table:table-cell office:value-type="float" office:value="0.486656">
                <text:p>0.486656</text:p>
              </table:table-cell>
              <table:table-cell office:value-type="float" office:value="0.329612444444444">
                <text:p>0.329612444444444</text:p>
              </table:table-cell>
              <table:table-cell office:value-type="float" office:value="0.327264">
                <text:p>0.327264</text:p>
              </table:table-cell>
              <table:table-cell office:value-type="float" office:value="0.2610688">
                <text:p>0.2610688</text:p>
              </table:table-cell>
              <table:table-cell office:value-type="float" office:value="0.24324863">
                <text:p>0.24324863</text:p>
              </table:table-cell>
              <table:table-cell office:value-type="float" office:value="0.227898235">
                <text:p>0.2278982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0">
                <text:p>480</text:p>
              </table:table-cell>
              <table:table-cell office:value-type="float" office:value="0.739328">
                <text:p>0.739328</text:p>
              </table:table-cell>
              <table:table-cell office:value-type="float" office:value="0.486906">
                <text:p>0.486906</text:p>
              </table:table-cell>
              <table:table-cell office:value-type="float" office:value="0.325716444444444">
                <text:p>0.325716444444444</text:p>
              </table:table-cell>
              <table:table-cell office:value-type="float" office:value="0.327808">
                <text:p>0.327808</text:p>
              </table:table-cell>
              <table:table-cell office:value-type="float" office:value="0.2625024">
                <text:p>0.2625024</text:p>
              </table:table-cell>
              <table:table-cell office:value-type="float" office:value="0.24327936">
                <text:p>0.24327936</text:p>
              </table:table-cell>
              <table:table-cell office:value-type="float" office:value="0.2218649675">
                <text:p>0.22186496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8">
                <text:p>488</text:p>
              </table:table-cell>
              <table:table-cell office:value-type="float" office:value="0.739592">
                <text:p>0.739592</text:p>
              </table:table-cell>
              <table:table-cell office:value-type="float" office:value="0.48723">
                <text:p>0.48723</text:p>
              </table:table-cell>
              <table:table-cell office:value-type="float" office:value="0.326115555555556">
                <text:p>0.326115555555556</text:p>
              </table:table-cell>
              <table:table-cell office:value-type="float" office:value="0.3316">
                <text:p>0.3316</text:p>
              </table:table-cell>
              <table:table-cell office:value-type="float" office:value="0.26244096">
                <text:p>0.26244096</text:p>
              </table:table-cell>
              <table:table-cell office:value-type="float" office:value="0.2536397">
                <text:p>0.2536397</text:p>
              </table:table-cell>
              <table:table-cell office:value-type="float" office:value="0.2331731225">
                <text:p>0.23317312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6">
                <text:p>496</text:p>
              </table:table-cell>
              <table:table-cell office:value-type="float" office:value="0.73908">
                <text:p>0.73908</text:p>
              </table:table-cell>
              <table:table-cell office:value-type="float" office:value="0.488058">
                <text:p>0.488058</text:p>
              </table:table-cell>
              <table:table-cell office:value-type="float" office:value="0.325888">
                <text:p>0.325888</text:p>
              </table:table-cell>
              <table:table-cell office:value-type="float" office:value="0.333808">
                <text:p>0.333808</text:p>
              </table:table-cell>
              <table:table-cell office:value-type="float" office:value="0.26242048">
                <text:p>0.26242048</text:p>
              </table:table-cell>
              <table:table-cell office:value-type="float" office:value="0.25349632">
                <text:p>0.25349632</text:p>
              </table:table-cell>
              <table:table-cell office:value-type="float" office:value="0.2319116775">
                <text:p>0.23191167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4">
                <text:p>504</text:p>
              </table:table-cell>
              <table:table-cell office:value-type="float" office:value="0.73856">
                <text:p>0.73856</text:p>
              </table:table-cell>
              <table:table-cell office:value-type="float" office:value="0.366462">
                <text:p>0.366462</text:p>
              </table:table-cell>
              <table:table-cell office:value-type="float" office:value="0.325888">
                <text:p>0.325888</text:p>
              </table:table-cell>
              <table:table-cell office:value-type="float" office:value="0.220368">
                <text:p>0.220368</text:p>
              </table:table-cell>
              <table:table-cell office:value-type="float" office:value="0.26231808">
                <text:p>0.26231808</text:p>
              </table:table-cell>
              <table:table-cell office:value-type="float" office:value="0.22544897">
                <text:p>0.22544897</text:p>
              </table:table-cell>
              <table:table-cell office:value-type="float" office:value="0.2122822375">
                <text:p>0.21228223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12">
                <text:p>512</text:p>
              </table:table-cell>
              <table:table-cell office:value-type="float" office:value="0.738824">
                <text:p>0.738824</text:p>
              </table:table-cell>
              <table:table-cell office:value-type="float" office:value="0.36659">
                <text:p>0.36659</text:p>
              </table:table-cell>
              <table:table-cell office:value-type="float" office:value="0.325830222222222">
                <text:p>0.325830222222222</text:p>
              </table:table-cell>
              <table:table-cell office:value-type="float" office:value="0.220272">
                <text:p>0.220272</text:p>
              </table:table-cell>
              <table:table-cell office:value-type="float" office:value="0.2622976">
                <text:p>0.2622976</text:p>
              </table:table-cell>
              <table:table-cell office:value-type="float" office:value="0.22539776">
                <text:p>0.22539776</text:p>
              </table:table-cell>
              <table:table-cell office:value-type="float" office:value="0.2127020825">
                <text:p>0.21270208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0">
                <text:p>520</text:p>
              </table:table-cell>
              <table:table-cell office:value-type="float" office:value="0.761096">
                <text:p>0.761096</text:p>
              </table:table-cell>
              <table:table-cell office:value-type="float" office:value="0.376452">
                <text:p>0.376452</text:p>
              </table:table-cell>
              <table:table-cell office:value-type="float" office:value="0.366335111111111">
                <text:p>0.366335111111111</text:p>
              </table:table-cell>
              <table:table-cell office:value-type="float" office:value="0.24784">
                <text:p>0.24784</text:p>
              </table:table-cell>
              <table:table-cell office:value-type="float" office:value="0.28548096">
                <text:p>0.28548096</text:p>
              </table:table-cell>
              <table:table-cell office:value-type="float" office:value="0.23343872">
                <text:p>0.23343872</text:p>
              </table:table-cell>
              <table:table-cell office:value-type="float" office:value="0.2453836825">
                <text:p>0.24538368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8">
                <text:p>528</text:p>
              </table:table-cell>
              <table:table-cell office:value-type="float" office:value="0.760592">
                <text:p>0.760592</text:p>
              </table:table-cell>
              <table:table-cell office:value-type="float" office:value="0.376444">
                <text:p>0.376444</text:p>
              </table:table-cell>
              <table:table-cell office:value-type="float" office:value="0.366565333333333">
                <text:p>0.366565333333333</text:p>
              </table:table-cell>
              <table:table-cell office:value-type="float" office:value="0.248016">
                <text:p>0.248016</text:p>
              </table:table-cell>
              <table:table-cell office:value-type="float" office:value="0.28555296">
                <text:p>0.28555296</text:p>
              </table:table-cell>
              <table:table-cell office:value-type="float" office:value="0.2517581">
                <text:p>0.2517581</text:p>
              </table:table-cell>
              <table:table-cell office:value-type="float" office:value="0.2312070275">
                <text:p>0.23120702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6">
                <text:p>536</text:p>
              </table:table-cell>
              <table:table-cell office:value-type="float" office:value="0.758264">
                <text:p>0.758264</text:p>
              </table:table-cell>
              <table:table-cell office:value-type="float" office:value="0.374722">
                <text:p>0.374722</text:p>
              </table:table-cell>
              <table:table-cell office:value-type="float" office:value="0.368012444444444">
                <text:p>0.368012444444444</text:p>
              </table:table-cell>
              <table:table-cell office:value-type="float" office:value="0.249024">
                <text:p>0.249024</text:p>
              </table:table-cell>
              <table:table-cell office:value-type="float" office:value="0.28596224">
                <text:p>0.28596224</text:p>
              </table:table-cell>
              <table:table-cell office:value-type="float" office:value="0.23400192">
                <text:p>0.23400192</text:p>
              </table:table-cell>
              <table:table-cell office:value-type="float" office:value="0.233964805">
                <text:p>0.2339648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4">
                <text:p>544</text:p>
              </table:table-cell>
              <table:table-cell office:value-type="float" office:value="0.758264">
                <text:p>0.758264</text:p>
              </table:table-cell>
              <table:table-cell office:value-type="float" office:value="0.374976">
                <text:p>0.374976</text:p>
              </table:table-cell>
              <table:table-cell office:value-type="float" office:value="0.367672888888889">
                <text:p>0.367672888888889</text:p>
              </table:table-cell>
              <table:table-cell office:value-type="float" office:value="0.248944">
                <text:p>0.248944</text:p>
              </table:table-cell>
              <table:table-cell office:value-type="float" office:value="0.28650496">
                <text:p>0.28650496</text:p>
              </table:table-cell>
              <table:table-cell office:value-type="float" office:value="0.23360512">
                <text:p>0.23360512</text:p>
              </table:table-cell>
              <table:table-cell office:value-type="float" office:value="0.22948225">
                <text:p>0.229482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2">
                <text:p>552</text:p>
              </table:table-cell>
              <table:table-cell office:value-type="float" office:value="0.761608">
                <text:p>0.761608</text:p>
              </table:table-cell>
              <table:table-cell office:value-type="float" office:value="0.37632">
                <text:p>0.37632</text:p>
              </table:table-cell>
              <table:table-cell office:value-type="float" office:value="0.368041777777778">
                <text:p>0.368041777777778</text:p>
              </table:table-cell>
              <table:table-cell office:value-type="float" office:value="0.249072">
                <text:p>0.249072</text:p>
              </table:table-cell>
              <table:table-cell office:value-type="float" office:value="0.3041894">
                <text:p>0.3041894</text:p>
              </table:table-cell>
              <table:table-cell office:value-type="float" office:value="0.24447489">
                <text:p>0.24447489</text:p>
              </table:table-cell>
              <table:table-cell office:value-type="float" office:value="0.240396175">
                <text:p>0.2403961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0">
                <text:p>560</text:p>
              </table:table-cell>
              <table:table-cell office:value-type="float" office:value="0.7606">
                <text:p>0.7606</text:p>
              </table:table-cell>
              <table:table-cell office:value-type="float" office:value="0.376002">
                <text:p>0.376002</text:p>
              </table:table-cell>
              <table:table-cell office:value-type="float" office:value="0.368184888888889">
                <text:p>0.368184888888889</text:p>
              </table:table-cell>
              <table:table-cell office:value-type="float" office:value="0.249152">
                <text:p>0.249152</text:p>
              </table:table-cell>
              <table:table-cell office:value-type="float" office:value="0.30429184">
                <text:p>0.30429184</text:p>
              </table:table-cell>
              <table:table-cell office:value-type="float" office:value="0.24453632">
                <text:p>0.24453632</text:p>
              </table:table-cell>
              <table:table-cell office:value-type="float" office:value="0.21730688">
                <text:p>0.217306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8">
                <text:p>568</text:p>
              </table:table-cell>
              <table:table-cell office:value-type="float" office:value="0.758528">
                <text:p>0.758528</text:p>
              </table:table-cell>
              <table:table-cell office:value-type="float" office:value="0.375678">
                <text:p>0.375678</text:p>
              </table:table-cell>
              <table:table-cell office:value-type="float" office:value="0.373022222222222">
                <text:p>0.373022222222222</text:p>
              </table:table-cell>
              <table:table-cell office:value-type="float" office:value="0.249552">
                <text:p>0.249552</text:p>
              </table:table-cell>
              <table:table-cell office:value-type="float" office:value="0.30408704">
                <text:p>0.30408704</text:p>
              </table:table-cell>
              <table:table-cell office:value-type="float" office:value="0.24455423">
                <text:p>0.24455423</text:p>
              </table:table-cell>
              <table:table-cell office:value-type="float" office:value="0.217498875">
                <text:p>0.2174988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6">
                <text:p>576</text:p>
              </table:table-cell>
              <table:table-cell office:value-type="float" office:value="0.759288">
                <text:p>0.759288</text:p>
              </table:table-cell>
              <table:table-cell office:value-type="float" office:value="0.375556">
                <text:p>0.375556</text:p>
              </table:table-cell>
              <table:table-cell office:value-type="float" office:value="0.368897777777778">
                <text:p>0.368897777777778</text:p>
              </table:table-cell>
              <table:table-cell office:value-type="float" office:value="0.249536">
                <text:p>0.249536</text:p>
              </table:table-cell>
              <table:table-cell office:value-type="float" office:value="0.3054592">
                <text:p>0.3054592</text:p>
              </table:table-cell>
              <table:table-cell office:value-type="float" office:value="0.24452864">
                <text:p>0.24452864</text:p>
              </table:table-cell>
              <table:table-cell office:value-type="float" office:value="0.217546235">
                <text:p>0.2175462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84">
                <text:p>584</text:p>
              </table:table-cell>
              <table:table-cell office:value-type="float" office:value="0.760048">
                <text:p>0.760048</text:p>
              </table:table-cell>
              <table:table-cell office:value-type="float" office:value="0.376194">
                <text:p>0.376194</text:p>
              </table:table-cell>
              <table:table-cell office:value-type="float" office:value="0.412811555555556">
                <text:p>0.412811555555556</text:p>
              </table:table-cell>
              <table:table-cell office:value-type="float" office:value="0.279104">
                <text:p>0.279104</text:p>
              </table:table-cell>
              <table:table-cell office:value-type="float" office:value="0.32392192">
                <text:p>0.32392192</text:p>
              </table:table-cell>
              <table:table-cell office:value-type="float" office:value="0.26221825">
                <text:p>0.26221825</text:p>
              </table:table-cell>
              <table:table-cell office:value-type="float" office:value="0.2303135875">
                <text:p>0.23031358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92">
                <text:p>592</text:p>
              </table:table-cell>
              <table:table-cell office:value-type="float" office:value="0.76032">
                <text:p>0.76032</text:p>
              </table:table-cell>
              <table:table-cell office:value-type="float" office:value="0.376126">
                <text:p>0.376126</text:p>
              </table:table-cell>
              <table:table-cell office:value-type="float" office:value="0.413267555555556">
                <text:p>0.413267555555556</text:p>
              </table:table-cell>
              <table:table-cell office:value-type="float" office:value="0.281712">
                <text:p>0.281712</text:p>
              </table:table-cell>
              <table:table-cell office:value-type="float" office:value="0.32356352">
                <text:p>0.32356352</text:p>
              </table:table-cell>
              <table:table-cell office:value-type="float" office:value="0.25981951">
                <text:p>0.25981951</text:p>
              </table:table-cell>
              <table:table-cell office:value-type="float" office:value="0.2287615975">
                <text:p>0.22876159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0">
                <text:p>600</text:p>
              </table:table-cell>
              <table:table-cell office:value-type="float" office:value="0.759048">
                <text:p>0.759048</text:p>
              </table:table-cell>
              <table:table-cell office:value-type="float" office:value="0.375492">
                <text:p>0.375492</text:p>
              </table:table-cell>
              <table:table-cell office:value-type="float" office:value="0.413639111111111">
                <text:p>0.413639111111111</text:p>
              </table:table-cell>
              <table:table-cell office:value-type="float" office:value="0.279696">
                <text:p>0.279696</text:p>
              </table:table-cell>
              <table:table-cell office:value-type="float" office:value="0.32335872">
                <text:p>0.32335872</text:p>
              </table:table-cell>
              <table:table-cell office:value-type="float" office:value="0.26114561">
                <text:p>0.26114561</text:p>
              </table:table-cell>
              <table:table-cell office:value-type="float" office:value="0.2305484775">
                <text:p>0.23054847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08">
                <text:p>608</text:p>
              </table:table-cell>
              <table:table-cell office:value-type="float" office:value="0.759296">
                <text:p>0.759296</text:p>
              </table:table-cell>
              <table:table-cell office:value-type="float" office:value="0.375618">
                <text:p>0.375618</text:p>
              </table:table-cell>
              <table:table-cell office:value-type="float" office:value="0.412816888888889">
                <text:p>0.412816888888889</text:p>
              </table:table-cell>
              <table:table-cell office:value-type="float" office:value="0.27976">
                <text:p>0.27976</text:p>
              </table:table-cell>
              <table:table-cell office:value-type="float" office:value="0.32331776">
                <text:p>0.32331776</text:p>
              </table:table-cell>
              <table:table-cell office:value-type="float" office:value="0.2612352">
                <text:p>0.2612352</text:p>
              </table:table-cell>
              <table:table-cell office:value-type="float" office:value="0.229080315">
                <text:p>0.2290803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16">
                <text:p>616</text:p>
              </table:table-cell>
              <table:table-cell office:value-type="float" office:value="0.762104">
                <text:p>0.762104</text:p>
              </table:table-cell>
              <table:table-cell office:value-type="float" office:value="0.376198">
                <text:p>0.376198</text:p>
              </table:table-cell>
              <table:table-cell office:value-type="float" office:value="0.412955555555556">
                <text:p>0.412955555555556</text:p>
              </table:table-cell>
              <table:table-cell office:value-type="float" office:value="0.279792">
                <text:p>0.279792</text:p>
              </table:table-cell>
              <table:table-cell office:value-type="float" office:value="0.32310272">
                <text:p>0.32310272</text:p>
              </table:table-cell>
              <table:table-cell office:value-type="float" office:value="0.26746624">
                <text:p>0.26746624</text:p>
              </table:table-cell>
              <table:table-cell office:value-type="float" office:value="0.237832965">
                <text:p>0.2378329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24">
                <text:p>624</text:p>
              </table:table-cell>
              <table:table-cell office:value-type="float" office:value="0.760544">
                <text:p>0.760544</text:p>
              </table:table-cell>
              <table:table-cell office:value-type="float" office:value="0.376128">
                <text:p>0.376128</text:p>
              </table:table-cell>
              <table:table-cell office:value-type="float" office:value="0.412869333333333">
                <text:p>0.412869333333333</text:p>
              </table:table-cell>
              <table:table-cell office:value-type="float" office:value="0.279968">
                <text:p>0.279968</text:p>
              </table:table-cell>
              <table:table-cell office:value-type="float" office:value="0.32308224">
                <text:p>0.32308224</text:p>
              </table:table-cell>
              <table:table-cell office:value-type="float" office:value="0.26789886">
                <text:p>0.26789886</text:p>
              </table:table-cell>
              <table:table-cell office:value-type="float" office:value="0.237587205">
                <text:p>0.2375872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32">
                <text:p>632</text:p>
              </table:table-cell>
              <table:table-cell office:value-type="float" office:value="0.759032">
                <text:p>0.759032</text:p>
              </table:table-cell>
              <table:table-cell office:value-type="float" office:value="0.375744">
                <text:p>0.375744</text:p>
              </table:table-cell>
              <table:table-cell office:value-type="float" office:value="0.412757333333333">
                <text:p>0.412757333333333</text:p>
              </table:table-cell>
              <table:table-cell office:value-type="float" office:value="0.279776">
                <text:p>0.279776</text:p>
              </table:table-cell>
              <table:table-cell office:value-type="float" office:value="0.22378496">
                <text:p>0.22378496</text:p>
              </table:table-cell>
              <table:table-cell office:value-type="float" office:value="0.26742783">
                <text:p>0.26742783</text:p>
              </table:table-cell>
              <table:table-cell office:value-type="float" office:value="0.211872635">
                <text:p>0.2118726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40">
                <text:p>640</text:p>
              </table:table-cell>
              <table:table-cell office:value-type="float" office:value="0.759808">
                <text:p>0.759808</text:p>
              </table:table-cell>
              <table:table-cell office:value-type="float" office:value="0.37587">
                <text:p>0.37587</text:p>
              </table:table-cell>
              <table:table-cell office:value-type="float" office:value="0.412643555555556">
                <text:p>0.412643555555556</text:p>
              </table:table-cell>
              <table:table-cell office:value-type="float" office:value="0.279888">
                <text:p>0.279888</text:p>
              </table:table-cell>
              <table:table-cell office:value-type="float" office:value="0.22383616">
                <text:p>0.22383616</text:p>
              </table:table-cell>
              <table:table-cell office:value-type="float" office:value="0.26764801">
                <text:p>0.26764801</text:p>
              </table:table-cell>
              <table:table-cell office:value-type="float" office:value="0.2120614425">
                <text:p>0.21206144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48">
                <text:p>648</text:p>
              </table:table-cell>
              <table:table-cell office:value-type="float" office:value="0.813312">
                <text:p>0.813312</text:p>
              </table:table-cell>
              <table:table-cell office:value-type="float" office:value="0.401664">
                <text:p>0.401664</text:p>
              </table:table-cell>
              <table:table-cell office:value-type="float" office:value="0.455112888888889">
                <text:p>0.455112888888889</text:p>
              </table:table-cell>
              <table:table-cell office:value-type="float" office:value="0.308144">
                <text:p>0.308144</text:p>
              </table:table-cell>
              <table:table-cell office:value-type="float" office:value="0.2469888">
                <text:p>0.2469888</text:p>
              </table:table-cell>
              <table:table-cell office:value-type="float" office:value="0.28812033">
                <text:p>0.28812033</text:p>
              </table:table-cell>
              <table:table-cell office:value-type="float" office:value="0.226223985">
                <text:p>0.2262239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56">
                <text:p>656</text:p>
              </table:table-cell>
              <table:table-cell office:value-type="float" office:value="0.812312">
                <text:p>0.812312</text:p>
              </table:table-cell>
              <table:table-cell office:value-type="float" office:value="0.401858">
                <text:p>0.401858</text:p>
              </table:table-cell>
              <table:table-cell office:value-type="float" office:value="0.454656">
                <text:p>0.454656</text:p>
              </table:table-cell>
              <table:table-cell office:value-type="float" office:value="0.308816">
                <text:p>0.308816</text:p>
              </table:table-cell>
              <table:table-cell office:value-type="float" office:value="0.24715264">
                <text:p>0.24715264</text:p>
              </table:table-cell>
              <table:table-cell office:value-type="float" office:value="0.28904448">
                <text:p>0.28904448</text:p>
              </table:table-cell>
              <table:table-cell office:value-type="float" office:value="0.22423809">
                <text:p>0.224238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64">
                <text:p>664</text:p>
              </table:table-cell>
              <table:table-cell office:value-type="float" office:value="0.812304">
                <text:p>0.812304</text:p>
              </table:table-cell>
              <table:table-cell office:value-type="float" office:value="0.400898">
                <text:p>0.400898</text:p>
              </table:table-cell>
              <table:table-cell office:value-type="float" office:value="0.455366222222222">
                <text:p>0.455366222222222</text:p>
              </table:table-cell>
              <table:table-cell office:value-type="float" office:value="0.309744">
                <text:p>0.309744</text:p>
              </table:table-cell>
              <table:table-cell office:value-type="float" office:value="0.247552">
                <text:p>0.247552</text:p>
              </table:table-cell>
              <table:table-cell office:value-type="float" office:value="0.28937984">
                <text:p>0.28937984</text:p>
              </table:table-cell>
              <table:table-cell office:value-type="float" office:value="0.224840965">
                <text:p>0.2248409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72">
                <text:p>672</text:p>
              </table:table-cell>
              <table:table-cell office:value-type="float" office:value="0.812288">
                <text:p>0.812288</text:p>
              </table:table-cell>
              <table:table-cell office:value-type="float" office:value="0.401344">
                <text:p>0.401344</text:p>
              </table:table-cell>
              <table:table-cell office:value-type="float" office:value="0.454627555555556">
                <text:p>0.454627555555556</text:p>
              </table:table-cell>
              <table:table-cell office:value-type="float" office:value="0.308928">
                <text:p>0.308928</text:p>
              </table:table-cell>
              <table:table-cell office:value-type="float" office:value="0.2487808">
                <text:p>0.2487808</text:p>
              </table:table-cell>
              <table:table-cell office:value-type="float" office:value="0.2898048">
                <text:p>0.2898048</text:p>
              </table:table-cell>
              <table:table-cell office:value-type="float" office:value="0.224959985">
                <text:p>0.2249599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80">
                <text:p>680</text:p>
              </table:table-cell>
              <table:table-cell office:value-type="float" office:value="0.813064">
                <text:p>0.813064</text:p>
              </table:table-cell>
              <table:table-cell office:value-type="float" office:value="0.40211">
                <text:p>0.40211</text:p>
              </table:table-cell>
              <table:table-cell office:value-type="float" office:value="0.457271111111111">
                <text:p>0.457271111111111</text:p>
              </table:table-cell>
              <table:table-cell office:value-type="float" office:value="0.309904">
                <text:p>0.309904</text:p>
              </table:table-cell>
              <table:table-cell office:value-type="float" office:value="0.24818688">
                <text:p>0.24818688</text:p>
              </table:table-cell>
              <table:table-cell office:value-type="float" office:value="0.24100351">
                <text:p>0.24100351</text:p>
              </table:table-cell>
              <table:table-cell office:value-type="float" office:value="0.23538559">
                <text:p>0.235385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88">
                <text:p>688</text:p>
              </table:table-cell>
              <table:table-cell office:value-type="float" office:value="0.814336">
                <text:p>0.814336</text:p>
              </table:table-cell>
              <table:table-cell office:value-type="float" office:value="0.402238">
                <text:p>0.402238</text:p>
              </table:table-cell>
              <table:table-cell office:value-type="float" office:value="0.457189333333333">
                <text:p>0.457189333333333</text:p>
              </table:table-cell>
              <table:table-cell office:value-type="float" office:value="0.311824">
                <text:p>0.311824</text:p>
              </table:table-cell>
              <table:table-cell office:value-type="float" office:value="0.24833024">
                <text:p>0.24833024</text:p>
              </table:table-cell>
              <table:table-cell office:value-type="float" office:value="0.24062208">
                <text:p>0.24062208</text:p>
              </table:table-cell>
              <table:table-cell office:value-type="float" office:value="0.2352812775">
                <text:p>0.23528127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96">
                <text:p>696</text:p>
              </table:table-cell>
              <table:table-cell office:value-type="float" office:value="0.813304">
                <text:p>0.813304</text:p>
              </table:table-cell>
              <table:table-cell office:value-type="float" office:value="0.401346">
                <text:p>0.401346</text:p>
              </table:table-cell>
              <table:table-cell office:value-type="float" office:value="0.458154666666667">
                <text:p>0.458154666666667</text:p>
              </table:table-cell>
              <table:table-cell office:value-type="float" office:value="0.310064">
                <text:p>0.310064</text:p>
              </table:table-cell>
              <table:table-cell office:value-type="float" office:value="0.2483712">
                <text:p>0.2483712</text:p>
              </table:table-cell>
              <table:table-cell office:value-type="float" office:value="0.24067329">
                <text:p>0.24067329</text:p>
              </table:table-cell>
              <table:table-cell office:value-type="float" office:value="0.235640945">
                <text:p>0.2356409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04">
                <text:p>704</text:p>
              </table:table-cell>
              <table:table-cell office:value-type="float" office:value="0.814576">
                <text:p>0.814576</text:p>
              </table:table-cell>
              <table:table-cell office:value-type="float" office:value="0.401414">
                <text:p>0.401414</text:p>
              </table:table-cell>
              <table:table-cell office:value-type="float" office:value="0.457841777777778">
                <text:p>0.457841777777778</text:p>
              </table:table-cell>
              <table:table-cell office:value-type="float" office:value="0.310128">
                <text:p>0.310128</text:p>
              </table:table-cell>
              <table:table-cell office:value-type="float" office:value="0.2484736">
                <text:p>0.2484736</text:p>
              </table:table-cell>
              <table:table-cell office:value-type="float" office:value="0.24067072">
                <text:p>0.24067072</text:p>
              </table:table-cell>
              <table:table-cell office:value-type="float" office:value="0.2355859">
                <text:p>0.23558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12">
                <text:p>712</text:p>
              </table:table-cell>
              <table:table-cell office:value-type="float" office:value="0.814352">
                <text:p>0.814352</text:p>
              </table:table-cell>
              <table:table-cell office:value-type="float" office:value="0.401982">
                <text:p>0.401982</text:p>
              </table:table-cell>
              <table:table-cell office:value-type="float" office:value="0.497097777777778">
                <text:p>0.497097777777778</text:p>
              </table:table-cell>
              <table:table-cell office:value-type="float" office:value="0.33712">
                <text:p>0.33712</text:p>
              </table:table-cell>
              <table:table-cell office:value-type="float" office:value="0.26983424">
                <text:p>0.26983424</text:p>
              </table:table-cell>
              <table:table-cell office:value-type="float" office:value="0.25546753">
                <text:p>0.25546753</text:p>
              </table:table-cell>
              <table:table-cell office:value-type="float" office:value="0.2490553675">
                <text:p>0.24905536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20">
                <text:p>720</text:p>
              </table:table-cell>
              <table:table-cell office:value-type="float" office:value="0.815104">
                <text:p>0.815104</text:p>
              </table:table-cell>
              <table:table-cell office:value-type="float" office:value="0.401856">
                <text:p>0.401856</text:p>
              </table:table-cell>
              <table:table-cell office:value-type="float" office:value="0.496867555555556">
                <text:p>0.496867555555556</text:p>
              </table:table-cell>
              <table:table-cell office:value-type="float" office:value="0.337104">
                <text:p>0.337104</text:p>
              </table:table-cell>
              <table:table-cell office:value-type="float" office:value="0.2702336">
                <text:p>0.2702336</text:p>
              </table:table-cell>
              <table:table-cell office:value-type="float" office:value="0.25517311">
                <text:p>0.25517311</text:p>
              </table:table-cell>
              <table:table-cell office:value-type="float" office:value="0.249061775">
                <text:p>0.2490617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28">
                <text:p>728</text:p>
              </table:table-cell>
              <table:table-cell office:value-type="float" office:value="0.813824">
                <text:p>0.813824</text:p>
              </table:table-cell>
              <table:table-cell office:value-type="float" office:value="0.401156">
                <text:p>0.401156</text:p>
              </table:table-cell>
              <table:table-cell office:value-type="float" office:value="0.497320888888889">
                <text:p>0.497320888888889</text:p>
              </table:table-cell>
              <table:table-cell office:value-type="float" office:value="0.337712">
                <text:p>0.337712</text:p>
              </table:table-cell>
              <table:table-cell office:value-type="float" office:value="0.27010048">
                <text:p>0.27010048</text:p>
              </table:table-cell>
              <table:table-cell office:value-type="float" office:value="0.25499647">
                <text:p>0.25499647</text:p>
              </table:table-cell>
              <table:table-cell office:value-type="float" office:value="0.249020805">
                <text:p>0.2490208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36">
                <text:p>736</text:p>
              </table:table-cell>
              <table:table-cell office:value-type="float" office:value="0.814328">
                <text:p>0.814328</text:p>
              </table:table-cell>
              <table:table-cell office:value-type="float" office:value="0.401662">
                <text:p>0.401662</text:p>
              </table:table-cell>
              <table:table-cell office:value-type="float" office:value="0.497609777777778">
                <text:p>0.497609777777778</text:p>
              </table:table-cell>
              <table:table-cell office:value-type="float" office:value="0.337792">
                <text:p>0.337792</text:p>
              </table:table-cell>
              <table:table-cell office:value-type="float" office:value="0.27026432">
                <text:p>0.27026432</text:p>
              </table:table-cell>
              <table:table-cell office:value-type="float" office:value="0.25478912">
                <text:p>0.25478912</text:p>
              </table:table-cell>
              <table:table-cell office:value-type="float" office:value="0.2491308775">
                <text:p>0.24913087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44">
                <text:p>744</text:p>
              </table:table-cell>
              <table:table-cell office:value-type="float" office:value="0.815096">
                <text:p>0.815096</text:p>
              </table:table-cell>
              <table:table-cell office:value-type="float" office:value="0.401982">
                <text:p>0.401982</text:p>
              </table:table-cell>
              <table:table-cell office:value-type="float" office:value="0.497292444444444">
                <text:p>0.497292444444444</text:p>
              </table:table-cell>
              <table:table-cell office:value-type="float" office:value="0.337776">
                <text:p>0.337776</text:p>
              </table:table-cell>
              <table:table-cell office:value-type="float" office:value="0.2705408">
                <text:p>0.2705408</text:p>
              </table:table-cell>
              <table:table-cell office:value-type="float" office:value="0.25912321">
                <text:p>0.25912321</text:p>
              </table:table-cell>
              <table:table-cell office:value-type="float" office:value="0.2544870375">
                <text:p>0.25448703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52">
                <text:p>752</text:p>
              </table:table-cell>
              <table:table-cell office:value-type="float" office:value="0.81536">
                <text:p>0.81536</text:p>
              </table:table-cell>
              <table:table-cell office:value-type="float" office:value="0.40192">
                <text:p>0.40192</text:p>
              </table:table-cell>
              <table:table-cell office:value-type="float" office:value="0.267548444444444">
                <text:p>0.267548444444444</text:p>
              </table:table-cell>
              <table:table-cell office:value-type="float" office:value="0.337824">
                <text:p>0.337824</text:p>
              </table:table-cell>
              <table:table-cell office:value-type="float" office:value="0.27047936">
                <text:p>0.27047936</text:p>
              </table:table-cell>
              <table:table-cell office:value-type="float" office:value="0.25907455">
                <text:p>0.25907455</text:p>
              </table:table-cell>
              <table:table-cell office:value-type="float" office:value="0.254612465">
                <text:p>0.2546124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60">
                <text:p>760</text:p>
              </table:table-cell>
              <table:table-cell office:value-type="float" office:value="0.815608">
                <text:p>0.815608</text:p>
              </table:table-cell>
              <table:table-cell office:value-type="float" office:value="0.40167">
                <text:p>0.40167</text:p>
              </table:table-cell>
              <table:table-cell office:value-type="float" office:value="0.267176888888889">
                <text:p>0.267176888888889</text:p>
              </table:table-cell>
              <table:table-cell office:value-type="float" office:value="0.33776">
                <text:p>0.33776</text:p>
              </table:table-cell>
              <table:table-cell office:value-type="float" office:value="0.27051008">
                <text:p>0.27051008</text:p>
              </table:table-cell>
              <table:table-cell office:value-type="float" office:value="0.25894144">
                <text:p>0.25894144</text:p>
              </table:table-cell>
              <table:table-cell office:value-type="float" office:value="0.2545139125">
                <text:p>0.2545139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68">
                <text:p>768</text:p>
              </table:table-cell>
              <table:table-cell office:value-type="float" office:value="0.81484">
                <text:p>0.81484</text:p>
              </table:table-cell>
              <table:table-cell office:value-type="float" office:value="0.401534">
                <text:p>0.401534</text:p>
              </table:table-cell>
              <table:table-cell office:value-type="float" office:value="0.267152888888889">
                <text:p>0.267152888888889</text:p>
              </table:table-cell>
              <table:table-cell office:value-type="float" office:value="0.337808">
                <text:p>0.337808</text:p>
              </table:table-cell>
              <table:table-cell office:value-type="float" office:value="0.27193344">
                <text:p>0.27193344</text:p>
              </table:table-cell>
              <table:table-cell office:value-type="float" office:value="0.25888767">
                <text:p>0.25888767</text:p>
              </table:table-cell>
              <table:table-cell office:value-type="float" office:value="0.2491424">
                <text:p>0.24914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76">
                <text:p>776</text:p>
              </table:table-cell>
              <table:table-cell office:value-type="float" office:value="0.890088">
                <text:p>0.890088</text:p>
              </table:table-cell>
              <table:table-cell office:value-type="float" office:value="0.44019">
                <text:p>0.44019</text:p>
              </table:table-cell>
              <table:table-cell office:value-type="float" office:value="0.292606222222222">
                <text:p>0.292606222222222</text:p>
              </table:table-cell>
              <table:table-cell office:value-type="float" office:value="0.365072">
                <text:p>0.365072</text:p>
              </table:table-cell>
              <table:table-cell office:value-type="float" office:value="0.29251584">
                <text:p>0.29251584</text:p>
              </table:table-cell>
              <table:table-cell office:value-type="float" office:value="0.27398401">
                <text:p>0.27398401</text:p>
              </table:table-cell>
              <table:table-cell office:value-type="float" office:value="0.2360863875">
                <text:p>0.23608638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84">
                <text:p>784</text:p>
              </table:table-cell>
              <table:table-cell office:value-type="float" office:value="0.889344">
                <text:p>0.889344</text:p>
              </table:table-cell>
              <table:table-cell office:value-type="float" office:value="0.44019">
                <text:p>0.44019</text:p>
              </table:table-cell>
              <table:table-cell office:value-type="float" office:value="0.292522666666667">
                <text:p>0.292522666666667</text:p>
              </table:table-cell>
              <table:table-cell office:value-type="float" office:value="0.367584">
                <text:p>0.367584</text:p>
              </table:table-cell>
              <table:table-cell office:value-type="float" office:value="0.29252608">
                <text:p>0.29252608</text:p>
              </table:table-cell>
              <table:table-cell office:value-type="float" office:value="0.27396862">
                <text:p>0.27396862</text:p>
              </table:table-cell>
              <table:table-cell office:value-type="float" office:value="0.2368595125">
                <text:p>0.23685951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92">
                <text:p>792</text:p>
              </table:table-cell>
              <table:table-cell office:value-type="float" office:value="0.892424">
                <text:p>0.892424</text:p>
              </table:table-cell>
              <table:table-cell office:value-type="float" office:value="0.441472">
                <text:p>0.441472</text:p>
              </table:table-cell>
              <table:table-cell office:value-type="float" office:value="0.293547555555556">
                <text:p>0.293547555555556</text:p>
              </table:table-cell>
              <table:table-cell office:value-type="float" office:value="0.366">
                <text:p>0.366</text:p>
              </table:table-cell>
              <table:table-cell office:value-type="float" office:value="0.29318144">
                <text:p>0.29318144</text:p>
              </table:table-cell>
              <table:table-cell office:value-type="float" office:value="0.27434496">
                <text:p>0.27434496</text:p>
              </table:table-cell>
              <table:table-cell office:value-type="float" office:value="0.2377734375">
                <text:p>0.23777343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00">
                <text:p>800</text:p>
              </table:table-cell>
              <table:table-cell office:value-type="float" office:value="0.893952">
                <text:p>0.893952</text:p>
              </table:table-cell>
              <table:table-cell office:value-type="float" office:value="0.441602">
                <text:p>0.441602</text:p>
              </table:table-cell>
              <table:table-cell office:value-type="float" office:value="0.293858666666667">
                <text:p>0.293858666666667</text:p>
              </table:table-cell>
              <table:table-cell office:value-type="float" office:value="0.366256">
                <text:p>0.366256</text:p>
              </table:table-cell>
              <table:table-cell office:value-type="float" office:value="0.2931712">
                <text:p>0.2931712</text:p>
              </table:table-cell>
              <table:table-cell office:value-type="float" office:value="0.27426815">
                <text:p>0.27426815</text:p>
              </table:table-cell>
              <table:table-cell office:value-type="float" office:value="0.236229115">
                <text:p>0.2362291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08">
                <text:p>808</text:p>
              </table:table-cell>
              <table:table-cell office:value-type="float" office:value="0.893456">
                <text:p>0.893456</text:p>
              </table:table-cell>
              <table:table-cell office:value-type="float" office:value="0.441788">
                <text:p>0.441788</text:p>
              </table:table-cell>
              <table:table-cell office:value-type="float" office:value="0.293745777777778">
                <text:p>0.293745777777778</text:p>
              </table:table-cell>
              <table:table-cell office:value-type="float" office:value="0.365664">
                <text:p>0.365664</text:p>
              </table:table-cell>
              <table:table-cell office:value-type="float" office:value="0.29376512">
                <text:p>0.29376512</text:p>
              </table:table-cell>
              <table:table-cell office:value-type="float" office:value="0.27951105">
                <text:p>0.27951105</text:p>
              </table:table-cell>
              <table:table-cell office:value-type="float" office:value="0.242942735">
                <text:p>0.2429427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16">
                <text:p>816</text:p>
              </table:table-cell>
              <table:table-cell office:value-type="float" office:value="0.894224">
                <text:p>0.894224</text:p>
              </table:table-cell>
              <table:table-cell office:value-type="float" office:value="0.441662">
                <text:p>0.441662</text:p>
              </table:table-cell>
              <table:table-cell office:value-type="float" office:value="0.293773333333333">
                <text:p>0.293773333333333</text:p>
              </table:table-cell>
              <table:table-cell office:value-type="float" office:value="0.36608">
                <text:p>0.36608</text:p>
              </table:table-cell>
              <table:table-cell office:value-type="float" office:value="0.29316064">
                <text:p>0.29316064</text:p>
              </table:table-cell>
              <table:table-cell office:value-type="float" office:value="0.27982336">
                <text:p>0.27982336</text:p>
              </table:table-cell>
              <table:table-cell office:value-type="float" office:value="0.24194624">
                <text:p>0.241946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24">
                <text:p>824</text:p>
              </table:table-cell>
              <table:table-cell office:value-type="float" office:value="0.895504">
                <text:p>0.895504</text:p>
              </table:table-cell>
              <table:table-cell office:value-type="float" office:value="0.442304">
                <text:p>0.442304</text:p>
              </table:table-cell>
              <table:table-cell office:value-type="float" office:value="0.294145777777778">
                <text:p>0.294145777777778</text:p>
              </table:table-cell>
              <table:table-cell office:value-type="float" office:value="0.36624">
                <text:p>0.36624</text:p>
              </table:table-cell>
              <table:table-cell office:value-type="float" office:value="0.29372416">
                <text:p>0.29372416</text:p>
              </table:table-cell>
              <table:table-cell office:value-type="float" office:value="0.27980801">
                <text:p>0.27980801</text:p>
              </table:table-cell>
              <table:table-cell office:value-type="float" office:value="0.2421612925">
                <text:p>0.24216129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32">
                <text:p>832</text:p>
              </table:table-cell>
              <table:table-cell office:value-type="float" office:value="0.894728">
                <text:p>0.894728</text:p>
              </table:table-cell>
              <table:table-cell office:value-type="float" office:value="0.442308">
                <text:p>0.442308</text:p>
              </table:table-cell>
              <table:table-cell office:value-type="float" office:value="0.294425777777778">
                <text:p>0.294425777777778</text:p>
              </table:table-cell>
              <table:table-cell office:value-type="float" office:value="0.366112">
                <text:p>0.366112</text:p>
              </table:table-cell>
              <table:table-cell office:value-type="float" office:value="0.29374464">
                <text:p>0.29374464</text:p>
              </table:table-cell>
              <table:table-cell office:value-type="float" office:value="0.27980543">
                <text:p>0.27980543</text:p>
              </table:table-cell>
              <table:table-cell office:value-type="float" office:value="0.2431532675">
                <text:p>0.24315326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40">
                <text:p>840</text:p>
              </table:table-cell>
              <table:table-cell office:value-type="float" office:value="0.895488">
                <text:p>0.895488</text:p>
              </table:table-cell>
              <table:table-cell office:value-type="float" office:value="0.442562">
                <text:p>0.442562</text:p>
              </table:table-cell>
              <table:table-cell office:value-type="float" office:value="0.294257777777778">
                <text:p>0.294257777777778</text:p>
              </table:table-cell>
              <table:table-cell office:value-type="float" office:value="0.391104">
                <text:p>0.391104</text:p>
              </table:table-cell>
              <table:table-cell office:value-type="float" office:value="0.31368192">
                <text:p>0.31368192</text:p>
              </table:table-cell>
              <table:table-cell office:value-type="float" office:value="0.22388992">
                <text:p>0.22388992</text:p>
              </table:table-cell>
              <table:table-cell office:value-type="float" office:value="0.2165324775">
                <text:p>0.21653247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48">
                <text:p>848</text:p>
              </table:table-cell>
              <table:table-cell office:value-type="float" office:value="0.89524">
                <text:p>0.89524</text:p>
              </table:table-cell>
              <table:table-cell office:value-type="float" office:value="0.443008">
                <text:p>0.443008</text:p>
              </table:table-cell>
              <table:table-cell office:value-type="float" office:value="0.294572444444444">
                <text:p>0.294572444444444</text:p>
              </table:table-cell>
              <table:table-cell office:value-type="float" office:value="0.390304">
                <text:p>0.390304</text:p>
              </table:table-cell>
              <table:table-cell office:value-type="float" office:value="0.31332352">
                <text:p>0.31332352</text:p>
              </table:table-cell>
              <table:table-cell office:value-type="float" office:value="0.22388735">
                <text:p>0.22388735</text:p>
              </table:table-cell>
              <table:table-cell office:value-type="float" office:value="0.2179737675">
                <text:p>0.21797376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56">
                <text:p>856</text:p>
              </table:table-cell>
              <table:table-cell office:value-type="float" office:value="0.895216">
                <text:p>0.895216</text:p>
              </table:table-cell>
              <table:table-cell office:value-type="float" office:value="0.443196">
                <text:p>0.443196</text:p>
              </table:table-cell>
              <table:table-cell office:value-type="float" office:value="0.294485333333333">
                <text:p>0.294485333333333</text:p>
              </table:table-cell>
              <table:table-cell office:value-type="float" office:value="0.39112">
                <text:p>0.39112</text:p>
              </table:table-cell>
              <table:table-cell office:value-type="float" office:value="0.3137024">
                <text:p>0.3137024</text:p>
              </table:table-cell>
              <table:table-cell office:value-type="float" office:value="0.22435583">
                <text:p>0.22435583</text:p>
              </table:table-cell>
              <table:table-cell office:value-type="float" office:value="0.216793595">
                <text:p>0.2167935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64">
                <text:p>864</text:p>
              </table:table-cell>
              <table:table-cell office:value-type="float" office:value="0.896024">
                <text:p>0.896024</text:p>
              </table:table-cell>
              <table:table-cell office:value-type="float" office:value="0.443074">
                <text:p>0.443074</text:p>
              </table:table-cell>
              <table:table-cell office:value-type="float" office:value="0.294654222222222">
                <text:p>0.294654222222222</text:p>
              </table:table-cell>
              <table:table-cell office:value-type="float" office:value="0.3913280625">
                <text:p>0.3913280625</text:p>
              </table:table-cell>
              <table:table-cell office:value-type="float" office:value="0.31532032">
                <text:p>0.31532032</text:p>
              </table:table-cell>
              <table:table-cell office:value-type="float" office:value="0.22436354">
                <text:p>0.22436354</text:p>
              </table:table-cell>
              <table:table-cell office:value-type="float" office:value="0.2181081775">
                <text:p>0.21810817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72">
                <text:p>872</text:p>
              </table:table-cell>
              <table:table-cell office:value-type="float" office:value="0.897552">
                <text:p>0.897552</text:p>
              </table:table-cell>
              <table:table-cell office:value-type="float" office:value="0.4432">
                <text:p>0.4432</text:p>
              </table:table-cell>
              <table:table-cell office:value-type="float" office:value="0.294712">
                <text:p>0.294712</text:p>
              </table:table-cell>
              <table:table-cell office:value-type="float" office:value="0.391104">
                <text:p>0.391104</text:p>
              </table:table-cell>
              <table:table-cell office:value-type="float" office:value="0.31388672">
                <text:p>0.31388672</text:p>
              </table:table-cell>
              <table:table-cell office:value-type="float" office:value="0.22454016">
                <text:p>0.22454016</text:p>
              </table:table-cell>
              <table:table-cell office:value-type="float" office:value="0.221425285">
                <text:p>0.2214252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80">
                <text:p>880</text:p>
              </table:table-cell>
              <table:table-cell office:value-type="float" office:value="0.897544">
                <text:p>0.897544</text:p>
              </table:table-cell>
              <table:table-cell office:value-type="float" office:value="0.44314">
                <text:p>0.44314</text:p>
              </table:table-cell>
              <table:table-cell office:value-type="float" office:value="0.294657777777778">
                <text:p>0.294657777777778</text:p>
              </table:table-cell>
              <table:table-cell office:value-type="float" office:value="0.393312">
                <text:p>0.393312</text:p>
              </table:table-cell>
              <table:table-cell office:value-type="float" office:value="0.31392768">
                <text:p>0.31392768</text:p>
              </table:table-cell>
              <table:table-cell office:value-type="float" office:value="0.22452736">
                <text:p>0.22452736</text:p>
              </table:table-cell>
              <table:table-cell office:value-type="float" office:value="0.221414395">
                <text:p>0.2214143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88">
                <text:p>888</text:p>
              </table:table-cell>
              <table:table-cell office:value-type="float" office:value="0.896528">
                <text:p>0.896528</text:p>
              </table:table-cell>
              <table:table-cell office:value-type="float" office:value="0.443264">
                <text:p>0.443264</text:p>
              </table:table-cell>
              <table:table-cell office:value-type="float" office:value="0.294856888888889">
                <text:p>0.294856888888889</text:p>
              </table:table-cell>
              <table:table-cell office:value-type="float" office:value="0.39128">
                <text:p>0.39128</text:p>
              </table:table-cell>
              <table:table-cell office:value-type="float" office:value="0.31391748">
                <text:p>0.31391748</text:p>
              </table:table-cell>
              <table:table-cell office:value-type="float" office:value="0.22454016">
                <text:p>0.22454016</text:p>
              </table:table-cell>
              <table:table-cell office:value-type="float" office:value="0.222524795">
                <text:p>0.2225247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96">
                <text:p>896</text:p>
              </table:table-cell>
              <table:table-cell office:value-type="float" office:value="0.897552">
                <text:p>0.897552</text:p>
              </table:table-cell>
              <table:table-cell office:value-type="float" office:value="0.443586">
                <text:p>0.443586</text:p>
              </table:table-cell>
              <table:table-cell office:value-type="float" office:value="0.294854222222222">
                <text:p>0.294854222222222</text:p>
              </table:table-cell>
              <table:table-cell office:value-type="float" office:value="0.391344">
                <text:p>0.391344</text:p>
              </table:table-cell>
              <table:table-cell office:value-type="float" office:value="0.31414272">
                <text:p>0.31414272</text:p>
              </table:table-cell>
              <table:table-cell office:value-type="float" office:value="0.22456575">
                <text:p>0.22456575</text:p>
              </table:table-cell>
              <table:table-cell office:value-type="float" office:value="0.22144127">
                <text:p>0.221441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04">
                <text:p>904</text:p>
              </table:table-cell>
              <table:table-cell office:value-type="float" office:value="0.987144">
                <text:p>0.987144</text:p>
              </table:table-cell>
              <table:table-cell office:value-type="float" office:value="0.490692">
                <text:p>0.490692</text:p>
              </table:table-cell>
              <table:table-cell office:value-type="float" office:value="0.326288888888889">
                <text:p>0.326288888888889</text:p>
              </table:table-cell>
              <table:table-cell office:value-type="float" office:value="0.416064">
                <text:p>0.416064</text:p>
              </table:table-cell>
              <table:table-cell office:value-type="float" office:value="0.33360896">
                <text:p>0.33360896</text:p>
              </table:table-cell>
              <table:table-cell office:value-type="float" office:value="0.23598593">
                <text:p>0.23598593</text:p>
              </table:table-cell>
              <table:table-cell office:value-type="float" office:value="0.2329580875">
                <text:p>0.23295808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12">
                <text:p>912</text:p>
              </table:table-cell>
              <table:table-cell office:value-type="float" office:value="0.9892">
                <text:p>0.9892</text:p>
              </table:table-cell>
              <table:table-cell office:value-type="float" office:value="0.491262">
                <text:p>0.491262</text:p>
              </table:table-cell>
              <table:table-cell office:value-type="float" office:value="0.326741333333333">
                <text:p>0.326741333333333</text:p>
              </table:table-cell>
              <table:table-cell office:value-type="float" office:value="0.415008">
                <text:p>0.415008</text:p>
              </table:table-cell>
              <table:table-cell office:value-type="float" office:value="0.33340416">
                <text:p>0.33340416</text:p>
              </table:table-cell>
              <table:table-cell office:value-type="float" office:value="0.23559935">
                <text:p>0.23559935</text:p>
              </table:table-cell>
              <table:table-cell office:value-type="float" office:value="0.233695355">
                <text:p>0.2336953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20">
                <text:p>920</text:p>
              </table:table-cell>
              <table:table-cell office:value-type="float" office:value="1.000696">
                <text:p>1.000696</text:p>
              </table:table-cell>
              <table:table-cell office:value-type="float" office:value="0.495104">
                <text:p>0.495104</text:p>
              </table:table-cell>
              <table:table-cell office:value-type="float" office:value="0.329101333333333">
                <text:p>0.329101333333333</text:p>
              </table:table-cell>
              <table:table-cell office:value-type="float" office:value="0.416176">
                <text:p>0.416176</text:p>
              </table:table-cell>
              <table:table-cell office:value-type="float" office:value="0.3344998">
                <text:p>0.3344998</text:p>
              </table:table-cell>
              <table:table-cell office:value-type="float" office:value="0.23672319">
                <text:p>0.23672319</text:p>
              </table:table-cell>
              <table:table-cell office:value-type="float" office:value="0.2314445125">
                <text:p>0.23144451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28">
                <text:p>928</text:p>
              </table:table-cell>
              <table:table-cell office:value-type="float" office:value="1.002232">
                <text:p>1.002232</text:p>
              </table:table-cell>
              <table:table-cell office:value-type="float" office:value="0.495932">
                <text:p>0.495932</text:p>
              </table:table-cell>
              <table:table-cell office:value-type="float" office:value="0.329814222222222">
                <text:p>0.329814222222222</text:p>
              </table:table-cell>
              <table:table-cell office:value-type="float" office:value="0.416512">
                <text:p>0.416512</text:p>
              </table:table-cell>
              <table:table-cell office:value-type="float" office:value="0.33504256">
                <text:p>0.33504256</text:p>
              </table:table-cell>
              <table:table-cell office:value-type="float" office:value="0.23626751">
                <text:p>0.23626751</text:p>
              </table:table-cell>
              <table:table-cell office:value-type="float" office:value="0.23295744">
                <text:p>0.232957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36">
                <text:p>936</text:p>
              </table:table-cell>
              <table:table-cell office:value-type="float" office:value="0.999424">
                <text:p>0.999424</text:p>
              </table:table-cell>
              <table:table-cell office:value-type="float" office:value="0.495492">
                <text:p>0.495492</text:p>
              </table:table-cell>
              <table:table-cell office:value-type="float" office:value="0.329443555555556">
                <text:p>0.329443555555556</text:p>
              </table:table-cell>
              <table:table-cell office:value-type="float" office:value="0.417296">
                <text:p>0.417296</text:p>
              </table:table-cell>
              <table:table-cell office:value-type="float" office:value="0.33520636">
                <text:p>0.33520636</text:p>
              </table:table-cell>
              <table:table-cell office:value-type="float" office:value="0.24501503">
                <text:p>0.24501503</text:p>
              </table:table-cell>
              <table:table-cell office:value-type="float" office:value="0.237704335">
                <text:p>0.2377043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44">
                <text:p>944</text:p>
              </table:table-cell>
              <table:table-cell office:value-type="float" office:value="1.000704">
                <text:p>1.000704</text:p>
              </table:table-cell>
              <table:table-cell office:value-type="float" office:value="0.49472">
                <text:p>0.49472</text:p>
              </table:table-cell>
              <table:table-cell office:value-type="float" office:value="0.329727111111111">
                <text:p>0.329727111111111</text:p>
              </table:table-cell>
              <table:table-cell office:value-type="float" office:value="0.417456">
                <text:p>0.417456</text:p>
              </table:table-cell>
              <table:table-cell office:value-type="float" office:value="0.33554432">
                <text:p>0.33554432</text:p>
              </table:table-cell>
              <table:table-cell office:value-type="float" office:value="0.24498432">
                <text:p>0.24498432</text:p>
              </table:table-cell>
              <table:table-cell office:value-type="float" office:value="0.2383545675">
                <text:p>0.23835456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52">
                <text:p>952</text:p>
              </table:table-cell>
              <table:table-cell office:value-type="float" office:value="1.003792">
                <text:p>1.003792</text:p>
              </table:table-cell>
              <table:table-cell office:value-type="float" office:value="0.49715">
                <text:p>0.49715</text:p>
              </table:table-cell>
              <table:table-cell office:value-type="float" office:value="0.330298666666667">
                <text:p>0.330298666666667</text:p>
              </table:table-cell>
              <table:table-cell office:value-type="float" office:value="0.4188800625">
                <text:p>0.4188800625</text:p>
              </table:table-cell>
              <table:table-cell office:value-type="float" office:value="0.33598464">
                <text:p>0.33598464</text:p>
              </table:table-cell>
              <table:table-cell office:value-type="float" office:value="0.24508928">
                <text:p>0.24508928</text:p>
              </table:table-cell>
              <table:table-cell office:value-type="float" office:value="0.2379436875">
                <text:p>0.23794368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60">
                <text:p>960</text:p>
              </table:table-cell>
              <table:table-cell office:value-type="float" office:value="1.004808">
                <text:p>1.004808</text:p>
              </table:table-cell>
              <table:table-cell office:value-type="float" office:value="0.496896">
                <text:p>0.496896</text:p>
              </table:table-cell>
              <table:table-cell office:value-type="float" office:value="0.330438222222222">
                <text:p>0.330438222222222</text:p>
              </table:table-cell>
              <table:table-cell office:value-type="float" office:value="0.41768">
                <text:p>0.41768</text:p>
              </table:table-cell>
              <table:table-cell office:value-type="float" office:value="0.337408">
                <text:p>0.337408</text:p>
              </table:table-cell>
              <table:table-cell office:value-type="float" office:value="0.2450688">
                <text:p>0.2450688</text:p>
              </table:table-cell>
              <table:table-cell office:value-type="float" office:value="0.238639985">
                <text:p>0.2386399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68">
                <text:p>968</text:p>
              </table:table-cell>
              <table:table-cell office:value-type="float" office:value="1.004032">
                <text:p>1.004032</text:p>
              </table:table-cell>
              <table:table-cell office:value-type="float" office:value="0.497346">
                <text:p>0.497346</text:p>
              </table:table-cell>
              <table:table-cell office:value-type="float" office:value="0.330838222222222">
                <text:p>0.330838222222222</text:p>
              </table:table-cell>
              <table:table-cell office:value-type="float" office:value="0.441856">
                <text:p>0.441856</text:p>
              </table:table-cell>
              <table:table-cell office:value-type="float" office:value="0.35350528">
                <text:p>0.35350528</text:p>
              </table:table-cell>
              <table:table-cell office:value-type="float" office:value="0.25496832">
                <text:p>0.25496832</text:p>
              </table:table-cell>
              <table:table-cell office:value-type="float" office:value="0.247411195">
                <text:p>0.2474111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76">
                <text:p>976</text:p>
              </table:table-cell>
              <table:table-cell office:value-type="float" office:value="1.005568">
                <text:p>1.005568</text:p>
              </table:table-cell>
              <table:table-cell office:value-type="float" office:value="0.497348">
                <text:p>0.497348</text:p>
              </table:table-cell>
              <table:table-cell office:value-type="float" office:value="0.330836444444444">
                <text:p>0.330836444444444</text:p>
              </table:table-cell>
              <table:table-cell office:value-type="float" office:value="0.443584">
                <text:p>0.443584</text:p>
              </table:table-cell>
              <table:table-cell office:value-type="float" office:value="0.35497984">
                <text:p>0.35497984</text:p>
              </table:table-cell>
              <table:table-cell office:value-type="float" office:value="0.25509377">
                <text:p>0.25509377</text:p>
              </table:table-cell>
              <table:table-cell office:value-type="float" office:value="0.247428475">
                <text:p>0.2474284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84">
                <text:p>984</text:p>
              </table:table-cell>
              <table:table-cell office:value-type="float" office:value="1.005328">
                <text:p>1.005328</text:p>
              </table:table-cell>
              <table:table-cell office:value-type="float" office:value="0.497218">
                <text:p>0.497218</text:p>
              </table:table-cell>
              <table:table-cell office:value-type="float" office:value="0.330669333333333">
                <text:p>0.330669333333333</text:p>
              </table:table-cell>
              <table:table-cell office:value-type="float" office:value="0.441216">
                <text:p>0.441216</text:p>
              </table:table-cell>
              <table:table-cell office:value-type="float" office:value="0.352256">
                <text:p>0.352256</text:p>
              </table:table-cell>
              <table:table-cell office:value-type="float" office:value="0.25482754">
                <text:p>0.25482754</text:p>
              </table:table-cell>
              <table:table-cell office:value-type="float" office:value="0.24868864">
                <text:p>0.248688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92">
                <text:p>992</text:p>
              </table:table-cell>
              <table:table-cell office:value-type="float" office:value="1.006064">
                <text:p>1.006064</text:p>
              </table:table-cell>
              <table:table-cell office:value-type="float" office:value="0.49772">
                <text:p>0.49772</text:p>
              </table:table-cell>
              <table:table-cell office:value-type="float" office:value="0.330810666666667">
                <text:p>0.330810666666667</text:p>
              </table:table-cell>
              <table:table-cell office:value-type="float" office:value="0.441584">
                <text:p>0.441584</text:p>
              </table:table-cell>
              <table:table-cell office:value-type="float" office:value="0.3523072">
                <text:p>0.3523072</text:p>
              </table:table-cell>
              <table:table-cell office:value-type="float" office:value="0.25567745">
                <text:p>0.25567745</text:p>
              </table:table-cell>
              <table:table-cell office:value-type="float" office:value="0.24744831">
                <text:p>0.247448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00">
                <text:p>1000</text:p>
              </table:table-cell>
              <table:table-cell office:value-type="float" office:value="1.006064">
                <text:p>1.006064</text:p>
              </table:table-cell>
              <table:table-cell office:value-type="float" office:value="0.497856">
                <text:p>0.497856</text:p>
              </table:table-cell>
              <table:table-cell office:value-type="float" office:value="0.330896888888889">
                <text:p>0.330896888888889</text:p>
              </table:table-cell>
              <table:table-cell office:value-type="float" office:value="0.22384">
                <text:p>0.22384</text:p>
              </table:table-cell>
              <table:table-cell office:value-type="float" office:value="0.34930688">
                <text:p>0.34930688</text:p>
              </table:table-cell>
              <table:table-cell office:value-type="float" office:value="0.25537025">
                <text:p>0.25537025</text:p>
              </table:table-cell>
              <table:table-cell office:value-type="float" office:value="0.2117497625">
                <text:p>0.2117497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8">
                <text:p>1008</text:p>
              </table:table-cell>
              <table:table-cell office:value-type="float" office:value="1.007128">
                <text:p>1.007128</text:p>
              </table:table-cell>
              <table:table-cell office:value-type="float" office:value="0.497472">
                <text:p>0.497472</text:p>
              </table:table-cell>
              <table:table-cell office:value-type="float" office:value="0.330923555555555">
                <text:p>0.330923555555555</text:p>
              </table:table-cell>
              <table:table-cell office:value-type="float" office:value="0.223968">
                <text:p>0.223968</text:p>
              </table:table-cell>
              <table:table-cell office:value-type="float" office:value="0.34922496">
                <text:p>0.34922496</text:p>
              </table:table-cell>
              <table:table-cell office:value-type="float" office:value="0.25541887">
                <text:p>0.25541887</text:p>
              </table:table-cell>
              <table:table-cell office:value-type="float" office:value="0.211290875">
                <text:p>0.2112908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16">
                <text:p>1016</text:p>
              </table:table-cell>
              <table:table-cell office:value-type="float" office:value="1.005304">
                <text:p>1.005304</text:p>
              </table:table-cell>
              <table:table-cell office:value-type="float" office:value="0.49818">
                <text:p>0.49818</text:p>
              </table:table-cell>
              <table:table-cell office:value-type="float" office:value="0.330808">
                <text:p>0.330808</text:p>
              </table:table-cell>
              <table:table-cell office:value-type="float" office:value="0.223888">
                <text:p>0.223888</text:p>
              </table:table-cell>
              <table:table-cell office:value-type="float" office:value="0.34917376">
                <text:p>0.34917376</text:p>
              </table:table-cell>
              <table:table-cell office:value-type="float" office:value="0.25549057">
                <text:p>0.25549057</text:p>
              </table:table-cell>
              <table:table-cell office:value-type="float" office:value="0.211285115">
                <text:p>0.2112851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24">
                <text:p>1024</text:p>
              </table:table-cell>
              <table:table-cell office:value-type="float" office:value="1.007112">
                <text:p>1.007112</text:p>
              </table:table-cell>
              <table:table-cell office:value-type="float" office:value="0.49817">
                <text:p>0.49817</text:p>
              </table:table-cell>
              <table:table-cell office:value-type="float" office:value="0.331123555555556">
                <text:p>0.331123555555556</text:p>
              </table:table-cell>
              <table:table-cell office:value-type="float" office:value="0.223888">
                <text:p>0.223888</text:p>
              </table:table-cell>
              <table:table-cell office:value-type="float" office:value="0.34898944">
                <text:p>0.34898944</text:p>
              </table:table-cell>
              <table:table-cell office:value-type="float" office:value="0.255424">
                <text:p>0.255424</text:p>
              </table:table-cell>
              <table:table-cell office:value-type="float" office:value="0.21176962">
                <text:p>0.211769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